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ld10" table:style-name="ta1">
        <table:shapes>
          <draw:frame draw:z-index="0" draw:style-name="gr1" draw:text-style-name="P1" svg:width="453.46pt" svg:height="255.26pt" svg:x="572.88pt" svg:y="210.05pt">
            <loext:p draw:notify-on-update-of-ranges="Fold10.C8:Fold10.C37 Fold10.D8:Fold10.D37 Fold10.G8:Fold10.G37 Fold10.H8:Fold10.H37 Fold10.G40:Fold10.G69 Fold10.H40:Fold10.H69 Fold10.C40:Fold10.C69 Fold10.D40:Fold10.D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K=2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number-columns-repeated="3"/>
          <table:table-cell office:value-type="string" calcext:value-type="string">
            <text:p>LibRe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52889466503166" calcext:value-type="float">
            <text:p>0.075288946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0849594894833" calcext:value-type="float">
            <text:p>0.069084959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28938607254565" calcext:value-type="float">
            <text:p>0.1289386073</text:p>
          </table:table-cell>
          <table:table-cell office:value-type="float" office:value="0.608333333333333" calcext:value-type="float">
            <text:p>0.608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92868129550156" calcext:value-type="float">
            <text:p>0.09928681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66953676025128" calcext:value-type="float">
            <text:p>0.166953676</text:p>
          </table:table-cell>
          <table:table-cell office:value-type="float" office:value="0.530555555555555" calcext:value-type="float">
            <text:p>0.5305555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0946960529797" calcext:value-type="float">
            <text:p>0.1209469605</text:p>
          </table:table-cell>
          <table:table-cell office:value-type="float" office:value="0.361111111111111" calcext:value-type="float">
            <text:p>0.361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6767794356646" calcext:value-type="float">
            <text:p>0.2067677944</text:p>
          </table:table-cell>
          <table:table-cell office:value-type="float" office:value="0.491666666666667" calcext:value-type="float">
            <text:p>0.491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9721569929477" calcext:value-type="float">
            <text:p>0.1397215699</text:p>
          </table:table-cell>
          <table:table-cell office:value-type="float" office:value="0.308333333333333" calcext:value-type="float">
            <text:p>0.308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24645339987983" calcext:value-type="float">
            <text:p>0.22464534</text:p>
          </table:table-cell>
          <table:table-cell office:value-type="float" office:value="0.433333333333333" calcext:value-type="float">
            <text:p>0.4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8118729599572" calcext:value-type="float">
            <text:p>0.1581187296</text:p>
          </table:table-cell>
          <table:table-cell office:value-type="float" office:value="0.278333333333333" calcext:value-type="float">
            <text:p>0.27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48623096471257" calcext:value-type="float">
            <text:p>0.2486230965</text:p>
          </table:table-cell>
          <table:table-cell office:value-type="float" office:value="0.405555555555556" calcext:value-type="float">
            <text:p>0.4055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7210867717445" calcext:value-type="float">
            <text:p>0.1772108677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68945248983467" calcext:value-type="float">
            <text:p>0.268945249</text:p>
          </table:table-cell>
          <table:table-cell office:value-type="float" office:value="0.38452380952381" calcext:value-type="float">
            <text:p>0.3845238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0337798800755" calcext:value-type="float">
            <text:p>0.203377988</text:p>
          </table:table-cell>
          <table:table-cell office:value-type="float" office:value="0.255952380952381" calcext:value-type="float">
            <text:p>0.2559523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8437455991036" calcext:value-type="float">
            <text:p>0.288437456</text:p>
          </table:table-cell>
          <table:table-cell office:value-type="float" office:value="0.365625" calcext:value-type="float">
            <text:p>0.365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2423487228664" calcext:value-type="float">
            <text:p>0.2224234872</text:p>
          </table:table-cell>
          <table:table-cell office:value-type="float" office:value="0.244791666666667" calcext:value-type="float">
            <text:p>0.2447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01157773652645" calcext:value-type="float">
            <text:p>0.3011577737</text:p>
          </table:table-cell>
          <table:table-cell office:value-type="float" office:value="0.343518518518518" calcext:value-type="float">
            <text:p>0.34351851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39106711411888" calcext:value-type="float">
            <text:p>0.2391067114</text:p>
          </table:table-cell>
          <table:table-cell office:value-type="float" office:value="0.235185185185185" calcext:value-type="float">
            <text:p>0.23518518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15743591267989" calcext:value-type="float">
            <text:p>0.3157435913</text:p>
          </table:table-cell>
          <table:table-cell office:value-type="float" office:value="0.330833333333333" calcext:value-type="float">
            <text:p>0.3308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5303136349034" calcext:value-type="float">
            <text:p>0.2553031363</text:p>
          </table:table-cell>
          <table:table-cell office:value-type="float" office:value="0.225833333333333" calcext:value-type="float">
            <text:p>0.2258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27879931447685" calcext:value-type="float">
            <text:p>0.3278799314</text:p>
          </table:table-cell>
          <table:table-cell office:value-type="float" office:value="0.316666666666667" calcext:value-type="float">
            <text:p>0.31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084702660336" calcext:value-type="float">
            <text:p>0.2708470266</text:p>
          </table:table-cell>
          <table:table-cell office:value-type="float" office:value="0.221212121212121" calcext:value-type="float">
            <text:p>0.22121212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39455583627176" calcext:value-type="float">
            <text:p>0.3394555836</text:p>
          </table:table-cell>
          <table:table-cell office:value-type="float" office:value="0.302083333333333" calcext:value-type="float">
            <text:p>0.30208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78517932086766" calcext:value-type="float">
            <text:p>0.2785179321</text:p>
          </table:table-cell>
          <table:table-cell office:value-type="float" office:value="0.209722222222222" calcext:value-type="float">
            <text:p>0.20972222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49552633726002" calcext:value-type="float">
            <text:p>0.3495526337</text:p>
          </table:table-cell>
          <table:table-cell office:value-type="float" office:value="0.291666666666666" calcext:value-type="float">
            <text:p>0.29166666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4488504656361" calcext:value-type="float">
            <text:p>0.2844885047</text:p>
          </table:table-cell>
          <table:table-cell office:value-type="float" office:value="0.200641025641025" calcext:value-type="float">
            <text:p>0.20064102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59599848691572" calcext:value-type="float">
            <text:p>0.3595998487</text:p>
          </table:table-cell>
          <table:table-cell office:value-type="float" office:value="0.280952380952381" calcext:value-type="float">
            <text:p>0.2809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4498647492591" calcext:value-type="float">
            <text:p>0.2944986475</text:p>
          </table:table-cell>
          <table:table-cell office:value-type="float" office:value="0.193452380952381" calcext:value-type="float">
            <text:p>0.1934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70978812189978" calcext:value-type="float">
            <text:p>0.3709788122</text:p>
          </table:table-cell>
          <table:table-cell office:value-type="float" office:value="0.272777777777777" calcext:value-type="float">
            <text:p>0.272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2226867449741" calcext:value-type="float">
            <text:p>0.3022268674</text:p>
          </table:table-cell>
          <table:table-cell office:value-type="float" office:value="0.187222222222222" calcext:value-type="float">
            <text:p>0.18722222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77686069564517" calcext:value-type="float">
            <text:p>0.3776860696</text:p>
          </table:table-cell>
          <table:table-cell office:value-type="float" office:value="0.265104166666667" calcext:value-type="float">
            <text:p>0.265104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1617341985673" calcext:value-type="float">
            <text:p>0.3161734199</text:p>
          </table:table-cell>
          <table:table-cell office:value-type="float" office:value="0.184895833333333" calcext:value-type="float">
            <text:p>0.1848958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86076237873041" calcext:value-type="float">
            <text:p>0.3860762379</text:p>
          </table:table-cell>
          <table:table-cell office:value-type="float" office:value="0.256862745098039" calcext:value-type="float">
            <text:p>0.25686274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4863349548951" calcext:value-type="float">
            <text:p>0.3248633495</text:p>
          </table:table-cell>
          <table:table-cell office:value-type="float" office:value="0.179901960784313" calcext:value-type="float">
            <text:p>0.179901960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00822087835847" calcext:value-type="float">
            <text:p>0.4008220878</text:p>
          </table:table-cell>
          <table:table-cell office:value-type="float" office:value="0.252314814814815" calcext:value-type="float">
            <text:p>0.25231481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33889250729596" calcext:value-type="float">
            <text:p>0.3338892507</text:p>
          </table:table-cell>
          <table:table-cell office:value-type="float" office:value="0.175462962962963" calcext:value-type="float">
            <text:p>0.17546296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0698956996547" calcext:value-type="float">
            <text:p>0.40698957</text:p>
          </table:table-cell>
          <table:table-cell office:value-type="float" office:value="0.245175438596491" calcext:value-type="float">
            <text:p>0.24517543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40781912276217" calcext:value-type="float">
            <text:p>0.3407819123</text:p>
          </table:table-cell>
          <table:table-cell office:value-type="float" office:value="0.171929824561403" calcext:value-type="float">
            <text:p>0.171929824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12466772883964" calcext:value-type="float">
            <text:p>0.4124667729</text:p>
          </table:table-cell>
          <table:table-cell office:value-type="float" office:value="0.237916666666667" calcext:value-type="float">
            <text:p>0.2379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7063051899625" calcext:value-type="float">
            <text:p>0.3470630519</text:p>
          </table:table-cell>
          <table:table-cell office:value-type="float" office:value="0.169166666666667" calcext:value-type="float">
            <text:p>0.169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15939670025217" calcext:value-type="float">
            <text:p>0.41593967</text:p>
          </table:table-cell>
          <table:table-cell office:value-type="float" office:value="0.230952380952381" calcext:value-type="float">
            <text:p>0.2309523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53819716855431" calcext:value-type="float">
            <text:p>0.3538197169</text:p>
          </table:table-cell>
          <table:table-cell office:value-type="float" office:value="0.166269841269841" calcext:value-type="float">
            <text:p>0.16626984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20633406512309" calcext:value-type="float">
            <text:p>0.4206334065</text:p>
          </table:table-cell>
          <table:table-cell office:value-type="float" office:value="0.224621212121212" calcext:value-type="float">
            <text:p>0.22462121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9779731006688" calcext:value-type="float">
            <text:p>0.359779731</text:p>
          </table:table-cell>
          <table:table-cell office:value-type="float" office:value="0.162878787878788" calcext:value-type="float">
            <text:p>0.162878787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26842002349626" calcext:value-type="float">
            <text:p>0.4268420023</text:p>
          </table:table-cell>
          <table:table-cell office:value-type="float" office:value="0.220289855072464" calcext:value-type="float">
            <text:p>0.22028985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5766297575366" calcext:value-type="float">
            <text:p>0.3657662976</text:p>
          </table:table-cell>
          <table:table-cell office:value-type="float" office:value="0.159420289855072" calcext:value-type="float">
            <text:p>0.159420289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29972236087441" calcext:value-type="float">
            <text:p>0.4299722361</text:p>
          </table:table-cell>
          <table:table-cell office:value-type="float" office:value="0.214930555555556" calcext:value-type="float">
            <text:p>0.214930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1294725850539" calcext:value-type="float">
            <text:p>0.3712947259</text:p>
          </table:table-cell>
          <table:table-cell office:value-type="float" office:value="0.155902777777778" calcext:value-type="float">
            <text:p>0.155902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3479682335325" calcext:value-type="float">
            <text:p>0.4347968234</text:p>
          </table:table-cell>
          <table:table-cell office:value-type="float" office:value="0.209" calcext:value-type="float">
            <text:p>0.2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1655607717445" calcext:value-type="float">
            <text:p>0.3716556077</text:p>
          </table:table-cell>
          <table:table-cell office:value-type="float" office:value="0.150666666666667" calcext:value-type="float">
            <text:p>0.150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3608062906902" calcext:value-type="float">
            <text:p>0.4360806291</text:p>
          </table:table-cell>
          <table:table-cell office:value-type="float" office:value="0.203846153846154" calcext:value-type="float">
            <text:p>0.203846153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2415205621724" calcext:value-type="float">
            <text:p>0.382415205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40456833698946" calcext:value-type="float">
            <text:p>0.4404568337</text:p>
          </table:table-cell>
          <table:table-cell office:value-type="float" office:value="0.198765432098765" calcext:value-type="float">
            <text:p>0.19876543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4949666597693" calcext:value-type="float">
            <text:p>0.3849496666</text:p>
          </table:table-cell>
          <table:table-cell office:value-type="float" office:value="0.146296296296296" calcext:value-type="float">
            <text:p>0.146296296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47077962293786" calcext:value-type="float">
            <text:p>0.4470779623</text:p>
          </table:table-cell>
          <table:table-cell office:value-type="float" office:value="0.196428571428571" calcext:value-type="float">
            <text:p>0.19642857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3976163450277" calcext:value-type="float">
            <text:p>0.3939761635</text:p>
          </table:table-cell>
          <table:table-cell office:value-type="float" office:value="0.14375" calcext:value-type="float">
            <text:p>0.143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50159396878942" calcext:value-type="float">
            <text:p>0.4501593969</text:p>
          </table:table-cell>
          <table:table-cell office:value-type="float" office:value="0.191666666666667" calcext:value-type="float">
            <text:p>0.1916666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6425938786623" calcext:value-type="float">
            <text:p>0.3964259388</text:p>
          </table:table-cell>
          <table:table-cell office:value-type="float" office:value="0.140229885057471" calcext:value-type="float">
            <text:p>0.140229885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55628132036882" calcext:value-type="float">
            <text:p>0.455628132</text:p>
          </table:table-cell>
          <table:table-cell office:value-type="float" office:value="0.188333333333333" calcext:value-type="float">
            <text:p>0.18833333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03397798834053" calcext:value-type="float">
            <text:p>0.4033977988</text:p>
          </table:table-cell>
          <table:table-cell office:value-type="float" office:value="0.138888888888889" calcext:value-type="float">
            <text:p>0.13888888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=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22333910947611" calcext:value-type="float">
            <text:p>0.0722333911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55080078656566" calcext:value-type="float">
            <text:p>0.0655080079</text:p>
          </table:table-cell>
          <table:table-cell office:value-type="float" office:value="0.591666666666667" calcext:value-type="float">
            <text:p>0.591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32179797568678" calcext:value-type="float">
            <text:p>0.1321797976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38995506927533" calcext:value-type="float">
            <text:p>0.0938995507</text:p>
          </table:table-cell>
          <table:table-cell office:value-type="float" office:value="0.429166666666667" calcext:value-type="float">
            <text:p>0.4291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5055827946483" calcext:value-type="float">
            <text:p>0.1750558279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149261482098" calcext:value-type="float">
            <text:p>0.118149261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101658491475" calcext:value-type="float">
            <text:p>0.2010165849</text:p>
          </table:table-cell>
          <table:table-cell office:value-type="float" office:value="0.470833333333333" calcext:value-type="float">
            <text:p>0.4708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8774067382639" calcext:value-type="float">
            <text:p>0.1387740674</text:p>
          </table:table-cell>
          <table:table-cell office:value-type="float" office:value="0.310416666666667" calcext:value-type="float">
            <text:p>0.31041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26578665128487" calcext:value-type="float">
            <text:p>0.226578665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8219091225599" calcext:value-type="float">
            <text:p>0.1582190912</text:p>
          </table:table-cell>
          <table:table-cell office:value-type="float" office:value="0.281666666666667" calcext:value-type="float">
            <text:p>0.281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53443777311617" calcext:value-type="float">
            <text:p>0.2534437773</text:p>
          </table:table-cell>
          <table:table-cell office:value-type="float" office:value="0.405555555555556" calcext:value-type="float">
            <text:p>0.4055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87626295922438" calcext:value-type="float">
            <text:p>0.1876262959</text:p>
          </table:table-cell>
          <table:table-cell office:value-type="float" office:value="0.276388888888889" calcext:value-type="float">
            <text:p>0.2763888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68037655611156" calcext:value-type="float">
            <text:p>0.2680376556</text:p>
          </table:table-cell>
          <table:table-cell office:value-type="float" office:value="0.376190476190476" calcext:value-type="float">
            <text:p>0.37619047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09650226118023" calcext:value-type="float">
            <text:p>0.2096502261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1511572836849" calcext:value-type="float">
            <text:p>0.2815115728</text:p>
          </table:table-cell>
          <table:table-cell office:value-type="float" office:value="0.353125" calcext:value-type="float">
            <text:p>0.3531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5124777819709" calcext:value-type="float">
            <text:p>0.2251247778</text:p>
          </table:table-cell>
          <table:table-cell office:value-type="float" office:value="0.246875" calcext:value-type="float">
            <text:p>0.2468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4713815429383" calcext:value-type="float">
            <text:p>0.2947138154</text:p>
          </table:table-cell>
          <table:table-cell office:value-type="float" office:value="0.332407407407407" calcext:value-type="float">
            <text:p>0.33240740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3988527322814" calcext:value-type="float">
            <text:p>0.2398852732</text:p>
          </table:table-cell>
          <table:table-cell office:value-type="float" office:value="0.237037037037037" calcext:value-type="float">
            <text:p>0.2370370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09411689130978" calcext:value-type="float">
            <text:p>0.3094116891</text:p>
          </table:table-cell>
          <table:table-cell office:value-type="float" office:value="0.316666666666667" calcext:value-type="float">
            <text:p>0.31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5492205696244" calcext:value-type="float">
            <text:p>0.2554922057</text:p>
          </table:table-cell>
          <table:table-cell office:value-type="float" office:value="0.228333333333333" calcext:value-type="float">
            <text:p>0.22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25777042101113" calcext:value-type="float">
            <text:p>0.3257770421</text:p>
          </table:table-cell>
          <table:table-cell office:value-type="float" office:value="0.306060606060606" calcext:value-type="float">
            <text:p>0.30606060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68150094305219" calcext:value-type="float">
            <text:p>0.2681500943</text:p>
          </table:table-cell>
          <table:table-cell office:value-type="float" office:value="0.217424242424243" calcext:value-type="float">
            <text:p>0.21742424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3290574396038" calcext:value-type="float">
            <text:p>0.332905744</text:p>
          </table:table-cell>
          <table:table-cell office:value-type="float" office:value="0.291666666666667" calcext:value-type="float">
            <text:p>0.291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81189397288046" calcext:value-type="float">
            <text:p>0.2811893973</text:p>
          </table:table-cell>
          <table:table-cell office:value-type="float" office:value="0.210416666666667" calcext:value-type="float">
            <text:p>0.21041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40621089568056" calcext:value-type="float">
            <text:p>0.3406210896</text:p>
          </table:table-cell>
          <table:table-cell office:value-type="float" office:value="0.278846153846153" calcext:value-type="float">
            <text:p>0.27884615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6772524703285" calcext:value-type="float">
            <text:p>0.286772524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4985456940428" calcext:value-type="float">
            <text:p>0.3498545694</text:p>
          </table:table-cell>
          <table:table-cell office:value-type="float" office:value="0.269047619047619" calcext:value-type="float">
            <text:p>0.2690476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9843124277605" calcext:value-type="float">
            <text:p>0.2998431243</text:p>
          </table:table-cell>
          <table:table-cell office:value-type="float" office:value="0.195238095238095" calcext:value-type="float">
            <text:p>0.195238095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58290829147504" calcext:value-type="float">
            <text:p>0.3582908291</text:p>
          </table:table-cell>
          <table:table-cell office:value-type="float" office:value="0.259444444444444" calcext:value-type="float">
            <text:p>0.259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966364501852" calcext:value-type="float">
            <text:p>0.30966364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64779103352735" calcext:value-type="float">
            <text:p>0.36477910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15954595477048" calcext:value-type="float">
            <text:p>0.3159545955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72068275018611" calcext:value-type="float">
            <text:p>0.372068275</text:p>
          </table:table-cell>
          <table:table-cell office:value-type="float" office:value="0.241666666666666" calcext:value-type="float">
            <text:p>0.241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5064749241162" calcext:value-type="float">
            <text:p>0.3250647492</text:p>
          </table:table-cell>
          <table:table-cell office:value-type="float" office:value="0.179411764705882" calcext:value-type="float">
            <text:p>0.179411764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76976300469992" calcext:value-type="float">
            <text:p>0.3769763005</text:p>
          </table:table-cell>
          <table:table-cell office:value-type="float" office:value="0.233796296296296" calcext:value-type="float">
            <text:p>0.233796296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31862170192795" calcext:value-type="float">
            <text:p>0.3318621702</text:p>
          </table:table-cell>
          <table:table-cell office:value-type="float" office:value="0.174537037037037" calcext:value-type="float">
            <text:p>0.1745370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85052081359978" calcext:value-type="float">
            <text:p>0.3850520814</text:p>
          </table:table-cell>
          <table:table-cell office:value-type="float" office:value="0.22719298245614" calcext:value-type="float">
            <text:p>0.22719298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39016962738212" calcext:value-type="float">
            <text:p>0.3390169627</text:p>
          </table:table-cell>
          <table:table-cell office:value-type="float" office:value="0.170175438596491" calcext:value-type="float">
            <text:p>0.170175438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90943846568035" calcext:value-type="float">
            <text:p>0.3909438466</text:p>
          </table:table-cell>
          <table:table-cell office:value-type="float" office:value="0.22125" calcext:value-type="float">
            <text:p>0.221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4461731335155" calcext:value-type="float">
            <text:p>0.3444617313</text:p>
          </table:table-cell>
          <table:table-cell office:value-type="float" office:value="0.165416666666667" calcext:value-type="float">
            <text:p>0.16541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98393914882995" calcext:value-type="float">
            <text:p>0.3983939149</text:p>
          </table:table-cell>
          <table:table-cell office:value-type="float" office:value="0.216269841269841" calcext:value-type="float">
            <text:p>0.21626984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47886311679329" calcext:value-type="float">
            <text:p>0.3478863117</text:p>
          </table:table-cell>
          <table:table-cell office:value-type="float" office:value="0.16031746031746" calcext:value-type="float">
            <text:p>0.16031746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3314567281392" calcext:value-type="float">
            <text:p>0.4033145673</text:p>
          </table:table-cell>
          <table:table-cell office:value-type="float" office:value="0.210984848484849" calcext:value-type="float">
            <text:p>0.21098484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1640545687284" calcext:value-type="float">
            <text:p>0.3516405457</text:p>
          </table:table-cell>
          <table:table-cell office:value-type="float" office:value="0.157575757575758" calcext:value-type="float">
            <text:p>0.157575757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07541320502587" calcext:value-type="float">
            <text:p>0.4075413205</text:p>
          </table:table-cell>
          <table:table-cell office:value-type="float" office:value="0.206159420289855" calcext:value-type="float">
            <text:p>0.206159420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54551104263374" calcext:value-type="float">
            <text:p>0.3545511043</text:p>
          </table:table-cell>
          <table:table-cell office:value-type="float" office:value="0.153985507246377" calcext:value-type="float">
            <text:p>0.153985507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1692792233347" calcext:value-type="float">
            <text:p>0.4116927922</text:p>
          </table:table-cell>
          <table:table-cell office:value-type="float" office:value="0.201736111111111" calcext:value-type="float">
            <text:p>0.20173611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57634165778664" calcext:value-type="float">
            <text:p>0.3576341658</text:p>
          </table:table-cell>
          <table:table-cell office:value-type="float" office:value="0.151041666666667" calcext:value-type="float">
            <text:p>0.1510416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15068005329064" calcext:value-type="float">
            <text:p>0.4150680053</text:p>
          </table:table-cell>
          <table:table-cell office:value-type="float" office:value="0.197666666666667" calcext:value-type="float">
            <text:p>0.197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61432873909483" calcext:value-type="float">
            <text:p>0.3614328739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17341674396088" calcext:value-type="float">
            <text:p>0.4173416744</text:p>
          </table:table-cell>
          <table:table-cell office:value-type="float" office:value="0.192628205128205" calcext:value-type="float">
            <text:p>0.19262820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67425310877038" calcext:value-type="float">
            <text:p>0.3674253109</text:p>
          </table:table-cell>
          <table:table-cell office:value-type="float" office:value="0.144230769230769" calcext:value-type="float">
            <text:p>0.144230769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21670937692308" calcext:value-type="float">
            <text:p>0.4216709377</text:p>
          </table:table-cell>
          <table:table-cell office:value-type="float" office:value="0.188888888888889" calcext:value-type="float">
            <text:p>0.18888888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7395630554662" calcext:value-type="float">
            <text:p>0.3739563055</text:p>
          </table:table-cell>
          <table:table-cell office:value-type="float" office:value="0.141358024691358" calcext:value-type="float">
            <text:p>0.141358024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24516057666149" calcext:value-type="float">
            <text:p>0.4245160577</text:p>
          </table:table-cell>
          <table:table-cell office:value-type="float" office:value="0.184226190476191" calcext:value-type="float">
            <text:p>0.18422619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80868592456604" calcext:value-type="float">
            <text:p>0.3808685925</text:p>
          </table:table-cell>
          <table:table-cell office:value-type="float" office:value="0.139583333333333" calcext:value-type="float">
            <text:p>0.139583333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26319811598624" calcext:value-type="float">
            <text:p>0.4263198116</text:p>
          </table:table-cell>
          <table:table-cell office:value-type="float" office:value="0.179597701149425" calcext:value-type="float">
            <text:p>0.17959770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83575518565187" calcext:value-type="float">
            <text:p>0.3835755186</text:p>
          </table:table-cell>
          <table:table-cell office:value-type="float" office:value="0.137356321839081" calcext:value-type="float">
            <text:p>0.137356321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2701709515069" calcext:value-type="float">
            <text:p>0.4270170952</text:p>
          </table:table-cell>
          <table:table-cell office:value-type="float" office:value="0.175277777777778" calcext:value-type="float">
            <text:p>0.1752777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85352482214918" calcext:value-type="float">
            <text:p>0.3853524822</text:p>
          </table:table-cell>
          <table:table-cell office:value-type="float" office:value="0.135" calcext:value-type="float">
            <text:p>0.135</text:p>
          </table:table-cell>
        </table:table-row>
      </table:table>
      <table:table table:name="Fold9" table:style-name="ta1">
        <table:shapes>
          <draw:frame draw:z-index="0" draw:style-name="gr1" draw:text-style-name="P1" svg:width="453.46pt" svg:height="255.26pt" svg:x="583.82pt" svg:y="162.68pt">
            <loext:p draw:notify-on-update-of-ranges="Fold9.C8:Fold9.C37 Fold9.D8:Fold9.D37 Fold9.G8:Fold9.G37 Fold9.H8:Fold9.H37 Fold9.G40:Fold9.G69 Fold9.H40:Fold9.H69 Fold9.C40:Fold9.C69 Fold9.D40:Fold9.D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09227512686859" calcext:value-type="float">
            <text:p>0.0909227513</text:p>
          </table:table-cell>
          <table:table-cell office:value-type="float" office:value="0.716666666666667" calcext:value-type="float">
            <text:p>0.71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445810385495" calcext:value-type="float">
            <text:p>0.0914458104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2752906569191" calcext:value-type="float">
            <text:p>0.1275290657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7655725095578" calcext:value-type="float">
            <text:p>0.1176557251</text:p>
          </table:table-cell>
          <table:table-cell office:value-type="float" office:value="0.479166666666667" calcext:value-type="float">
            <text:p>0.4791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1840139635627" calcext:value-type="float">
            <text:p>0.1718401396</text:p>
          </table:table-cell>
          <table:table-cell office:value-type="float" office:value="0.486111111111111" calcext:value-type="float">
            <text:p>0.486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4834460898306" calcext:value-type="float">
            <text:p>0.144834460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0414378323352" calcext:value-type="float">
            <text:p>0.2004143783</text:p>
          </table:table-cell>
          <table:table-cell office:value-type="float" office:value="0.435416666666667" calcext:value-type="float">
            <text:p>0.4354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4964780969359" calcext:value-type="float">
            <text:p>0.164964781</text:p>
          </table:table-cell>
          <table:table-cell office:value-type="float" office:value="0.341666666666667" calcext:value-type="float">
            <text:p>0.341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17985270087427" calcext:value-type="float">
            <text:p>0.2179852701</text:p>
          </table:table-cell>
          <table:table-cell office:value-type="float" office:value="0.391666666666667" calcext:value-type="float">
            <text:p>0.39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80823158078953" calcext:value-type="float">
            <text:p>0.1808231581</text:p>
          </table:table-cell>
          <table:table-cell office:value-type="float" office:value="0.301666666666667" calcext:value-type="float">
            <text:p>0.301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45576432755312" calcext:value-type="float">
            <text:p>0.2455764328</text:p>
          </table:table-cell>
          <table:table-cell office:value-type="float" office:value="0.369444444444444" calcext:value-type="float">
            <text:p>0.3694444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91311706002" calcext:value-type="float">
            <text:p>0.199131170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60160890668717" calcext:value-type="float">
            <text:p>0.2601608907</text:p>
          </table:table-cell>
          <table:table-cell office:value-type="float" office:value="0.341666666666667" calcext:value-type="float">
            <text:p>0.341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2758559438543" calcext:value-type="float">
            <text:p>0.2127585594</text:p>
          </table:table-cell>
          <table:table-cell office:value-type="float" office:value="0.257142857142857" calcext:value-type="float">
            <text:p>0.25714285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762244041302" calcext:value-type="float">
            <text:p>0.2762244041</text:p>
          </table:table-cell>
          <table:table-cell office:value-type="float" office:value="0.321875" calcext:value-type="float">
            <text:p>0.321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7585682904888" calcext:value-type="float">
            <text:p>0.2275856829</text:p>
          </table:table-cell>
          <table:table-cell office:value-type="float" office:value="0.244791666666667" calcext:value-type="float">
            <text:p>0.2447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1917658061941" calcext:value-type="float">
            <text:p>0.2919176581</text:p>
          </table:table-cell>
          <table:table-cell office:value-type="float" office:value="0.302777777777778" calcext:value-type="float">
            <text:p>0.30277777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41472867411558" calcext:value-type="float">
            <text:p>0.2414728674</text:p>
          </table:table-cell>
          <table:table-cell office:value-type="float" office:value="0.232407407407407" calcext:value-type="float">
            <text:p>0.23240740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99634314449069" calcext:value-type="float">
            <text:p>0.2996343144</text:p>
          </table:table-cell>
          <table:table-cell office:value-type="float" office:value="0.283333333333333" calcext:value-type="float">
            <text:p>0.283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1757132965036" calcext:value-type="float">
            <text:p>0.2517571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06498278389755" calcext:value-type="float">
            <text:p>0.3064982784</text:p>
          </table:table-cell>
          <table:table-cell office:value-type="float" office:value="0.267424242424243" calcext:value-type="float">
            <text:p>0.26742424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54324473032376" calcext:value-type="float">
            <text:p>0.254324473</text:p>
          </table:table-cell>
          <table:table-cell office:value-type="float" office:value="0.202272727272727" calcext:value-type="float">
            <text:p>0.20227272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14956246895421" calcext:value-type="float">
            <text:p>0.3149562469</text:p>
          </table:table-cell>
          <table:table-cell office:value-type="float" office:value="0.255555555555556" calcext:value-type="float">
            <text:p>0.25555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66580322560671" calcext:value-type="float">
            <text:p>0.2665803226</text:p>
          </table:table-cell>
          <table:table-cell office:value-type="float" office:value="0.195833333333333" calcext:value-type="float">
            <text:p>0.19583333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29486940313321" calcext:value-type="float">
            <text:p>0.3294869403</text:p>
          </table:table-cell>
          <table:table-cell office:value-type="float" office:value="0.249358974358974" calcext:value-type="float">
            <text:p>0.24935897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79893575212159" calcext:value-type="float">
            <text:p>0.2798935752</text:p>
          </table:table-cell>
          <table:table-cell office:value-type="float" office:value="0.190384615384615" calcext:value-type="float">
            <text:p>0.190384615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37844442034309" calcext:value-type="float">
            <text:p>0.337844442</text:p>
          </table:table-cell>
          <table:table-cell office:value-type="float" office:value="0.239285714285714" calcext:value-type="float">
            <text:p>0.23928571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2345301848096" calcext:value-type="float">
            <text:p>0.2923453018</text:p>
          </table:table-cell>
          <table:table-cell office:value-type="float" office:value="0.18452380952381" calcext:value-type="float">
            <text:p>0.18452380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49705431008785" calcext:value-type="float">
            <text:p>0.349705431</text:p>
          </table:table-cell>
          <table:table-cell office:value-type="float" office:value="0.232222222222222" calcext:value-type="float">
            <text:p>0.2322222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99674900354166" calcext:value-type="float">
            <text:p>0.2996749004</text:p>
          </table:table-cell>
          <table:table-cell office:value-type="float" office:value="0.177222222222222" calcext:value-type="float">
            <text:p>0.17722222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58495154375231" calcext:value-type="float">
            <text:p>0.3584951544</text:p>
          </table:table-cell>
          <table:table-cell office:value-type="float" office:value="0.225520833333333" calcext:value-type="float">
            <text:p>0.2255208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08302405084128" calcext:value-type="float">
            <text:p>0.3083024051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6238448438128" calcext:value-type="float">
            <text:p>0.3623844844</text:p>
          </table:table-cell>
          <table:table-cell office:value-type="float" office:value="0.215686274509804" calcext:value-type="float">
            <text:p>0.21568627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2381258130723" calcext:value-type="float">
            <text:p>0.3123812581</text:p>
          </table:table-cell>
          <table:table-cell office:value-type="float" office:value="0.16421568627451" calcext:value-type="float">
            <text:p>0.164215686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66290581025864" calcext:value-type="float">
            <text:p>0.366290581</text:p>
          </table:table-cell>
          <table:table-cell office:value-type="float" office:value="0.208333333333333" calcext:value-type="float">
            <text:p>0.208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18365803663449" calcext:value-type="float">
            <text:p>0.3183658037</text:p>
          </table:table-cell>
          <table:table-cell office:value-type="float" office:value="0.158796296296296" calcext:value-type="float">
            <text:p>0.158796296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69844922943692" calcext:value-type="float">
            <text:p>0.3698449229</text:p>
          </table:table-cell>
          <table:table-cell office:value-type="float" office:value="0.200438596491228" calcext:value-type="float">
            <text:p>0.20043859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3055648898767" calcext:value-type="float">
            <text:p>0.3230556489</text:p>
          </table:table-cell>
          <table:table-cell office:value-type="float" office:value="0.154824561403509" calcext:value-type="float">
            <text:p>0.154824561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78666400740612" calcext:value-type="float">
            <text:p>0.3786664007</text:p>
          </table:table-cell>
          <table:table-cell office:value-type="float" office:value="0.197083333333333" calcext:value-type="float">
            <text:p>0.19708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26420239169607" calcext:value-type="float">
            <text:p>0.326420239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86349530537228" calcext:value-type="float">
            <text:p>0.3863495305</text:p>
          </table:table-cell>
          <table:table-cell office:value-type="float" office:value="0.192460317460317" calcext:value-type="float">
            <text:p>0.19246031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30995172460001" calcext:value-type="float">
            <text:p>0.3309951725</text:p>
          </table:table-cell>
          <table:table-cell office:value-type="float" office:value="0.146031746031746" calcext:value-type="float">
            <text:p>0.14603174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92562024488209" calcext:value-type="float">
            <text:p>0.3925620245</text:p>
          </table:table-cell>
          <table:table-cell office:value-type="float" office:value="0.187878787878788" calcext:value-type="float">
            <text:p>0.18787878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38685909392457" calcext:value-type="float">
            <text:p>0.3386859094</text:p>
          </table:table-cell>
          <table:table-cell office:value-type="float" office:value="0.143939393939394" calcext:value-type="float">
            <text:p>0.14393939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99602467415858" calcext:value-type="float">
            <text:p>0.3996024674</text:p>
          </table:table-cell>
          <table:table-cell office:value-type="float" office:value="0.184420289855072" calcext:value-type="float">
            <text:p>0.18442028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47732060122819" calcext:value-type="float">
            <text:p>0.3477320601</text:p>
          </table:table-cell>
          <table:table-cell office:value-type="float" office:value="0.141304347826087" calcext:value-type="float">
            <text:p>0.141304347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02226573991687" calcext:value-type="float">
            <text:p>0.402226574</text:p>
          </table:table-cell>
          <table:table-cell office:value-type="float" office:value="0.179513888888889" calcext:value-type="float">
            <text:p>0.1795138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53924617869653" calcext:value-type="float">
            <text:p>0.3539246179</text:p>
          </table:table-cell>
          <table:table-cell office:value-type="float" office:value="0.138888888888889" calcext:value-type="float">
            <text:p>0.138888888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08345772813824" calcext:value-type="float">
            <text:p>0.4083457728</text:p>
          </table:table-cell>
          <table:table-cell office:value-type="float" office:value="0.177" calcext:value-type="float">
            <text:p>0.1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59539830257311" calcext:value-type="float">
            <text:p>0.3595398303</text:p>
          </table:table-cell>
          <table:table-cell office:value-type="float" office:value="0.136333333333333" calcext:value-type="float">
            <text:p>0.136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11373719883954" calcext:value-type="float">
            <text:p>0.4113737199</text:p>
          </table:table-cell>
          <table:table-cell office:value-type="float" office:value="0.173397435897436" calcext:value-type="float">
            <text:p>0.17339743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65847104161568" calcext:value-type="float">
            <text:p>0.3658471042</text:p>
          </table:table-cell>
          <table:table-cell office:value-type="float" office:value="0.133974358974359" calcext:value-type="float">
            <text:p>0.13397435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13124810586767" calcext:value-type="float">
            <text:p>0.4131248106</text:p>
          </table:table-cell>
          <table:table-cell office:value-type="float" office:value="0.169135802469136" calcext:value-type="float">
            <text:p>0.16913580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72233512891726" calcext:value-type="float">
            <text:p>0.3722335129</text:p>
          </table:table-cell>
          <table:table-cell office:value-type="float" office:value="0.131481481481481" calcext:value-type="float">
            <text:p>0.131481481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17854308740236" calcext:value-type="float">
            <text:p>0.4178543087</text:p>
          </table:table-cell>
          <table:table-cell office:value-type="float" office:value="0.165773809523809" calcext:value-type="float">
            <text:p>0.16577380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74052382983623" calcext:value-type="float">
            <text:p>0.374052383</text:p>
          </table:table-cell>
          <table:table-cell office:value-type="float" office:value="0.12797619047619" calcext:value-type="float">
            <text:p>0.127976190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22743149492563" calcext:value-type="float">
            <text:p>0.4227431495</text:p>
          </table:table-cell>
          <table:table-cell office:value-type="float" office:value="0.162931034482759" calcext:value-type="float">
            <text:p>0.16293103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77834663439665" calcext:value-type="float">
            <text:p>0.3778346634</text:p>
          </table:table-cell>
          <table:table-cell office:value-type="float" office:value="0.125287356321839" calcext:value-type="float">
            <text:p>0.125287356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24773373354016" calcext:value-type="float">
            <text:p>0.4247733734</text:p>
          </table:table-cell>
          <table:table-cell office:value-type="float" office:value="0.159444444444444" calcext:value-type="float">
            <text:p>0.15944444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85283193223721" calcext:value-type="float">
            <text:p>0.3852831932</text:p>
          </table:table-cell>
          <table:table-cell office:value-type="float" office:value="0.123611111111111" calcext:value-type="float">
            <text:p>0.12361111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846756650215997" calcext:value-type="float">
            <text:p>0.084675665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28873549520396" calcext:value-type="float">
            <text:p>0.082887355</text:p>
          </table:table-cell>
          <table:table-cell office:value-type="float" office:value="0.683333333333333" calcext:value-type="float">
            <text:p>0.68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24399116936961" calcext:value-type="float">
            <text:p>0.1243991169</text:p>
          </table:table-cell>
          <table:table-cell office:value-type="float" office:value="0.516666666666667" calcext:value-type="float">
            <text:p>0.51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4708940466808" calcext:value-type="float">
            <text:p>0.1147089405</text:p>
          </table:table-cell>
          <table:table-cell office:value-type="float" office:value="0.4875" calcext:value-type="float">
            <text:p>0.48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60613880818907" calcext:value-type="float">
            <text:p>0.1606138808</text:p>
          </table:table-cell>
          <table:table-cell office:value-type="float" office:value="0.452777777777778" calcext:value-type="float">
            <text:p>0.4527777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2781226166319" calcext:value-type="float">
            <text:p>0.1427812262</text:p>
          </table:table-cell>
          <table:table-cell office:value-type="float" office:value="0.394444444444444" calcext:value-type="float">
            <text:p>0.39444444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88600761316721" calcext:value-type="float">
            <text:p>0.1886007613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4122988662049" calcext:value-type="float">
            <text:p>0.1641229887</text:p>
          </table:table-cell>
          <table:table-cell office:value-type="float" office:value="0.341666666666667" calcext:value-type="float">
            <text:p>0.341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14263707898123" calcext:value-type="float">
            <text:p>0.2142637079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9820174696463" calcext:value-type="float">
            <text:p>0.1798201747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35048980070601" calcext:value-type="float">
            <text:p>0.2350489801</text:p>
          </table:table-cell>
          <table:table-cell office:value-type="float" office:value="0.355555555555555" calcext:value-type="float">
            <text:p>0.3555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5695604130094" calcext:value-type="float">
            <text:p>0.1956956041</text:p>
          </table:table-cell>
          <table:table-cell office:value-type="float" office:value="0.279166666666667" calcext:value-type="float">
            <text:p>0.27916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49778606126949" calcext:value-type="float">
            <text:p>0.2497786061</text:p>
          </table:table-cell>
          <table:table-cell office:value-type="float" office:value="0.329761904761905" calcext:value-type="float">
            <text:p>0.32976190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4278963137214" calcext:value-type="float">
            <text:p>0.2142789631</text:p>
          </table:table-cell>
          <table:table-cell office:value-type="float" office:value="0.258333333333333" calcext:value-type="float">
            <text:p>0.25833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69858228320059" calcext:value-type="float">
            <text:p>0.2698582283</text:p>
          </table:table-cell>
          <table:table-cell office:value-type="float" office:value="0.314583333333333" calcext:value-type="float">
            <text:p>0.31458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1814020672272" calcext:value-type="float">
            <text:p>0.2218140207</text:p>
          </table:table-cell>
          <table:table-cell office:value-type="float" office:value="0.236458333333333" calcext:value-type="float">
            <text:p>0.236458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82502517327834" calcext:value-type="float">
            <text:p>0.2825025173</text:p>
          </table:table-cell>
          <table:table-cell office:value-type="float" office:value="0.29537037037037" calcext:value-type="float">
            <text:p>0.29537037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38899868973581" calcext:value-type="float">
            <text:p>0.238899869</text:p>
          </table:table-cell>
          <table:table-cell office:value-type="float" office:value="0.225925925925925" calcext:value-type="float">
            <text:p>0.22592592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98829411856451" calcext:value-type="float">
            <text:p>0.2988294119</text:p>
          </table:table-cell>
          <table:table-cell office:value-type="float" office:value="0.281666666666667" calcext:value-type="float">
            <text:p>0.281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48917181454129" calcext:value-type="float">
            <text:p>0.2489171815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07618389508916" calcext:value-type="float">
            <text:p>0.3076183895</text:p>
          </table:table-cell>
          <table:table-cell office:value-type="float" office:value="0.266666666666667" calcext:value-type="float">
            <text:p>0.26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60883958943352" calcext:value-type="float">
            <text:p>0.2608839589</text:p>
          </table:table-cell>
          <table:table-cell office:value-type="float" office:value="0.20530303030303" calcext:value-type="float">
            <text:p>0.20530303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13772077614326" calcext:value-type="float">
            <text:p>0.3137720776</text:p>
          </table:table-cell>
          <table:table-cell office:value-type="float" office:value="0.252083333333333" calcext:value-type="float">
            <text:p>0.25208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75833074885889" calcext:value-type="float">
            <text:p>0.275833074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18270465374919" calcext:value-type="float">
            <text:p>0.3182704654</text:p>
          </table:table-cell>
          <table:table-cell office:value-type="float" office:value="0.241666666666666" calcext:value-type="float">
            <text:p>0.24166666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5247171191916" calcext:value-type="float">
            <text:p>0.2852471712</text:p>
          </table:table-cell>
          <table:table-cell office:value-type="float" office:value="0.192307692307692" calcext:value-type="float">
            <text:p>0.19230769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25625863966523" calcext:value-type="float">
            <text:p>0.325625864</text:p>
          </table:table-cell>
          <table:table-cell office:value-type="float" office:value="0.232738095238095" calcext:value-type="float">
            <text:p>0.232738095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076495204565" calcext:value-type="float">
            <text:p>0.290764952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31264343371715" calcext:value-type="float">
            <text:p>0.3312643434</text:p>
          </table:table-cell>
          <table:table-cell office:value-type="float" office:value="0.223333333333333" calcext:value-type="float">
            <text:p>0.22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3008191620546" calcext:value-type="float">
            <text:p>0.3030081916</text:p>
          </table:table-cell>
          <table:table-cell office:value-type="float" office:value="0.179444444444444" calcext:value-type="float">
            <text:p>0.17944444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37310047283131" calcext:value-type="float">
            <text:p>0.3373100473</text:p>
          </table:table-cell>
          <table:table-cell office:value-type="float" office:value="0.215625" calcext:value-type="float">
            <text:p>0.2156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05071248135325" calcext:value-type="float">
            <text:p>0.3050712481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45083225919796" calcext:value-type="float">
            <text:p>0.3450832259</text:p>
          </table:table-cell>
          <table:table-cell office:value-type="float" office:value="0.209313725490196" calcext:value-type="float">
            <text:p>0.20931372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09987429176506" calcext:value-type="float">
            <text:p>0.3099874292</text:p>
          </table:table-cell>
          <table:table-cell office:value-type="float" office:value="0.164705882352941" calcext:value-type="float">
            <text:p>0.16470588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48610971867006" calcext:value-type="float">
            <text:p>0.3486109719</text:p>
          </table:table-cell>
          <table:table-cell office:value-type="float" office:value="0.201851851851852" calcext:value-type="float">
            <text:p>0.20185185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18591059342636" calcext:value-type="float">
            <text:p>0.3185910593</text:p>
          </table:table-cell>
          <table:table-cell office:value-type="float" office:value="0.159722222222222" calcext:value-type="float">
            <text:p>0.15972222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56388998596755" calcext:value-type="float">
            <text:p>0.3563889986</text:p>
          </table:table-cell>
          <table:table-cell office:value-type="float" office:value="0.196491228070175" calcext:value-type="float">
            <text:p>0.196491228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5278687736977" calcext:value-type="float">
            <text:p>0.3252786877</text:p>
          </table:table-cell>
          <table:table-cell office:value-type="float" office:value="0.155701754385965" calcext:value-type="float">
            <text:p>0.155701754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59122661353387" calcext:value-type="float">
            <text:p>0.3591226614</text:p>
          </table:table-cell>
          <table:table-cell office:value-type="float" office:value="0.190416666666667" calcext:value-type="float">
            <text:p>0.1904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28784909951129" calcext:value-type="float">
            <text:p>0.32878491</text:p>
          </table:table-cell>
          <table:table-cell office:value-type="float" office:value="0.150833333333333" calcext:value-type="float">
            <text:p>0.1508333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63136081230294" calcext:value-type="float">
            <text:p>0.3631360812</text:p>
          </table:table-cell>
          <table:table-cell office:value-type="float" office:value="0.184523809523809" calcext:value-type="float">
            <text:p>0.18452380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34146094400758" calcext:value-type="float">
            <text:p>0.3341460944</text:p>
          </table:table-cell>
          <table:table-cell office:value-type="float" office:value="0.147619047619047" calcext:value-type="float">
            <text:p>0.147619047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66546192378892" calcext:value-type="float">
            <text:p>0.3665461924</text:p>
          </table:table-cell>
          <table:table-cell office:value-type="float" office:value="0.179545454545455" calcext:value-type="float">
            <text:p>0.17954545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42133602567542" calcext:value-type="float">
            <text:p>0.3421336026</text:p>
          </table:table-cell>
          <table:table-cell office:value-type="float" office:value="0.145075757575758" calcext:value-type="float">
            <text:p>0.145075757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73448112644299" calcext:value-type="float">
            <text:p>0.3734481126</text:p>
          </table:table-cell>
          <table:table-cell office:value-type="float" office:value="0.175724637681159" calcext:value-type="float">
            <text:p>0.17572463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50614870873517" calcext:value-type="float">
            <text:p>0.3506148709</text:p>
          </table:table-cell>
          <table:table-cell office:value-type="float" office:value="0.144202898550725" calcext:value-type="float">
            <text:p>0.14420289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77654369708528" calcext:value-type="float">
            <text:p>0.3776543697</text:p>
          </table:table-cell>
          <table:table-cell office:value-type="float" office:value="0.171180555555555" calcext:value-type="float">
            <text:p>0.171180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55360149101767" calcext:value-type="float">
            <text:p>0.3553601491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80630531636412" calcext:value-type="float">
            <text:p>0.3806305316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57444586959231" calcext:value-type="float">
            <text:p>0.357444587</text:p>
          </table:table-cell>
          <table:table-cell office:value-type="float" office:value="0.136666666666667" calcext:value-type="float">
            <text:p>0.136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8688877881863" calcext:value-type="float">
            <text:p>0.3868887788</text:p>
          </table:table-cell>
          <table:table-cell office:value-type="float" office:value="0.164423076923077" calcext:value-type="float">
            <text:p>0.16442307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60263891497286" calcext:value-type="float">
            <text:p>0.3602638915</text:p>
          </table:table-cell>
          <table:table-cell office:value-type="float" office:value="0.133333333333333" calcext:value-type="float">
            <text:p>0.133333333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87866068159407" calcext:value-type="float">
            <text:p>0.3878660682</text:p>
          </table:table-cell>
          <table:table-cell office:value-type="float" office:value="0.159876543209877" calcext:value-type="float">
            <text:p>0.15987654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63665163105794" calcext:value-type="float">
            <text:p>0.3636651631</text:p>
          </table:table-cell>
          <table:table-cell office:value-type="float" office:value="0.130864197530864" calcext:value-type="float">
            <text:p>0.130864197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90540746133055" calcext:value-type="float">
            <text:p>0.3905407461</text:p>
          </table:table-cell>
          <table:table-cell office:value-type="float" office:value="0.156547619047619" calcext:value-type="float">
            <text:p>0.15654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69618899610518" calcext:value-type="float">
            <text:p>0.3696188996</text:p>
          </table:table-cell>
          <table:table-cell office:value-type="float" office:value="0.129166666666667" calcext:value-type="float">
            <text:p>0.129166666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91881005836802" calcext:value-type="float">
            <text:p>0.3918810058</text:p>
          </table:table-cell>
          <table:table-cell office:value-type="float" office:value="0.15316091954023" calcext:value-type="float">
            <text:p>0.153160919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72414038499407" calcext:value-type="float">
            <text:p>0.3724140385</text:p>
          </table:table-cell>
          <table:table-cell office:value-type="float" office:value="0.125862068965517" calcext:value-type="float">
            <text:p>0.12586206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98400661308179" calcext:value-type="float">
            <text:p>0.3984006613</text:p>
          </table:table-cell>
          <table:table-cell office:value-type="float" office:value="0.151111111111111" calcext:value-type="float">
            <text:p>0.15111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73383766741581" calcext:value-type="float">
            <text:p>0.3733837667</text:p>
          </table:table-cell>
          <table:table-cell office:value-type="float" office:value="0.1225" calcext:value-type="float">
            <text:p>0.1225</text:p>
          </table:table-cell>
        </table:table-row>
      </table:table>
      <table:table table:name="Fold8" table:style-name="ta1">
        <table:shapes>
          <draw:frame draw:z-index="0" draw:style-name="gr1" draw:text-style-name="P1" svg:width="453.46pt" svg:height="255.26pt" svg:x="580.71pt" svg:y="252.26pt">
            <loext:p draw:notify-on-update-of-ranges="Fold8.C8:Fold8.C37 Fold8.D8:Fold8.D37 Fold8.G8:Fold8.G37 Fold8.H8:Fold8.H37 Fold8.G40:Fold8.G69 Fold8.H40:Fold8.H69 Fold8.C40:Fold8.C69 Fold8.D40:Fold8.D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07248964675095" calcext:value-type="float">
            <text:p>0.070724896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655771600067" calcext:value-type="float">
            <text:p>0.0696557716</text:p>
          </table:table-cell>
          <table:table-cell office:value-type="float" office:value="0.658333333333333" calcext:value-type="float">
            <text:p>0.658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15444681589965" calcext:value-type="float">
            <text:p>0.1154446816</text:p>
          </table:table-cell>
          <table:table-cell office:value-type="float" office:value="0.575" calcext:value-type="float">
            <text:p>0.5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64119546087426" calcext:value-type="float">
            <text:p>0.0964119546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43097973320457" calcext:value-type="float">
            <text:p>0.1430979733</text:p>
          </table:table-cell>
          <table:table-cell office:value-type="float" office:value="0.486111111111111" calcext:value-type="float">
            <text:p>0.486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121310235371" calcext:value-type="float">
            <text:p>0.1212131024</text:p>
          </table:table-cell>
          <table:table-cell office:value-type="float" office:value="0.397222222222222" calcext:value-type="float">
            <text:p>0.39722222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7091928798768" calcext:value-type="float">
            <text:p>0.170919288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4848573877749" calcext:value-type="float">
            <text:p>0.1448485739</text:p>
          </table:table-cell>
          <table:table-cell office:value-type="float" office:value="0.358333333333333" calcext:value-type="float">
            <text:p>0.358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90722232308748" calcext:value-type="float">
            <text:p>0.1907222323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65069274553624" calcext:value-type="float">
            <text:p>0.1650692746</text:p>
          </table:table-cell>
          <table:table-cell office:value-type="float" office:value="0.328333333333333" calcext:value-type="float">
            <text:p>0.32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0980216452838" calcext:value-type="float">
            <text:p>0.2098021645</text:p>
          </table:table-cell>
          <table:table-cell office:value-type="float" office:value="0.3875" calcext:value-type="float">
            <text:p>0.38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5536630749398" calcext:value-type="float">
            <text:p>0.1755366307</text:p>
          </table:table-cell>
          <table:table-cell office:value-type="float" office:value="0.290277777777778" calcext:value-type="float">
            <text:p>0.2902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21882103667538" calcext:value-type="float">
            <text:p>0.2218821037</text:p>
          </table:table-cell>
          <table:table-cell office:value-type="float" office:value="0.357142857142857" calcext:value-type="float">
            <text:p>0.35714285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83710664679246" calcext:value-type="float">
            <text:p>0.1837106647</text:p>
          </table:table-cell>
          <table:table-cell office:value-type="float" office:value="0.26547619047619" calcext:value-type="float">
            <text:p>0.26547619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34766341979304" calcext:value-type="float">
            <text:p>0.234766342</text:p>
          </table:table-cell>
          <table:table-cell office:value-type="float" office:value="0.335416666666667" calcext:value-type="float">
            <text:p>0.33541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88800296462191" calcext:value-type="float">
            <text:p>0.1888002965</text:p>
          </table:table-cell>
          <table:table-cell office:value-type="float" office:value="0.240625" calcext:value-type="float">
            <text:p>0.240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49986839357407" calcext:value-type="float">
            <text:p>0.2499868394</text:p>
          </table:table-cell>
          <table:table-cell office:value-type="float" office:value="0.319444444444444" calcext:value-type="float">
            <text:p>0.3194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99882009414269" calcext:value-type="float">
            <text:p>0.1998820094</text:p>
          </table:table-cell>
          <table:table-cell office:value-type="float" office:value="0.228703703703703" calcext:value-type="float">
            <text:p>0.22870370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6969194350084" calcext:value-type="float">
            <text:p>0.2669691944</text:p>
          </table:table-cell>
          <table:table-cell office:value-type="float" office:value="0.306666666666667" calcext:value-type="float">
            <text:p>0.30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11708207993662" calcext:value-type="float">
            <text:p>0.211708208</text:p>
          </table:table-cell>
          <table:table-cell office:value-type="float" office:value="0.218333333333333" calcext:value-type="float">
            <text:p>0.21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75854887847651" calcext:value-type="float">
            <text:p>0.2758548878</text:p>
          </table:table-cell>
          <table:table-cell office:value-type="float" office:value="0.293181818181818" calcext:value-type="float">
            <text:p>0.29318181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21275248696129" calcext:value-type="float">
            <text:p>0.2212752487</text:p>
          </table:table-cell>
          <table:table-cell office:value-type="float" office:value="0.207575757575758" calcext:value-type="float">
            <text:p>0.207575757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85006913264376" calcext:value-type="float">
            <text:p>0.2850069133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252882491294" calcext:value-type="float">
            <text:p>0.2325288249</text:p>
          </table:table-cell>
          <table:table-cell office:value-type="float" office:value="0.199305555555556" calcext:value-type="float">
            <text:p>0.19930555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9209142301543" calcext:value-type="float">
            <text:p>0.292091423</text:p>
          </table:table-cell>
          <table:table-cell office:value-type="float" office:value="0.27051282051282" calcext:value-type="float">
            <text:p>0.27051282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39787642900175" calcext:value-type="float">
            <text:p>0.2397876429</text:p>
          </table:table-cell>
          <table:table-cell office:value-type="float" office:value="0.190384615384615" calcext:value-type="float">
            <text:p>0.190384615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97994873593134" calcext:value-type="float">
            <text:p>0.2979948736</text:p>
          </table:table-cell>
          <table:table-cell office:value-type="float" office:value="0.258928571428571" calcext:value-type="float">
            <text:p>0.25892857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45652628094429" calcext:value-type="float">
            <text:p>0.2456526281</text:p>
          </table:table-cell>
          <table:table-cell office:value-type="float" office:value="0.182142857142857" calcext:value-type="float">
            <text:p>0.18214285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03120798344535" calcext:value-type="float">
            <text:p>0.3031207983</text:p>
          </table:table-cell>
          <table:table-cell office:value-type="float" office:value="0.247777777777778" calcext:value-type="float">
            <text:p>0.24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53089326188257" calcext:value-type="float">
            <text:p>0.2530893262</text:p>
          </table:table-cell>
          <table:table-cell office:value-type="float" office:value="0.176111111111111" calcext:value-type="float">
            <text:p>0.176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10000772251301" calcext:value-type="float">
            <text:p>0.3100007723</text:p>
          </table:table-cell>
          <table:table-cell office:value-type="float" office:value="0.2390625" calcext:value-type="float">
            <text:p>0.23906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63759873840468" calcext:value-type="float">
            <text:p>0.2637598738</text:p>
          </table:table-cell>
          <table:table-cell office:value-type="float" office:value="0.1734375" calcext:value-type="float">
            <text:p>0.17343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16214493837402" calcext:value-type="float">
            <text:p>0.3162144938</text:p>
          </table:table-cell>
          <table:table-cell office:value-type="float" office:value="0.230392156862745" calcext:value-type="float">
            <text:p>0.23039215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72307718955546" calcext:value-type="float">
            <text:p>0.272307719</text:p>
          </table:table-cell>
          <table:table-cell office:value-type="float" office:value="0.171078431372549" calcext:value-type="float">
            <text:p>0.17107843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25244892936591" calcext:value-type="float">
            <text:p>0.3252448929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78271409951367" calcext:value-type="float">
            <text:p>0.27827141</text:p>
          </table:table-cell>
          <table:table-cell office:value-type="float" office:value="0.166203703703704" calcext:value-type="float">
            <text:p>0.16620370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32835102027277" calcext:value-type="float">
            <text:p>0.332835102</text:p>
          </table:table-cell>
          <table:table-cell office:value-type="float" office:value="0.218421052631579" calcext:value-type="float">
            <text:p>0.21842105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85879296512412" calcext:value-type="float">
            <text:p>0.2858792965</text:p>
          </table:table-cell>
          <table:table-cell office:value-type="float" office:value="0.163157894736842" calcext:value-type="float">
            <text:p>0.163157894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39289512337747" calcext:value-type="float">
            <text:p>0.3392895123</text:p>
          </table:table-cell>
          <table:table-cell office:value-type="float" office:value="0.211666666666667" calcext:value-type="float">
            <text:p>0.211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1945586234543" calcext:value-type="float">
            <text:p>0.2919455862</text:p>
          </table:table-cell>
          <table:table-cell office:value-type="float" office:value="0.159166666666667" calcext:value-type="float">
            <text:p>0.159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41830047544826" calcext:value-type="float">
            <text:p>0.3418300475</text:p>
          </table:table-cell>
          <table:table-cell office:value-type="float" office:value="0.20515873015873" calcext:value-type="float">
            <text:p>0.20515873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00278030144514" calcext:value-type="float">
            <text:p>0.3002780301</text:p>
          </table:table-cell>
          <table:table-cell office:value-type="float" office:value="0.157539682539682" calcext:value-type="float">
            <text:p>0.15753968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48912681114334" calcext:value-type="float">
            <text:p>0.3489126811</text:p>
          </table:table-cell>
          <table:table-cell office:value-type="float" office:value="0.201515151515152" calcext:value-type="float">
            <text:p>0.20151515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01992057954606" calcext:value-type="float">
            <text:p>0.301992058</text:p>
          </table:table-cell>
          <table:table-cell office:value-type="float" office:value="0.153030303030303" calcext:value-type="float">
            <text:p>0.153030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51945217644699" calcext:value-type="float">
            <text:p>0.3519452176</text:p>
          </table:table-cell>
          <table:table-cell office:value-type="float" office:value="0.196376811594203" calcext:value-type="float">
            <text:p>0.19637681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09240883041788" calcext:value-type="float">
            <text:p>0.309240883</text:p>
          </table:table-cell>
          <table:table-cell office:value-type="float" office:value="0.151086956521739" calcext:value-type="float">
            <text:p>0.15108695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53657300232258" calcext:value-type="float">
            <text:p>0.3536573002</text:p>
          </table:table-cell>
          <table:table-cell office:value-type="float" office:value="0.190625" calcext:value-type="float">
            <text:p>0.1906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11950578030895" calcext:value-type="float">
            <text:p>0.311950578</text:p>
          </table:table-cell>
          <table:table-cell office:value-type="float" office:value="0.146527777777778" calcext:value-type="float">
            <text:p>0.146527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57695304017642" calcext:value-type="float">
            <text:p>0.357695304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18446430436898" calcext:value-type="float">
            <text:p>0.3184464304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64277889189519" calcext:value-type="float">
            <text:p>0.3642778892</text:p>
          </table:table-cell>
          <table:table-cell office:value-type="float" office:value="0.183653846153846" calcext:value-type="float">
            <text:p>0.18365384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23160503634651" calcext:value-type="float">
            <text:p>0.3231605036</text:p>
          </table:table-cell>
          <table:table-cell office:value-type="float" office:value="0.141025641025641" calcext:value-type="float">
            <text:p>0.14102564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66664326780701" calcext:value-type="float">
            <text:p>0.3666643268</text:p>
          </table:table-cell>
          <table:table-cell office:value-type="float" office:value="0.179320987654321" calcext:value-type="float">
            <text:p>0.17932098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28357629236188" calcext:value-type="float">
            <text:p>0.3283576292</text:p>
          </table:table-cell>
          <table:table-cell office:value-type="float" office:value="0.138271604938272" calcext:value-type="float">
            <text:p>0.138271604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69585730495084" calcext:value-type="float">
            <text:p>0.3695857305</text:p>
          </table:table-cell>
          <table:table-cell office:value-type="float" office:value="0.175297619047619" calcext:value-type="float">
            <text:p>0.17529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34039760701884" calcext:value-type="float">
            <text:p>0.3340397607</text:p>
          </table:table-cell>
          <table:table-cell office:value-type="float" office:value="0.136011904761905" calcext:value-type="float">
            <text:p>0.136011904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74101740124478" calcext:value-type="float">
            <text:p>0.3741017401</text:p>
          </table:table-cell>
          <table:table-cell office:value-type="float" office:value="0.172126436781609" calcext:value-type="float">
            <text:p>0.17212643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38357137774873" calcext:value-type="float">
            <text:p>0.3383571378</text:p>
          </table:table-cell>
          <table:table-cell office:value-type="float" office:value="0.134195402298851" calcext:value-type="float">
            <text:p>0.13419540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79742480344962" calcext:value-type="float">
            <text:p>0.3797424803</text:p>
          </table:table-cell>
          <table:table-cell office:value-type="float" office:value="0.169444444444444" calcext:value-type="float">
            <text:p>0.16944444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4125759367379" calcext:value-type="float">
            <text:p>0.3412575937</text:p>
          </table:table-cell>
          <table:table-cell office:value-type="float" office:value="0.131111111111111" calcext:value-type="float">
            <text:p>0.13111111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58825280635996" calcext:value-type="float">
            <text:p>0.0658825281</text:p>
          </table:table-cell>
          <table:table-cell office:value-type="float" office:value="0.633333333333333" calcext:value-type="float">
            <text:p>0.6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1274491599799" calcext:value-type="float">
            <text:p>0.0691274492</text:p>
          </table:table-cell>
          <table:table-cell office:value-type="float" office:value="0.658333333333333" calcext:value-type="float">
            <text:p>0.658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14306277805002" calcext:value-type="float">
            <text:p>0.1143062778</text:p>
          </table:table-cell>
          <table:table-cell office:value-type="float" office:value="0.570833333333333" calcext:value-type="float">
            <text:p>0.570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03261773524308" calcext:value-type="float">
            <text:p>0.1032617735</text:p>
          </table:table-cell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8616711397432" calcext:value-type="float">
            <text:p>0.1386167114</text:p>
          </table:table-cell>
          <table:table-cell office:value-type="float" office:value="0.472222222222222" calcext:value-type="float">
            <text:p>0.4722222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3116504220347" calcext:value-type="float">
            <text:p>0.1231165042</text:p>
          </table:table-cell>
          <table:table-cell office:value-type="float" office:value="0.411111111111111" calcext:value-type="float">
            <text:p>0.411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58491325723114" calcext:value-type="float">
            <text:p>0.1584913257</text:p>
          </table:table-cell>
          <table:table-cell office:value-type="float" office:value="0.414583333333333" calcext:value-type="float">
            <text:p>0.41458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217141733776" calcext:value-type="float">
            <text:p>0.1421714173</text:p>
          </table:table-cell>
          <table:table-cell office:value-type="float" office:value="0.35625" calcext:value-type="float">
            <text:p>0.35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82462614775205" calcext:value-type="float">
            <text:p>0.1824626148</text:p>
          </table:table-cell>
          <table:table-cell office:value-type="float" office:value="0.388333333333333" calcext:value-type="float">
            <text:p>0.388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9764482407703" calcext:value-type="float">
            <text:p>0.1597644824</text:p>
          </table:table-cell>
          <table:table-cell office:value-type="float" office:value="0.323333333333333" calcext:value-type="float">
            <text:p>0.32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93591681536441" calcext:value-type="float">
            <text:p>0.193591681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4292479061578" calcext:value-type="float">
            <text:p>0.1742924791</text:p>
          </table:table-cell>
          <table:table-cell office:value-type="float" office:value="0.288888888888889" calcext:value-type="float">
            <text:p>0.2888888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06660248407908" calcext:value-type="float">
            <text:p>0.2066602484</text:p>
          </table:table-cell>
          <table:table-cell office:value-type="float" office:value="0.327380952380952" calcext:value-type="float">
            <text:p>0.32738095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81033514216992" calcext:value-type="float">
            <text:p>0.1810335142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23565398362432" calcext:value-type="float">
            <text:p>0.2235653984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85803239053369" calcext:value-type="float">
            <text:p>0.1858032391</text:p>
          </table:table-cell>
          <table:table-cell office:value-type="float" office:value="0.240625" calcext:value-type="float">
            <text:p>0.240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40422187101894" calcext:value-type="float">
            <text:p>0.2404221871</text:p>
          </table:table-cell>
          <table:table-cell office:value-type="float" office:value="0.303703703703704" calcext:value-type="float">
            <text:p>0.30370370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97261197227757" calcext:value-type="float">
            <text:p>0.1972611972</text:p>
          </table:table-cell>
          <table:table-cell office:value-type="float" office:value="0.229629629629629" calcext:value-type="float">
            <text:p>0.22962962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52493305788919" calcext:value-type="float">
            <text:p>0.2524933058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06386692635382" calcext:value-type="float">
            <text:p>0.2063866926</text:p>
          </table:table-cell>
          <table:table-cell office:value-type="float" office:value="0.218333333333333" calcext:value-type="float">
            <text:p>0.21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68509738503754" calcext:value-type="float">
            <text:p>0.2685097385</text:p>
          </table:table-cell>
          <table:table-cell office:value-type="float" office:value="0.281818181818182" calcext:value-type="float">
            <text:p>0.28181818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817436098555" calcext:value-type="float">
            <text:p>0.218174361</text:p>
          </table:table-cell>
          <table:table-cell office:value-type="float" office:value="0.209848484848485" calcext:value-type="float">
            <text:p>0.209848484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73361821883507" calcext:value-type="float">
            <text:p>0.2733618219</text:p>
          </table:table-cell>
          <table:table-cell office:value-type="float" office:value="0.266666666666667" calcext:value-type="float">
            <text:p>0.266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027288064395" calcext:value-type="float">
            <text:p>0.2302728806</text:p>
          </table:table-cell>
          <table:table-cell office:value-type="float" office:value="0.202777777777778" calcext:value-type="float">
            <text:p>0.202777777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80248639859617" calcext:value-type="float">
            <text:p>0.2802486399</text:p>
          </table:table-cell>
          <table:table-cell office:value-type="float" office:value="0.25576923076923" calcext:value-type="float">
            <text:p>0.25576923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41413360823809" calcext:value-type="float">
            <text:p>0.2414133608</text:p>
          </table:table-cell>
          <table:table-cell office:value-type="float" office:value="0.197435897435897" calcext:value-type="float">
            <text:p>0.19743589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86550999491721" calcext:value-type="float">
            <text:p>0.2865509995</text:p>
          </table:table-cell>
          <table:table-cell office:value-type="float" office:value="0.244642857142857" calcext:value-type="float">
            <text:p>0.24464285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4774652822529" calcext:value-type="float">
            <text:p>0.2477465282</text:p>
          </table:table-cell>
          <table:table-cell office:value-type="float" office:value="0.189285714285714" calcext:value-type="float">
            <text:p>0.18928571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92840446360384" calcext:value-type="float">
            <text:p>0.2928404464</text:p>
          </table:table-cell>
          <table:table-cell office:value-type="float" office:value="0.237777777777778" calcext:value-type="float">
            <text:p>0.23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55849879314457" calcext:value-type="float">
            <text:p>0.2558498793</text:p>
          </table:table-cell>
          <table:table-cell office:value-type="float" office:value="0.182777777777778" calcext:value-type="float">
            <text:p>0.18277777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8310166409848" calcext:value-type="float">
            <text:p>0.2983101664</text:p>
          </table:table-cell>
          <table:table-cell office:value-type="float" office:value="0.230208333333333" calcext:value-type="float">
            <text:p>0.230208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66364821713815" calcext:value-type="float">
            <text:p>0.2663648217</text:p>
          </table:table-cell>
          <table:table-cell office:value-type="float" office:value="0.179166666666667" calcext:value-type="float">
            <text:p>0.1791666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0627780333223" calcext:value-type="float">
            <text:p>0.3062778033</text:p>
          </table:table-cell>
          <table:table-cell office:value-type="float" office:value="0.224019607843137" calcext:value-type="float">
            <text:p>0.22401960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73790289764283" calcext:value-type="float">
            <text:p>0.2737902898</text:p>
          </table:table-cell>
          <table:table-cell office:value-type="float" office:value="0.174019607843137" calcext:value-type="float">
            <text:p>0.174019607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12848020480175" calcext:value-type="float">
            <text:p>0.3128480205</text:p>
          </table:table-cell>
          <table:table-cell office:value-type="float" office:value="0.21712962962963" calcext:value-type="float">
            <text:p>0.21712962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0544145434683" calcext:value-type="float">
            <text:p>0.2805441454</text:p>
          </table:table-cell>
          <table:table-cell office:value-type="float" office:value="0.170833333333333" calcext:value-type="float">
            <text:p>0.170833333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19011934250149" calcext:value-type="float">
            <text:p>0.3190119343</text:p>
          </table:table-cell>
          <table:table-cell office:value-type="float" office:value="0.210087719298246" calcext:value-type="float">
            <text:p>0.21008771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8825518532645" calcext:value-type="float">
            <text:p>0.2882551853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22963546432821" calcext:value-type="float">
            <text:p>0.3229635464</text:p>
          </table:table-cell>
          <table:table-cell office:value-type="float" office:value="0.203333333333333" calcext:value-type="float">
            <text:p>0.20333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2729157911821" calcext:value-type="float">
            <text:p>0.2927291579</text:p>
          </table:table-cell>
          <table:table-cell office:value-type="float" office:value="0.162083333333333" calcext:value-type="float">
            <text:p>0.1620833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26775233652114" calcext:value-type="float">
            <text:p>0.3267752337</text:p>
          </table:table-cell>
          <table:table-cell office:value-type="float" office:value="0.197619047619047" calcext:value-type="float">
            <text:p>0.19761904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98695966650131" calcext:value-type="float">
            <text:p>0.2986959667</text:p>
          </table:table-cell>
          <table:table-cell office:value-type="float" office:value="0.159523809523809" calcext:value-type="float">
            <text:p>0.159523809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31487337425178" calcext:value-type="float">
            <text:p>0.3314873374</text:p>
          </table:table-cell>
          <table:table-cell office:value-type="float" office:value="0.192424242424243" calcext:value-type="float">
            <text:p>0.19242424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06250967212961" calcext:value-type="float">
            <text:p>0.3062509672</text:p>
          </table:table-cell>
          <table:table-cell office:value-type="float" office:value="0.155681818181818" calcext:value-type="float">
            <text:p>0.155681818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33353962835364" calcext:value-type="float">
            <text:p>0.3333539628</text:p>
          </table:table-cell>
          <table:table-cell office:value-type="float" office:value="0.18695652173913" calcext:value-type="float">
            <text:p>0.18695652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10111274919913" calcext:value-type="float">
            <text:p>0.3101112749</text:p>
          </table:table-cell>
          <table:table-cell office:value-type="float" office:value="0.151449275362319" calcext:value-type="float">
            <text:p>0.151449275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3794061663631" calcext:value-type="float">
            <text:p>0.3379406166</text:p>
          </table:table-cell>
          <table:table-cell office:value-type="float" office:value="0.182638888888889" calcext:value-type="float">
            <text:p>0.1826388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13333605837573" calcext:value-type="float">
            <text:p>0.3133336058</text:p>
          </table:table-cell>
          <table:table-cell office:value-type="float" office:value="0.147916666666667" calcext:value-type="float">
            <text:p>0.1479166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42214995522562" calcext:value-type="float">
            <text:p>0.342214995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17245282569579" calcext:value-type="float">
            <text:p>0.3172452826</text:p>
          </table:table-cell>
          <table:table-cell office:value-type="float" office:value="0.144666666666667" calcext:value-type="float">
            <text:p>0.144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43280433088476" calcext:value-type="float">
            <text:p>0.3432804331</text:p>
          </table:table-cell>
          <table:table-cell office:value-type="float" office:value="0.173717948717949" calcext:value-type="float">
            <text:p>0.173717948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21554305658893" calcext:value-type="float">
            <text:p>0.3215543057</text:p>
          </table:table-cell>
          <table:table-cell office:value-type="float" office:value="0.141987179487179" calcext:value-type="float">
            <text:p>0.141987179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6247987092668" calcext:value-type="float">
            <text:p>0.3462479871</text:p>
          </table:table-cell>
          <table:table-cell office:value-type="float" office:value="0.170061728395062" calcext:value-type="float">
            <text:p>0.17006172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28106620697082" calcext:value-type="float">
            <text:p>0.3281066207</text:p>
          </table:table-cell>
          <table:table-cell office:value-type="float" office:value="0.139814814814815" calcext:value-type="float">
            <text:p>0.139814814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50405283856025" calcext:value-type="float">
            <text:p>0.3504052839</text:p>
          </table:table-cell>
          <table:table-cell office:value-type="float" office:value="0.166666666666667" calcext:value-type="float">
            <text:p>0.16666666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32280453142974" calcext:value-type="float">
            <text:p>0.3322804531</text:p>
          </table:table-cell>
          <table:table-cell office:value-type="float" office:value="0.137202380952381" calcext:value-type="float">
            <text:p>0.13720238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54862703214655" calcext:value-type="float">
            <text:p>0.3548627032</text:p>
          </table:table-cell>
          <table:table-cell office:value-type="float" office:value="0.163505747126437" calcext:value-type="float">
            <text:p>0.16350574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36748156682592" calcext:value-type="float">
            <text:p>0.3367481567</text:p>
          </table:table-cell>
          <table:table-cell office:value-type="float" office:value="0.135057471264368" calcext:value-type="float">
            <text:p>0.13505747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58207283503026" calcext:value-type="float">
            <text:p>0.3582072835</text:p>
          </table:table-cell>
          <table:table-cell office:value-type="float" office:value="0.160277777777778" calcext:value-type="float">
            <text:p>0.1602777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42319981480818" calcext:value-type="float">
            <text:p>0.3423199815</text:p>
          </table:table-cell>
          <table:table-cell office:value-type="float" office:value="0.133611111111111" calcext:value-type="float">
            <text:p>0.1336111111</text:p>
          </table:table-cell>
        </table:table-row>
      </table:table>
      <table:table table:name="Fold7" table:style-name="ta1">
        <table:shapes>
          <draw:frame draw:z-index="0" draw:style-name="gr1" draw:text-style-name="P1" svg:width="453.46pt" svg:height="255.26pt" svg:x="590.06pt" svg:y="277.88pt">
            <loext:p draw:notify-on-update-of-ranges="Fold7.C8:Fold7.C37 Fold7.D8:Fold7.D37 Fold7.G8:Fold7.G37 Fold7.H8:Fold7.H37 Fold7.G40:Fold7.G69 Fold7.H40:Fold7.H69 Fold7.C40:Fold7.C69 Fold7.D40:Fold7.D6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46989630737462" calcext:value-type="float">
            <text:p>0.064698963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6185579572759" calcext:value-type="float">
            <text:p>0.059618558</text:p>
          </table:table-cell>
          <table:table-cell office:value-type="float" office:value="0.616666666666667" calcext:value-type="float">
            <text:p>0.6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983644396400788" calcext:value-type="float">
            <text:p>0.0983644396</text:p>
          </table:table-cell>
          <table:table-cell office:value-type="float" office:value="0.5375" calcext:value-type="float">
            <text:p>0.5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95960023461168" calcext:value-type="float">
            <text:p>0.0795960023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3573535470225" calcext:value-type="float">
            <text:p>0.1335735355</text:p>
          </table:table-cell>
          <table:table-cell office:value-type="float" office:value="0.483333333333333" calcext:value-type="float">
            <text:p>0.48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985433969189347" calcext:value-type="float">
            <text:p>0.0985433969</text:p>
          </table:table-cell>
          <table:table-cell office:value-type="float" office:value="0.361111111111111" calcext:value-type="float">
            <text:p>0.361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59174766670083" calcext:value-type="float">
            <text:p>0.1591747667</text:p>
          </table:table-cell>
          <table:table-cell office:value-type="float" office:value="0.44375" calcext:value-type="float">
            <text:p>0.44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0344865088129" calcext:value-type="float">
            <text:p>0.1103448651</text:p>
          </table:table-cell>
          <table:table-cell office:value-type="float" office:value="0.304166666666667" calcext:value-type="float">
            <text:p>0.3041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7847782707702" calcext:value-type="float">
            <text:p>0.1784778271</text:p>
          </table:table-cell>
          <table:table-cell office:value-type="float" office:value="0.406666666666667" calcext:value-type="float">
            <text:p>0.40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27810465760886" calcext:value-type="float">
            <text:p>0.1278104658</text:p>
          </table:table-cell>
          <table:table-cell office:value-type="float" office:value="0.278333333333333" calcext:value-type="float">
            <text:p>0.27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99201064874722" calcext:value-type="float">
            <text:p>0.1992010649</text:p>
          </table:table-cell>
          <table:table-cell office:value-type="float" office:value="0.384722222222222" calcext:value-type="float">
            <text:p>0.38472222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40208532920497" calcext:value-type="float">
            <text:p>0.1402085329</text:p>
          </table:table-cell>
          <table:table-cell office:value-type="float" office:value="0.255555555555556" calcext:value-type="float">
            <text:p>0.255555555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12286814823387" calcext:value-type="float">
            <text:p>0.2122868148</text:p>
          </table:table-cell>
          <table:table-cell office:value-type="float" office:value="0.357142857142857" calcext:value-type="float">
            <text:p>0.35714285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51133286036393" calcext:value-type="float">
            <text:p>0.151133286</text:p>
          </table:table-cell>
          <table:table-cell office:value-type="float" office:value="0.236904761904762" calcext:value-type="float">
            <text:p>0.23690476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22307414806068" calcext:value-type="float">
            <text:p>0.2223074148</text:p>
          </table:table-cell>
          <table:table-cell office:value-type="float" office:value="0.334375" calcext:value-type="float">
            <text:p>0.3343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65160550137103" calcext:value-type="float">
            <text:p>0.1651605501</text:p>
          </table:table-cell>
          <table:table-cell office:value-type="float" office:value="0.227083333333333" calcext:value-type="float">
            <text:p>0.22708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32512883345112" calcext:value-type="float">
            <text:p>0.2325128833</text:p>
          </table:table-cell>
          <table:table-cell office:value-type="float" office:value="0.317592592592592" calcext:value-type="float">
            <text:p>0.31759259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76327620799875" calcext:value-type="float">
            <text:p>0.1763276208</text:p>
          </table:table-cell>
          <table:table-cell office:value-type="float" office:value="0.21574074074074" calcext:value-type="float">
            <text:p>0.21574074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40735121124789" calcext:value-type="float">
            <text:p>0.2407351211</text:p>
          </table:table-cell>
          <table:table-cell office:value-type="float" office:value="0.299166666666667" calcext:value-type="float">
            <text:p>0.299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85317266150215" calcext:value-type="float">
            <text:p>0.1853172662</text:p>
          </table:table-cell>
          <table:table-cell office:value-type="float" office:value="0.206666666666667" calcext:value-type="float">
            <text:p>0.20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50176500074778" calcext:value-type="float">
            <text:p>0.2501765001</text:p>
          </table:table-cell>
          <table:table-cell office:value-type="float" office:value="0.28939393939394" calcext:value-type="float">
            <text:p>0.28939393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96186102601981" calcext:value-type="float">
            <text:p>0.1961861026</text:p>
          </table:table-cell>
          <table:table-cell office:value-type="float" office:value="0.198484848484849" calcext:value-type="float">
            <text:p>0.198484848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58016781180167" calcext:value-type="float">
            <text:p>0.2580167812</text:p>
          </table:table-cell>
          <table:table-cell office:value-type="float" office:value="0.279861111111111" calcext:value-type="float">
            <text:p>0.27986111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09658387632329" calcext:value-type="float">
            <text:p>0.2096583876</text:p>
          </table:table-cell>
          <table:table-cell office:value-type="float" office:value="0.19375" calcext:value-type="float">
            <text:p>0.1937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65092726777368" calcext:value-type="float">
            <text:p>0.2650927268</text:p>
          </table:table-cell>
          <table:table-cell office:value-type="float" office:value="0.27051282051282" calcext:value-type="float">
            <text:p>0.27051282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20796371962568" calcext:value-type="float">
            <text:p>0.220796372</text:p>
          </table:table-cell>
          <table:table-cell office:value-type="float" office:value="0.188461538461538" calcext:value-type="float">
            <text:p>0.18846153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7587817950028" calcext:value-type="float">
            <text:p>0.2758781795</text:p>
          </table:table-cell>
          <table:table-cell office:value-type="float" office:value="0.261904761904762" calcext:value-type="float">
            <text:p>0.26190476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27704919337272" calcext:value-type="float">
            <text:p>0.2277049193</text:p>
          </table:table-cell>
          <table:table-cell office:value-type="float" office:value="0.180357142857143" calcext:value-type="float">
            <text:p>0.18035714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88454331029252" calcext:value-type="float">
            <text:p>0.288454331</text:p>
          </table:table-cell>
          <table:table-cell office:value-type="float" office:value="0.256666666666666" calcext:value-type="float">
            <text:p>0.25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34735484874122" calcext:value-type="float">
            <text:p>0.2347354849</text:p>
          </table:table-cell>
          <table:table-cell office:value-type="float" office:value="0.175555555555555" calcext:value-type="float">
            <text:p>0.17555555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3588871775328" calcext:value-type="float">
            <text:p>0.2935888718</text:p>
          </table:table-cell>
          <table:table-cell office:value-type="float" office:value="0.246875" calcext:value-type="float">
            <text:p>0.2468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1958439430417" calcext:value-type="float">
            <text:p>0.2419584394</text:p>
          </table:table-cell>
          <table:table-cell office:value-type="float" office:value="0.170833333333333" calcext:value-type="float">
            <text:p>0.1708333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0367267391657" calcext:value-type="float">
            <text:p>0.3036726739</text:p>
          </table:table-cell>
          <table:table-cell office:value-type="float" office:value="0.242156862745098" calcext:value-type="float">
            <text:p>0.24215686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52772007400979" calcext:value-type="float">
            <text:p>0.2527720074</text:p>
          </table:table-cell>
          <table:table-cell office:value-type="float" office:value="0.169607843137255" calcext:value-type="float">
            <text:p>0.169607843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08895044717582" calcext:value-type="float">
            <text:p>0.3088950447</text:p>
          </table:table-cell>
          <table:table-cell office:value-type="float" office:value="0.235648148148148" calcext:value-type="float">
            <text:p>0.23564814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56494255296871" calcext:value-type="float">
            <text:p>0.2564942553</text:p>
          </table:table-cell>
          <table:table-cell office:value-type="float" office:value="0.164351851851852" calcext:value-type="float">
            <text:p>0.16435185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17394887785111" calcext:value-type="float">
            <text:p>0.3173948878</text:p>
          </table:table-cell>
          <table:table-cell office:value-type="float" office:value="0.230263157894737" calcext:value-type="float">
            <text:p>0.23026315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0527230479471" calcext:value-type="float">
            <text:p>0.2605272305</text:p>
          </table:table-cell>
          <table:table-cell office:value-type="float" office:value="0.160087719298246" calcext:value-type="float">
            <text:p>0.16008771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22333875283026" calcext:value-type="float">
            <text:p>0.3223338753</text:p>
          </table:table-cell>
          <table:table-cell office:value-type="float" office:value="0.224166666666667" calcext:value-type="float">
            <text:p>0.224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64581548946405" calcext:value-type="float">
            <text:p>0.2645815489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26096937978528" calcext:value-type="float">
            <text:p>0.326096938</text:p>
          </table:table-cell>
          <table:table-cell office:value-type="float" office:value="0.218650793650793" calcext:value-type="float">
            <text:p>0.21865079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72055146325509" calcext:value-type="float">
            <text:p>0.2720551463</text:p>
          </table:table-cell>
          <table:table-cell office:value-type="float" office:value="0.15515873015873" calcext:value-type="float">
            <text:p>0.155158730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32487336910612" calcext:value-type="float">
            <text:p>0.3324873369</text:p>
          </table:table-cell>
          <table:table-cell office:value-type="float" office:value="0.215530303030303" calcext:value-type="float">
            <text:p>0.2155303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80146684720096" calcext:value-type="float">
            <text:p>0.2801466847</text:p>
          </table:table-cell>
          <table:table-cell office:value-type="float" office:value="0.153409090909091" calcext:value-type="float">
            <text:p>0.153409090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39243369282823" calcext:value-type="float">
            <text:p>0.3392433693</text:p>
          </table:table-cell>
          <table:table-cell office:value-type="float" office:value="0.211231884057971" calcext:value-type="float">
            <text:p>0.21123188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8287141574265" calcext:value-type="float">
            <text:p>0.2828714157</text:p>
          </table:table-cell>
          <table:table-cell office:value-type="float" office:value="0.14963768115942" calcext:value-type="float">
            <text:p>0.14963768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42573441737855" calcext:value-type="float">
            <text:p>0.3425734417</text:p>
          </table:table-cell>
          <table:table-cell office:value-type="float" office:value="0.206597222222222" calcext:value-type="float">
            <text:p>0.20659722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88083720013017" calcext:value-type="float">
            <text:p>0.28808372</text:p>
          </table:table-cell>
          <table:table-cell office:value-type="float" office:value="0.145833333333333" calcext:value-type="float">
            <text:p>0.145833333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43918332700669" calcext:value-type="float">
            <text:p>0.3439183327</text:p>
          </table:table-cell>
          <table:table-cell office:value-type="float" office:value="0.201333333333333" calcext:value-type="float">
            <text:p>0.2013333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93853975341122" calcext:value-type="float">
            <text:p>0.293853975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45919389498392" calcext:value-type="float">
            <text:p>0.3459193895</text:p>
          </table:table-cell>
          <table:table-cell office:value-type="float" office:value="0.195833333333333" calcext:value-type="float">
            <text:p>0.1958333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97517203637714" calcext:value-type="float">
            <text:p>0.2975172036</text:p>
          </table:table-cell>
          <table:table-cell office:value-type="float" office:value="0.141666666666667" calcext:value-type="float">
            <text:p>0.141666666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996672405125" calcext:value-type="float">
            <text:p>0.3499667241</text:p>
          </table:table-cell>
          <table:table-cell office:value-type="float" office:value="0.191975308641975" calcext:value-type="float">
            <text:p>0.19197530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05295599286639" calcext:value-type="float">
            <text:p>0.3052955993</text:p>
          </table:table-cell>
          <table:table-cell office:value-type="float" office:value="0.140740740740741" calcext:value-type="float">
            <text:p>0.140740740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52575119112561" calcext:value-type="float">
            <text:p>0.3525751191</text:p>
          </table:table-cell>
          <table:table-cell office:value-type="float" office:value="0.187797619047619" calcext:value-type="float">
            <text:p>0.18779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08396457586759" calcext:value-type="float">
            <text:p>0.3083964576</text:p>
          </table:table-cell>
          <table:table-cell office:value-type="float" office:value="0.138690476190476" calcext:value-type="float">
            <text:p>0.138690476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56458937220443" calcext:value-type="float">
            <text:p>0.3564589372</text:p>
          </table:table-cell>
          <table:table-cell office:value-type="float" office:value="0.18448275862069" calcext:value-type="float">
            <text:p>0.18448275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3374862544754" calcext:value-type="float">
            <text:p>0.3133748625</text:p>
          </table:table-cell>
          <table:table-cell office:value-type="float" office:value="0.137068965517241" calcext:value-type="float">
            <text:p>0.13706896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61381297350492" calcext:value-type="float">
            <text:p>0.3613812974</text:p>
          </table:table-cell>
          <table:table-cell office:value-type="float" office:value="0.182222222222222" calcext:value-type="float">
            <text:p>0.18222222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16486982020025" calcext:value-type="float">
            <text:p>0.316486982</text:p>
          </table:table-cell>
          <table:table-cell office:value-type="float" office:value="0.134722222222222" calcext:value-type="float">
            <text:p>0.134722222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39046116702846" calcext:value-type="float">
            <text:p>0.0639046117</text:p>
          </table:table-cell>
          <table:table-cell office:value-type="float" office:value="0.641666666666667" calcext:value-type="float">
            <text:p>0.641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0183208673687" calcext:value-type="float">
            <text:p>0.0590183209</text:p>
          </table:table-cell>
          <table:table-cell office:value-type="float" office:value="0.616666666666667" calcext:value-type="float">
            <text:p>0.6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977908064673408" calcext:value-type="float">
            <text:p>0.0977908065</text:p>
          </table:table-cell>
          <table:table-cell office:value-type="float" office:value="0.529166666666667" calcext:value-type="float">
            <text:p>0.5291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808209396055368" calcext:value-type="float">
            <text:p>0.0808209396</text:p>
          </table:table-cell>
          <table:table-cell office:value-type="float" office:value="0.433333333333333" calcext:value-type="float">
            <text:p>0.4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0671946786159" calcext:value-type="float">
            <text:p>0.1306719468</text:p>
          </table:table-cell>
          <table:table-cell office:value-type="float" office:value="0.469444444444444" calcext:value-type="float">
            <text:p>0.46944444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200381394118" calcext:value-type="float">
            <text:p>0.1020038139</text:p>
          </table:table-cell>
          <table:table-cell office:value-type="float" office:value="0.369444444444444" calcext:value-type="float">
            <text:p>0.36944444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6126080667044" calcext:value-type="float">
            <text:p>0.1461260807</text:p>
          </table:table-cell>
          <table:table-cell office:value-type="float" office:value="0.41875" calcext:value-type="float">
            <text:p>0.41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6713269991016" calcext:value-type="float">
            <text:p>0.11671327</text:p>
          </table:table-cell>
          <table:table-cell office:value-type="float" office:value="0.314583333333333" calcext:value-type="float">
            <text:p>0.31458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73341018085862" calcext:value-type="float">
            <text:p>0.1733410181</text:p>
          </table:table-cell>
          <table:table-cell office:value-type="float" office:value="0.398333333333333" calcext:value-type="float">
            <text:p>0.398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30110785907672" calcext:value-type="float">
            <text:p>0.1301107859</text:p>
          </table:table-cell>
          <table:table-cell office:value-type="float" office:value="0.288333333333333" calcext:value-type="float">
            <text:p>0.28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85799751691301" calcext:value-type="float">
            <text:p>0.1857997517</text:p>
          </table:table-cell>
          <table:table-cell office:value-type="float" office:value="0.363888888888889" calcext:value-type="float">
            <text:p>0.36388888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39515525914425" calcext:value-type="float">
            <text:p>0.1395155259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98915646388322" calcext:value-type="float">
            <text:p>0.1989156464</text:p>
          </table:table-cell>
          <table:table-cell office:value-type="float" office:value="0.344047619047619" calcext:value-type="float">
            <text:p>0.3440476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57016830995314" calcext:value-type="float">
            <text:p>0.157016831</text:p>
          </table:table-cell>
          <table:table-cell office:value-type="float" office:value="0.248809523809523" calcext:value-type="float">
            <text:p>0.24880952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15941987500553" calcext:value-type="float">
            <text:p>0.2159419875</text:p>
          </table:table-cell>
          <table:table-cell office:value-type="float" office:value="0.329166666666667" calcext:value-type="float">
            <text:p>0.3291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67860033550909" calcext:value-type="float">
            <text:p>0.1678600336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23209790985279" calcext:value-type="float">
            <text:p>0.223209791</text:p>
          </table:table-cell>
          <table:table-cell office:value-type="float" office:value="0.311111111111111" calcext:value-type="float">
            <text:p>0.31111111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79374583815459" calcext:value-type="float">
            <text:p>0.1793745838</text:p>
          </table:table-cell>
          <table:table-cell office:value-type="float" office:value="0.221296296296296" calcext:value-type="float">
            <text:p>0.22129629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33127769324044" calcext:value-type="float">
            <text:p>0.233127769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8626976293974" calcext:value-type="float">
            <text:p>0.1862697629</text:p>
          </table:table-cell>
          <table:table-cell office:value-type="float" office:value="0.208333333333333" calcext:value-type="float">
            <text:p>0.20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39100950049135" calcext:value-type="float">
            <text:p>0.23910095</text:p>
          </table:table-cell>
          <table:table-cell office:value-type="float" office:value="0.284090909090909" calcext:value-type="float">
            <text:p>0.2840909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97169630213417" calcext:value-type="float">
            <text:p>0.1971696302</text:p>
          </table:table-cell>
          <table:table-cell office:value-type="float" office:value="0.200757575757576" calcext:value-type="float">
            <text:p>0.200757575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52716965798963" calcext:value-type="float">
            <text:p>0.2527169658</text:p>
          </table:table-cell>
          <table:table-cell office:value-type="float" office:value="0.276388888888889" calcext:value-type="float">
            <text:p>0.27638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04701296554793" calcext:value-type="float">
            <text:p>0.2047012966</text:p>
          </table:table-cell>
          <table:table-cell office:value-type="float" office:value="0.191666666666667" calcext:value-type="float">
            <text:p>0.19166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60413860865798" calcext:value-type="float">
            <text:p>0.2604138609</text:p>
          </table:table-cell>
          <table:table-cell office:value-type="float" office:value="0.267307692307692" calcext:value-type="float">
            <text:p>0.26730769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07039003960312" calcext:value-type="float">
            <text:p>0.207039004</text:p>
          </table:table-cell>
          <table:table-cell office:value-type="float" office:value="0.18076923076923" calcext:value-type="float">
            <text:p>0.180769230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52193619771" calcext:value-type="float">
            <text:p>0.265219362</text:p>
          </table:table-cell>
          <table:table-cell office:value-type="float" office:value="0.257142857142857" calcext:value-type="float">
            <text:p>0.25714285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14528287905741" calcext:value-type="float">
            <text:p>0.2145282879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73520614483639" calcext:value-type="float">
            <text:p>0.2735206145</text:p>
          </table:table-cell>
          <table:table-cell office:value-type="float" office:value="0.248333333333333" calcext:value-type="float">
            <text:p>0.248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20663033186416" calcext:value-type="float">
            <text:p>0.2206630332</text:p>
          </table:table-cell>
          <table:table-cell office:value-type="float" office:value="0.170555555555555" calcext:value-type="float">
            <text:p>0.17055555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83731515152714" calcext:value-type="float">
            <text:p>0.2837315152</text:p>
          </table:table-cell>
          <table:table-cell office:value-type="float" office:value="0.242708333333333" calcext:value-type="float">
            <text:p>0.242708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29697947108186" calcext:value-type="float">
            <text:p>0.2296979471</text:p>
          </table:table-cell>
          <table:table-cell office:value-type="float" office:value="0.168229166666667" calcext:value-type="float">
            <text:p>0.168229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93641325940694" calcext:value-type="float">
            <text:p>0.2936413259</text:p>
          </table:table-cell>
          <table:table-cell office:value-type="float" office:value="0.237254901960784" calcext:value-type="float">
            <text:p>0.2372549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39970124571172" calcext:value-type="float">
            <text:p>0.2399701246</text:p>
          </table:table-cell>
          <table:table-cell office:value-type="float" office:value="0.166176470588235" calcext:value-type="float">
            <text:p>0.166176470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0099265222446" calcext:value-type="float">
            <text:p>0.3009926522</text:p>
          </table:table-cell>
          <table:table-cell office:value-type="float" office:value="0.231944444444444" calcext:value-type="float">
            <text:p>0.23194444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46515173585895" calcext:value-type="float">
            <text:p>0.2465151736</text:p>
          </table:table-cell>
          <table:table-cell office:value-type="float" office:value="0.162037037037037" calcext:value-type="float">
            <text:p>0.1620370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08134813784659" calcext:value-type="float">
            <text:p>0.3081348138</text:p>
          </table:table-cell>
          <table:table-cell office:value-type="float" office:value="0.226315789473684" calcext:value-type="float">
            <text:p>0.22631578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52654392965612" calcext:value-type="float">
            <text:p>0.252654393</text:p>
          </table:table-cell>
          <table:table-cell office:value-type="float" office:value="0.158333333333333" calcext:value-type="float">
            <text:p>0.15833333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14837344815422" calcext:value-type="float">
            <text:p>0.3148373448</text:p>
          </table:table-cell>
          <table:table-cell office:value-type="float" office:value="0.220416666666667" calcext:value-type="float">
            <text:p>0.2204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61616405311438" calcext:value-type="float">
            <text:p>0.2616164053</text:p>
          </table:table-cell>
          <table:table-cell office:value-type="float" office:value="0.156666666666667" calcext:value-type="float">
            <text:p>0.1566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18522887631511" calcext:value-type="float">
            <text:p>0.3185228876</text:p>
          </table:table-cell>
          <table:table-cell office:value-type="float" office:value="0.214682539682539" calcext:value-type="float">
            <text:p>0.21468253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68872448162194" calcext:value-type="float">
            <text:p>0.2688724482</text:p>
          </table:table-cell>
          <table:table-cell office:value-type="float" office:value="0.154365079365079" calcext:value-type="float">
            <text:p>0.154365079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23014871670306" calcext:value-type="float">
            <text:p>0.3230148717</text:p>
          </table:table-cell>
          <table:table-cell office:value-type="float" office:value="0.210984848484849" calcext:value-type="float">
            <text:p>0.21098484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1508565049852" calcext:value-type="float">
            <text:p>0.271508565</text:p>
          </table:table-cell>
          <table:table-cell office:value-type="float" office:value="0.151136363636364" calcext:value-type="float">
            <text:p>0.15113636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28618338416204" calcext:value-type="float">
            <text:p>0.3286183384</text:p>
          </table:table-cell>
          <table:table-cell office:value-type="float" office:value="0.205797101449275" calcext:value-type="float">
            <text:p>0.20579710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73447215122722" calcext:value-type="float">
            <text:p>0.2734472151</text:p>
          </table:table-cell>
          <table:table-cell office:value-type="float" office:value="0.147101449275362" calcext:value-type="float">
            <text:p>0.147101449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3530741499111" calcext:value-type="float">
            <text:p>0.335307415</text:p>
          </table:table-cell>
          <table:table-cell office:value-type="float" office:value="0.202083333333333" calcext:value-type="float">
            <text:p>0.20208333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78636169156396" calcext:value-type="float">
            <text:p>0.2786361692</text:p>
          </table:table-cell>
          <table:table-cell office:value-type="float" office:value="0.145138888888889" calcext:value-type="float">
            <text:p>0.145138888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3700791532744" calcext:value-type="float">
            <text:p>0.3370079153</text:p>
          </table:table-cell>
          <table:table-cell office:value-type="float" office:value="0.196333333333333" calcext:value-type="float">
            <text:p>0.1963333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81524960315668" calcext:value-type="float">
            <text:p>0.2815249603</text:p>
          </table:table-cell>
          <table:table-cell office:value-type="float" office:value="0.141666666666667" calcext:value-type="float">
            <text:p>0.141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39839243664292" calcext:value-type="float">
            <text:p>0.3398392437</text:p>
          </table:table-cell>
          <table:table-cell office:value-type="float" office:value="0.192307692307692" calcext:value-type="float">
            <text:p>0.19230769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86363788635033" calcext:value-type="float">
            <text:p>0.2863637886</text:p>
          </table:table-cell>
          <table:table-cell office:value-type="float" office:value="0.13974358974359" calcext:value-type="float">
            <text:p>0.139743589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4834320905797" calcext:value-type="float">
            <text:p>0.3448343209</text:p>
          </table:table-cell>
          <table:table-cell office:value-type="float" office:value="0.18858024691358" calcext:value-type="float">
            <text:p>0.188580246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9199424307289" calcext:value-type="float">
            <text:p>0.2919942431</text:p>
          </table:table-cell>
          <table:table-cell office:value-type="float" office:value="0.13858024691358" calcext:value-type="float">
            <text:p>0.138580246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46381472250339" calcext:value-type="float">
            <text:p>0.3463814723</text:p>
          </table:table-cell>
          <table:table-cell office:value-type="float" office:value="0.184226190476191" calcext:value-type="float">
            <text:p>0.18422619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94736733648326" calcext:value-type="float">
            <text:p>0.2947367336</text:p>
          </table:table-cell>
          <table:table-cell office:value-type="float" office:value="0.136011904761905" calcext:value-type="float">
            <text:p>0.136011904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47692084859633" calcext:value-type="float">
            <text:p>0.3476920849</text:p>
          </table:table-cell>
          <table:table-cell office:value-type="float" office:value="0.179597701149425" calcext:value-type="float">
            <text:p>0.17959770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99549777089125" calcext:value-type="float">
            <text:p>0.2995497771</text:p>
          </table:table-cell>
          <table:table-cell office:value-type="float" office:value="0.134770114942529" calcext:value-type="float">
            <text:p>0.134770114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50974926465804" calcext:value-type="float">
            <text:p>0.3509749265</text:p>
          </table:table-cell>
          <table:table-cell office:value-type="float" office:value="0.176111111111111" calcext:value-type="float">
            <text:p>0.17611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01920543486077" calcext:value-type="float">
            <text:p>0.3019205435</text:p>
          </table:table-cell>
          <table:table-cell office:value-type="float" office:value="0.132222222222222" calcext:value-type="float">
            <text:p>0.1322222222</text:p>
          </table:table-cell>
        </table:table-row>
      </table:table>
      <table:table table:name="Fold6" table:style-name="ta1">
        <table:shapes>
          <draw:frame draw:z-index="0" draw:style-name="gr1" draw:text-style-name="P1" svg:width="453.46pt" svg:height="255.26pt" svg:x="565.88pt" svg:y="259.06pt">
            <loext:p draw:notify-on-update-of-ranges="Fold6.C8:Fold6.C37 Fold6.D8:Fold6.D37 Fold6.G8:Fold6.G37 Fold6.H8:Fold6.H37 Fold6.G40:Fold6.G69 Fold6.H40:Fold6.H69 Fold6.C40:Fold6.C69 Fold6.D40:Fold6.D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69702263720828" calcext:value-type="float">
            <text:p>0.0469702264</text:p>
          </table:table-cell>
          <table:table-cell office:value-type="float" office:value="0.691666666666667" calcext:value-type="float">
            <text:p>0.691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9611550821191" calcext:value-type="float">
            <text:p>0.0439611551</text:p>
          </table:table-cell>
          <table:table-cell office:value-type="float" office:value="0.591666666666667" calcext:value-type="float">
            <text:p>0.591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62684223096497" calcext:value-type="float">
            <text:p>0.0762684223</text:p>
          </table:table-cell>
          <table:table-cell office:value-type="float" office:value="0.575" calcext:value-type="float">
            <text:p>0.5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42241624644787" calcext:value-type="float">
            <text:p>0.064224162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91563918239623" calcext:value-type="float">
            <text:p>0.0991563918</text:p>
          </table:table-cell>
          <table:table-cell office:value-type="float" office:value="0.511111111111111" calcext:value-type="float">
            <text:p>0.511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88655967978542" calcext:value-type="float">
            <text:p>0.0788655968</text:p>
          </table:table-cell>
          <table:table-cell office:value-type="float" office:value="0.380555555555556" calcext:value-type="float">
            <text:p>0.38055555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1025566498675" calcext:value-type="float">
            <text:p>0.1210255665</text:p>
          </table:table-cell>
          <table:table-cell office:value-type="float" office:value="0.485416666666667" calcext:value-type="float">
            <text:p>0.4854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64110329537058" calcext:value-type="float">
            <text:p>0.086411033</text:p>
          </table:table-cell>
          <table:table-cell office:value-type="float" office:value="0.322916666666667" calcext:value-type="float">
            <text:p>0.32291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5054419666808" calcext:value-type="float">
            <text:p>0.1350544197</text:p>
          </table:table-cell>
          <table:table-cell office:value-type="float" office:value="0.441666666666667" calcext:value-type="float">
            <text:p>0.44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71808385601596" calcext:value-type="float">
            <text:p>0.097180838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5260410671675" calcext:value-type="float">
            <text:p>0.1452604107</text:p>
          </table:table-cell>
          <table:table-cell office:value-type="float" office:value="0.408333333333333" calcext:value-type="float">
            <text:p>0.408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3420072312137" calcext:value-type="float">
            <text:p>0.1034200723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4320527744447" calcext:value-type="float">
            <text:p>0.1543205277</text:p>
          </table:table-cell>
          <table:table-cell office:value-type="float" office:value="0.380952380952381" calcext:value-type="float">
            <text:p>0.3809523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4451477560161" calcext:value-type="float">
            <text:p>0.1144514776</text:p>
          </table:table-cell>
          <table:table-cell office:value-type="float" office:value="0.244047619047619" calcext:value-type="float">
            <text:p>0.2440476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3820479594061" calcext:value-type="float">
            <text:p>0.1638204796</text:p>
          </table:table-cell>
          <table:table-cell office:value-type="float" office:value="0.360416666666667" calcext:value-type="float">
            <text:p>0.36041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5334561256604" calcext:value-type="float">
            <text:p>0.1253345613</text:p>
          </table:table-cell>
          <table:table-cell office:value-type="float" office:value="0.232291666666667" calcext:value-type="float">
            <text:p>0.2322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7337812992099" calcext:value-type="float">
            <text:p>0.177337813</text:p>
          </table:table-cell>
          <table:table-cell office:value-type="float" office:value="0.344444444444444" calcext:value-type="float">
            <text:p>0.3444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9704840994487" calcext:value-type="float">
            <text:p>0.129704841</text:p>
          </table:table-cell>
          <table:table-cell office:value-type="float" office:value="0.21574074074074" calcext:value-type="float">
            <text:p>0.21574074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6581072279279" calcext:value-type="float">
            <text:p>0.1865810723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3375701000429" calcext:value-type="float">
            <text:p>0.133375701</text:p>
          </table:table-cell>
          <table:table-cell office:value-type="float" office:value="0.2025" calcext:value-type="float">
            <text:p>0.20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2892592456116" calcext:value-type="float">
            <text:p>0.1928925925</text:p>
          </table:table-cell>
          <table:table-cell office:value-type="float" office:value="0.315151515151515" calcext:value-type="float">
            <text:p>0.31515151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7912696254192" calcext:value-type="float">
            <text:p>0.1379126963</text:p>
          </table:table-cell>
          <table:table-cell office:value-type="float" office:value="0.192424242424242" calcext:value-type="float">
            <text:p>0.19242424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99746855931266" calcext:value-type="float">
            <text:p>0.1997468559</text:p>
          </table:table-cell>
          <table:table-cell office:value-type="float" office:value="0.304166666666667" calcext:value-type="float">
            <text:p>0.3041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3800366335176" calcext:value-type="float">
            <text:p>0.1438003663</text:p>
          </table:table-cell>
          <table:table-cell office:value-type="float" office:value="0.185416666666667" calcext:value-type="float">
            <text:p>0.18541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7846826309988" calcext:value-type="float">
            <text:p>0.2078468263</text:p>
          </table:table-cell>
          <table:table-cell office:value-type="float" office:value="0.294871794871795" calcext:value-type="float">
            <text:p>0.29487179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1570684030766" calcext:value-type="float">
            <text:p>0.151570684</text:p>
          </table:table-cell>
          <table:table-cell office:value-type="float" office:value="0.181410256410256" calcext:value-type="float">
            <text:p>0.181410256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6285845095539" calcext:value-type="float">
            <text:p>0.2162858451</text:p>
          </table:table-cell>
          <table:table-cell office:value-type="float" office:value="0.2875" calcext:value-type="float">
            <text:p>0.28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8164644241423" calcext:value-type="float">
            <text:p>0.1581646442</text:p>
          </table:table-cell>
          <table:table-cell office:value-type="float" office:value="0.178571428571429" calcext:value-type="float">
            <text:p>0.178571428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2401139838243" calcext:value-type="float">
            <text:p>0.2224011398</text:p>
          </table:table-cell>
          <table:table-cell office:value-type="float" office:value="0.279444444444444" calcext:value-type="float">
            <text:p>0.279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5788458877221" calcext:value-type="float">
            <text:p>0.1657884589</text:p>
          </table:table-cell>
          <table:table-cell office:value-type="float" office:value="0.176666666666667" calcext:value-type="float">
            <text:p>0.17666666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8214535221518" calcext:value-type="float">
            <text:p>0.2282145352</text:p>
          </table:table-cell>
          <table:table-cell office:value-type="float" office:value="0.270833333333333" calcext:value-type="float">
            <text:p>0.2708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1021438441722" calcext:value-type="float">
            <text:p>0.1710214384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5118937627486" calcext:value-type="float">
            <text:p>0.2351189376</text:p>
          </table:table-cell>
          <table:table-cell office:value-type="float" office:value="0.264215686274509" calcext:value-type="float">
            <text:p>0.26421568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4502152904075" calcext:value-type="float">
            <text:p>0.1745021529</text:p>
          </table:table-cell>
          <table:table-cell office:value-type="float" office:value="0.166666666666666" calcext:value-type="float">
            <text:p>0.166666666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0112819006163" calcext:value-type="float">
            <text:p>0.240112819</text:p>
          </table:table-cell>
          <table:table-cell office:value-type="float" office:value="0.256481481481482" calcext:value-type="float">
            <text:p>0.25648148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2569985641351" calcext:value-type="float">
            <text:p>0.1825699856</text:p>
          </table:table-cell>
          <table:table-cell office:value-type="float" office:value="0.16712962962963" calcext:value-type="float">
            <text:p>0.16712962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7589444328105" calcext:value-type="float">
            <text:p>0.2475894443</text:p>
          </table:table-cell>
          <table:table-cell office:value-type="float" office:value="0.250438596491228" calcext:value-type="float">
            <text:p>0.25043859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8337313785246" calcext:value-type="float">
            <text:p>0.1883373138</text:p>
          </table:table-cell>
          <table:table-cell office:value-type="float" office:value="0.16359649122807" calcext:value-type="float">
            <text:p>0.16359649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4389791811839" calcext:value-type="float">
            <text:p>0.2543897918</text:p>
          </table:table-cell>
          <table:table-cell office:value-type="float" office:value="0.246666666666667" calcext:value-type="float">
            <text:p>0.24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2999499482364" calcext:value-type="float">
            <text:p>0.1929994995</text:p>
          </table:table-cell>
          <table:table-cell office:value-type="float" office:value="0.161666666666667" calcext:value-type="float">
            <text:p>0.1616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60779545463404" calcext:value-type="float">
            <text:p>0.2607795455</text:p>
          </table:table-cell>
          <table:table-cell office:value-type="float" office:value="0.242857142857142" calcext:value-type="float">
            <text:p>0.24285714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96973618604788" calcext:value-type="float">
            <text:p>0.1969736186</text:p>
          </table:table-cell>
          <table:table-cell office:value-type="float" office:value="0.157539682539682" calcext:value-type="float">
            <text:p>0.15753968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6491656472923" calcext:value-type="float">
            <text:p>0.2664916565</text:p>
          </table:table-cell>
          <table:table-cell office:value-type="float" office:value="0.238636363636364" calcext:value-type="float">
            <text:p>0.238636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0783436338482" calcext:value-type="float">
            <text:p>0.2007834363</text:p>
          </table:table-cell>
          <table:table-cell office:value-type="float" office:value="0.156439393939394" calcext:value-type="float">
            <text:p>0.15643939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70828506193059" calcext:value-type="float">
            <text:p>0.2708285062</text:p>
          </table:table-cell>
          <table:table-cell office:value-type="float" office:value="0.233333333333333" calcext:value-type="float">
            <text:p>0.23333333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04229177391902" calcext:value-type="float">
            <text:p>0.2042291774</text:p>
          </table:table-cell>
          <table:table-cell office:value-type="float" office:value="0.153985507246377" calcext:value-type="float">
            <text:p>0.153985507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75686367177486" calcext:value-type="float">
            <text:p>0.2756863672</text:p>
          </table:table-cell>
          <table:table-cell office:value-type="float" office:value="0.228125" calcext:value-type="float">
            <text:p>0.2281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0961683811551" calcext:value-type="float">
            <text:p>0.2109616838</text:p>
          </table:table-cell>
          <table:table-cell office:value-type="float" office:value="0.153125" calcext:value-type="float">
            <text:p>0.1531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78104109602608" calcext:value-type="float">
            <text:p>0.2781041096</text:p>
          </table:table-cell>
          <table:table-cell office:value-type="float" office:value="0.222666666666666" calcext:value-type="float">
            <text:p>0.222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14124436359549" calcext:value-type="float">
            <text:p>0.214124436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81746489982581" calcext:value-type="float">
            <text:p>0.28174649</text:p>
          </table:table-cell>
          <table:table-cell office:value-type="float" office:value="0.218269230769231" calcext:value-type="float">
            <text:p>0.21826923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1539226853608" calcext:value-type="float">
            <text:p>0.2215392269</text:p>
          </table:table-cell>
          <table:table-cell office:value-type="float" office:value="0.149679487179487" calcext:value-type="float">
            <text:p>0.14967948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87189389562292" calcext:value-type="float">
            <text:p>0.2871893896</text:p>
          </table:table-cell>
          <table:table-cell office:value-type="float" office:value="0.215123456790123" calcext:value-type="float">
            <text:p>0.21512345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566820615454" calcext:value-type="float">
            <text:p>0.2256682062</text:p>
          </table:table-cell>
          <table:table-cell office:value-type="float" office:value="0.148148148148148" calcext:value-type="float">
            <text:p>0.148148148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89743458393464" calcext:value-type="float">
            <text:p>0.2897434584</text:p>
          </table:table-cell>
          <table:table-cell office:value-type="float" office:value="0.210714285714286" calcext:value-type="float">
            <text:p>0.21071428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0141961926436" calcext:value-type="float">
            <text:p>0.2301419619</text:p>
          </table:table-cell>
          <table:table-cell office:value-type="float" office:value="0.14702380952381" calcext:value-type="float">
            <text:p>0.147023809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92648577071888" calcext:value-type="float">
            <text:p>0.2926485771</text:p>
          </table:table-cell>
          <table:table-cell office:value-type="float" office:value="0.206609195402299" calcext:value-type="float">
            <text:p>0.206609195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3875890704329" calcext:value-type="float">
            <text:p>0.2338758907</text:p>
          </table:table-cell>
          <table:table-cell office:value-type="float" office:value="0.145114942528736" calcext:value-type="float">
            <text:p>0.14511494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95949956105454" calcext:value-type="float">
            <text:p>0.2959499561</text:p>
          </table:table-cell>
          <table:table-cell office:value-type="float" office:value="0.2025" calcext:value-type="float">
            <text:p>0.2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3878413734665" calcext:value-type="float">
            <text:p>0.2387841373</text:p>
          </table:table-cell>
          <table:table-cell office:value-type="float" office:value="0.143611111111111" calcext:value-type="float">
            <text:p>0.14361111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54925605194169" calcext:value-type="float">
            <text:p>0.0454925605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2712396231818" calcext:value-type="float">
            <text:p>0.0432712396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22005746569235" calcext:value-type="float">
            <text:p>0.0722005747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35610383896482" calcext:value-type="float">
            <text:p>0.0635610384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76151810262876" calcext:value-type="float">
            <text:p>0.097615181</text:p>
          </table:table-cell>
          <table:table-cell office:value-type="float" office:value="0.480555555555555" calcext:value-type="float">
            <text:p>0.4805555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69356028670234" calcext:value-type="float">
            <text:p>0.0769356029</text:p>
          </table:table-cell>
          <table:table-cell office:value-type="float" office:value="0.369444444444444" calcext:value-type="float">
            <text:p>0.36944444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835816452152" calcext:value-type="float">
            <text:p>0.1183581645</text:p>
          </table:table-cell>
          <table:table-cell office:value-type="float" office:value="0.458333333333333" calcext:value-type="float">
            <text:p>0.458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2615836940815" calcext:value-type="float">
            <text:p>0.0826158369</text:p>
          </table:table-cell>
          <table:table-cell office:value-type="float" office:value="0.304166666666667" calcext:value-type="float">
            <text:p>0.3041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0688828920122" calcext:value-type="float">
            <text:p>0.1306888289</text:p>
          </table:table-cell>
          <table:table-cell office:value-type="float" office:value="0.423333333333333" calcext:value-type="float">
            <text:p>0.42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77405937223701" calcext:value-type="float">
            <text:p>0.0977405937</text:p>
          </table:table-cell>
          <table:table-cell office:value-type="float" office:value="0.286666666666666" calcext:value-type="float">
            <text:p>0.28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1919538794675" calcext:value-type="float">
            <text:p>0.1419195388</text:p>
          </table:table-cell>
          <table:table-cell office:value-type="float" office:value="0.397222222222222" calcext:value-type="float">
            <text:p>0.39722222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5554711498136" calcext:value-type="float">
            <text:p>0.1055547115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0280352963842" calcext:value-type="float">
            <text:p>0.150280353</text:p>
          </table:table-cell>
          <table:table-cell office:value-type="float" office:value="0.367857142857143" calcext:value-type="float">
            <text:p>0.36785714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5613272178744" calcext:value-type="float">
            <text:p>0.1156132722</text:p>
          </table:table-cell>
          <table:table-cell office:value-type="float" office:value="0.247619047619047" calcext:value-type="float">
            <text:p>0.24761904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58407014695414" calcext:value-type="float">
            <text:p>0.1584070147</text:p>
          </table:table-cell>
          <table:table-cell office:value-type="float" office:value="0.346875" calcext:value-type="float">
            <text:p>0.346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1768811739262" calcext:value-type="float">
            <text:p>0.1217688117</text:p>
          </table:table-cell>
          <table:table-cell office:value-type="float" office:value="0.229166666666667" calcext:value-type="float">
            <text:p>0.229166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66319248334326" calcext:value-type="float">
            <text:p>0.1663192483</text:p>
          </table:table-cell>
          <table:table-cell office:value-type="float" office:value="0.326851851851852" calcext:value-type="float">
            <text:p>0.32685185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6769327457264" calcext:value-type="float">
            <text:p>0.1267693275</text:p>
          </table:table-cell>
          <table:table-cell office:value-type="float" office:value="0.21574074074074" calcext:value-type="float">
            <text:p>0.21574074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7496574810879" calcext:value-type="float">
            <text:p>0.1774965748</text:p>
          </table:table-cell>
          <table:table-cell office:value-type="float" office:value="0.318333333333333" calcext:value-type="float">
            <text:p>0.318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0839784006887" calcext:value-type="float">
            <text:p>0.130839784</text:p>
          </table:table-cell>
          <table:table-cell office:value-type="float" office:value="0.2025" calcext:value-type="float">
            <text:p>0.20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84144178619532" calcext:value-type="float">
            <text:p>0.1841441786</text:p>
          </table:table-cell>
          <table:table-cell office:value-type="float" office:value="0.303787878787879" calcext:value-type="float">
            <text:p>0.30378787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7247558644489" calcext:value-type="float">
            <text:p>0.1372475586</text:p>
          </table:table-cell>
          <table:table-cell office:value-type="float" office:value="0.196969696969697" calcext:value-type="float">
            <text:p>0.19696969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90431833734902" calcext:value-type="float">
            <text:p>0.1904318337</text:p>
          </table:table-cell>
          <table:table-cell office:value-type="float" office:value="0.290972222222222" calcext:value-type="float">
            <text:p>0.29097222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3198311995078" calcext:value-type="float">
            <text:p>0.143198312</text:p>
          </table:table-cell>
          <table:table-cell office:value-type="float" office:value="0.188888888888889" calcext:value-type="float">
            <text:p>0.188888888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98193132086743" calcext:value-type="float">
            <text:p>0.1981931321</text:p>
          </table:table-cell>
          <table:table-cell office:value-type="float" office:value="0.280769230769231" calcext:value-type="float">
            <text:p>0.28076923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47564048217758" calcext:value-type="float">
            <text:p>0.1475640482</text:p>
          </table:table-cell>
          <table:table-cell office:value-type="float" office:value="0.183974358974359" calcext:value-type="float">
            <text:p>0.18397435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05823562890315" calcext:value-type="float">
            <text:p>0.2058235629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4304574340664" calcext:value-type="float">
            <text:p>0.1543045743</text:p>
          </table:table-cell>
          <table:table-cell office:value-type="float" office:value="0.180952380952381" calcext:value-type="float">
            <text:p>0.1809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10755359916147" calcext:value-type="float">
            <text:p>0.2107553599</text:p>
          </table:table-cell>
          <table:table-cell office:value-type="float" office:value="0.264444444444444" calcext:value-type="float">
            <text:p>0.264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1293029617749" calcext:value-type="float">
            <text:p>0.1612930296</text:p>
          </table:table-cell>
          <table:table-cell office:value-type="float" office:value="0.179444444444444" calcext:value-type="float">
            <text:p>0.17944444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16729008256492" calcext:value-type="float">
            <text:p>0.2167290083</text:p>
          </table:table-cell>
          <table:table-cell office:value-type="float" office:value="0.256770833333333" calcext:value-type="float">
            <text:p>0.2567708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7547035340055" calcext:value-type="float">
            <text:p>0.1675470353</text:p>
          </table:table-cell>
          <table:table-cell office:value-type="float" office:value="0.176041666666667" calcext:value-type="float">
            <text:p>0.1760416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22026643510159" calcext:value-type="float">
            <text:p>0.2220266435</text:p>
          </table:table-cell>
          <table:table-cell office:value-type="float" office:value="0.250980392156863" calcext:value-type="float">
            <text:p>0.25098039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1732775890927" calcext:value-type="float">
            <text:p>0.1717327759</text:p>
          </table:table-cell>
          <table:table-cell office:value-type="float" office:value="0.170588235294117" calcext:value-type="float">
            <text:p>0.170588235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2706499946288" calcext:value-type="float">
            <text:p>0.2270649995</text:p>
          </table:table-cell>
          <table:table-cell office:value-type="float" office:value="0.242592592592593" calcext:value-type="float">
            <text:p>0.24259259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77458416475642" calcext:value-type="float">
            <text:p>0.1774584165</text:p>
          </table:table-cell>
          <table:table-cell office:value-type="float" office:value="0.168055555555555" calcext:value-type="float">
            <text:p>0.16805555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33411396008589" calcext:value-type="float">
            <text:p>0.233411396</text:p>
          </table:table-cell>
          <table:table-cell office:value-type="float" office:value="0.235964912280702" calcext:value-type="float">
            <text:p>0.23596491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2874221143013" calcext:value-type="float">
            <text:p>0.1828742211</text:p>
          </table:table-cell>
          <table:table-cell office:value-type="float" office:value="0.164912280701754" calcext:value-type="float">
            <text:p>0.16491228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38575154798913" calcext:value-type="float">
            <text:p>0.238575154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87363898780995" calcext:value-type="float">
            <text:p>0.1873638988</text:p>
          </table:table-cell>
          <table:table-cell office:value-type="float" office:value="0.161666666666667" calcext:value-type="float">
            <text:p>0.1616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44126351547406" calcext:value-type="float">
            <text:p>0.2441263515</text:p>
          </table:table-cell>
          <table:table-cell office:value-type="float" office:value="0.225396825396825" calcext:value-type="float">
            <text:p>0.22539682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93303068288479" calcext:value-type="float">
            <text:p>0.1933030683</text:p>
          </table:table-cell>
          <table:table-cell office:value-type="float" office:value="0.16031746031746" calcext:value-type="float">
            <text:p>0.16031746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4833708819557" calcext:value-type="float">
            <text:p>0.2483370882</text:p>
          </table:table-cell>
          <table:table-cell office:value-type="float" office:value="0.220454545454545" calcext:value-type="float">
            <text:p>0.22045454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98342631491672" calcext:value-type="float">
            <text:p>0.1983426315</text:p>
          </table:table-cell>
          <table:table-cell office:value-type="float" office:value="0.158712121212121" calcext:value-type="float">
            <text:p>0.158712121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52598127393659" calcext:value-type="float">
            <text:p>0.2525981274</text:p>
          </table:table-cell>
          <table:table-cell office:value-type="float" office:value="0.215579710144927" calcext:value-type="float">
            <text:p>0.21557971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02052981367319" calcext:value-type="float">
            <text:p>0.2020529814</text:p>
          </table:table-cell>
          <table:table-cell office:value-type="float" office:value="0.156884057971014" calcext:value-type="float">
            <text:p>0.15688405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57315899695254" calcext:value-type="float">
            <text:p>0.2573158997</text:p>
          </table:table-cell>
          <table:table-cell office:value-type="float" office:value="0.211805555555555" calcext:value-type="float">
            <text:p>0.211805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04479130202018" calcext:value-type="float">
            <text:p>0.2044791302</text:p>
          </table:table-cell>
          <table:table-cell office:value-type="float" office:value="0.152777777777778" calcext:value-type="float">
            <text:p>0.152777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61198296120712" calcext:value-type="float">
            <text:p>0.2611982961</text:p>
          </table:table-cell>
          <table:table-cell office:value-type="float" office:value="0.208" calcext:value-type="float">
            <text:p>0.2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10516721478116" calcext:value-type="float">
            <text:p>0.2105167215</text:p>
          </table:table-cell>
          <table:table-cell office:value-type="float" office:value="0.151666666666667" calcext:value-type="float">
            <text:p>0.151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65239317401907" calcext:value-type="float">
            <text:p>0.2652393174</text:p>
          </table:table-cell>
          <table:table-cell office:value-type="float" office:value="0.205128205128205" calcext:value-type="float">
            <text:p>0.20512820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12345977481363" calcext:value-type="float">
            <text:p>0.2123459775</text:p>
          </table:table-cell>
          <table:table-cell office:value-type="float" office:value="0.14775641025641" calcext:value-type="float">
            <text:p>0.147756410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68558886431375" calcext:value-type="float">
            <text:p>0.2685588864</text:p>
          </table:table-cell>
          <table:table-cell office:value-type="float" office:value="0.201234567901234" calcext:value-type="float">
            <text:p>0.20123456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14044521472029" calcext:value-type="float">
            <text:p>0.2140445215</text:p>
          </table:table-cell>
          <table:table-cell office:value-type="float" office:value="0.144444444444444" calcext:value-type="float">
            <text:p>0.144444444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711176057703" calcext:value-type="float">
            <text:p>0.2711176058</text:p>
          </table:table-cell>
          <table:table-cell office:value-type="float" office:value="0.197321428571429" calcext:value-type="float">
            <text:p>0.19732142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1783423334101" calcext:value-type="float">
            <text:p>0.2178342333</text:p>
          </table:table-cell>
          <table:table-cell office:value-type="float" office:value="0.141964285714286" calcext:value-type="float">
            <text:p>0.141964285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73491605264587" calcext:value-type="float">
            <text:p>0.2734916053</text:p>
          </table:table-cell>
          <table:table-cell office:value-type="float" office:value="0.193103448275862" calcext:value-type="float">
            <text:p>0.19310344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21258094613015" calcext:value-type="float">
            <text:p>0.2212580946</text:p>
          </table:table-cell>
          <table:table-cell office:value-type="float" office:value="0.140804597701149" calcext:value-type="float">
            <text:p>0.140804597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77475582380944" calcext:value-type="float">
            <text:p>0.277475582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24407261269391" calcext:value-type="float">
            <text:p>0.2244072613</text:p>
          </table:table-cell>
          <table:table-cell office:value-type="float" office:value="0.139444444444444" calcext:value-type="float">
            <text:p>0.1394444444</text:p>
          </table:table-cell>
        </table:table-row>
      </table:table>
      <table:table table:name="Fold5" table:style-name="ta1">
        <table:shapes>
          <draw:frame draw:z-index="0" draw:style-name="gr1" draw:text-style-name="P1" svg:width="453.46pt" svg:height="255.26pt" svg:x="551.82pt" svg:y="215.38pt">
            <loext:p draw:notify-on-update-of-ranges="Fold5.C8:Fold5.C37 Fold5.D8:Fold5.D37 Fold5.G8:Fold5.G37 Fold5.H8:Fold5.H37 Fold5.G40:Fold5.G69 Fold5.H40:Fold5.H69 Fold5.C40:Fold5.C69 Fold5.D40:Fold5.D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527178259712957" calcext:value-type="float">
            <text:p>0.052717826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1379865011558" calcext:value-type="float">
            <text:p>0.0451379865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09826056957377" calcext:value-type="float">
            <text:p>0.0809826057</text:p>
          </table:table-cell>
          <table:table-cell office:value-type="float" office:value="0.645833333333333" calcext:value-type="float">
            <text:p>0.64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0916038964522" calcext:value-type="float">
            <text:p>0.070916039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04500413073534" calcext:value-type="float">
            <text:p>0.1045004131</text:p>
          </table:table-cell>
          <table:table-cell office:value-type="float" office:value="0.572222222222222" calcext:value-type="float">
            <text:p>0.5722222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59259877667047" calcext:value-type="float">
            <text:p>0.0859259878</text:p>
          </table:table-cell>
          <table:table-cell office:value-type="float" office:value="0.472222222222222" calcext:value-type="float">
            <text:p>0.47222222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7768487406127" calcext:value-type="float">
            <text:p>0.1177684874</text:p>
          </table:table-cell>
          <table:table-cell office:value-type="float" office:value="0.50625" calcext:value-type="float">
            <text:p>0.50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91481958207921" calcext:value-type="float">
            <text:p>0.091481958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2788256914704" calcext:value-type="float">
            <text:p>0.1327882569</text:p>
          </table:table-cell>
          <table:table-cell office:value-type="float" office:value="0.471666666666667" calcext:value-type="float">
            <text:p>0.47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82781409766147" calcext:value-type="float">
            <text:p>0.098278141</text:p>
          </table:table-cell>
          <table:table-cell office:value-type="float" office:value="0.328333333333333" calcext:value-type="float">
            <text:p>0.32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4536900922366" calcext:value-type="float">
            <text:p>0.1445369009</text:p>
          </table:table-cell>
          <table:table-cell office:value-type="float" office:value="0.441666666666666" calcext:value-type="float">
            <text:p>0.441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7237995317579" calcext:value-type="float">
            <text:p>0.1072379953</text:p>
          </table:table-cell>
          <table:table-cell office:value-type="float" office:value="0.302777777777778" calcext:value-type="float">
            <text:p>0.302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8349216813093" calcext:value-type="float">
            <text:p>0.1583492168</text:p>
          </table:table-cell>
          <table:table-cell office:value-type="float" office:value="0.413095238095238" calcext:value-type="float">
            <text:p>0.41309523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6446179874988" calcext:value-type="float">
            <text:p>0.1164461799</text:p>
          </table:table-cell>
          <table:table-cell office:value-type="float" office:value="0.283333333333333" calcext:value-type="float">
            <text:p>0.28333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9252488554534" calcext:value-type="float">
            <text:p>0.1692524886</text:p>
          </table:table-cell>
          <table:table-cell office:value-type="float" office:value="0.389583333333333" calcext:value-type="float">
            <text:p>0.38958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6174071987748" calcext:value-type="float">
            <text:p>0.126174072</text:p>
          </table:table-cell>
          <table:table-cell office:value-type="float" office:value="0.266666666666667" calcext:value-type="float">
            <text:p>0.266666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7045462243228" calcext:value-type="float">
            <text:p>0.1770454622</text:p>
          </table:table-cell>
          <table:table-cell office:value-type="float" office:value="0.371296296296296" calcext:value-type="float">
            <text:p>0.3712962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4882569014744" calcext:value-type="float">
            <text:p>0.134882569</text:p>
          </table:table-cell>
          <table:table-cell office:value-type="float" office:value="0.253703703703703" calcext:value-type="float">
            <text:p>0.25370370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5774674046306" calcext:value-type="float">
            <text:p>0.185774674</text:p>
          </table:table-cell>
          <table:table-cell office:value-type="float" office:value="0.354166666666667" calcext:value-type="float">
            <text:p>0.354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4167327014368" calcext:value-type="float">
            <text:p>0.1416732701</text:p>
          </table:table-cell>
          <table:table-cell office:value-type="float" office:value="0.236666666666667" calcext:value-type="float">
            <text:p>0.23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415682635129" calcext:value-type="float">
            <text:p>0.1941568264</text:p>
          </table:table-cell>
          <table:table-cell office:value-type="float" office:value="0.340151515151515" calcext:value-type="float">
            <text:p>0.34015151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6132529099252" calcext:value-type="float">
            <text:p>0.1461325291</text:p>
          </table:table-cell>
          <table:table-cell office:value-type="float" office:value="0.226515151515152" calcext:value-type="float">
            <text:p>0.22651515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1442386201652" calcext:value-type="float">
            <text:p>0.2014423862</text:p>
          </table:table-cell>
          <table:table-cell office:value-type="float" office:value="0.324305555555556" calcext:value-type="float">
            <text:p>0.32430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1846063496324" calcext:value-type="float">
            <text:p>0.1518460635</text:p>
          </table:table-cell>
          <table:table-cell office:value-type="float" office:value="0.217361111111111" calcext:value-type="float">
            <text:p>0.2173611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8719724427103" calcext:value-type="float">
            <text:p>0.2087197244</text:p>
          </table:table-cell>
          <table:table-cell office:value-type="float" office:value="0.31025641025641" calcext:value-type="float">
            <text:p>0.31025641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9726521216796" calcext:value-type="float">
            <text:p>0.1597265212</text:p>
          </table:table-cell>
          <table:table-cell office:value-type="float" office:value="0.212820512820512" calcext:value-type="float">
            <text:p>0.21282051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6257092932766" calcext:value-type="float">
            <text:p>0.2162570929</text:p>
          </table:table-cell>
          <table:table-cell office:value-type="float" office:value="0.300595238095238" calcext:value-type="float">
            <text:p>0.30059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6506015113325" calcext:value-type="float">
            <text:p>0.1650601511</text:p>
          </table:table-cell>
          <table:table-cell office:value-type="float" office:value="0.205357142857143" calcext:value-type="float">
            <text:p>0.20535714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1720561562687" calcext:value-type="float">
            <text:p>0.221720561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74661283074763" calcext:value-type="float">
            <text:p>0.1746612831</text:p>
          </table:table-cell>
          <table:table-cell office:value-type="float" office:value="0.203333333333333" calcext:value-type="float">
            <text:p>0.20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7424758038172" calcext:value-type="float">
            <text:p>0.227424758</text:p>
          </table:table-cell>
          <table:table-cell office:value-type="float" office:value="0.280729166666667" calcext:value-type="float">
            <text:p>0.280729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80444916629276" calcext:value-type="float">
            <text:p>0.180444916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3927893885545" calcext:value-type="float">
            <text:p>0.2339278939</text:p>
          </table:table-cell>
          <table:table-cell office:value-type="float" office:value="0.271078431372549" calcext:value-type="float">
            <text:p>0.27107843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86869290840397" calcext:value-type="float">
            <text:p>0.1868692908</text:p>
          </table:table-cell>
          <table:table-cell office:value-type="float" office:value="0.197058823529411" calcext:value-type="float">
            <text:p>0.197058823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39796002398529" calcext:value-type="float">
            <text:p>0.2397960024</text:p>
          </table:table-cell>
          <table:table-cell office:value-type="float" office:value="0.264351851851852" calcext:value-type="float">
            <text:p>0.26435185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92069519039893" calcext:value-type="float">
            <text:p>0.192069519</text:p>
          </table:table-cell>
          <table:table-cell office:value-type="float" office:value="0.193055555555555" calcext:value-type="float">
            <text:p>0.19305555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6730297524431" calcext:value-type="float">
            <text:p>0.2467302975</text:p>
          </table:table-cell>
          <table:table-cell office:value-type="float" office:value="0.259210526315789" calcext:value-type="float">
            <text:p>0.25921052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9672093487552" calcext:value-type="float">
            <text:p>0.1967209349</text:p>
          </table:table-cell>
          <table:table-cell office:value-type="float" office:value="0.187719298245614" calcext:value-type="float">
            <text:p>0.187719298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5493269939485" calcext:value-type="float">
            <text:p>0.2554932699</text:p>
          </table:table-cell>
          <table:table-cell office:value-type="float" office:value="0.254583333333333" calcext:value-type="float">
            <text:p>0.25458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02842735684278" calcext:value-type="float">
            <text:p>0.2028427357</text:p>
          </table:table-cell>
          <table:table-cell office:value-type="float" office:value="0.185833333333333" calcext:value-type="float">
            <text:p>0.1858333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64365086187242" calcext:value-type="float">
            <text:p>0.2643650862</text:p>
          </table:table-cell>
          <table:table-cell office:value-type="float" office:value="0.251190476190476" calcext:value-type="float">
            <text:p>0.25119047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6155659310888" calcext:value-type="float">
            <text:p>0.2061556593</text:p>
          </table:table-cell>
          <table:table-cell office:value-type="float" office:value="0.181746031746031" calcext:value-type="float">
            <text:p>0.181746031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72636303421922" calcext:value-type="float">
            <text:p>0.2726363034</text:p>
          </table:table-cell>
          <table:table-cell office:value-type="float" office:value="0.247727272727273" calcext:value-type="float">
            <text:p>0.24772727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9758598221656" calcext:value-type="float">
            <text:p>0.2097585982</text:p>
          </table:table-cell>
          <table:table-cell office:value-type="float" office:value="0.178409090909091" calcext:value-type="float">
            <text:p>0.178409090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8003910584616" calcext:value-type="float">
            <text:p>0.2800391058</text:p>
          </table:table-cell>
          <table:table-cell office:value-type="float" office:value="0.244202898550725" calcext:value-type="float">
            <text:p>0.24420289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5110565571621" calcext:value-type="float">
            <text:p>0.2151105656</text:p>
          </table:table-cell>
          <table:table-cell office:value-type="float" office:value="0.17536231884058" calcext:value-type="float">
            <text:p>0.17536231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83210998274051" calcext:value-type="float">
            <text:p>0.2832109983</text:p>
          </table:table-cell>
          <table:table-cell office:value-type="float" office:value="0.237152777777778" calcext:value-type="float">
            <text:p>0.23715277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9831677792733" calcext:value-type="float">
            <text:p>0.2198316778</text:p>
          </table:table-cell>
          <table:table-cell office:value-type="float" office:value="0.171527777777778" calcext:value-type="float">
            <text:p>0.171527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86935319485242" calcext:value-type="float">
            <text:p>0.2869353195</text:p>
          </table:table-cell>
          <table:table-cell office:value-type="float" office:value="0.232" calcext:value-type="float">
            <text:p>0.2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2683756987856" calcext:value-type="float">
            <text:p>0.222683757</text:p>
          </table:table-cell>
          <table:table-cell office:value-type="float" office:value="0.167666666666666" calcext:value-type="float">
            <text:p>0.167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90750972680393" calcext:value-type="float">
            <text:p>0.2907509727</text:p>
          </table:table-cell>
          <table:table-cell office:value-type="float" office:value="0.22724358974359" calcext:value-type="float">
            <text:p>0.22724358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7724287744529" calcext:value-type="float">
            <text:p>0.2277242877</text:p>
          </table:table-cell>
          <table:table-cell office:value-type="float" office:value="0.166346153846154" calcext:value-type="float">
            <text:p>0.166346153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9501097334585" calcext:value-type="float">
            <text:p>0.2950109733</text:p>
          </table:table-cell>
          <table:table-cell office:value-type="float" office:value="0.223148148148148" calcext:value-type="float">
            <text:p>0.22314814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30188696021437" calcext:value-type="float">
            <text:p>0.230188696</text:p>
          </table:table-cell>
          <table:table-cell office:value-type="float" office:value="0.162654320987654" calcext:value-type="float">
            <text:p>0.16265432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98987416488804" calcext:value-type="float">
            <text:p>0.2989874165</text:p>
          </table:table-cell>
          <table:table-cell office:value-type="float" office:value="0.219345238095238" calcext:value-type="float">
            <text:p>0.21934523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3483232791759" calcext:value-type="float">
            <text:p>0.2334832328</text:p>
          </table:table-cell>
          <table:table-cell office:value-type="float" office:value="0.160119047619048" calcext:value-type="float">
            <text:p>0.160119047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01610444167753" calcext:value-type="float">
            <text:p>0.3016104442</text:p>
          </table:table-cell>
          <table:table-cell office:value-type="float" office:value="0.214655172413793" calcext:value-type="float">
            <text:p>0.21465517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8414335036682" calcext:value-type="float">
            <text:p>0.238414335</text:p>
          </table:table-cell>
          <table:table-cell office:value-type="float" office:value="0.157758620689655" calcext:value-type="float">
            <text:p>0.157758620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04818220546001" calcext:value-type="float">
            <text:p>0.3048182205</text:p>
          </table:table-cell>
          <table:table-cell office:value-type="float" office:value="0.211111111111111" calcext:value-type="float">
            <text:p>0.21111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41256361418385" calcext:value-type="float">
            <text:p>0.2412563614</text:p>
          </table:table-cell>
          <table:table-cell office:value-type="float" office:value="0.155277777777778" calcext:value-type="float">
            <text:p>0.155277777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524904954314651" calcext:value-type="float">
            <text:p>0.0524904954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3728453719796" calcext:value-type="float">
            <text:p>0.0433728454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87330406821213" calcext:value-type="float">
            <text:p>0.0787330407</text:p>
          </table:table-cell>
          <table:table-cell office:value-type="float" office:value="0.645833333333333" calcext:value-type="float">
            <text:p>0.64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31836835340791" calcext:value-type="float">
            <text:p>0.0631836835</text:p>
          </table:table-cell>
          <table:table-cell office:value-type="float" office:value="0.520833333333333" calcext:value-type="float">
            <text:p>0.5208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78372890732348" calcext:value-type="float">
            <text:p>0.0978372891</text:p>
          </table:table-cell>
          <table:table-cell office:value-type="float" office:value="0.563888888888889" calcext:value-type="float">
            <text:p>0.56388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56744014265416" calcext:value-type="float">
            <text:p>0.0756744014</text:p>
          </table:table-cell>
          <table:table-cell office:value-type="float" office:value="0.427777777777778" calcext:value-type="float">
            <text:p>0.42777777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6338012090205" calcext:value-type="float">
            <text:p>0.1163380121</text:p>
          </table:table-cell>
          <table:table-cell office:value-type="float" office:value="0.5125" calcext:value-type="float">
            <text:p>0.51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62879640544848" calcext:value-type="float">
            <text:p>0.0862879641</text:p>
          </table:table-cell>
          <table:table-cell office:value-type="float" office:value="0.366666666666667" calcext:value-type="float">
            <text:p>0.366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1902032015208" calcext:value-type="float">
            <text:p>0.131902032</text:p>
          </table:table-cell>
          <table:table-cell office:value-type="float" office:value="0.471666666666667" calcext:value-type="float">
            <text:p>0.47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4390208702626" calcext:value-type="float">
            <text:p>0.0943902087</text:p>
          </table:table-cell>
          <table:table-cell office:value-type="float" office:value="0.318333333333333" calcext:value-type="float">
            <text:p>0.31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6367204848353" calcext:value-type="float">
            <text:p>0.1463672048</text:p>
          </table:table-cell>
          <table:table-cell office:value-type="float" office:value="0.443055555555555" calcext:value-type="float">
            <text:p>0.4430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7001445446741" calcext:value-type="float">
            <text:p>0.1070014454</text:p>
          </table:table-cell>
          <table:table-cell office:value-type="float" office:value="0.294444444444444" calcext:value-type="float">
            <text:p>0.29444444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6403054027612" calcext:value-type="float">
            <text:p>0.156403054</text:p>
          </table:table-cell>
          <table:table-cell office:value-type="float" office:value="0.411904761904762" calcext:value-type="float">
            <text:p>0.41190476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44639586817" calcext:value-type="float">
            <text:p>0.1144639587</text:p>
          </table:table-cell>
          <table:table-cell office:value-type="float" office:value="0.272619047619047" calcext:value-type="float">
            <text:p>0.27261904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5243878624275" calcext:value-type="float">
            <text:p>0.1652438786</text:p>
          </table:table-cell>
          <table:table-cell office:value-type="float" office:value="0.386458333333333" calcext:value-type="float">
            <text:p>0.386458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6794616561231" calcext:value-type="float">
            <text:p>0.1267946166</text:p>
          </table:table-cell>
          <table:table-cell office:value-type="float" office:value="0.263541666666667" calcext:value-type="float">
            <text:p>0.26354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6749964940752" calcext:value-type="float">
            <text:p>0.1767499649</text:p>
          </table:table-cell>
          <table:table-cell office:value-type="float" office:value="0.371296296296296" calcext:value-type="float">
            <text:p>0.3712962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353120847835" calcext:value-type="float">
            <text:p>0.1335312085</text:p>
          </table:table-cell>
          <table:table-cell office:value-type="float" office:value="0.248148148148148" calcext:value-type="float">
            <text:p>0.24814814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8610565163819" calcext:value-type="float">
            <text:p>0.1886105652</text:p>
          </table:table-cell>
          <table:table-cell office:value-type="float" office:value="0.356666666666666" calcext:value-type="float">
            <text:p>0.35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9869191123806" calcext:value-type="float">
            <text:p>0.1398691911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7537128540518" calcext:value-type="float">
            <text:p>0.1975371285</text:p>
          </table:table-cell>
          <table:table-cell office:value-type="float" office:value="0.343181818181818" calcext:value-type="float">
            <text:p>0.34318181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6554687972373" calcext:value-type="float">
            <text:p>0.146554688</text:p>
          </table:table-cell>
          <table:table-cell office:value-type="float" office:value="0.227272727272727" calcext:value-type="float">
            <text:p>0.22727272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1488021359336" calcext:value-type="float">
            <text:p>0.2014880214</text:p>
          </table:table-cell>
          <table:table-cell office:value-type="float" office:value="0.325694444444444" calcext:value-type="float">
            <text:p>0.32569444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1640437707717" calcext:value-type="float">
            <text:p>0.1516404377</text:p>
          </table:table-cell>
          <table:table-cell office:value-type="float" office:value="0.220833333333333" calcext:value-type="float">
            <text:p>0.22083333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9242382184996" calcext:value-type="float">
            <text:p>0.2092423822</text:p>
          </table:table-cell>
          <table:table-cell office:value-type="float" office:value="0.315384615384615" calcext:value-type="float">
            <text:p>0.31538461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4934385955032" calcext:value-type="float">
            <text:p>0.154934386</text:p>
          </table:table-cell>
          <table:table-cell office:value-type="float" office:value="0.207692307692307" calcext:value-type="float">
            <text:p>0.207692307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5501247172938" calcext:value-type="float">
            <text:p>0.2155012472</text:p>
          </table:table-cell>
          <table:table-cell office:value-type="float" office:value="0.30297619047619" calcext:value-type="float">
            <text:p>0.30297619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60478197904504" calcext:value-type="float">
            <text:p>0.1604781979</text:p>
          </table:table-cell>
          <table:table-cell office:value-type="float" office:value="0.200595238095238" calcext:value-type="float">
            <text:p>0.20059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1821807933128" calcext:value-type="float">
            <text:p>0.2218218079</text:p>
          </table:table-cell>
          <table:table-cell office:value-type="float" office:value="0.290555555555555" calcext:value-type="float">
            <text:p>0.29055555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6619873189058" calcext:value-type="float">
            <text:p>0.1666198732</text:p>
          </table:table-cell>
          <table:table-cell office:value-type="float" office:value="0.194444444444444" calcext:value-type="float">
            <text:p>0.19444444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7011812690354" calcext:value-type="float">
            <text:p>0.2270118127</text:p>
          </table:table-cell>
          <table:table-cell office:value-type="float" office:value="0.280729166666667" calcext:value-type="float">
            <text:p>0.280729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5382054313696" calcext:value-type="float">
            <text:p>0.1753820543</text:p>
          </table:table-cell>
          <table:table-cell office:value-type="float" office:value="0.195833333333333" calcext:value-type="float">
            <text:p>0.1958333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4793705687368" calcext:value-type="float">
            <text:p>0.2347937057</text:p>
          </table:table-cell>
          <table:table-cell office:value-type="float" office:value="0.273529411764706" calcext:value-type="float">
            <text:p>0.27352941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9344706493693" calcext:value-type="float">
            <text:p>0.1793447065</text:p>
          </table:table-cell>
          <table:table-cell office:value-type="float" office:value="0.190686274509804" calcext:value-type="float">
            <text:p>0.19068627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0220075048451" calcext:value-type="float">
            <text:p>0.240220075</text:p>
          </table:table-cell>
          <table:table-cell office:value-type="float" office:value="0.265740740740741" calcext:value-type="float">
            <text:p>0.26574074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3488258191593" calcext:value-type="float">
            <text:p>0.1834882582</text:p>
          </table:table-cell>
          <table:table-cell office:value-type="float" office:value="0.184722222222222" calcext:value-type="float">
            <text:p>0.18472222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8803688116975" calcext:value-type="float">
            <text:p>0.2488036881</text:p>
          </table:table-cell>
          <table:table-cell office:value-type="float" office:value="0.260964912280702" calcext:value-type="float">
            <text:p>0.26096491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90079439990022" calcext:value-type="float">
            <text:p>0.19007944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2093318537259" calcext:value-type="float">
            <text:p>0.2520933185</text:p>
          </table:table-cell>
          <table:table-cell office:value-type="float" office:value="0.253333333333333" calcext:value-type="float">
            <text:p>0.25333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6381870069054" calcext:value-type="float">
            <text:p>0.196381870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5686201140864" calcext:value-type="float">
            <text:p>0.2568620114</text:p>
          </table:table-cell>
          <table:table-cell office:value-type="float" office:value="0.246031746031746" calcext:value-type="float">
            <text:p>0.2460317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0835047714251" calcext:value-type="float">
            <text:p>0.2008350477</text:p>
          </table:table-cell>
          <table:table-cell office:value-type="float" office:value="0.176984126984127" calcext:value-type="float">
            <text:p>0.1769841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2351213090995" calcext:value-type="float">
            <text:p>0.2623512131</text:p>
          </table:table-cell>
          <table:table-cell office:value-type="float" office:value="0.240909090909091" calcext:value-type="float">
            <text:p>0.24090909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6335951139293" calcext:value-type="float">
            <text:p>0.2063359511</text:p>
          </table:table-cell>
          <table:table-cell office:value-type="float" office:value="0.175757575757576" calcext:value-type="float">
            <text:p>0.175757575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66256310795435" calcext:value-type="float">
            <text:p>0.2662563108</text:p>
          </table:table-cell>
          <table:table-cell office:value-type="float" office:value="0.234420289855073" calcext:value-type="float">
            <text:p>0.23442028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2159797954519" calcext:value-type="float">
            <text:p>0.212159798</text:p>
          </table:table-cell>
          <table:table-cell office:value-type="float" office:value="0.17463768115942" calcext:value-type="float">
            <text:p>0.17463768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71450496234328" calcext:value-type="float">
            <text:p>0.2714504962</text:p>
          </table:table-cell>
          <table:table-cell office:value-type="float" office:value="0.228819444444444" calcext:value-type="float">
            <text:p>0.22881944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7075304561203" calcext:value-type="float">
            <text:p>0.2170753046</text:p>
          </table:table-cell>
          <table:table-cell office:value-type="float" office:value="0.171180555555556" calcext:value-type="float">
            <text:p>0.171180555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77121283062612" calcext:value-type="float">
            <text:p>0.2771212831</text:p>
          </table:table-cell>
          <table:table-cell office:value-type="float" office:value="0.224666666666667" calcext:value-type="float">
            <text:p>0.224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0304583559638" calcext:value-type="float">
            <text:p>0.2203045836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82999429775306" calcext:value-type="float">
            <text:p>0.2829994298</text:p>
          </table:table-cell>
          <table:table-cell office:value-type="float" office:value="0.221153846153846" calcext:value-type="float">
            <text:p>0.22115384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3888344270523" calcext:value-type="float">
            <text:p>0.2238883443</text:p>
          </table:table-cell>
          <table:table-cell office:value-type="float" office:value="0.165384615384615" calcext:value-type="float">
            <text:p>0.165384615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86043127899289" calcext:value-type="float">
            <text:p>0.2860431279</text:p>
          </table:table-cell>
          <table:table-cell office:value-type="float" office:value="0.216666666666667" calcext:value-type="float">
            <text:p>0.21666666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6645882300498" calcext:value-type="float">
            <text:p>0.2266458823</text:p>
          </table:table-cell>
          <table:table-cell office:value-type="float" office:value="0.162037037037037" calcext:value-type="float">
            <text:p>0.16203703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89336434724952" calcext:value-type="float">
            <text:p>0.2893364347</text:p>
          </table:table-cell>
          <table:table-cell office:value-type="float" office:value="0.212797619047619" calcext:value-type="float">
            <text:p>0.21279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29873934875807" calcext:value-type="float">
            <text:p>0.2298739349</text:p>
          </table:table-cell>
          <table:table-cell office:value-type="float" office:value="0.158928571428571" calcext:value-type="float">
            <text:p>0.158928571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91504130299427" calcext:value-type="float">
            <text:p>0.2915041303</text:p>
          </table:table-cell>
          <table:table-cell office:value-type="float" office:value="0.208333333333333" calcext:value-type="float">
            <text:p>0.208333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3718198305016" calcext:value-type="float">
            <text:p>0.2337181983</text:p>
          </table:table-cell>
          <table:table-cell office:value-type="float" office:value="0.15632183908046" calcext:value-type="float">
            <text:p>0.156321839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94202250098519" calcext:value-type="float">
            <text:p>0.2942022501</text:p>
          </table:table-cell>
          <table:table-cell office:value-type="float" office:value="0.204166666666667" calcext:value-type="float">
            <text:p>0.204166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3573265308191" calcext:value-type="float">
            <text:p>0.2357326531</text:p>
          </table:table-cell>
          <table:table-cell office:value-type="float" office:value="0.153333333333333" calcext:value-type="float">
            <text:p>0.1533333333</text:p>
          </table:table-cell>
        </table:table-row>
      </table:table>
      <table:table table:name="Fold4" table:style-name="ta1">
        <table:shapes>
          <draw:frame draw:z-index="0" draw:style-name="gr1" draw:text-style-name="P1" svg:width="453.46pt" svg:height="255.26pt" svg:x="657.98pt" svg:y="293.67pt">
            <loext:p draw:notify-on-update-of-ranges="Fold4.C8:Fold4.C37 Fold4.D8:Fold4.D37 Fold4.G8:Fold4.G37 Fold4.H8:Fold4.H37 Fold4.G40:Fold4.G69 Fold4.H40:Fold4.H69 Fold4.C40:Fold4.C69 Fold4.D40:Fold4.D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55013824577866" calcext:value-type="float">
            <text:p>0.0455013825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0870394816645" calcext:value-type="float">
            <text:p>0.04408703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72216475049467" calcext:value-type="float">
            <text:p>0.0772216475</text:p>
          </table:table-cell>
          <table:table-cell office:value-type="float" office:value="0.591666666666667" calcext:value-type="float">
            <text:p>0.591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71387181467087" calcext:value-type="float">
            <text:p>0.0671387181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53597150713765" calcext:value-type="float">
            <text:p>0.0953597151</text:p>
          </table:table-cell>
          <table:table-cell office:value-type="float" office:value="0.508333333333333" calcext:value-type="float">
            <text:p>0.508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9095592635731" calcext:value-type="float">
            <text:p>0.0790955926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2037876992298" calcext:value-type="float">
            <text:p>0.112037877</text:p>
          </table:table-cell>
          <table:table-cell office:value-type="float" office:value="0.464583333333333" calcext:value-type="float">
            <text:p>0.46458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93937137361081" calcext:value-type="float">
            <text:p>0.0893937137</text:p>
          </table:table-cell>
          <table:table-cell office:value-type="float" office:value="0.364583333333333" calcext:value-type="float">
            <text:p>0.36458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25685007123845" calcext:value-type="float">
            <text:p>0.1256850071</text:p>
          </table:table-cell>
          <table:table-cell office:value-type="float" office:value="0.425" calcext:value-type="float">
            <text:p>0.4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88214020376883" calcext:value-type="float">
            <text:p>0.098821402</text:p>
          </table:table-cell>
          <table:table-cell office:value-type="float" office:value="0.323333333333333" calcext:value-type="float">
            <text:p>0.32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0583165552934" calcext:value-type="float">
            <text:p>0.1405831656</text:p>
          </table:table-cell>
          <table:table-cell office:value-type="float" office:value="0.398611111111111" calcext:value-type="float">
            <text:p>0.3986111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4097361266013" calcext:value-type="float">
            <text:p>0.1040973613</text:p>
          </table:table-cell>
          <table:table-cell office:value-type="float" office:value="0.286111111111111" calcext:value-type="float">
            <text:p>0.286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0753213528884" calcext:value-type="float">
            <text:p>0.1507532135</text:p>
          </table:table-cell>
          <table:table-cell office:value-type="float" office:value="0.377380952380952" calcext:value-type="float">
            <text:p>0.37738095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0310557620835" calcext:value-type="float">
            <text:p>0.1103105576</text:p>
          </table:table-cell>
          <table:table-cell office:value-type="float" office:value="0.255952380952381" calcext:value-type="float">
            <text:p>0.2559523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59829628965091" calcext:value-type="float">
            <text:p>0.159829629</text:p>
          </table:table-cell>
          <table:table-cell office:value-type="float" office:value="0.357291666666667" calcext:value-type="float">
            <text:p>0.357291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5791003612666" calcext:value-type="float">
            <text:p>0.1157910036</text:p>
          </table:table-cell>
          <table:table-cell office:value-type="float" office:value="0.238541666666667" calcext:value-type="float">
            <text:p>0.23854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68381717479708" calcext:value-type="float">
            <text:p>0.1683817175</text:p>
          </table:table-cell>
          <table:table-cell office:value-type="float" office:value="0.344444444444444" calcext:value-type="float">
            <text:p>0.3444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4473771171213" calcext:value-type="float">
            <text:p>0.1244737712</text:p>
          </table:table-cell>
          <table:table-cell office:value-type="float" office:value="0.233333333333333" calcext:value-type="float">
            <text:p>0.233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9857750526204" calcext:value-type="float">
            <text:p>0.1798577505</text:p>
          </table:table-cell>
          <table:table-cell office:value-type="float" office:value="0.335" calcext:value-type="float">
            <text:p>0.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9359505287475" calcext:value-type="float">
            <text:p>0.1293595053</text:p>
          </table:table-cell>
          <table:table-cell office:value-type="float" office:value="0.220833333333333" calcext:value-type="float">
            <text:p>0.2208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1566984336292" calcext:value-type="float">
            <text:p>0.1915669843</text:p>
          </table:table-cell>
          <table:table-cell office:value-type="float" office:value="0.324242424242424" calcext:value-type="float">
            <text:p>0.32424242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6152867618858" calcext:value-type="float">
            <text:p>0.1361528676</text:p>
          </table:table-cell>
          <table:table-cell office:value-type="float" office:value="0.211363636363637" calcext:value-type="float">
            <text:p>0.21136363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12624532724" calcext:value-type="float">
            <text:p>0.2012624533</text:p>
          </table:table-cell>
          <table:table-cell office:value-type="float" office:value="0.315277777777778" calcext:value-type="float">
            <text:p>0.31527777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2740619393458" calcext:value-type="float">
            <text:p>0.1427406194</text:p>
          </table:table-cell>
          <table:table-cell office:value-type="float" office:value="0.204861111111111" calcext:value-type="float">
            <text:p>0.2048611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9560549410505" calcext:value-type="float">
            <text:p>0.2095605494</text:p>
          </table:table-cell>
          <table:table-cell office:value-type="float" office:value="0.302564102564102" calcext:value-type="float">
            <text:p>0.30256410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131715039318" calcext:value-type="float">
            <text:p>0.1513171504</text:p>
          </table:table-cell>
          <table:table-cell office:value-type="float" office:value="0.200641025641025" calcext:value-type="float">
            <text:p>0.20064102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5535030156361" calcext:value-type="float">
            <text:p>0.2155350302</text:p>
          </table:table-cell>
          <table:table-cell office:value-type="float" office:value="0.290476190476191" calcext:value-type="float">
            <text:p>0.29047619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6843219944269" calcext:value-type="float">
            <text:p>0.1568432199</text:p>
          </table:table-cell>
          <table:table-cell office:value-type="float" office:value="0.193452380952381" calcext:value-type="float">
            <text:p>0.1934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1531283655783" calcext:value-type="float">
            <text:p>0.2215312837</text:p>
          </table:table-cell>
          <table:table-cell office:value-type="float" office:value="0.282222222222222" calcext:value-type="float">
            <text:p>0.2822222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6418872603291" calcext:value-type="float">
            <text:p>0.1664188726</text:p>
          </table:table-cell>
          <table:table-cell office:value-type="float" office:value="0.193333333333333" calcext:value-type="float">
            <text:p>0.19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9898117505299" calcext:value-type="float">
            <text:p>0.2298981175</text:p>
          </table:table-cell>
          <table:table-cell office:value-type="float" office:value="0.276041666666667" calcext:value-type="float">
            <text:p>0.276041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2144198655429" calcext:value-type="float">
            <text:p>0.1721441987</text:p>
          </table:table-cell>
          <table:table-cell office:value-type="float" office:value="0.190104166666667" calcext:value-type="float">
            <text:p>0.190104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5585602201137" calcext:value-type="float">
            <text:p>0.2355856022</text:p>
          </table:table-cell>
          <table:table-cell office:value-type="float" office:value="0.269117647058823" calcext:value-type="float">
            <text:p>0.26911764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6928484969481" calcext:value-type="float">
            <text:p>0.176928485</text:p>
          </table:table-cell>
          <table:table-cell office:value-type="float" office:value="0.186274509803921" calcext:value-type="float">
            <text:p>0.186274509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1649573573189" calcext:value-type="float">
            <text:p>0.2416495736</text:p>
          </table:table-cell>
          <table:table-cell office:value-type="float" office:value="0.261574074074074" calcext:value-type="float">
            <text:p>0.261574074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1641833437776" calcext:value-type="float">
            <text:p>0.1816418334</text:p>
          </table:table-cell>
          <table:table-cell office:value-type="float" office:value="0.181481481481481" calcext:value-type="float">
            <text:p>0.18148148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8276029633236" calcext:value-type="float">
            <text:p>0.2482760296</text:p>
          </table:table-cell>
          <table:table-cell office:value-type="float" office:value="0.255701754385965" calcext:value-type="float">
            <text:p>0.25570175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8932447073815" calcext:value-type="float">
            <text:p>0.1889324471</text:p>
          </table:table-cell>
          <table:table-cell office:value-type="float" office:value="0.178508771929824" calcext:value-type="float">
            <text:p>0.17850877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6578774187516" calcext:value-type="float">
            <text:p>0.2565787742</text:p>
          </table:table-cell>
          <table:table-cell office:value-type="float" office:value="0.2525" calcext:value-type="float">
            <text:p>0.25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5552541994696" calcext:value-type="float">
            <text:p>0.195552542</text:p>
          </table:table-cell>
          <table:table-cell office:value-type="float" office:value="0.175416666666667" calcext:value-type="float">
            <text:p>0.17541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62606468583749" calcext:value-type="float">
            <text:p>0.2626064686</text:p>
          </table:table-cell>
          <table:table-cell office:value-type="float" office:value="0.247222222222222" calcext:value-type="float">
            <text:p>0.24722222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2097496024859" calcext:value-type="float">
            <text:p>0.202097496</text:p>
          </table:table-cell>
          <table:table-cell office:value-type="float" office:value="0.173015873015873" calcext:value-type="float">
            <text:p>0.17301587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9158603450024" calcext:value-type="float">
            <text:p>0.2691586035</text:p>
          </table:table-cell>
          <table:table-cell office:value-type="float" office:value="0.242045454545455" calcext:value-type="float">
            <text:p>0.24204545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6287940248917" calcext:value-type="float">
            <text:p>0.2062879402</text:p>
          </table:table-cell>
          <table:table-cell office:value-type="float" office:value="0.170454545454546" calcext:value-type="float">
            <text:p>0.170454545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73864679352145" calcext:value-type="float">
            <text:p>0.2738646794</text:p>
          </table:table-cell>
          <table:table-cell office:value-type="float" office:value="0.235869565217391" calcext:value-type="float">
            <text:p>0.23586956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3136577698688" calcext:value-type="float">
            <text:p>0.2131365777</text:p>
          </table:table-cell>
          <table:table-cell office:value-type="float" office:value="0.169202898550725" calcext:value-type="float">
            <text:p>0.16920289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79819720307048" calcext:value-type="float">
            <text:p>0.2798197203</text:p>
          </table:table-cell>
          <table:table-cell office:value-type="float" office:value="0.232638888888889" calcext:value-type="float">
            <text:p>0.2326388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7581346093655" calcext:value-type="float">
            <text:p>0.2175813461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82582135504668" calcext:value-type="float">
            <text:p>0.2825821355</text:p>
          </table:table-cell>
          <table:table-cell office:value-type="float" office:value="0.226666666666667" calcext:value-type="float">
            <text:p>0.22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2589977281821" calcext:value-type="float">
            <text:p>0.2225899773</text:p>
          </table:table-cell>
          <table:table-cell office:value-type="float" office:value="0.164333333333333" calcext:value-type="float">
            <text:p>0.164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86555842558876" calcext:value-type="float">
            <text:p>0.2865558426</text:p>
          </table:table-cell>
          <table:table-cell office:value-type="float" office:value="0.222115384615385" calcext:value-type="float">
            <text:p>0.22211538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7379123325969" calcext:value-type="float">
            <text:p>0.2273791233</text:p>
          </table:table-cell>
          <table:table-cell office:value-type="float" office:value="0.161858974358974" calcext:value-type="float">
            <text:p>0.161858974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91512742410278" calcext:value-type="float">
            <text:p>0.2915127424</text:p>
          </table:table-cell>
          <table:table-cell office:value-type="float" office:value="0.21820987654321" calcext:value-type="float">
            <text:p>0.21820987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9678605882351" calcext:value-type="float">
            <text:p>0.2296786059</text:p>
          </table:table-cell>
          <table:table-cell office:value-type="float" office:value="0.158333333333333" calcext:value-type="float">
            <text:p>0.158333333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94579857100111" calcext:value-type="float">
            <text:p>0.2945798571</text:p>
          </table:table-cell>
          <table:table-cell office:value-type="float" office:value="0.2125" calcext:value-type="float">
            <text:p>0.21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6628574543741" calcext:value-type="float">
            <text:p>0.2366285745</text:p>
          </table:table-cell>
          <table:table-cell office:value-type="float" office:value="0.158333333333333" calcext:value-type="float">
            <text:p>0.158333333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00070684715396" calcext:value-type="float">
            <text:p>0.3000706847</text:p>
          </table:table-cell>
          <table:table-cell office:value-type="float" office:value="0.210344827586207" calcext:value-type="float">
            <text:p>0.21034482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4067809341657" calcext:value-type="float">
            <text:p>0.2406780934</text:p>
          </table:table-cell>
          <table:table-cell office:value-type="float" office:value="0.155459770114943" calcext:value-type="float">
            <text:p>0.15545977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06595769328676" calcext:value-type="float">
            <text:p>0.3065957693</text:p>
          </table:table-cell>
          <table:table-cell office:value-type="float" office:value="0.208055555555556" calcext:value-type="float">
            <text:p>0.2080555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43135042105136" calcext:value-type="float">
            <text:p>0.2431350421</text:p>
          </table:table-cell>
          <table:table-cell office:value-type="float" office:value="0.152777777777778" calcext:value-type="float">
            <text:p>0.152777777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53848856587606" calcext:value-type="float">
            <text:p>0.0453848857</text:p>
          </table:table-cell>
          <table:table-cell office:value-type="float" office:value="0.658333333333333" calcext:value-type="float">
            <text:p>0.658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7248334214682" calcext:value-type="float">
            <text:p>0.0427248334</text:p>
          </table:table-cell>
          <table:table-cell office:value-type="float" office:value="0.641666666666667" calcext:value-type="float">
            <text:p>0.641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50283142402404" calcext:value-type="float">
            <text:p>0.0750283142</text:p>
          </table:table-cell>
          <table:table-cell office:value-type="float" office:value="0.570833333333333" calcext:value-type="float">
            <text:p>0.570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63912646967296" calcext:value-type="float">
            <text:p>0.066391264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33639159820485" calcext:value-type="float">
            <text:p>0.09336391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88976994784466" calcext:value-type="float">
            <text:p>0.0788976995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0663893840859" calcext:value-type="float">
            <text:p>0.1106638938</text:p>
          </table:table-cell>
          <table:table-cell office:value-type="float" office:value="0.45625" calcext:value-type="float">
            <text:p>0.45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81488298750577" calcext:value-type="float">
            <text:p>0.0881488299</text:p>
          </table:table-cell>
          <table:table-cell office:value-type="float" office:value="0.364583333333333" calcext:value-type="float">
            <text:p>0.36458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27290107667504" calcext:value-type="float">
            <text:p>0.1272901077</text:p>
          </table:table-cell>
          <table:table-cell office:value-type="float" office:value="0.421666666666667" calcext:value-type="float">
            <text:p>0.42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54928214047746" calcext:value-type="float">
            <text:p>0.095492821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9987414326294" calcext:value-type="float">
            <text:p>0.1399874143</text:p>
          </table:table-cell>
          <table:table-cell office:value-type="float" office:value="0.394444444444444" calcext:value-type="float">
            <text:p>0.3944444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7163645804786" calcext:value-type="float">
            <text:p>0.1071636458</text:p>
          </table:table-cell>
          <table:table-cell office:value-type="float" office:value="0.297222222222222" calcext:value-type="float">
            <text:p>0.29722222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0036906515214" calcext:value-type="float">
            <text:p>0.1500369065</text:p>
          </table:table-cell>
          <table:table-cell office:value-type="float" office:value="0.369047619047619" calcext:value-type="float">
            <text:p>0.3690476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5159891918736" calcext:value-type="float">
            <text:p>0.1151598919</text:p>
          </table:table-cell>
          <table:table-cell office:value-type="float" office:value="0.273809523809524" calcext:value-type="float">
            <text:p>0.27380952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144546082577" calcext:value-type="float">
            <text:p>0.1614454608</text:p>
          </table:table-cell>
          <table:table-cell office:value-type="float" office:value="0.355208333333333" calcext:value-type="float">
            <text:p>0.355208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8400682601124" calcext:value-type="float">
            <text:p>0.1184006826</text:p>
          </table:table-cell>
          <table:table-cell office:value-type="float" office:value="0.246875" calcext:value-type="float">
            <text:p>0.2468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2763592519735" calcext:value-type="float">
            <text:p>0.1727635925</text:p>
          </table:table-cell>
          <table:table-cell office:value-type="float" office:value="0.343518518518518" calcext:value-type="float">
            <text:p>0.34351851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4831021223815" calcext:value-type="float">
            <text:p>0.1248310212</text:p>
          </table:table-cell>
          <table:table-cell office:value-type="float" office:value="0.234259259259259" calcext:value-type="float">
            <text:p>0.23425925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9355775425063" calcext:value-type="float">
            <text:p>0.1893557754</text:p>
          </table:table-cell>
          <table:table-cell office:value-type="float" office:value="0.341666666666667" calcext:value-type="float">
            <text:p>0.341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8046969065402" calcext:value-type="float">
            <text:p>0.1280469691</text:p>
          </table:table-cell>
          <table:table-cell office:value-type="float" office:value="0.218333333333333" calcext:value-type="float">
            <text:p>0.21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8303538869517" calcext:value-type="float">
            <text:p>0.1983035389</text:p>
          </table:table-cell>
          <table:table-cell office:value-type="float" office:value="0.328030303030303" calcext:value-type="float">
            <text:p>0.3280303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3993947567064" calcext:value-type="float">
            <text:p>0.1339939476</text:p>
          </table:table-cell>
          <table:table-cell office:value-type="float" office:value="0.209848484848485" calcext:value-type="float">
            <text:p>0.209848484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4390035325035" calcext:value-type="float">
            <text:p>0.2043900353</text:p>
          </table:table-cell>
          <table:table-cell office:value-type="float" office:value="0.313888888888889" calcext:value-type="float">
            <text:p>0.31388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39645621719378" calcext:value-type="float">
            <text:p>0.1396456217</text:p>
          </table:table-cell>
          <table:table-cell office:value-type="float" office:value="0.202083333333333" calcext:value-type="float">
            <text:p>0.20208333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11735283399786" calcext:value-type="float">
            <text:p>0.2117352834</text:p>
          </table:table-cell>
          <table:table-cell office:value-type="float" office:value="0.301282051282051" calcext:value-type="float">
            <text:p>0.30128205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48556173019726" calcext:value-type="float">
            <text:p>0.148556173</text:p>
          </table:table-cell>
          <table:table-cell office:value-type="float" office:value="0.196794871794871" calcext:value-type="float">
            <text:p>0.19679487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7192159179544" calcext:value-type="float">
            <text:p>0.2171921592</text:p>
          </table:table-cell>
          <table:table-cell office:value-type="float" office:value="0.2875" calcext:value-type="float">
            <text:p>0.28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5743573508269" calcext:value-type="float">
            <text:p>0.1557435735</text:p>
          </table:table-cell>
          <table:table-cell office:value-type="float" office:value="0.191666666666667" calcext:value-type="float">
            <text:p>0.1916666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4487394765858" calcext:value-type="float">
            <text:p>0.2244873948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4117432507615" calcext:value-type="float">
            <text:p>0.164117432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970698314093" calcext:value-type="float">
            <text:p>0.2297069831</text:p>
          </table:table-cell>
          <table:table-cell office:value-type="float" office:value="0.269791666666667" calcext:value-type="float">
            <text:p>0.269791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6135508632347" calcext:value-type="float">
            <text:p>0.1661355086</text:p>
          </table:table-cell>
          <table:table-cell office:value-type="float" office:value="0.181770833333333" calcext:value-type="float">
            <text:p>0.1817708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6310114590611" calcext:value-type="float">
            <text:p>0.2363101146</text:p>
          </table:table-cell>
          <table:table-cell office:value-type="float" office:value="0.263235294117647" calcext:value-type="float">
            <text:p>0.26323529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4765005658219" calcext:value-type="float">
            <text:p>0.1747650057</text:p>
          </table:table-cell>
          <table:table-cell office:value-type="float" office:value="0.180392156862745" calcext:value-type="float">
            <text:p>0.180392156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1109863263983" calcext:value-type="float">
            <text:p>0.2411098633</text:p>
          </table:table-cell>
          <table:table-cell office:value-type="float" office:value="0.255092592592593" calcext:value-type="float">
            <text:p>0.25509259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78310021516489" calcext:value-type="float">
            <text:p>0.178310021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6264624875267" calcext:value-type="float">
            <text:p>0.2462646249</text:p>
          </table:table-cell>
          <table:table-cell office:value-type="float" office:value="0.248684210526316" calcext:value-type="float">
            <text:p>0.24868421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4487049300553" calcext:value-type="float">
            <text:p>0.1844870493</text:p>
          </table:table-cell>
          <table:table-cell office:value-type="float" office:value="0.171929824561403" calcext:value-type="float">
            <text:p>0.171929824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49495219478872" calcext:value-type="float">
            <text:p>0.249495219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3883056899565" calcext:value-type="float">
            <text:p>0.1938830569</text:p>
          </table:table-cell>
          <table:table-cell office:value-type="float" office:value="0.17125" calcext:value-type="float">
            <text:p>0.171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54946540810641" calcext:value-type="float">
            <text:p>0.2549465408</text:p>
          </table:table-cell>
          <table:table-cell office:value-type="float" office:value="0.234523809523809" calcext:value-type="float">
            <text:p>0.23452380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0902369866511" calcext:value-type="float">
            <text:p>0.2009023699</text:p>
          </table:table-cell>
          <table:table-cell office:value-type="float" office:value="0.17063492063492" calcext:value-type="float">
            <text:p>0.170634920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000370639618" calcext:value-type="float">
            <text:p>0.2600037064</text:p>
          </table:table-cell>
          <table:table-cell office:value-type="float" office:value="0.228787878787879" calcext:value-type="float">
            <text:p>0.22878787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6627992913174" calcext:value-type="float">
            <text:p>0.2066279929</text:p>
          </table:table-cell>
          <table:table-cell office:value-type="float" office:value="0.168560606060606" calcext:value-type="float">
            <text:p>0.168560606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63252435815688" calcext:value-type="float">
            <text:p>0.2632524358</text:p>
          </table:table-cell>
          <table:table-cell office:value-type="float" office:value="0.223188405797101" calcext:value-type="float">
            <text:p>0.22318840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0770214472899" calcext:value-type="float">
            <text:p>0.2107702145</text:p>
          </table:table-cell>
          <table:table-cell office:value-type="float" office:value="0.164855072463768" calcext:value-type="float">
            <text:p>0.16485507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67223318371609" calcext:value-type="float">
            <text:p>0.2672233184</text:p>
          </table:table-cell>
          <table:table-cell office:value-type="float" office:value="0.218402777777778" calcext:value-type="float">
            <text:p>0.21840277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5360402740436" calcext:value-type="float">
            <text:p>0.2153604027</text:p>
          </table:table-cell>
          <table:table-cell office:value-type="float" office:value="0.163194444444444" calcext:value-type="float">
            <text:p>0.16319444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72267764967038" calcext:value-type="float">
            <text:p>0.272267765</text:p>
          </table:table-cell>
          <table:table-cell office:value-type="float" office:value="0.215" calcext:value-type="float">
            <text:p>0.2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1256424127014" calcext:value-type="float">
            <text:p>0.2212564241</text:p>
          </table:table-cell>
          <table:table-cell office:value-type="float" office:value="0.162333333333333" calcext:value-type="float">
            <text:p>0.162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79020560311171" calcext:value-type="float">
            <text:p>0.2790205603</text:p>
          </table:table-cell>
          <table:table-cell office:value-type="float" office:value="0.213141025641026" calcext:value-type="float">
            <text:p>0.21314102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5208927287369" calcext:value-type="float">
            <text:p>0.2252089273</text:p>
          </table:table-cell>
          <table:table-cell office:value-type="float" office:value="0.16025641025641" calcext:value-type="float">
            <text:p>0.160256410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84227929261899" calcext:value-type="float">
            <text:p>0.2842279293</text:p>
          </table:table-cell>
          <table:table-cell office:value-type="float" office:value="0.210185185185185" calcext:value-type="float">
            <text:p>0.21018518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8204526142818" calcext:value-type="float">
            <text:p>0.2282045261</text:p>
          </table:table-cell>
          <table:table-cell office:value-type="float" office:value="0.157716049382716" calcext:value-type="float">
            <text:p>0.157716049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88109413887498" calcext:value-type="float">
            <text:p>0.2881094139</text:p>
          </table:table-cell>
          <table:table-cell office:value-type="float" office:value="0.206547619047619" calcext:value-type="float">
            <text:p>0.20654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0467767226616" calcext:value-type="float">
            <text:p>0.2304677672</text:p>
          </table:table-cell>
          <table:table-cell office:value-type="float" office:value="0.155059523809524" calcext:value-type="float">
            <text:p>0.155059523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91374574390723" calcext:value-type="float">
            <text:p>0.2913745744</text:p>
          </table:table-cell>
          <table:table-cell office:value-type="float" office:value="0.202298850574713" calcext:value-type="float">
            <text:p>0.20229885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360287445301" calcext:value-type="float">
            <text:p>0.2336028745</text:p>
          </table:table-cell>
          <table:table-cell office:value-type="float" office:value="0.152298850574713" calcext:value-type="float">
            <text:p>0.152298850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96429193199786" calcext:value-type="float">
            <text:p>0.2964291932</text:p>
          </table:table-cell>
          <table:table-cell office:value-type="float" office:value="0.198888888888889" calcext:value-type="float">
            <text:p>0.19888888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36583045132016" calcext:value-type="float">
            <text:p>0.2365830451</text:p>
          </table:table-cell>
          <table:table-cell office:value-type="float" office:value="0.15" calcext:value-type="float">
            <text:p>0.15</text:p>
          </table:table-cell>
        </table:table-row>
      </table:table>
      <table:table table:name="Fold3" table:style-name="ta1">
        <table:shapes>
          <draw:frame draw:z-index="0" draw:style-name="gr1" draw:text-style-name="P1" svg:width="453.46pt" svg:height="255.26pt" svg:x="572.12pt" svg:y="261.33pt">
            <loext:p draw:notify-on-update-of-ranges="Fold3.C8:Fold3.C37 Fold3.D8:Fold3.D37 Fold3.G8:Fold3.G37 Fold3.H8:Fold3.H37 Fold3.G40:Fold3.G69 Fold3.H40:Fold3.H69 Fold3.C40:Fold3.C69 Fold3.D40:Fold3.D6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5691335509848" calcext:value-type="float">
            <text:p>0.1056913355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57313029689513" calcext:value-type="float">
            <text:p>0.0957313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5887062295987" calcext:value-type="float">
            <text:p>0.155887062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3698032760226" calcext:value-type="float">
            <text:p>0.12369803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96036007395912" calcext:value-type="float">
            <text:p>0.1960360074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0250497568141" calcext:value-type="float">
            <text:p>0.1402504976</text:p>
          </table:table-cell>
          <table:table-cell office:value-type="float" office:value="0.386111111111112" calcext:value-type="float">
            <text:p>0.386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26808006357587" calcext:value-type="float">
            <text:p>0.2268080064</text:p>
          </table:table-cell>
          <table:table-cell office:value-type="float" office:value="0.466666666666667" calcext:value-type="float">
            <text:p>0.4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59327352426246" calcext:value-type="float">
            <text:p>0.1593273524</text:p>
          </table:table-cell>
          <table:table-cell office:value-type="float" office:value="0.322916666666667" calcext:value-type="float">
            <text:p>0.32291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53574375499473" calcext:value-type="float">
            <text:p>0.2535743755</text:p>
          </table:table-cell>
          <table:table-cell office:value-type="float" office:value="0.426666666666667" calcext:value-type="float">
            <text:p>0.42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6897607938016" calcext:value-type="float">
            <text:p>0.1768976079</text:p>
          </table:table-cell>
          <table:table-cell office:value-type="float" office:value="0.291666666666667" calcext:value-type="float">
            <text:p>0.291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719395507016" calcext:value-type="float">
            <text:p>0.2671939551</text:p>
          </table:table-cell>
          <table:table-cell office:value-type="float" office:value="0.383333333333333" calcext:value-type="float">
            <text:p>0.383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02428613901007" calcext:value-type="float">
            <text:p>0.2024286139</text:p>
          </table:table-cell>
          <table:table-cell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83274511164324" calcext:value-type="float">
            <text:p>0.2832745112</text:p>
          </table:table-cell>
          <table:table-cell office:value-type="float" office:value="0.354761904761905" calcext:value-type="float">
            <text:p>0.35476190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7887352287377" calcext:value-type="float">
            <text:p>0.2178873523</text:p>
          </table:table-cell>
          <table:table-cell office:value-type="float" office:value="0.254761904761904" calcext:value-type="float">
            <text:p>0.25476190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4278577107033" calcext:value-type="float">
            <text:p>0.3042785771</text:p>
          </table:table-cell>
          <table:table-cell office:value-type="float" office:value="0.336458333333333" calcext:value-type="float">
            <text:p>0.336458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31066132099831" calcext:value-type="float">
            <text:p>0.2310661321</text:p>
          </table:table-cell>
          <table:table-cell office:value-type="float" office:value="0.239583333333333" calcext:value-type="float">
            <text:p>0.23958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4700590104574" calcext:value-type="float">
            <text:p>0.3147005901</text:p>
          </table:table-cell>
          <table:table-cell office:value-type="float" office:value="0.312962962962963" calcext:value-type="float">
            <text:p>0.312962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4947943176313" calcext:value-type="float">
            <text:p>0.2494794318</text:p>
          </table:table-cell>
          <table:table-cell office:value-type="float" office:value="0.227777777777777" calcext:value-type="float">
            <text:p>0.22777777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687351142128" calcext:value-type="float">
            <text:p>0.3268735114</text:p>
          </table:table-cell>
          <table:table-cell office:value-type="float" office:value="0.294166666666667" calcext:value-type="float">
            <text:p>0.294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5778712207632" calcext:value-type="float">
            <text:p>0.2657787122</text:p>
          </table:table-cell>
          <table:table-cell office:value-type="float" office:value="0.221666666666667" calcext:value-type="float">
            <text:p>0.221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43962423418422" calcext:value-type="float">
            <text:p>0.3439624234</text:p>
          </table:table-cell>
          <table:table-cell office:value-type="float" office:value="0.284090909090909" calcext:value-type="float">
            <text:p>0.2840909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5794922240289" calcext:value-type="float">
            <text:p>0.2757949222</text:p>
          </table:table-cell>
          <table:table-cell office:value-type="float" office:value="0.210606060606061" calcext:value-type="float">
            <text:p>0.21060606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54752618339648" calcext:value-type="float">
            <text:p>0.3547526183</text:p>
          </table:table-cell>
          <table:table-cell office:value-type="float" office:value="0.270138888888889" calcext:value-type="float">
            <text:p>0.27013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82359009466204" calcext:value-type="float">
            <text:p>0.282359009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60951795693059" calcext:value-type="float">
            <text:p>0.3609517957</text:p>
          </table:table-cell>
          <table:table-cell office:value-type="float" office:value="0.25576923076923" calcext:value-type="float">
            <text:p>0.25576923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5144697102752" calcext:value-type="float">
            <text:p>0.2951446971</text:p>
          </table:table-cell>
          <table:table-cell office:value-type="float" office:value="0.19551282051282" calcext:value-type="float">
            <text:p>0.195512820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67179516496129" calcext:value-type="float">
            <text:p>0.3671795165</text:p>
          </table:table-cell>
          <table:table-cell office:value-type="float" office:value="0.243452380952381" calcext:value-type="float">
            <text:p>0.2434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04954060873513" calcext:value-type="float">
            <text:p>0.3049540609</text:p>
          </table:table-cell>
          <table:table-cell office:value-type="float" office:value="0.188690476190476" calcext:value-type="float">
            <text:p>0.188690476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70792783562215" calcext:value-type="float">
            <text:p>0.3707927836</text:p>
          </table:table-cell>
          <table:table-cell office:value-type="float" office:value="0.231666666666666" calcext:value-type="float">
            <text:p>0.231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8511568554004" calcext:value-type="float">
            <text:p>0.3185115686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77235769051316" calcext:value-type="float">
            <text:p>0.3772357691</text:p>
          </table:table-cell>
          <table:table-cell office:value-type="float" office:value="0.222916666666667" calcext:value-type="float">
            <text:p>0.22291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576817317516" calcext:value-type="float">
            <text:p>0.3257681732</text:p>
          </table:table-cell>
          <table:table-cell office:value-type="float" office:value="0.1765625" calcext:value-type="float">
            <text:p>0.17656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86368314746362" calcext:value-type="float">
            <text:p>0.3863683147</text:p>
          </table:table-cell>
          <table:table-cell office:value-type="float" office:value="0.215196078431372" calcext:value-type="float">
            <text:p>0.21519607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34544845759399" calcext:value-type="float">
            <text:p>0.3345448458</text:p>
          </table:table-cell>
          <table:table-cell office:value-type="float" office:value="0.17156862745098" calcext:value-type="float">
            <text:p>0.171568627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94111194146213" calcext:value-type="float">
            <text:p>0.3941111941</text:p>
          </table:table-cell>
          <table:table-cell office:value-type="float" office:value="0.209722222222222" calcext:value-type="float">
            <text:p>0.2097222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44256746226329" calcext:value-type="float">
            <text:p>0.3442567462</text:p>
          </table:table-cell>
          <table:table-cell office:value-type="float" office:value="0.168055555555555" calcext:value-type="float">
            <text:p>0.16805555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02412802924698" calcext:value-type="float">
            <text:p>0.4024128029</text:p>
          </table:table-cell>
          <table:table-cell office:value-type="float" office:value="0.205263157894737" calcext:value-type="float">
            <text:p>0.20526315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52033104759345" calcext:value-type="float">
            <text:p>0.3520331048</text:p>
          </table:table-cell>
          <table:table-cell office:value-type="float" office:value="0.164035087719298" calcext:value-type="float">
            <text:p>0.164035087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08573342015787" calcext:value-type="float">
            <text:p>0.408573342</text:p>
          </table:table-cell>
          <table:table-cell office:value-type="float" office:value="0.199166666666667" calcext:value-type="float">
            <text:p>0.199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54935668562644" calcext:value-type="float">
            <text:p>0.3549356686</text:p>
          </table:table-cell>
          <table:table-cell office:value-type="float" office:value="0.157916666666667" calcext:value-type="float">
            <text:p>0.15791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12333170066828" calcext:value-type="float">
            <text:p>0.4123331701</text:p>
          </table:table-cell>
          <table:table-cell office:value-type="float" office:value="0.192857142857143" calcext:value-type="float">
            <text:p>0.19285714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60241387065826" calcext:value-type="float">
            <text:p>0.3602413871</text:p>
          </table:table-cell>
          <table:table-cell office:value-type="float" office:value="0.153174603174603" calcext:value-type="float">
            <text:p>0.153174603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69141467803" calcext:value-type="float">
            <text:p>0.4169141468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69818114723871" calcext:value-type="float">
            <text:p>0.3698181147</text:p>
          </table:table-cell>
          <table:table-cell office:value-type="float" office:value="0.151515151515152" calcext:value-type="float">
            <text:p>0.15151515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22065821086386" calcext:value-type="float">
            <text:p>0.4220658211</text:p>
          </table:table-cell>
          <table:table-cell office:value-type="float" office:value="0.182971014492754" calcext:value-type="float">
            <text:p>0.18297101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74321098407404" calcext:value-type="float">
            <text:p>0.3743210984</text:p>
          </table:table-cell>
          <table:table-cell office:value-type="float" office:value="0.147463768115942" calcext:value-type="float">
            <text:p>0.147463768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25012357490803" calcext:value-type="float">
            <text:p>0.4250123575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9042604821861" calcext:value-type="float">
            <text:p>0.3790426048</text:p>
          </table:table-cell>
          <table:table-cell office:value-type="float" office:value="0.144444444444444" calcext:value-type="float">
            <text:p>0.14444444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31758691505922" calcext:value-type="float">
            <text:p>0.4317586915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82562484996153" calcext:value-type="float">
            <text:p>0.382562485</text:p>
          </table:table-cell>
          <table:table-cell office:value-type="float" office:value="0.140333333333333" calcext:value-type="float">
            <text:p>0.140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34159251946681" calcext:value-type="float">
            <text:p>0.4341592519</text:p>
          </table:table-cell>
          <table:table-cell office:value-type="float" office:value="0.169551282051282" calcext:value-type="float">
            <text:p>0.16955128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8967399526067" calcext:value-type="float">
            <text:p>0.3889673995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4153221380592" calcext:value-type="float">
            <text:p>0.4415322138</text:p>
          </table:table-cell>
          <table:table-cell office:value-type="float" office:value="0.167283950617284" calcext:value-type="float">
            <text:p>0.167283950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9409514830805" calcext:value-type="float">
            <text:p>0.3940951483</text:p>
          </table:table-cell>
          <table:table-cell office:value-type="float" office:value="0.134567901234568" calcext:value-type="float">
            <text:p>0.134567901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50908341150797" calcext:value-type="float">
            <text:p>0.4509083412</text:p>
          </table:table-cell>
          <table:table-cell office:value-type="float" office:value="0.164880952380952" calcext:value-type="float">
            <text:p>0.16488095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6590991131711" calcext:value-type="float">
            <text:p>0.3965909911</text:p>
          </table:table-cell>
          <table:table-cell office:value-type="float" office:value="0.13125" calcext:value-type="float">
            <text:p>0.1312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55740173971761" calcext:value-type="float">
            <text:p>0.455740174</text:p>
          </table:table-cell>
          <table:table-cell office:value-type="float" office:value="0.161494252873563" calcext:value-type="float">
            <text:p>0.16149425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9903922702591" calcext:value-type="float">
            <text:p>0.3999039227</text:p>
          </table:table-cell>
          <table:table-cell office:value-type="float" office:value="0.128735632183908" calcext:value-type="float">
            <text:p>0.128735632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61976553249354" calcext:value-type="float">
            <text:p>0.4619765532</text:p>
          </table:table-cell>
          <table:table-cell office:value-type="float" office:value="0.159166666666667" calcext:value-type="float">
            <text:p>0.159166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03837162665242" calcext:value-type="float">
            <text:p>0.4038371627</text:p>
          </table:table-cell>
          <table:table-cell office:value-type="float" office:value="0.125833333333333" calcext:value-type="float">
            <text:p>0.12583333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5889748208261" calcext:value-type="float">
            <text:p>0.1058897482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93314242858065" calcext:value-type="float">
            <text:p>0.089331424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603993512918" calcext:value-type="float">
            <text:p>0.1546039935</text:p>
          </table:table-cell>
          <table:table-cell office:value-type="float" office:value="0.616666666666667" calcext:value-type="float">
            <text:p>0.61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6698257438082" calcext:value-type="float">
            <text:p>0.1166982574</text:p>
          </table:table-cell>
          <table:table-cell office:value-type="float" office:value="0.483333333333333" calcext:value-type="float">
            <text:p>0.48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90856457631593" calcext:value-type="float">
            <text:p>0.1908564576</text:p>
          </table:table-cell>
          <table:table-cell office:value-type="float" office:value="0.516666666666667" calcext:value-type="float">
            <text:p>0.51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6972344814868" calcext:value-type="float">
            <text:p>0.1469723448</text:p>
          </table:table-cell>
          <table:table-cell office:value-type="float" office:value="0.402777777777778" calcext:value-type="float">
            <text:p>0.40277777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2343793731985" calcext:value-type="float">
            <text:p>0.2234379373</text:p>
          </table:table-cell>
          <table:table-cell office:value-type="float" office:value="0.454166666666667" calcext:value-type="float">
            <text:p>0.4541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4420763997356" calcext:value-type="float">
            <text:p>0.164420764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45848427105935" calcext:value-type="float">
            <text:p>0.2458484271</text:p>
          </table:table-cell>
          <table:table-cell office:value-type="float" office:value="0.408333333333333" calcext:value-type="float">
            <text:p>0.408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83857985523393" calcext:value-type="float">
            <text:p>0.183857985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3730115367364" calcext:value-type="float">
            <text:p>0.2637301154</text:p>
          </table:table-cell>
          <table:table-cell office:value-type="float" office:value="0.373611111111111" calcext:value-type="float">
            <text:p>0.3736111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05700367678276" calcext:value-type="float">
            <text:p>0.2057003677</text:p>
          </table:table-cell>
          <table:table-cell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76037964734969" calcext:value-type="float">
            <text:p>0.2760379647</text:p>
          </table:table-cell>
          <table:table-cell office:value-type="float" office:value="0.34047619047619" calcext:value-type="float">
            <text:p>0.34047619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28708641994116" calcext:value-type="float">
            <text:p>0.228708642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98612380999464" calcext:value-type="float">
            <text:p>0.298612381</text:p>
          </table:table-cell>
          <table:table-cell office:value-type="float" office:value="0.325" calcext:value-type="float">
            <text:p>0.3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9395940352983" calcext:value-type="float">
            <text:p>0.2493959404</text:p>
          </table:table-cell>
          <table:table-cell office:value-type="float" office:value="0.251041666666667" calcext:value-type="float">
            <text:p>0.25104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5714854990546" calcext:value-type="float">
            <text:p>0.315714855</text:p>
          </table:table-cell>
          <table:table-cell office:value-type="float" office:value="0.307407407407407" calcext:value-type="float">
            <text:p>0.30740740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0293009042234" calcext:value-type="float">
            <text:p>0.260293009</text:p>
          </table:table-cell>
          <table:table-cell office:value-type="float" office:value="0.235185185185185" calcext:value-type="float">
            <text:p>0.23518518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3387679853432" calcext:value-type="float">
            <text:p>0.3233876799</text:p>
          </table:table-cell>
          <table:table-cell office:value-type="float" office:value="0.289166666666667" calcext:value-type="float">
            <text:p>0.289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9403854104608" calcext:value-type="float">
            <text:p>0.2694038541</text:p>
          </table:table-cell>
          <table:table-cell office:value-type="float" office:value="0.2225" calcext:value-type="float">
            <text:p>0.22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33781749604682" calcext:value-type="float">
            <text:p>0.3337817496</text:p>
          </table:table-cell>
          <table:table-cell office:value-type="float" office:value="0.276515151515152" calcext:value-type="float">
            <text:p>0.27651515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9696938433972" calcext:value-type="float">
            <text:p>0.2796969384</text:p>
          </table:table-cell>
          <table:table-cell office:value-type="float" office:value="0.213636363636364" calcext:value-type="float">
            <text:p>0.21363636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42424628262879" calcext:value-type="float">
            <text:p>0.3424246283</text:p>
          </table:table-cell>
          <table:table-cell office:value-type="float" office:value="0.263194444444444" calcext:value-type="float">
            <text:p>0.26319444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87585522820718" calcext:value-type="float">
            <text:p>0.2875855228</text:p>
          </table:table-cell>
          <table:table-cell office:value-type="float" office:value="0.202777777777778" calcext:value-type="float">
            <text:p>0.202777777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52171736783706" calcext:value-type="float">
            <text:p>0.3521717368</text:p>
          </table:table-cell>
          <table:table-cell office:value-type="float" office:value="0.252564102564102" calcext:value-type="float">
            <text:p>0.25256410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4693928180719" calcext:value-type="float">
            <text:p>0.2946939282</text:p>
          </table:table-cell>
          <table:table-cell office:value-type="float" office:value="0.19551282051282" calcext:value-type="float">
            <text:p>0.195512820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61657258488074" calcext:value-type="float">
            <text:p>0.3616572585</text:p>
          </table:table-cell>
          <table:table-cell office:value-type="float" office:value="0.242857142857143" calcext:value-type="float">
            <text:p>0.24285714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01992360235182" calcext:value-type="float">
            <text:p>0.3019923602</text:p>
          </table:table-cell>
          <table:table-cell office:value-type="float" office:value="0.188095238095238" calcext:value-type="float">
            <text:p>0.18809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69317158354839" calcext:value-type="float">
            <text:p>0.3693171584</text:p>
          </table:table-cell>
          <table:table-cell office:value-type="float" office:value="0.233333333333333" calcext:value-type="float">
            <text:p>0.23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207115966431" calcext:value-type="float">
            <text:p>0.3120711597</text:p>
          </table:table-cell>
          <table:table-cell office:value-type="float" office:value="0.182777777777778" calcext:value-type="float">
            <text:p>0.18277777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7542608993252" calcext:value-type="float">
            <text:p>0.3754260899</text:p>
          </table:table-cell>
          <table:table-cell office:value-type="float" office:value="0.2234375" calcext:value-type="float">
            <text:p>0.22343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1045140762385" calcext:value-type="float">
            <text:p>0.3210451408</text:p>
          </table:table-cell>
          <table:table-cell office:value-type="float" office:value="0.178645833333333" calcext:value-type="float">
            <text:p>0.1786458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81140784105095" calcext:value-type="float">
            <text:p>0.3811407841</text:p>
          </table:table-cell>
          <table:table-cell office:value-type="float" office:value="0.214705882352941" calcext:value-type="float">
            <text:p>0.21470588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6456153733882" calcext:value-type="float">
            <text:p>0.3264561537</text:p>
          </table:table-cell>
          <table:table-cell office:value-type="float" office:value="0.171078431372549" calcext:value-type="float">
            <text:p>0.17107843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87840848024425" calcext:value-type="float">
            <text:p>0.387840848</text:p>
          </table:table-cell>
          <table:table-cell office:value-type="float" office:value="0.20787037037037" calcext:value-type="float">
            <text:p>0.20787037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29444009146352" calcext:value-type="float">
            <text:p>0.3294440091</text:p>
          </table:table-cell>
          <table:table-cell office:value-type="float" office:value="0.164351851851852" calcext:value-type="float">
            <text:p>0.16435185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92417084955876" calcext:value-type="float">
            <text:p>0.392417085</text:p>
          </table:table-cell>
          <table:table-cell office:value-type="float" office:value="0.200877192982456" calcext:value-type="float">
            <text:p>0.2008771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4343664644062" calcext:value-type="float">
            <text:p>0.3434366464</text:p>
          </table:table-cell>
          <table:table-cell office:value-type="float" office:value="0.160964912280702" calcext:value-type="float">
            <text:p>0.16096491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97445301254473" calcext:value-type="float">
            <text:p>0.3974453013</text:p>
          </table:table-cell>
          <table:table-cell office:value-type="float" office:value="0.194166666666667" calcext:value-type="float">
            <text:p>0.194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5020087485926" calcext:value-type="float">
            <text:p>0.3502008749</text:p>
          </table:table-cell>
          <table:table-cell office:value-type="float" office:value="0.156666666666667" calcext:value-type="float">
            <text:p>0.1566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01412018458482" calcext:value-type="float">
            <text:p>0.4014120185</text:p>
          </table:table-cell>
          <table:table-cell office:value-type="float" office:value="0.188095238095238" calcext:value-type="float">
            <text:p>0.18809523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57904799021518" calcext:value-type="float">
            <text:p>0.357904799</text:p>
          </table:table-cell>
          <table:table-cell office:value-type="float" office:value="0.152380952380952" calcext:value-type="float">
            <text:p>0.15238095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5832037097251" calcext:value-type="float">
            <text:p>0.4058320371</text:p>
          </table:table-cell>
          <table:table-cell office:value-type="float" office:value="0.18219696969697" calcext:value-type="float">
            <text:p>0.18219696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64344418429887" calcext:value-type="float">
            <text:p>0.3643444184</text:p>
          </table:table-cell>
          <table:table-cell office:value-type="float" office:value="0.148484848484849" calcext:value-type="float">
            <text:p>0.148484848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09666077574656" calcext:value-type="float">
            <text:p>0.4096660776</text:p>
          </table:table-cell>
          <table:table-cell office:value-type="float" office:value="0.177536231884058" calcext:value-type="float">
            <text:p>0.17753623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70091096403811" calcext:value-type="float">
            <text:p>0.3700910964</text:p>
          </table:table-cell>
          <table:table-cell office:value-type="float" office:value="0.144927536231884" calcext:value-type="float">
            <text:p>0.144927536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4506955811916" calcext:value-type="float">
            <text:p>0.4145069558</text:p>
          </table:table-cell>
          <table:table-cell office:value-type="float" office:value="0.172569444444444" calcext:value-type="float">
            <text:p>0.17256944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3147586511931" calcext:value-type="float">
            <text:p>0.3731475865</text:p>
          </table:table-cell>
          <table:table-cell office:value-type="float" office:value="0.140972222222222" calcext:value-type="float">
            <text:p>0.140972222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15050369936825" calcext:value-type="float">
            <text:p>0.4150503699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8212823132895" calcext:value-type="float">
            <text:p>0.3782128231</text:p>
          </table:table-cell>
          <table:table-cell office:value-type="float" office:value="0.137333333333333" calcext:value-type="float">
            <text:p>0.137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19452892857712" calcext:value-type="float">
            <text:p>0.4194528929</text:p>
          </table:table-cell>
          <table:table-cell office:value-type="float" office:value="0.163461538461538" calcext:value-type="float">
            <text:p>0.16346153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3692028704013" calcext:value-type="float">
            <text:p>0.3836920287</text:p>
          </table:table-cell>
          <table:table-cell office:value-type="float" office:value="0.134935897435897" calcext:value-type="float">
            <text:p>0.134935897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22077451940605" calcext:value-type="float">
            <text:p>0.4220774519</text:p>
          </table:table-cell>
          <table:table-cell office:value-type="float" office:value="0.159259259259259" calcext:value-type="float">
            <text:p>0.15925925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9215943446677" calcext:value-type="float">
            <text:p>0.3892159434</text:p>
          </table:table-cell>
          <table:table-cell office:value-type="float" office:value="0.132407407407407" calcext:value-type="float">
            <text:p>0.132407407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2476150186972" calcext:value-type="float">
            <text:p>0.4247615019</text:p>
          </table:table-cell>
          <table:table-cell office:value-type="float" office:value="0.155059523809524" calcext:value-type="float">
            <text:p>0.15505952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4656035308338" calcext:value-type="float">
            <text:p>0.3946560353</text:p>
          </table:table-cell>
          <table:table-cell office:value-type="float" office:value="0.130059523809524" calcext:value-type="float">
            <text:p>0.130059523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26243810070778" calcext:value-type="float">
            <text:p>0.4262438101</text:p>
          </table:table-cell>
          <table:table-cell office:value-type="float" office:value="0.150862068965517" calcext:value-type="float">
            <text:p>0.1508620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7138674197227" calcext:value-type="float">
            <text:p>0.3971386742</text:p>
          </table:table-cell>
          <table:table-cell office:value-type="float" office:value="0.126436781609196" calcext:value-type="float">
            <text:p>0.126436781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29582638657769" calcext:value-type="float">
            <text:p>0.4295826387</text:p>
          </table:table-cell>
          <table:table-cell office:value-type="float" office:value="0.147222222222222" calcext:value-type="float">
            <text:p>0.14722222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99382416180552" calcext:value-type="float">
            <text:p>0.3993824162</text:p>
          </table:table-cell>
          <table:table-cell office:value-type="float" office:value="0.123611111111111" calcext:value-type="float">
            <text:p>0.1236111111</text:p>
          </table:table-cell>
        </table:table-row>
      </table:table>
      <table:table table:name="Fold2" table:style-name="ta1">
        <table:shapes>
          <draw:frame draw:z-index="0" draw:style-name="gr1" draw:text-style-name="P1" svg:width="453.46pt" svg:height="255.26pt" svg:x="596.32pt" svg:y="176.26pt">
            <loext:p draw:notify-on-update-of-ranges="Fold2.C8:Fold2.C37 Fold2.D8:Fold2.D37 Fold2.G8:Fold2.G37 Fold2.H8:Fold2.H37 Fold2.G40:Fold2.G69 Fold2.H40:Fold2.H69 Fold2.C40:Fold2.C69 Fold2.D40:Fold2.D6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1603937686826" calcext:value-type="float">
            <text:p>0.1116039377</text:p>
          </table:table-cell>
          <table:table-cell office:value-type="float" office:value="0.808333333333333" calcext:value-type="float">
            <text:p>0.808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8201653696307" calcext:value-type="float">
            <text:p>0.1082016537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72888666516198" calcext:value-type="float">
            <text:p>0.1728886665</text:p>
          </table:table-cell>
          <table:table-cell office:value-type="float" office:value="0.620833333333333" calcext:value-type="float">
            <text:p>0.620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3967299227819" calcext:value-type="float">
            <text:p>0.153967299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7784941751233" calcext:value-type="float">
            <text:p>0.2077849418</text:p>
          </table:table-cell>
          <table:table-cell office:value-type="float" office:value="0.513888888888889" calcext:value-type="float">
            <text:p>0.51388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6596255919276" calcext:value-type="float">
            <text:p>0.1765962559</text:p>
          </table:table-cell>
          <table:table-cell office:value-type="float" office:value="0.430555555555556" calcext:value-type="float">
            <text:p>0.43055555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38269325967235" calcext:value-type="float">
            <text:p>0.238269326</text:p>
          </table:table-cell>
          <table:table-cell office:value-type="float" office:value="0.447916666666667" calcext:value-type="float">
            <text:p>0.4479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01117783547421" calcext:value-type="float">
            <text:p>0.2011177835</text:p>
          </table:table-cell>
          <table:table-cell office:value-type="float" office:value="0.370833333333333" calcext:value-type="float">
            <text:p>0.3708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64173535762837" calcext:value-type="float">
            <text:p>0.2641735358</text:p>
          </table:table-cell>
          <table:table-cell office:value-type="float" office:value="0.406666666666667" calcext:value-type="float">
            <text:p>0.40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8481001561899" calcext:value-type="float">
            <text:p>0.208481001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86128716598445" calcext:value-type="float">
            <text:p>0.2861287166</text:p>
          </table:table-cell>
          <table:table-cell office:value-type="float" office:value="0.373611111111111" calcext:value-type="float">
            <text:p>0.3736111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9486187403395" calcext:value-type="float">
            <text:p>0.2194861874</text:p>
          </table:table-cell>
          <table:table-cell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302181128119249" calcext:value-type="float">
            <text:p>0.3021811281</text:p>
          </table:table-cell>
          <table:table-cell office:value-type="float" office:value="0.344047619047619" calcext:value-type="float">
            <text:p>0.3440476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35015588557796" calcext:value-type="float">
            <text:p>0.2350155886</text:p>
          </table:table-cell>
          <table:table-cell office:value-type="float" office:value="0.253571428571428" calcext:value-type="float">
            <text:p>0.253571428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16996093246714" calcext:value-type="float">
            <text:p>0.3169960932</text:p>
          </table:table-cell>
          <table:table-cell office:value-type="float" office:value="0.315625" calcext:value-type="float">
            <text:p>0.315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6489018509487" calcext:value-type="float">
            <text:p>0.2464890185</text:p>
          </table:table-cell>
          <table:table-cell office:value-type="float" office:value="0.232291666666667" calcext:value-type="float">
            <text:p>0.2322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28657630012418" calcext:value-type="float">
            <text:p>0.32865763</text:p>
          </table:table-cell>
          <table:table-cell office:value-type="float" office:value="0.291666666666666" calcext:value-type="float">
            <text:p>0.2916666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4209376854845" calcext:value-type="float">
            <text:p>0.2642093769</text:p>
          </table:table-cell>
          <table:table-cell office:value-type="float" office:value="0.221296296296296" calcext:value-type="float">
            <text:p>0.22129629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41048676465964" calcext:value-type="float">
            <text:p>0.3410486765</text:p>
          </table:table-cell>
          <table:table-cell office:value-type="float" office:value="0.2725" calcext:value-type="float">
            <text:p>0.27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77851817416929" calcext:value-type="float">
            <text:p>0.277851817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5296434181913" calcext:value-type="float">
            <text:p>0.3529643418</text:p>
          </table:table-cell>
          <table:table-cell office:value-type="float" office:value="0.256818181818182" calcext:value-type="float">
            <text:p>0.25681818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89372657282067" calcext:value-type="float">
            <text:p>0.2893726573</text:p>
          </table:table-cell>
          <table:table-cell office:value-type="float" office:value="0.201515151515152" calcext:value-type="float">
            <text:p>0.20151515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66185167655087" calcext:value-type="float">
            <text:p>0.3661851677</text:p>
          </table:table-cell>
          <table:table-cell office:value-type="float" office:value="0.245138888888889" calcext:value-type="float">
            <text:p>0.24513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98439655099065" calcext:value-type="float">
            <text:p>0.2984396551</text:p>
          </table:table-cell>
          <table:table-cell office:value-type="float" office:value="0.192361111111111" calcext:value-type="float">
            <text:p>0.1923611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80826941322596" calcext:value-type="float">
            <text:p>0.3808269413</text:p>
          </table:table-cell>
          <table:table-cell office:value-type="float" office:value="0.236538461538461" calcext:value-type="float">
            <text:p>0.23653846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1479878962396" calcext:value-type="float">
            <text:p>0.3147987896</text:p>
          </table:table-cell>
          <table:table-cell office:value-type="float" office:value="0.188461538461538" calcext:value-type="float">
            <text:p>0.18846153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91793740726895" calcext:value-type="float">
            <text:p>0.3917937407</text:p>
          </table:table-cell>
          <table:table-cell office:value-type="float" office:value="0.227380952380952" calcext:value-type="float">
            <text:p>0.22738095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27271739954053" calcext:value-type="float">
            <text:p>0.32727174</text:p>
          </table:table-cell>
          <table:table-cell office:value-type="float" office:value="0.182738095238095" calcext:value-type="float">
            <text:p>0.182738095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99831805483353" calcext:value-type="float">
            <text:p>0.3998318055</text:p>
          </table:table-cell>
          <table:table-cell office:value-type="float" office:value="0.217777777777778" calcext:value-type="float">
            <text:p>0.21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3655356497601" calcext:value-type="float">
            <text:p>0.336553565</text:p>
          </table:table-cell>
          <table:table-cell office:value-type="float" office:value="0.176111111111111" calcext:value-type="float">
            <text:p>0.176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05918415632463" calcext:value-type="float">
            <text:p>0.4059184156</text:p>
          </table:table-cell>
          <table:table-cell office:value-type="float" office:value="0.2078125" calcext:value-type="float">
            <text:p>0.20781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47035624252712" calcext:value-type="float">
            <text:p>0.3470356243</text:p>
          </table:table-cell>
          <table:table-cell office:value-type="float" office:value="0.171354166666667" calcext:value-type="float">
            <text:p>0.171354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11591110992658" calcext:value-type="float">
            <text:p>0.41159111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57914432944021" calcext:value-type="float">
            <text:p>0.3579144329</text:p>
          </table:table-cell>
          <table:table-cell office:value-type="float" office:value="0.166666666666666" calcext:value-type="float">
            <text:p>0.166666666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16123379319569" calcext:value-type="float">
            <text:p>0.4161233793</text:p>
          </table:table-cell>
          <table:table-cell office:value-type="float" office:value="0.193055555555556" calcext:value-type="float">
            <text:p>0.19305555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65171126867382" calcext:value-type="float">
            <text:p>0.3651711269</text:p>
          </table:table-cell>
          <table:table-cell office:value-type="float" office:value="0.160648148148148" calcext:value-type="float">
            <text:p>0.160648148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26445291203981" calcext:value-type="float">
            <text:p>0.4264452912</text:p>
          </table:table-cell>
          <table:table-cell office:value-type="float" office:value="0.187280701754386" calcext:value-type="float">
            <text:p>0.18728070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76408889649262" calcext:value-type="float">
            <text:p>0.3764088896</text:p>
          </table:table-cell>
          <table:table-cell office:value-type="float" office:value="0.157017543859649" calcext:value-type="float">
            <text:p>0.15701754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30744915191105" calcext:value-type="float">
            <text:p>0.4307449152</text:p>
          </table:table-cell>
          <table:table-cell office:value-type="float" office:value="0.180416666666667" calcext:value-type="float">
            <text:p>0.1804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91195822988827" calcext:value-type="float">
            <text:p>0.391195823</text:p>
          </table:table-cell>
          <table:table-cell office:value-type="float" office:value="0.154166666666667" calcext:value-type="float">
            <text:p>0.154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35530858414548" calcext:value-type="float">
            <text:p>0.4355308584</text:p>
          </table:table-cell>
          <table:table-cell office:value-type="float" office:value="0.174206349206349" calcext:value-type="float">
            <text:p>0.17420634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402321815052319" calcext:value-type="float">
            <text:p>0.4023218151</text:p>
          </table:table-cell>
          <table:table-cell office:value-type="float" office:value="0.150396825396825" calcext:value-type="float">
            <text:p>0.150396825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41140977462167" calcext:value-type="float">
            <text:p>0.4411409775</text:p>
          </table:table-cell>
          <table:table-cell office:value-type="float" office:value="0.168560606060606" calcext:value-type="float">
            <text:p>0.16856060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09234844152848" calcext:value-type="float">
            <text:p>0.4092348442</text:p>
          </table:table-cell>
          <table:table-cell office:value-type="float" office:value="0.146590909090909" calcext:value-type="float">
            <text:p>0.146590909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4985861313317" calcext:value-type="float">
            <text:p>0.4498586131</text:p>
          </table:table-cell>
          <table:table-cell office:value-type="float" office:value="0.164855072463768" calcext:value-type="float">
            <text:p>0.16485507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11265752437752" calcext:value-type="float">
            <text:p>0.4112657524</text:p>
          </table:table-cell>
          <table:table-cell office:value-type="float" office:value="0.142028985507246" calcext:value-type="float">
            <text:p>0.142028985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54166692716985" calcext:value-type="float">
            <text:p>0.4541666927</text:p>
          </table:table-cell>
          <table:table-cell office:value-type="float" office:value="0.160416666666667" calcext:value-type="float">
            <text:p>0.1604166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21259018975136" calcext:value-type="float">
            <text:p>0.421259019</text:p>
          </table:table-cell>
          <table:table-cell office:value-type="float" office:value="0.139583333333333" calcext:value-type="float">
            <text:p>0.139583333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60894536632329" calcext:value-type="float">
            <text:p>0.4608945366</text:p>
          </table:table-cell>
          <table:table-cell office:value-type="float" office:value="0.156666666666667" calcext:value-type="float">
            <text:p>0.15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26401896930515" calcext:value-type="float">
            <text:p>0.4264018969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67787470087762" calcext:value-type="float">
            <text:p>0.4677874701</text:p>
          </table:table-cell>
          <table:table-cell office:value-type="float" office:value="0.153205128205128" calcext:value-type="float">
            <text:p>0.15320512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30952161480779" calcext:value-type="float">
            <text:p>0.4309521615</text:p>
          </table:table-cell>
          <table:table-cell office:value-type="float" office:value="0.132371794871795" calcext:value-type="float">
            <text:p>0.132371794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74010440336468" calcext:value-type="float">
            <text:p>0.474010440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32561346821582" calcext:value-type="float">
            <text:p>0.4325613468</text:p>
          </table:table-cell>
          <table:table-cell office:value-type="float" office:value="0.128703703703704" calcext:value-type="float">
            <text:p>0.128703703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7765737596257" calcext:value-type="float">
            <text:p>0.477657376</text:p>
          </table:table-cell>
          <table:table-cell office:value-type="float" office:value="0.146130952380952" calcext:value-type="float">
            <text:p>0.14613095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38257170605641" calcext:value-type="float">
            <text:p>0.4382571706</text:p>
          </table:table-cell>
          <table:table-cell office:value-type="float" office:value="0.125892857142857" calcext:value-type="float">
            <text:p>0.125892857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81015302757997" calcext:value-type="float">
            <text:p>0.4810153028</text:p>
          </table:table-cell>
          <table:table-cell office:value-type="float" office:value="0.142528735632184" calcext:value-type="float">
            <text:p>0.142528735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46072140723243" calcext:value-type="float">
            <text:p>0.4460721407</text:p>
          </table:table-cell>
          <table:table-cell office:value-type="float" office:value="0.123850574712644" calcext:value-type="float">
            <text:p>0.12385057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81089707519902" calcext:value-type="float">
            <text:p>0.4810897075</text:p>
          </table:table-cell>
          <table:table-cell office:value-type="float" office:value="0.138055555555555" calcext:value-type="float">
            <text:p>0.1380555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47284261935364" calcext:value-type="float">
            <text:p>0.4472842619</text:p>
          </table:table-cell>
          <table:table-cell office:value-type="float" office:value="0.120277777777778" calcext:value-type="float">
            <text:p>0.120277777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7818833901722" calcext:value-type="float">
            <text:p>0.1078188339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91121717496818" calcext:value-type="float">
            <text:p>0.0991121717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71973350895" calcext:value-type="float">
            <text:p>0.17197335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983572565822" calcext:value-type="float">
            <text:p>0.1498357257</text:p>
          </table:table-cell>
          <table:table-cell office:value-type="float" office:value="0.545833333333333" calcext:value-type="float">
            <text:p>0.5458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5608044574336" calcext:value-type="float">
            <text:p>0.2056080446</text:p>
          </table:table-cell>
          <table:table-cell office:value-type="float" office:value="0.511111111111111" calcext:value-type="float">
            <text:p>0.511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5280292665287" calcext:value-type="float">
            <text:p>0.1752802927</text:p>
          </table:table-cell>
          <table:table-cell office:value-type="float" office:value="0.427777777777778" calcext:value-type="float">
            <text:p>0.42777777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35397895926687" calcext:value-type="float">
            <text:p>0.2353978959</text:p>
          </table:table-cell>
          <table:table-cell office:value-type="float" office:value="0.44375" calcext:value-type="float">
            <text:p>0.44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98735686477824" calcext:value-type="float">
            <text:p>0.1987356865</text:p>
          </table:table-cell>
          <table:table-cell office:value-type="float" office:value="0.3625" calcext:value-type="float">
            <text:p>0.3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62950347333305" calcext:value-type="float">
            <text:p>0.2629503473</text:p>
          </table:table-cell>
          <table:table-cell office:value-type="float" office:value="0.401666666666667" calcext:value-type="float">
            <text:p>0.40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13825361236616" calcext:value-type="float">
            <text:p>0.2138253612</text:p>
          </table:table-cell>
          <table:table-cell office:value-type="float" office:value="0.313333333333333" calcext:value-type="float">
            <text:p>0.31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82134180248756" calcext:value-type="float">
            <text:p>0.2821341802</text:p>
          </table:table-cell>
          <table:table-cell office:value-type="float" office:value="0.363888888888889" calcext:value-type="float">
            <text:p>0.36388888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25917319102384" calcext:value-type="float">
            <text:p>0.2259173191</text:p>
          </table:table-cell>
          <table:table-cell office:value-type="float" office:value="0.279166666666667" calcext:value-type="float">
            <text:p>0.27916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92934475405669" calcext:value-type="float">
            <text:p>0.2929344754</text:p>
          </table:table-cell>
          <table:table-cell office:value-type="float" office:value="0.327380952380953" calcext:value-type="float">
            <text:p>0.32738095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35283843781408" calcext:value-type="float">
            <text:p>0.2352838438</text:p>
          </table:table-cell>
          <table:table-cell office:value-type="float" office:value="0.251190476190476" calcext:value-type="float">
            <text:p>0.251190476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5724289352281" calcext:value-type="float">
            <text:p>0.3057242894</text:p>
          </table:table-cell>
          <table:table-cell office:value-type="float" office:value="0.304166666666667" calcext:value-type="float">
            <text:p>0.3041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52298178652886" calcext:value-type="float">
            <text:p>0.2522981787</text:p>
          </table:table-cell>
          <table:table-cell office:value-type="float" office:value="0.2375" calcext:value-type="float">
            <text:p>0.2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8659143849636" calcext:value-type="float">
            <text:p>0.3186591438</text:p>
          </table:table-cell>
          <table:table-cell office:value-type="float" office:value="0.281481481481481" calcext:value-type="float">
            <text:p>0.28148148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7070096549804" calcext:value-type="float">
            <text:p>0.2670700965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8266021857249" calcext:value-type="float">
            <text:p>0.3282660219</text:p>
          </table:table-cell>
          <table:table-cell office:value-type="float" office:value="0.2625" calcext:value-type="float">
            <text:p>0.26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83293074960282" calcext:value-type="float">
            <text:p>0.283293075</text:p>
          </table:table-cell>
          <table:table-cell office:value-type="float" office:value="0.215833333333333" calcext:value-type="float">
            <text:p>0.2158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39689467071455" calcext:value-type="float">
            <text:p>0.3396894671</text:p>
          </table:table-cell>
          <table:table-cell office:value-type="float" office:value="0.249242424242424" calcext:value-type="float">
            <text:p>0.24924242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95524593036099" calcext:value-type="float">
            <text:p>0.295524593</text:p>
          </table:table-cell>
          <table:table-cell office:value-type="float" office:value="0.20530303030303" calcext:value-type="float">
            <text:p>0.20530303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51615261184749" calcext:value-type="float">
            <text:p>0.3516152612</text:p>
          </table:table-cell>
          <table:table-cell office:value-type="float" office:value="0.2375" calcext:value-type="float">
            <text:p>0.23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03943160249309" calcext:value-type="float">
            <text:p>0.3039431602</text:p>
          </table:table-cell>
          <table:table-cell office:value-type="float" office:value="0.195138888888889" calcext:value-type="float">
            <text:p>0.195138888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67017347524336" calcext:value-type="float">
            <text:p>0.3670173475</text:p>
          </table:table-cell>
          <table:table-cell office:value-type="float" office:value="0.228205128205128" calcext:value-type="float">
            <text:p>0.22820512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15573647817296" calcext:value-type="float">
            <text:p>0.3155736478</text:p>
          </table:table-cell>
          <table:table-cell office:value-type="float" office:value="0.188461538461538" calcext:value-type="float">
            <text:p>0.18846153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73750548283272" calcext:value-type="float">
            <text:p>0.3737505483</text:p>
          </table:table-cell>
          <table:table-cell office:value-type="float" office:value="0.218452380952381" calcext:value-type="float">
            <text:p>0.2184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2534052043743" calcext:value-type="float">
            <text:p>0.3253405204</text:p>
          </table:table-cell>
          <table:table-cell office:value-type="float" office:value="0.180952380952381" calcext:value-type="float">
            <text:p>0.1809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83160716488083" calcext:value-type="float">
            <text:p>0.3831607165</text:p>
          </table:table-cell>
          <table:table-cell office:value-type="float" office:value="0.209444444444444" calcext:value-type="float">
            <text:p>0.209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31669649311202" calcext:value-type="float">
            <text:p>0.3316696493</text:p>
          </table:table-cell>
          <table:table-cell office:value-type="float" office:value="0.173333333333333" calcext:value-type="float">
            <text:p>0.17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8949746593145" calcext:value-type="float">
            <text:p>0.3894974659</text:p>
          </table:table-cell>
          <table:table-cell office:value-type="float" office:value="0.201041666666667" calcext:value-type="float">
            <text:p>0.201041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43118751679422" calcext:value-type="float">
            <text:p>0.3431187517</text:p>
          </table:table-cell>
          <table:table-cell office:value-type="float" office:value="0.168229166666667" calcext:value-type="float">
            <text:p>0.168229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90676668673153" calcext:value-type="float">
            <text:p>0.3906766687</text:p>
          </table:table-cell>
          <table:table-cell office:value-type="float" office:value="0.190686274509804" calcext:value-type="float">
            <text:p>0.19068627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50885197336734" calcext:value-type="float">
            <text:p>0.3508851973</text:p>
          </table:table-cell>
          <table:table-cell office:value-type="float" office:value="0.162745098039215" calcext:value-type="float">
            <text:p>0.16274509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97076892224112" calcext:value-type="float">
            <text:p>0.3970768922</text:p>
          </table:table-cell>
          <table:table-cell office:value-type="float" office:value="0.184722222222222" calcext:value-type="float">
            <text:p>0.1847222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58121217035989" calcext:value-type="float">
            <text:p>0.358121217</text:p>
          </table:table-cell>
          <table:table-cell office:value-type="float" office:value="0.157407407407407" calcext:value-type="float">
            <text:p>0.15740740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08594482570069" calcext:value-type="float">
            <text:p>0.4085944826</text:p>
          </table:table-cell>
          <table:table-cell office:value-type="float" office:value="0.181140350877193" calcext:value-type="float">
            <text:p>0.18114035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65017542161481" calcext:value-type="float">
            <text:p>0.3650175422</text:p>
          </table:table-cell>
          <table:table-cell office:value-type="float" office:value="0.153070175438597" calcext:value-type="float">
            <text:p>0.153070175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12207247120334" calcext:value-type="float">
            <text:p>0.4122072471</text:p>
          </table:table-cell>
          <table:table-cell office:value-type="float" office:value="0.174166666666667" calcext:value-type="float">
            <text:p>0.174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71356072290772" calcext:value-type="float">
            <text:p>0.3713560723</text:p>
          </table:table-cell>
          <table:table-cell office:value-type="float" office:value="0.149166666666667" calcext:value-type="float">
            <text:p>0.149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17432549960768" calcext:value-type="float">
            <text:p>0.41743255</text:p>
          </table:table-cell>
          <table:table-cell office:value-type="float" office:value="0.169047619047619" calcext:value-type="float">
            <text:p>0.1690476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82889191948892" calcext:value-type="float">
            <text:p>0.3828891919</text:p>
          </table:table-cell>
          <table:table-cell office:value-type="float" office:value="0.146031746031746" calcext:value-type="float">
            <text:p>0.14603174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9358806574525" calcext:value-type="float">
            <text:p>0.4193588066</text:p>
          </table:table-cell>
          <table:table-cell office:value-type="float" office:value="0.1625" calcext:value-type="float">
            <text:p>0.16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96715565738501" calcext:value-type="float">
            <text:p>0.3967155657</text:p>
          </table:table-cell>
          <table:table-cell office:value-type="float" office:value="0.144318181818182" calcext:value-type="float">
            <text:p>0.14431818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24915506818725" calcext:value-type="float">
            <text:p>0.4249155068</text:p>
          </table:table-cell>
          <table:table-cell office:value-type="float" office:value="0.157608695652174" calcext:value-type="float">
            <text:p>0.15760869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9998441494485" calcext:value-type="float">
            <text:p>0.3999844149</text:p>
          </table:table-cell>
          <table:table-cell office:value-type="float" office:value="0.139492753623188" calcext:value-type="float">
            <text:p>0.139492753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2913322197394" calcext:value-type="float">
            <text:p>0.429133222</text:p>
          </table:table-cell>
          <table:table-cell office:value-type="float" office:value="0.153472222222222" calcext:value-type="float">
            <text:p>0.15347222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05141209856547" calcext:value-type="float">
            <text:p>0.4051412099</text:p>
          </table:table-cell>
          <table:table-cell office:value-type="float" office:value="0.136111111111111" calcext:value-type="float">
            <text:p>0.13611111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32205962822416" calcext:value-type="float">
            <text:p>0.4322059628</text:p>
          </table:table-cell>
          <table:table-cell office:value-type="float" office:value="0.149333333333333" calcext:value-type="float">
            <text:p>0.1493333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05898785614123" calcext:value-type="float">
            <text:p>0.4058987856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34900193292382" calcext:value-type="float">
            <text:p>0.4349001933</text:p>
          </table:table-cell>
          <table:table-cell office:value-type="float" office:value="0.144871794871795" calcext:value-type="float">
            <text:p>0.144871794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13708833502538" calcext:value-type="float">
            <text:p>0.4137088335</text:p>
          </table:table-cell>
          <table:table-cell office:value-type="float" office:value="0.129487179487179" calcext:value-type="float">
            <text:p>0.129487179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3830793138762" calcext:value-type="float">
            <text:p>0.4383079314</text:p>
          </table:table-cell>
          <table:table-cell office:value-type="float" office:value="0.140432098765432" calcext:value-type="float">
            <text:p>0.14043209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15664343270547" calcext:value-type="float">
            <text:p>0.4156643433</text:p>
          </table:table-cell>
          <table:table-cell office:value-type="float" office:value="0.125925925925926" calcext:value-type="float">
            <text:p>0.125925925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41090669482858" calcext:value-type="float">
            <text:p>0.4410906695</text:p>
          </table:table-cell>
          <table:table-cell office:value-type="float" office:value="0.136309523809524" calcext:value-type="float">
            <text:p>0.13630952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20105862399566" calcext:value-type="float">
            <text:p>0.4201058624</text:p>
          </table:table-cell>
          <table:table-cell office:value-type="float" office:value="0.123214285714286" calcext:value-type="float">
            <text:p>0.123214285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41165074244763" calcext:value-type="float">
            <text:p>0.4411650742</text:p>
          </table:table-cell>
          <table:table-cell office:value-type="float" office:value="0.131896551724138" calcext:value-type="float">
            <text:p>0.13189655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25693649977486" calcext:value-type="float">
            <text:p>0.42569365</text:p>
          </table:table-cell>
          <table:table-cell office:value-type="float" office:value="0.120977011494253" calcext:value-type="float">
            <text:p>0.12097701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41998588318408" calcext:value-type="float">
            <text:p>0.4419985883</text:p>
          </table:table-cell>
          <table:table-cell office:value-type="float" office:value="0.128333333333333" calcext:value-type="float">
            <text:p>0.12833333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27901164685" calcext:value-type="float">
            <text:p>0.4279011647</text:p>
          </table:table-cell>
          <table:table-cell office:value-type="float" office:value="0.118055555555555" calcext:value-type="float">
            <text:p>0.1180555556</text:p>
          </table:table-cell>
        </table:table-row>
      </table:table>
      <table:table table:name="Fold1" table:style-name="ta1">
        <table:shapes>
          <draw:frame draw:z-index="0" draw:style-name="gr1" draw:text-style-name="P1" svg:width="453.46pt" svg:height="255.26pt" svg:x="909.33pt" svg:y="125.77pt">
            <loext:p draw:notify-on-update-of-ranges="Fold1.C8:Fold1.C37 Fold1.D8:Fold1.D37 Fold1.G8:Fold1.G37 Fold1.H8:Fold1.H37 Fold1.G40:Fold1.G69 Fold1.H40:Fold1.H69 Fold1.C40:Fold1.C69 Fold1.D40:Fold1.D6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number-columns-repeated="3"/>
          <table:table-cell office:value-type="string" calcext:value-type="string">
            <text:p>LibRe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7339750509507" calcext:value-type="float">
            <text:p>0.1073397505</text:p>
          </table:table-cell>
          <table:table-cell office:value-type="float" office:value="0.816666666666667" calcext:value-type="float">
            <text:p>0.81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07057866472828" calcext:value-type="float">
            <text:p>0.0907057866</text:p>
          </table:table-cell>
          <table:table-cell office:value-type="float" office:value="0.683333333333333" calcext:value-type="float">
            <text:p>0.68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7979939627957" calcext:value-type="float">
            <text:p>0.1579799396</text:p>
          </table:table-cell>
          <table:table-cell office:value-type="float" office:value="0.595833333333333" calcext:value-type="float">
            <text:p>0.59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9121441041198" calcext:value-type="float">
            <text:p>0.1291214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0804949644464" calcext:value-type="float">
            <text:p>0.2008049496</text:p>
          </table:table-cell>
          <table:table-cell office:value-type="float" office:value="0.511111111111111" calcext:value-type="float">
            <text:p>0.511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5584950357968" calcext:value-type="float">
            <text:p>0.1555849504</text:p>
          </table:table-cell>
          <table:table-cell office:value-type="float" office:value="0.408333333333334" calcext:value-type="float">
            <text:p>0.408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30685034216044" calcext:value-type="float">
            <text:p>0.2306850342</text:p>
          </table:table-cell>
          <table:table-cell office:value-type="float" office:value="0.445833333333333" calcext:value-type="float">
            <text:p>0.4458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6582555812095" calcext:value-type="float">
            <text:p>0.1765825558</text:p>
          </table:table-cell>
          <table:table-cell office:value-type="float" office:value="0.35625" calcext:value-type="float">
            <text:p>0.35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55824080958352" calcext:value-type="float">
            <text:p>0.255824081</text:p>
          </table:table-cell>
          <table:table-cell office:value-type="float" office:value="0.401666666666667" calcext:value-type="float">
            <text:p>0.40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4273074834136" calcext:value-type="float">
            <text:p>0.2042730748</text:p>
          </table:table-cell>
          <table:table-cell office:value-type="float" office:value="0.328333333333333" calcext:value-type="float">
            <text:p>0.32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7069253778333" calcext:value-type="float">
            <text:p>0.2706925378</text:p>
          </table:table-cell>
          <table:table-cell office:value-type="float" office:value="0.3625" calcext:value-type="float">
            <text:p>0.3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5317388694946" calcext:value-type="float">
            <text:p>0.2153173887</text:p>
          </table:table-cell>
          <table:table-cell office:value-type="float" office:value="0.288888888888889" calcext:value-type="float">
            <text:p>0.2888888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90732651654966" calcext:value-type="float">
            <text:p>0.2907326517</text:p>
          </table:table-cell>
          <table:table-cell office:value-type="float" office:value="0.335714285714286" calcext:value-type="float">
            <text:p>0.33571428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28816366568924" calcext:value-type="float">
            <text:p>0.2288163666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3055883978199" calcext:value-type="float">
            <text:p>0.303055884</text:p>
          </table:table-cell>
          <table:table-cell office:value-type="float" office:value="0.30625" calcext:value-type="float">
            <text:p>0.30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071250284006" calcext:value-type="float">
            <text:p>0.2407125028</text:p>
          </table:table-cell>
          <table:table-cell office:value-type="float" office:value="0.244791666666667" calcext:value-type="float">
            <text:p>0.2447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9665674029485" calcext:value-type="float">
            <text:p>0.319665674</text:p>
          </table:table-cell>
          <table:table-cell office:value-type="float" office:value="0.288888888888889" calcext:value-type="float">
            <text:p>0.28888888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53998036750594" calcext:value-type="float">
            <text:p>0.2539980368</text:p>
          </table:table-cell>
          <table:table-cell office:value-type="float" office:value="0.229629629629629" calcext:value-type="float">
            <text:p>0.22962962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4009331579664" calcext:value-type="float">
            <text:p>0.3240093316</text:p>
          </table:table-cell>
          <table:table-cell office:value-type="float" office:value="0.2675" calcext:value-type="float">
            <text:p>0.26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5593030808823" calcext:value-type="float">
            <text:p>0.2655930308</text:p>
          </table:table-cell>
          <table:table-cell office:value-type="float" office:value="0.2175" calcext:value-type="float">
            <text:p>0.21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32927982373315" calcext:value-type="float">
            <text:p>0.3329279824</text:p>
          </table:table-cell>
          <table:table-cell office:value-type="float" office:value="0.252272727272728" calcext:value-type="float">
            <text:p>0.25227272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81791989861043" calcext:value-type="float">
            <text:p>0.2817919899</text:p>
          </table:table-cell>
          <table:table-cell office:value-type="float" office:value="0.209848484848485" calcext:value-type="float">
            <text:p>0.209848484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42049138994471" calcext:value-type="float">
            <text:p>0.342049139</text:p>
          </table:table-cell>
          <table:table-cell office:value-type="float" office:value="0.240277777777778" calcext:value-type="float">
            <text:p>0.24027777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91601994671048" calcext:value-type="float">
            <text:p>0.2916019947</text:p>
          </table:table-cell>
          <table:table-cell office:value-type="float" office:value="0.199305555555556" calcext:value-type="float">
            <text:p>0.19930555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50508911792479" calcext:value-type="float">
            <text:p>0.3505089118</text:p>
          </table:table-cell>
          <table:table-cell office:value-type="float" office:value="0.228846153846153" calcext:value-type="float">
            <text:p>0.22884615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9243118643694" calcext:value-type="float">
            <text:p>0.2992431186</text:p>
          </table:table-cell>
          <table:table-cell office:value-type="float" office:value="0.189743589743589" calcext:value-type="float">
            <text:p>0.18974358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55408124898214" calcext:value-type="float">
            <text:p>0.3554081249</text:p>
          </table:table-cell>
          <table:table-cell office:value-type="float" office:value="0.217261904761905" calcext:value-type="float">
            <text:p>0.21726190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09679927205502" calcext:value-type="float">
            <text:p>0.3096799272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61881554849905" calcext:value-type="float">
            <text:p>0.3618815548</text:p>
          </table:table-cell>
          <table:table-cell office:value-type="float" office:value="0.207777777777777" calcext:value-type="float">
            <text:p>0.20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6826877477453" calcext:value-type="float">
            <text:p>0.3168268775</text:p>
          </table:table-cell>
          <table:table-cell office:value-type="float" office:value="0.176111111111111" calcext:value-type="float">
            <text:p>0.176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68076116007702" calcext:value-type="float">
            <text:p>0.368076116</text:p>
          </table:table-cell>
          <table:table-cell office:value-type="float" office:value="0.198958333333333" calcext:value-type="float">
            <text:p>0.198958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5040503507575" calcext:value-type="float">
            <text:p>0.3250405035</text:p>
          </table:table-cell>
          <table:table-cell office:value-type="float" office:value="0.170833333333333" calcext:value-type="float">
            <text:p>0.1708333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69742782674368" calcext:value-type="float">
            <text:p>0.3697427827</text:p>
          </table:table-cell>
          <table:table-cell office:value-type="float" office:value="0.188725490196078" calcext:value-type="float">
            <text:p>0.18872549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9572070855638" calcext:value-type="float">
            <text:p>0.3295720709</text:p>
          </table:table-cell>
          <table:table-cell office:value-type="float" office:value="0.164705882352941" calcext:value-type="float">
            <text:p>0.16470588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76583276118123" calcext:value-type="float">
            <text:p>0.3765832761</text:p>
          </table:table-cell>
          <table:table-cell office:value-type="float" office:value="0.18287037037037" calcext:value-type="float">
            <text:p>0.18287037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36494218756047" calcext:value-type="float">
            <text:p>0.3364942188</text:p>
          </table:table-cell>
          <table:table-cell office:value-type="float" office:value="0.159722222222222" calcext:value-type="float">
            <text:p>0.15972222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84444026478873" calcext:value-type="float">
            <text:p>0.3844440265</text:p>
          </table:table-cell>
          <table:table-cell office:value-type="float" office:value="0.178070175438596" calcext:value-type="float">
            <text:p>0.17807017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41724262464352" calcext:value-type="float">
            <text:p>0.3417242625</text:p>
          </table:table-cell>
          <table:table-cell office:value-type="float" office:value="0.154385964912281" calcext:value-type="float">
            <text:p>0.154385964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9174561378046" calcext:value-type="float">
            <text:p>0.3917456138</text:p>
          </table:table-cell>
          <table:table-cell office:value-type="float" office:value="0.1725" calcext:value-type="float">
            <text:p>0.1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8839161454251" calcext:value-type="float">
            <text:p>0.348839161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97856216141063" calcext:value-type="float">
            <text:p>0.3978562161</text:p>
          </table:table-cell>
          <table:table-cell office:value-type="float" office:value="0.167460317460317" calcext:value-type="float">
            <text:p>0.16746031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51269717009807" calcext:value-type="float">
            <text:p>0.351269717</text:p>
          </table:table-cell>
          <table:table-cell office:value-type="float" office:value="0.143650793650793" calcext:value-type="float">
            <text:p>0.143650793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473012122149" calcext:value-type="float">
            <text:p>0.4047301212</text:p>
          </table:table-cell>
          <table:table-cell office:value-type="float" office:value="0.163636363636364" calcext:value-type="float">
            <text:p>0.163636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9345113835203" calcext:value-type="float">
            <text:p>0.3593451138</text:p>
          </table:table-cell>
          <table:table-cell office:value-type="float" office:value="0.140151515151515" calcext:value-type="float">
            <text:p>0.140151515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0598012122149" calcext:value-type="float">
            <text:p>0.4059801212</text:p>
          </table:table-cell>
          <table:table-cell office:value-type="float" office:value="0.157246376811594" calcext:value-type="float">
            <text:p>0.15724637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4054108544198" calcext:value-type="float">
            <text:p>0.3640541085</text:p>
          </table:table-cell>
          <table:table-cell office:value-type="float" office:value="0.135869565217391" calcext:value-type="float">
            <text:p>0.135869565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3634106728736" calcext:value-type="float">
            <text:p>0.4136341067</text:p>
          </table:table-cell>
          <table:table-cell office:value-type="float" office:value="0.154166666666667" calcext:value-type="float">
            <text:p>0.1541666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68885457750547" calcext:value-type="float">
            <text:p>0.3688854578</text:p>
          </table:table-cell>
          <table:table-cell office:value-type="float" office:value="0.131944444444444" calcext:value-type="float">
            <text:p>0.13194444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15600196194825" calcext:value-type="float">
            <text:p>0.4156001962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5425954291044" calcext:value-type="float">
            <text:p>0.3754259543</text:p>
          </table:table-cell>
          <table:table-cell office:value-type="float" office:value="0.129666666666666" calcext:value-type="float">
            <text:p>0.129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2280438089901" calcext:value-type="float">
            <text:p>0.4228043809</text:p>
          </table:table-cell>
          <table:table-cell office:value-type="float" office:value="0.145833333333333" calcext:value-type="float">
            <text:p>0.1458333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0485478100568" calcext:value-type="float">
            <text:p>0.3804854781</text:p>
          </table:table-cell>
          <table:table-cell office:value-type="float" office:value="0.126602564102564" calcext:value-type="float">
            <text:p>0.126602564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29550412645042" calcext:value-type="float">
            <text:p>0.4295504126</text:p>
          </table:table-cell>
          <table:table-cell office:value-type="float" office:value="0.141975308641975" calcext:value-type="float">
            <text:p>0.14197530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7122683487773" calcext:value-type="float">
            <text:p>0.3871226835</text:p>
          </table:table-cell>
          <table:table-cell office:value-type="float" office:value="0.124691358024691" calcext:value-type="float">
            <text:p>0.1246913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31005439100068" calcext:value-type="float">
            <text:p>0.4310054391</text:p>
          </table:table-cell>
          <table:table-cell office:value-type="float" office:value="0.138095238095238" calcext:value-type="float">
            <text:p>0.13809523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1626651741741" calcext:value-type="float">
            <text:p>0.3916266517</text:p>
          </table:table-cell>
          <table:table-cell office:value-type="float" office:value="0.12172619047619" calcext:value-type="float">
            <text:p>0.121726190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32533216877846" calcext:value-type="float">
            <text:p>0.4325332169</text:p>
          </table:table-cell>
          <table:table-cell office:value-type="float" office:value="0.133908045977012" calcext:value-type="float">
            <text:p>0.1339080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6129960311546" calcext:value-type="float">
            <text:p>0.3961299603</text:p>
          </table:table-cell>
          <table:table-cell office:value-type="float" office:value="0.119540229885058" calcext:value-type="float">
            <text:p>0.119540229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39646312115941" calcext:value-type="float">
            <text:p>0.4396463121</text:p>
          </table:table-cell>
          <table:table-cell office:value-type="float" office:value="0.131944444444444" calcext:value-type="float">
            <text:p>0.13194444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9947729924712" calcext:value-type="float">
            <text:p>0.3994772992</text:p>
          </table:table-cell>
          <table:table-cell office:value-type="float" office:value="0.116388888888889" calcext:value-type="float">
            <text:p>0.11638888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1714750509507" calcext:value-type="float">
            <text:p>0.1017147505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2250098816595" calcext:value-type="float">
            <text:p>0.0822500988</text:p>
          </table:table-cell>
          <table:table-cell office:value-type="float" office:value="0.608333333333333" calcext:value-type="float">
            <text:p>0.608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8535194558212" calcext:value-type="float">
            <text:p>0.1585351946</text:p>
          </table:table-cell>
          <table:table-cell office:value-type="float" office:value="0.595833333333333" calcext:value-type="float">
            <text:p>0.59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5778395198152" calcext:value-type="float">
            <text:p>0.1257783952</text:p>
          </table:table-cell>
          <table:table-cell office:value-type="float" office:value="0.479166666666667" calcext:value-type="float">
            <text:p>0.4791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96580987332266" calcext:value-type="float">
            <text:p>0.1965809873</text:p>
          </table:table-cell>
          <table:table-cell office:value-type="float" office:value="0.502777777777778" calcext:value-type="float">
            <text:p>0.5027777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3730666356945" calcext:value-type="float">
            <text:p>0.1537306664</text:p>
          </table:table-cell>
          <table:table-cell office:value-type="float" office:value="0.408333333333334" calcext:value-type="float">
            <text:p>0.408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17138712618252" calcext:value-type="float">
            <text:p>0.2171387126</text:p>
          </table:table-cell>
          <table:table-cell office:value-type="float" office:value="0.422916666666667" calcext:value-type="float">
            <text:p>0.4229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8559440642241" calcext:value-type="float">
            <text:p>0.1785594406</text:p>
          </table:table-cell>
          <table:table-cell office:value-type="float" office:value="0.35625" calcext:value-type="float">
            <text:p>0.35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37575855871892" calcext:value-type="float">
            <text:p>0.2375758559</text:p>
          </table:table-cell>
          <table:table-cell office:value-type="float" office:value="0.376666666666667" calcext:value-type="float">
            <text:p>0.37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92903240964302" calcext:value-type="float">
            <text:p>0.192903241</text:p>
          </table:table-cell>
          <table:table-cell office:value-type="float" office:value="0.306666666666666" calcext:value-type="float">
            <text:p>0.30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59520666294963" calcext:value-type="float">
            <text:p>0.2595206663</text:p>
          </table:table-cell>
          <table:table-cell office:value-type="float" office:value="0.343055555555555" calcext:value-type="float">
            <text:p>0.3430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2149064585126" calcext:value-type="float">
            <text:p>0.2121490646</text:p>
          </table:table-cell>
          <table:table-cell office:value-type="float" office:value="0.283333333333333" calcext:value-type="float">
            <text:p>0.28333333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75403609722663" calcext:value-type="float">
            <text:p>0.2754036097</text:p>
          </table:table-cell>
          <table:table-cell office:value-type="float" office:value="0.317857142857143" calcext:value-type="float">
            <text:p>0.31785714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27939774479097" calcext:value-type="float">
            <text:p>0.2279397745</text:p>
          </table:table-cell>
          <table:table-cell office:value-type="float" office:value="0.261904761904762" calcext:value-type="float">
            <text:p>0.26190476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8487647263223" calcext:value-type="float">
            <text:p>0.2884876473</text:p>
          </table:table-cell>
          <table:table-cell office:value-type="float" office:value="0.297916666666667" calcext:value-type="float">
            <text:p>0.29791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1360890400212" calcext:value-type="float">
            <text:p>0.2413608904</text:p>
          </table:table-cell>
          <table:table-cell office:value-type="float" office:value="0.24375" calcext:value-type="float">
            <text:p>0.24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4776678280514" calcext:value-type="float">
            <text:p>0.2947766783</text:p>
          </table:table-cell>
          <table:table-cell office:value-type="float" office:value="0.274074074074074" calcext:value-type="float">
            <text:p>0.27407407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50489234881818" calcext:value-type="float">
            <text:p>0.2504892349</text:p>
          </table:table-cell>
          <table:table-cell office:value-type="float" office:value="0.227777777777777" calcext:value-type="float">
            <text:p>0.22777777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07880399237496" calcext:value-type="float">
            <text:p>0.3078803992</text:p>
          </table:table-cell>
          <table:table-cell office:value-type="float" office:value="0.2575" calcext:value-type="float">
            <text:p>0.25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4024287791871" calcext:value-type="float">
            <text:p>0.2640242878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16971007703105" calcext:value-type="float">
            <text:p>0.3169710077</text:p>
          </table:table-cell>
          <table:table-cell office:value-type="float" office:value="0.241666666666667" calcext:value-type="float">
            <text:p>0.241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4309457415276" calcext:value-type="float">
            <text:p>0.2743094574</text:p>
          </table:table-cell>
          <table:table-cell office:value-type="float" office:value="0.203787878787879" calcext:value-type="float">
            <text:p>0.203787878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25109666548285" calcext:value-type="float">
            <text:p>0.3251096665</text:p>
          </table:table-cell>
          <table:table-cell office:value-type="float" office:value="0.229166666666667" calcext:value-type="float">
            <text:p>0.2291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83114171219989" calcext:value-type="float">
            <text:p>0.2831141712</text:p>
          </table:table-cell>
          <table:table-cell office:value-type="float" office:value="0.194444444444444" calcext:value-type="float">
            <text:p>0.19444444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30510164802044" calcext:value-type="float">
            <text:p>0.3305101648</text:p>
          </table:table-cell>
          <table:table-cell office:value-type="float" office:value="0.217307692307692" calcext:value-type="float">
            <text:p>0.21730769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9767467601547" calcext:value-type="float">
            <text:p>0.2897674676</text:p>
          </table:table-cell>
          <table:table-cell office:value-type="float" office:value="0.18525641025641" calcext:value-type="float">
            <text:p>0.185256410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36686688441803" calcext:value-type="float">
            <text:p>0.3366866884</text:p>
          </table:table-cell>
          <table:table-cell office:value-type="float" office:value="0.206547619047619" calcext:value-type="float">
            <text:p>0.2065476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6772213944528" calcext:value-type="float">
            <text:p>0.2967722139</text:p>
          </table:table-cell>
          <table:table-cell office:value-type="float" office:value="0.176190476190476" calcext:value-type="float">
            <text:p>0.176190476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47748196378311" calcext:value-type="float">
            <text:p>0.3477481964</text:p>
          </table:table-cell>
          <table:table-cell office:value-type="float" office:value="0.198888888888889" calcext:value-type="float">
            <text:p>0.19888888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4976579023893" calcext:value-type="float">
            <text:p>0.304976579</text:p>
          </table:table-cell>
          <table:table-cell office:value-type="float" office:value="0.168888888888889" calcext:value-type="float">
            <text:p>0.168888888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56505176113552" calcext:value-type="float">
            <text:p>0.3565051761</text:p>
          </table:table-cell>
          <table:table-cell office:value-type="float" office:value="0.192708333333333" calcext:value-type="float">
            <text:p>0.192708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10940749716325" calcext:value-type="float">
            <text:p>0.3109407497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60245255478631" calcext:value-type="float">
            <text:p>0.3602452555</text:p>
          </table:table-cell>
          <table:table-cell office:value-type="float" office:value="0.184313725490196" calcext:value-type="float">
            <text:p>0.18431372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372694500252" calcext:value-type="float">
            <text:p>0.313726945</text:p>
          </table:table-cell>
          <table:table-cell office:value-type="float" office:value="0.154901960784313" calcext:value-type="float">
            <text:p>0.154901960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63822789056165" calcext:value-type="float">
            <text:p>0.3638227891</text:p>
          </table:table-cell>
          <table:table-cell office:value-type="float" office:value="0.176851851851852" calcext:value-type="float">
            <text:p>0.17685185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23168448547285" calcext:value-type="float">
            <text:p>0.3231684485</text:p>
          </table:table-cell>
          <table:table-cell office:value-type="float" office:value="0.151388888888889" calcext:value-type="float">
            <text:p>0.151388888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659906634523" calcext:value-type="float">
            <text:p>0.3659906635</text:p>
          </table:table-cell>
          <table:table-cell office:value-type="float" office:value="0.169298245614035" calcext:value-type="float">
            <text:p>0.16929824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32004427383263" calcext:value-type="float">
            <text:p>0.3320044274</text:p>
          </table:table-cell>
          <table:table-cell office:value-type="float" office:value="0.147368421052631" calcext:value-type="float">
            <text:p>0.147368421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67207594669231" calcext:value-type="float">
            <text:p>0.3672075947</text:p>
          </table:table-cell>
          <table:table-cell office:value-type="float" office:value="0.162083333333333" calcext:value-type="float">
            <text:p>0.16208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35762844891681" calcext:value-type="float">
            <text:p>0.3357628449</text:p>
          </table:table-cell>
          <table:table-cell office:value-type="float" office:value="0.142083333333333" calcext:value-type="float">
            <text:p>0.1420833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72300187261824" calcext:value-type="float">
            <text:p>0.3723001873</text:p>
          </table:table-cell>
          <table:table-cell office:value-type="float" office:value="0.155952380952381" calcext:value-type="float">
            <text:p>0.1559523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46696463288535" calcext:value-type="float">
            <text:p>0.3466964633</text:p>
          </table:table-cell>
          <table:table-cell office:value-type="float" office:value="0.141269841269841" calcext:value-type="float">
            <text:p>0.14126984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75306139642776" calcext:value-type="float">
            <text:p>0.3753061396</text:p>
          </table:table-cell>
          <table:table-cell office:value-type="float" office:value="0.151136363636364" calcext:value-type="float">
            <text:p>0.151136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3130210700543" calcext:value-type="float">
            <text:p>0.3531302107</text:p>
          </table:table-cell>
          <table:table-cell office:value-type="float" office:value="0.138257575757576" calcext:value-type="float">
            <text:p>0.138257575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82525054986692" calcext:value-type="float">
            <text:p>0.382525055</text:p>
          </table:table-cell>
          <table:table-cell office:value-type="float" office:value="0.147463768115942" calcext:value-type="float">
            <text:p>0.14746376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363234745268" calcext:value-type="float">
            <text:p>0.3636323475</text:p>
          </table:table-cell>
          <table:table-cell office:value-type="float" office:value="0.136231884057971" calcext:value-type="float">
            <text:p>0.136231884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88677652389289" calcext:value-type="float">
            <text:p>0.3886776524</text:p>
          </table:table-cell>
          <table:table-cell office:value-type="float" office:value="0.14375" calcext:value-type="float">
            <text:p>0.143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0658026081619" calcext:value-type="float">
            <text:p>0.3706580261</text:p>
          </table:table-cell>
          <table:table-cell office:value-type="float" office:value="0.133333333333333" calcext:value-type="float">
            <text:p>0.133333333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91257017468654" calcext:value-type="float">
            <text:p>0.391257017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6605153632008" calcext:value-type="float">
            <text:p>0.3766051536</text:p>
          </table:table-cell>
          <table:table-cell office:value-type="float" office:value="0.130666666666667" calcext:value-type="float">
            <text:p>0.130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93484415674313" calcext:value-type="float">
            <text:p>0.3934844157</text:p>
          </table:table-cell>
          <table:table-cell office:value-type="float" office:value="0.13525641025641" calcext:value-type="float">
            <text:p>0.135256410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79696359811449" calcext:value-type="float">
            <text:p>0.3796963598</text:p>
          </table:table-cell>
          <table:table-cell office:value-type="float" office:value="0.126923076923077" calcext:value-type="float">
            <text:p>0.126923076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98286002975901" calcext:value-type="float">
            <text:p>0.398286003</text:p>
          </table:table-cell>
          <table:table-cell office:value-type="float" office:value="0.131481481481481" calcext:value-type="float">
            <text:p>0.13148148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2732343435668" calcext:value-type="float">
            <text:p>0.3827323434</text:p>
          </table:table-cell>
          <table:table-cell office:value-type="float" office:value="0.123765432098765" calcext:value-type="float">
            <text:p>0.123765432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02174383114281" calcext:value-type="float">
            <text:p>0.4021743831</text:p>
          </table:table-cell>
          <table:table-cell office:value-type="float" office:value="0.12827380952381" calcext:value-type="float">
            <text:p>0.12827380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83789106720692" calcext:value-type="float">
            <text:p>0.3837891067</text:p>
          </table:table-cell>
          <table:table-cell office:value-type="float" office:value="0.119940476190476" calcext:value-type="float">
            <text:p>0.119940476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03232075421973" calcext:value-type="float">
            <text:p>0.4032320754</text:p>
          </table:table-cell>
          <table:table-cell office:value-type="float" office:value="0.124425287356322" calcext:value-type="float">
            <text:p>0.12442528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88681783488369" calcext:value-type="float">
            <text:p>0.3886817835</text:p>
          </table:table-cell>
          <table:table-cell office:value-type="float" office:value="0.117816091954023" calcext:value-type="float">
            <text:p>0.11781609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04303503993402" calcext:value-type="float">
            <text:p>0.404303504</text:p>
          </table:table-cell>
          <table:table-cell office:value-type="float" office:value="0.120833333333333" calcext:value-type="float">
            <text:p>0.12083333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92735507542093" calcext:value-type="float">
            <text:p>0.3927355075</text:p>
          </table:table-cell>
          <table:table-cell office:value-type="float" office:value="0.115" calcext:value-type="float">
            <text:p>0.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4:20:40.344507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36:19.169213370</meta:creation-date>
    <dc:date>2018-10-19T14:21:37.634975270</dc:date>
    <meta:editing-duration>PT7H5M4S</meta:editing-duration>
    <meta:editing-cycles>90</meta:editing-cycles>
    <meta:generator>LibreOffice/5.1.6.2$Linux_X86_64 LibreOffice_project/10m0$Build-2</meta:generator>
    <meta:document-statistic meta:table-count="10" meta:cell-count="360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10.C8:Fold10.D37 Fold10.H8:Fold10.H37 Fold10.H40:Fold10.H69 Fold10.D40:Fold10.D69" svg:x="0.319cm" svg:y="0.18cm" svg:width="12.508cm" svg:height="8.646cm">
          <chartooo:coordinate-region svg:x="1.046cm" svg:y="0.379cm" svg:width="11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10.D8:Fold10.D37" chart:class="chart:scatter">
            <chart:domain table:cell-range-address="Fold10.C8:Fold10.C37"/>
            <chart:data-point chart:repeated="30"/>
          </chart:series>
          <chart:series chart:style-name="ch7" chart:values-cell-range-address="Fold10.H8:Fold10.H37" chart:class="chart:scatter">
            <chart:domain table:cell-range-address="Fold10.G8:Fold10.G37"/>
            <chart:data-point chart:repeated="30"/>
          </chart:series>
          <chart:series chart:style-name="ch8" chart:values-cell-range-address="Fold10.H40:Fold10.H69" chart:class="chart:scatter">
            <chart:domain table:cell-range-address="Fold10.G40:Fold10.G69"/>
            <chart:data-point chart:repeated="30"/>
          </chart:series>
          <chart:series chart:style-name="ch9" chart:values-cell-range-address="Fold10.D40:Fold10.D69" chart:class="chart:scatter">
            <chart:domain table:cell-range-address="Fold10.C40:Fold10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2889466503166">
                <text:p>0.0752889466503166</text:p>
                <draw:g>
                  <svg:desc>Fold10.C8:Fold10.C37</svg:desc>
                </draw:g>
              </table:table-cell>
              <table:table-cell office:value-type="float" office:value="0.7">
                <text:p>0.7</text:p>
                <draw:g>
                  <svg:desc>Fold10.D8:Fold10.D37</svg:desc>
                </draw:g>
              </table:table-cell>
              <table:table-cell office:value-type="float" office:value="0.0690849594894833">
                <text:p>0.0690849594894833</text:p>
                <draw:g>
                  <svg:desc>Fold10.G8:Fold10.G37</svg:desc>
                </draw:g>
              </table:table-cell>
              <table:table-cell office:value-type="float" office:value="0.625">
                <text:p>0.625</text:p>
                <draw:g>
                  <svg:desc>Fold10.H8:Fold10.H37</svg:desc>
                </draw:g>
              </table:table-cell>
              <table:table-cell office:value-type="float" office:value="0.0655080078656566">
                <text:p>0.0655080078656566</text:p>
                <draw:g>
                  <svg:desc>Fold10.G40:Fold10.G69</svg:desc>
                </draw:g>
              </table:table-cell>
              <table:table-cell office:value-type="float" office:value="0.591666666666667">
                <text:p>0.591666666666667</text:p>
                <draw:g>
                  <svg:desc>Fold10.H40:Fold10.H69</svg:desc>
                </draw:g>
              </table:table-cell>
              <table:table-cell office:value-type="float" office:value="0.0722333910947611">
                <text:p>0.0722333910947611</text:p>
                <draw:g>
                  <svg:desc>Fold10.C40:Fold10.C69</svg:desc>
                </draw:g>
              </table:table-cell>
              <table:table-cell office:value-type="float" office:value="0.675">
                <text:p>0.675</text:p>
                <draw:g>
                  <svg:desc>Fold10.D40:Fold10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8938607254565">
                <text:p>0.128938607254565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0.0992868129550156">
                <text:p>0.0992868129550156</text:p>
              </table:table-cell>
              <table:table-cell office:value-type="float" office:value="0.45">
                <text:p>0.45</text:p>
              </table:table-cell>
              <table:table-cell office:value-type="float" office:value="0.0938995506927533">
                <text:p>0.0938995506927533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132179797568678">
                <text:p>0.1321797975686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953676025128">
                <text:p>0.166953676025128</text:p>
              </table:table-cell>
              <table:table-cell office:value-type="float" office:value="0.530555555555555">
                <text:p>0.530555555555555</text:p>
              </table:table-cell>
              <table:table-cell office:value-type="float" office:value="0.120946960529797">
                <text:p>0.12094696052979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118149261482098">
                <text:p>0.118149261482098</text:p>
              </table:table-cell>
              <table:table-cell office:value-type="float" office:value="0.35">
                <text:p>0.35</text:p>
              </table:table-cell>
              <table:table-cell office:value-type="float" office:value="0.175055827946483">
                <text:p>0.17505582794648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6767794356646">
                <text:p>0.206767794356646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39721569929477">
                <text:p>0.139721569929477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0.138774067382639">
                <text:p>0.138774067382639</text:p>
              </table:table-cell>
              <table:table-cell office:value-type="float" office:value="0.310416666666667">
                <text:p>0.310416666666667</text:p>
              </table:table-cell>
              <table:table-cell office:value-type="float" office:value="0.20101658491475">
                <text:p>0.20101658491475</text:p>
              </table:table-cell>
              <table:table-cell office:value-type="float" office:value="0.470833333333333">
                <text:p>0.47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4645339987983">
                <text:p>0.22464533998798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158118729599572">
                <text:p>0.158118729599572</text:p>
              </table:table-cell>
              <table:table-cell office:value-type="float" office:value="0.278333333333333">
                <text:p>0.278333333333333</text:p>
              </table:table-cell>
              <table:table-cell office:value-type="float" office:value="0.158219091225599">
                <text:p>0.158219091225599</text:p>
              </table:table-cell>
              <table:table-cell office:value-type="float" office:value="0.281666666666667">
                <text:p>0.281666666666667</text:p>
              </table:table-cell>
              <table:table-cell office:value-type="float" office:value="0.226578665128487">
                <text:p>0.22657866512848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8623096471257">
                <text:p>0.248623096471257</text:p>
              </table:table-cell>
              <table:table-cell office:value-type="float" office:value="0.405555555555556">
                <text:p>0.405555555555556</text:p>
              </table:table-cell>
              <table:table-cell office:value-type="float" office:value="0.177210867717445">
                <text:p>0.177210867717445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87626295922438">
                <text:p>0.187626295922438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0.253443777311617">
                <text:p>0.253443777311617</text:p>
              </table:table-cell>
              <table:table-cell office:value-type="float" office:value="0.405555555555556">
                <text:p>0.4055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8945248983467">
                <text:p>0.268945248983467</text:p>
              </table:table-cell>
              <table:table-cell office:value-type="float" office:value="0.38452380952381">
                <text:p>0.38452380952381</text:p>
              </table:table-cell>
              <table:table-cell office:value-type="float" office:value="0.20337798800755">
                <text:p>0.20337798800755</text:p>
              </table:table-cell>
              <table:table-cell office:value-type="float" office:value="0.255952380952381">
                <text:p>0.255952380952381</text:p>
              </table:table-cell>
              <table:table-cell office:value-type="float" office:value="0.209650226118023">
                <text:p>0.209650226118023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68037655611156">
                <text:p>0.268037655611156</text:p>
              </table:table-cell>
              <table:table-cell office:value-type="float" office:value="0.376190476190476">
                <text:p>0.3761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8437455991036">
                <text:p>0.288437455991036</text:p>
              </table:table-cell>
              <table:table-cell office:value-type="float" office:value="0.365625">
                <text:p>0.365625</text:p>
              </table:table-cell>
              <table:table-cell office:value-type="float" office:value="0.222423487228664">
                <text:p>0.222423487228664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25124777819709">
                <text:p>0.225124777819709</text:p>
              </table:table-cell>
              <table:table-cell office:value-type="float" office:value="0.246875">
                <text:p>0.246875</text:p>
              </table:table-cell>
              <table:table-cell office:value-type="float" office:value="0.281511572836849">
                <text:p>0.281511572836849</text:p>
              </table:table-cell>
              <table:table-cell office:value-type="float" office:value="0.353125">
                <text:p>0.3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157773652645">
                <text:p>0.301157773652645</text:p>
              </table:table-cell>
              <table:table-cell office:value-type="float" office:value="0.343518518518518">
                <text:p>0.343518518518518</text:p>
              </table:table-cell>
              <table:table-cell office:value-type="float" office:value="0.239106711411888">
                <text:p>0.239106711411888</text:p>
              </table:table-cell>
              <table:table-cell office:value-type="float" office:value="0.235185185185185">
                <text:p>0.235185185185185</text:p>
              </table:table-cell>
              <table:table-cell office:value-type="float" office:value="0.23988527322814">
                <text:p>0.23988527322814</text:p>
              </table:table-cell>
              <table:table-cell office:value-type="float" office:value="0.237037037037037">
                <text:p>0.237037037037037</text:p>
              </table:table-cell>
              <table:table-cell office:value-type="float" office:value="0.294713815429383">
                <text:p>0.294713815429383</text:p>
              </table:table-cell>
              <table:table-cell office:value-type="float" office:value="0.332407407407407">
                <text:p>0.332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5743591267989">
                <text:p>0.315743591267989</text:p>
              </table:table-cell>
              <table:table-cell office:value-type="float" office:value="0.330833333333333">
                <text:p>0.330833333333333</text:p>
              </table:table-cell>
              <table:table-cell office:value-type="float" office:value="0.255303136349034">
                <text:p>0.255303136349034</text:p>
              </table:table-cell>
              <table:table-cell office:value-type="float" office:value="0.225833333333333">
                <text:p>0.225833333333333</text:p>
              </table:table-cell>
              <table:table-cell office:value-type="float" office:value="0.255492205696244">
                <text:p>0.255492205696244</text:p>
              </table:table-cell>
              <table:table-cell office:value-type="float" office:value="0.228333333333333">
                <text:p>0.228333333333333</text:p>
              </table:table-cell>
              <table:table-cell office:value-type="float" office:value="0.309411689130978">
                <text:p>0.309411689130978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7879931447685">
                <text:p>0.327879931447685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27084702660336">
                <text:p>0.27084702660336</text:p>
              </table:table-cell>
              <table:table-cell office:value-type="float" office:value="0.221212121212121">
                <text:p>0.221212121212121</text:p>
              </table:table-cell>
              <table:table-cell office:value-type="float" office:value="0.268150094305219">
                <text:p>0.268150094305219</text:p>
              </table:table-cell>
              <table:table-cell office:value-type="float" office:value="0.217424242424243">
                <text:p>0.217424242424243</text:p>
              </table:table-cell>
              <table:table-cell office:value-type="float" office:value="0.325777042101113">
                <text:p>0.325777042101113</text:p>
              </table:table-cell>
              <table:table-cell office:value-type="float" office:value="0.306060606060606">
                <text:p>0.30606060606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455583627176">
                <text:p>0.339455583627176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278517932086766">
                <text:p>0.278517932086766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0.281189397288046">
                <text:p>0.281189397288046</text:p>
              </table:table-cell>
              <table:table-cell office:value-type="float" office:value="0.210416666666667">
                <text:p>0.210416666666667</text:p>
              </table:table-cell>
              <table:table-cell office:value-type="float" office:value="0.33290574396038">
                <text:p>0.33290574396038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9552633726002">
                <text:p>0.349552633726002</text:p>
              </table:table-cell>
              <table:table-cell office:value-type="float" office:value="0.291666666666666">
                <text:p>0.291666666666666</text:p>
              </table:table-cell>
              <table:table-cell office:value-type="float" office:value="0.284488504656361">
                <text:p>0.284488504656361</text:p>
              </table:table-cell>
              <table:table-cell office:value-type="float" office:value="0.200641025641025">
                <text:p>0.200641025641025</text:p>
              </table:table-cell>
              <table:table-cell office:value-type="float" office:value="0.286772524703285">
                <text:p>0.286772524703285</text:p>
              </table:table-cell>
              <table:table-cell office:value-type="float" office:value="0.2">
                <text:p>0.2</text:p>
              </table:table-cell>
              <table:table-cell office:value-type="float" office:value="0.340621089568056">
                <text:p>0.340621089568056</text:p>
              </table:table-cell>
              <table:table-cell office:value-type="float" office:value="0.278846153846153">
                <text:p>0.278846153846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9599848691572">
                <text:p>0.359599848691572</text:p>
              </table:table-cell>
              <table:table-cell office:value-type="float" office:value="0.280952380952381">
                <text:p>0.280952380952381</text:p>
              </table:table-cell>
              <table:table-cell office:value-type="float" office:value="0.294498647492591">
                <text:p>0.294498647492591</text:p>
              </table:table-cell>
              <table:table-cell office:value-type="float" office:value="0.193452380952381">
                <text:p>0.193452380952381</text:p>
              </table:table-cell>
              <table:table-cell office:value-type="float" office:value="0.299843124277605">
                <text:p>0.299843124277605</text:p>
              </table:table-cell>
              <table:table-cell office:value-type="float" office:value="0.195238095238095">
                <text:p>0.195238095238095</text:p>
              </table:table-cell>
              <table:table-cell office:value-type="float" office:value="0.34985456940428">
                <text:p>0.34985456940428</text:p>
              </table:table-cell>
              <table:table-cell office:value-type="float" office:value="0.269047619047619">
                <text:p>0.2690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0978812189978">
                <text:p>0.370978812189978</text:p>
              </table:table-cell>
              <table:table-cell office:value-type="float" office:value="0.272777777777777">
                <text:p>0.272777777777777</text:p>
              </table:table-cell>
              <table:table-cell office:value-type="float" office:value="0.302226867449741">
                <text:p>0.302226867449741</text:p>
              </table:table-cell>
              <table:table-cell office:value-type="float" office:value="0.187222222222222">
                <text:p>0.187222222222222</text:p>
              </table:table-cell>
              <table:table-cell office:value-type="float" office:value="0.30966364501852">
                <text:p>0.30966364501852</text:p>
              </table:table-cell>
              <table:table-cell office:value-type="float" office:value="0.19">
                <text:p>0.19</text:p>
              </table:table-cell>
              <table:table-cell office:value-type="float" office:value="0.358290829147504">
                <text:p>0.358290829147504</text:p>
              </table:table-cell>
              <table:table-cell office:value-type="float" office:value="0.259444444444444">
                <text:p>0.259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7686069564517">
                <text:p>0.377686069564517</text:p>
              </table:table-cell>
              <table:table-cell office:value-type="float" office:value="0.265104166666667">
                <text:p>0.265104166666667</text:p>
              </table:table-cell>
              <table:table-cell office:value-type="float" office:value="0.31617341985673">
                <text:p>0.31617341985673</text:p>
              </table:table-cell>
              <table:table-cell office:value-type="float" office:value="0.184895833333333">
                <text:p>0.184895833333333</text:p>
              </table:table-cell>
              <table:table-cell office:value-type="float" office:value="0.315954595477048">
                <text:p>0.31595459547704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64779103352735">
                <text:p>0.3647791033527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6076237873041">
                <text:p>0.386076237873041</text:p>
              </table:table-cell>
              <table:table-cell office:value-type="float" office:value="0.256862745098039">
                <text:p>0.256862745098039</text:p>
              </table:table-cell>
              <table:table-cell office:value-type="float" office:value="0.324863349548951">
                <text:p>0.324863349548951</text:p>
              </table:table-cell>
              <table:table-cell office:value-type="float" office:value="0.179901960784313">
                <text:p>0.179901960784313</text:p>
              </table:table-cell>
              <table:table-cell office:value-type="float" office:value="0.325064749241162">
                <text:p>0.325064749241162</text:p>
              </table:table-cell>
              <table:table-cell office:value-type="float" office:value="0.179411764705882">
                <text:p>0.179411764705882</text:p>
              </table:table-cell>
              <table:table-cell office:value-type="float" office:value="0.372068275018611">
                <text:p>0.372068275018611</text:p>
              </table:table-cell>
              <table:table-cell office:value-type="float" office:value="0.241666666666666">
                <text:p>0.241666666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0822087835847">
                <text:p>0.400822087835847</text:p>
              </table:table-cell>
              <table:table-cell office:value-type="float" office:value="0.252314814814815">
                <text:p>0.252314814814815</text:p>
              </table:table-cell>
              <table:table-cell office:value-type="float" office:value="0.333889250729596">
                <text:p>0.333889250729596</text:p>
              </table:table-cell>
              <table:table-cell office:value-type="float" office:value="0.175462962962963">
                <text:p>0.175462962962963</text:p>
              </table:table-cell>
              <table:table-cell office:value-type="float" office:value="0.331862170192795">
                <text:p>0.331862170192795</text:p>
              </table:table-cell>
              <table:table-cell office:value-type="float" office:value="0.174537037037037">
                <text:p>0.174537037037037</text:p>
              </table:table-cell>
              <table:table-cell office:value-type="float" office:value="0.376976300469992">
                <text:p>0.376976300469992</text:p>
              </table:table-cell>
              <table:table-cell office:value-type="float" office:value="0.233796296296296">
                <text:p>0.233796296296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698956996547">
                <text:p>0.40698956996547</text:p>
              </table:table-cell>
              <table:table-cell office:value-type="float" office:value="0.245175438596491">
                <text:p>0.245175438596491</text:p>
              </table:table-cell>
              <table:table-cell office:value-type="float" office:value="0.340781912276217">
                <text:p>0.340781912276217</text:p>
              </table:table-cell>
              <table:table-cell office:value-type="float" office:value="0.171929824561403">
                <text:p>0.171929824561403</text:p>
              </table:table-cell>
              <table:table-cell office:value-type="float" office:value="0.339016962738212">
                <text:p>0.339016962738212</text:p>
              </table:table-cell>
              <table:table-cell office:value-type="float" office:value="0.170175438596491">
                <text:p>0.170175438596491</text:p>
              </table:table-cell>
              <table:table-cell office:value-type="float" office:value="0.385052081359978">
                <text:p>0.385052081359978</text:p>
              </table:table-cell>
              <table:table-cell office:value-type="float" office:value="0.22719298245614">
                <text:p>0.22719298245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2466772883964">
                <text:p>0.412466772883964</text:p>
              </table:table-cell>
              <table:table-cell office:value-type="float" office:value="0.237916666666667">
                <text:p>0.237916666666667</text:p>
              </table:table-cell>
              <table:table-cell office:value-type="float" office:value="0.347063051899625">
                <text:p>0.347063051899625</text:p>
              </table:table-cell>
              <table:table-cell office:value-type="float" office:value="0.169166666666667">
                <text:p>0.169166666666667</text:p>
              </table:table-cell>
              <table:table-cell office:value-type="float" office:value="0.344461731335155">
                <text:p>0.344461731335155</text:p>
              </table:table-cell>
              <table:table-cell office:value-type="float" office:value="0.165416666666667">
                <text:p>0.165416666666667</text:p>
              </table:table-cell>
              <table:table-cell office:value-type="float" office:value="0.390943846568035">
                <text:p>0.390943846568035</text:p>
              </table:table-cell>
              <table:table-cell office:value-type="float" office:value="0.22125">
                <text:p>0.22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5939670025217">
                <text:p>0.415939670025217</text:p>
              </table:table-cell>
              <table:table-cell office:value-type="float" office:value="0.230952380952381">
                <text:p>0.230952380952381</text:p>
              </table:table-cell>
              <table:table-cell office:value-type="float" office:value="0.353819716855431">
                <text:p>0.353819716855431</text:p>
              </table:table-cell>
              <table:table-cell office:value-type="float" office:value="0.166269841269841">
                <text:p>0.166269841269841</text:p>
              </table:table-cell>
              <table:table-cell office:value-type="float" office:value="0.347886311679329">
                <text:p>0.347886311679329</text:p>
              </table:table-cell>
              <table:table-cell office:value-type="float" office:value="0.16031746031746">
                <text:p>0.16031746031746</text:p>
              </table:table-cell>
              <table:table-cell office:value-type="float" office:value="0.398393914882995">
                <text:p>0.398393914882995</text:p>
              </table:table-cell>
              <table:table-cell office:value-type="float" office:value="0.216269841269841">
                <text:p>0.216269841269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0633406512309">
                <text:p>0.420633406512309</text:p>
              </table:table-cell>
              <table:table-cell office:value-type="float" office:value="0.224621212121212">
                <text:p>0.224621212121212</text:p>
              </table:table-cell>
              <table:table-cell office:value-type="float" office:value="0.359779731006688">
                <text:p>0.359779731006688</text:p>
              </table:table-cell>
              <table:table-cell office:value-type="float" office:value="0.162878787878788">
                <text:p>0.162878787878788</text:p>
              </table:table-cell>
              <table:table-cell office:value-type="float" office:value="0.351640545687284">
                <text:p>0.351640545687284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.403314567281392">
                <text:p>0.403314567281392</text:p>
              </table:table-cell>
              <table:table-cell office:value-type="float" office:value="0.210984848484849">
                <text:p>0.210984848484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6842002349626">
                <text:p>0.426842002349626</text:p>
              </table:table-cell>
              <table:table-cell office:value-type="float" office:value="0.220289855072464">
                <text:p>0.220289855072464</text:p>
              </table:table-cell>
              <table:table-cell office:value-type="float" office:value="0.365766297575366">
                <text:p>0.365766297575366</text:p>
              </table:table-cell>
              <table:table-cell office:value-type="float" office:value="0.159420289855072">
                <text:p>0.159420289855072</text:p>
              </table:table-cell>
              <table:table-cell office:value-type="float" office:value="0.354551104263374">
                <text:p>0.354551104263374</text:p>
              </table:table-cell>
              <table:table-cell office:value-type="float" office:value="0.153985507246377">
                <text:p>0.153985507246377</text:p>
              </table:table-cell>
              <table:table-cell office:value-type="float" office:value="0.407541320502587">
                <text:p>0.407541320502587</text:p>
              </table:table-cell>
              <table:table-cell office:value-type="float" office:value="0.206159420289855">
                <text:p>0.206159420289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9972236087441">
                <text:p>0.429972236087441</text:p>
              </table:table-cell>
              <table:table-cell office:value-type="float" office:value="0.214930555555556">
                <text:p>0.214930555555556</text:p>
              </table:table-cell>
              <table:table-cell office:value-type="float" office:value="0.371294725850539">
                <text:p>0.371294725850539</text:p>
              </table:table-cell>
              <table:table-cell office:value-type="float" office:value="0.155902777777778">
                <text:p>0.155902777777778</text:p>
              </table:table-cell>
              <table:table-cell office:value-type="float" office:value="0.357634165778664">
                <text:p>0.357634165778664</text:p>
              </table:table-cell>
              <table:table-cell office:value-type="float" office:value="0.151041666666667">
                <text:p>0.151041666666667</text:p>
              </table:table-cell>
              <table:table-cell office:value-type="float" office:value="0.411692792233347">
                <text:p>0.411692792233347</text:p>
              </table:table-cell>
              <table:table-cell office:value-type="float" office:value="0.201736111111111">
                <text:p>0.201736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479682335325">
                <text:p>0.43479682335325</text:p>
              </table:table-cell>
              <table:table-cell office:value-type="float" office:value="0.209">
                <text:p>0.209</text:p>
              </table:table-cell>
              <table:table-cell office:value-type="float" office:value="0.371655607717445">
                <text:p>0.371655607717445</text:p>
              </table:table-cell>
              <table:table-cell office:value-type="float" office:value="0.150666666666667">
                <text:p>0.150666666666667</text:p>
              </table:table-cell>
              <table:table-cell office:value-type="float" office:value="0.361432873909483">
                <text:p>0.361432873909483</text:p>
              </table:table-cell>
              <table:table-cell office:value-type="float" office:value="0.147">
                <text:p>0.147</text:p>
              </table:table-cell>
              <table:table-cell office:value-type="float" office:value="0.415068005329064">
                <text:p>0.415068005329064</text:p>
              </table:table-cell>
              <table:table-cell office:value-type="float" office:value="0.197666666666667">
                <text:p>0.197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608062906902">
                <text:p>0.43608062906902</text:p>
              </table:table-cell>
              <table:table-cell office:value-type="float" office:value="0.203846153846154">
                <text:p>0.203846153846154</text:p>
              </table:table-cell>
              <table:table-cell office:value-type="float" office:value="0.382415205621724">
                <text:p>0.382415205621724</text:p>
              </table:table-cell>
              <table:table-cell office:value-type="float" office:value="0.15">
                <text:p>0.15</text:p>
              </table:table-cell>
              <table:table-cell office:value-type="float" office:value="0.367425310877038">
                <text:p>0.367425310877038</text:p>
              </table:table-cell>
              <table:table-cell office:value-type="float" office:value="0.144230769230769">
                <text:p>0.144230769230769</text:p>
              </table:table-cell>
              <table:table-cell office:value-type="float" office:value="0.417341674396088">
                <text:p>0.417341674396088</text:p>
              </table:table-cell>
              <table:table-cell office:value-type="float" office:value="0.192628205128205">
                <text:p>0.192628205128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0456833698946">
                <text:p>0.440456833698946</text:p>
              </table:table-cell>
              <table:table-cell office:value-type="float" office:value="0.198765432098765">
                <text:p>0.198765432098765</text:p>
              </table:table-cell>
              <table:table-cell office:value-type="float" office:value="0.384949666597693">
                <text:p>0.384949666597693</text:p>
              </table:table-cell>
              <table:table-cell office:value-type="float" office:value="0.146296296296296">
                <text:p>0.146296296296296</text:p>
              </table:table-cell>
              <table:table-cell office:value-type="float" office:value="0.37395630554662">
                <text:p>0.37395630554662</text:p>
              </table:table-cell>
              <table:table-cell office:value-type="float" office:value="0.141358024691358">
                <text:p>0.141358024691358</text:p>
              </table:table-cell>
              <table:table-cell office:value-type="float" office:value="0.421670937692308">
                <text:p>0.421670937692308</text:p>
              </table:table-cell>
              <table:table-cell office:value-type="float" office:value="0.188888888888889">
                <text:p>0.18888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7077962293786">
                <text:p>0.447077962293786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393976163450277">
                <text:p>0.393976163450277</text:p>
              </table:table-cell>
              <table:table-cell office:value-type="float" office:value="0.14375">
                <text:p>0.14375</text:p>
              </table:table-cell>
              <table:table-cell office:value-type="float" office:value="0.380868592456604">
                <text:p>0.380868592456604</text:p>
              </table:table-cell>
              <table:table-cell office:value-type="float" office:value="0.139583333333333">
                <text:p>0.139583333333333</text:p>
              </table:table-cell>
              <table:table-cell office:value-type="float" office:value="0.424516057666149">
                <text:p>0.424516057666149</text:p>
              </table:table-cell>
              <table:table-cell office:value-type="float" office:value="0.184226190476191">
                <text:p>0.184226190476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0159396878942">
                <text:p>0.450159396878942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96425938786623">
                <text:p>0.396425938786623</text:p>
              </table:table-cell>
              <table:table-cell office:value-type="float" office:value="0.140229885057471">
                <text:p>0.140229885057471</text:p>
              </table:table-cell>
              <table:table-cell office:value-type="float" office:value="0.383575518565187">
                <text:p>0.383575518565187</text:p>
              </table:table-cell>
              <table:table-cell office:value-type="float" office:value="0.137356321839081">
                <text:p>0.137356321839081</text:p>
              </table:table-cell>
              <table:table-cell office:value-type="float" office:value="0.426319811598624">
                <text:p>0.426319811598624</text:p>
              </table:table-cell>
              <table:table-cell office:value-type="float" office:value="0.179597701149425">
                <text:p>0.179597701149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628132036882">
                <text:p>0.455628132036882</text:p>
              </table:table-cell>
              <table:table-cell office:value-type="float" office:value="0.188333333333333">
                <text:p>0.188333333333333</text:p>
              </table:table-cell>
              <table:table-cell office:value-type="float" office:value="0.403397798834053">
                <text:p>0.40339779883405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385352482214918">
                <text:p>0.385352482214918</text:p>
              </table:table-cell>
              <table:table-cell office:value-type="float" office:value="0.135">
                <text:p>0.135</text:p>
              </table:table-cell>
              <table:table-cell office:value-type="float" office:value="0.42701709515069">
                <text:p>0.42701709515069</text:p>
              </table:table-cell>
              <table:table-cell office:value-type="float" office:value="0.175277777777778">
                <text:p>0.1752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1.C8:Fold1.D37 Fold1.H8:Fold1.H37 Fold1.H40:Fold1.H69 Fold1.D40:Fold1.D69" svg:x="0.319cm" svg:y="0.18cm" svg:width="12.508cm" svg:height="8.646cm">
          <chartooo:coordinate-region svg:x="1.046cm" svg:y="0.38cm" svg:width="11.5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1.D8:Fold1.D37" chart:class="chart:scatter">
            <chart:domain table:cell-range-address="Fold1.C8:Fold1.C37"/>
            <chart:data-point chart:repeated="30"/>
          </chart:series>
          <chart:series chart:style-name="ch7" chart:values-cell-range-address="Fold1.H8:Fold1.H37" chart:class="chart:scatter">
            <chart:domain table:cell-range-address="Fold1.G8:Fold1.G37"/>
            <chart:data-point chart:repeated="30"/>
          </chart:series>
          <chart:series chart:style-name="ch8" chart:values-cell-range-address="Fold1.H40:Fold1.H69" chart:class="chart:scatter">
            <chart:domain table:cell-range-address="Fold1.G40:Fold1.G69"/>
            <chart:data-point chart:repeated="30"/>
          </chart:series>
          <chart:series chart:style-name="ch9" chart:values-cell-range-address="Fold1.D40:Fold1.D69" chart:class="chart:scatter">
            <chart:domain table:cell-range-address="Fold1.C40:Fold1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7339750509507">
                <text:p>0.107339750509507</text:p>
                <draw:g>
                  <svg:desc>Fold1.C8:Fold1.C37</svg:desc>
                </draw:g>
              </table:table-cell>
              <table:table-cell office:value-type="float" office:value="0.816666666666667">
                <text:p>0.816666666666667</text:p>
                <draw:g>
                  <svg:desc>Fold1.D8:Fold1.D37</svg:desc>
                </draw:g>
              </table:table-cell>
              <table:table-cell office:value-type="float" office:value="0.0907057866472828">
                <text:p>0.0907057866472828</text:p>
                <draw:g>
                  <svg:desc>Fold1.G8:Fold1.G37</svg:desc>
                </draw:g>
              </table:table-cell>
              <table:table-cell office:value-type="float" office:value="0.683333333333333">
                <text:p>0.683333333333333</text:p>
                <draw:g>
                  <svg:desc>Fold1.H8:Fold1.H37</svg:desc>
                </draw:g>
              </table:table-cell>
              <table:table-cell office:value-type="float" office:value="0.082250098816595">
                <text:p>0.082250098816595</text:p>
                <draw:g>
                  <svg:desc>Fold1.G40:Fold1.G69</svg:desc>
                </draw:g>
              </table:table-cell>
              <table:table-cell office:value-type="float" office:value="0.608333333333333">
                <text:p>0.608333333333333</text:p>
                <draw:g>
                  <svg:desc>Fold1.H40:Fold1.H69</svg:desc>
                </draw:g>
              </table:table-cell>
              <table:table-cell office:value-type="float" office:value="0.101714750509507">
                <text:p>0.101714750509507</text:p>
                <draw:g>
                  <svg:desc>Fold1.C40:Fold1.C69</svg:desc>
                </draw:g>
              </table:table-cell>
              <table:table-cell office:value-type="float" office:value="0.775">
                <text:p>0.775</text:p>
                <draw:g>
                  <svg:desc>Fold1.D40:Fold1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979939627957">
                <text:p>0.157979939627957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129121441041198">
                <text:p>0.129121441041198</text:p>
              </table:table-cell>
              <table:table-cell office:value-type="float" office:value="0.5">
                <text:p>0.5</text:p>
              </table:table-cell>
              <table:table-cell office:value-type="float" office:value="0.125778395198152">
                <text:p>0.12577839519815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58535194558212">
                <text:p>0.158535194558212</text:p>
              </table:table-cell>
              <table:table-cell office:value-type="float" office:value="0.595833333333333">
                <text:p>0.59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04949644464">
                <text:p>0.200804949644464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155584950357968">
                <text:p>0.155584950357968</text:p>
              </table:table-cell>
              <table:table-cell office:value-type="float" office:value="0.408333333333334">
                <text:p>0.408333333333334</text:p>
              </table:table-cell>
              <table:table-cell office:value-type="float" office:value="0.153730666356945">
                <text:p>0.153730666356945</text:p>
              </table:table-cell>
              <table:table-cell office:value-type="float" office:value="0.408333333333334">
                <text:p>0.408333333333334</text:p>
              </table:table-cell>
              <table:table-cell office:value-type="float" office:value="0.196580987332266">
                <text:p>0.196580987332266</text:p>
              </table:table-cell>
              <table:table-cell office:value-type="float" office:value="0.502777777777778">
                <text:p>0.502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0685034216044">
                <text:p>0.230685034216044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0.176582555812095">
                <text:p>0.176582555812095</text:p>
              </table:table-cell>
              <table:table-cell office:value-type="float" office:value="0.35625">
                <text:p>0.35625</text:p>
              </table:table-cell>
              <table:table-cell office:value-type="float" office:value="0.178559440642241">
                <text:p>0.178559440642241</text:p>
              </table:table-cell>
              <table:table-cell office:value-type="float" office:value="0.35625">
                <text:p>0.35625</text:p>
              </table:table-cell>
              <table:table-cell office:value-type="float" office:value="0.217138712618252">
                <text:p>0.217138712618252</text:p>
              </table:table-cell>
              <table:table-cell office:value-type="float" office:value="0.422916666666667">
                <text:p>0.4229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5824080958352">
                <text:p>0.255824080958352</text:p>
              </table:table-cell>
              <table:table-cell office:value-type="float" office:value="0.401666666666667">
                <text:p>0.401666666666667</text:p>
              </table:table-cell>
              <table:table-cell office:value-type="float" office:value="0.204273074834136">
                <text:p>0.204273074834136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192903240964302">
                <text:p>0.192903240964302</text:p>
              </table:table-cell>
              <table:table-cell office:value-type="float" office:value="0.306666666666666">
                <text:p>0.306666666666666</text:p>
              </table:table-cell>
              <table:table-cell office:value-type="float" office:value="0.237575855871892">
                <text:p>0.237575855871892</text:p>
              </table:table-cell>
              <table:table-cell office:value-type="float" office:value="0.376666666666667">
                <text:p>0.37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69253778333">
                <text:p>0.27069253778333</text:p>
              </table:table-cell>
              <table:table-cell office:value-type="float" office:value="0.3625">
                <text:p>0.3625</text:p>
              </table:table-cell>
              <table:table-cell office:value-type="float" office:value="0.215317388694946">
                <text:p>0.215317388694946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12149064585126">
                <text:p>0.212149064585126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59520666294963">
                <text:p>0.259520666294963</text:p>
              </table:table-cell>
              <table:table-cell office:value-type="float" office:value="0.343055555555555">
                <text:p>0.3430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732651654966">
                <text:p>0.290732651654966</text:p>
              </table:table-cell>
              <table:table-cell office:value-type="float" office:value="0.335714285714286">
                <text:p>0.335714285714286</text:p>
              </table:table-cell>
              <table:table-cell office:value-type="float" office:value="0.228816366568924">
                <text:p>0.228816366568924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27939774479097">
                <text:p>0.227939774479097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75403609722663">
                <text:p>0.275403609722663</text:p>
              </table:table-cell>
              <table:table-cell office:value-type="float" office:value="0.317857142857143">
                <text:p>0.317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055883978199">
                <text:p>0.303055883978199</text:p>
              </table:table-cell>
              <table:table-cell office:value-type="float" office:value="0.30625">
                <text:p>0.30625</text:p>
              </table:table-cell>
              <table:table-cell office:value-type="float" office:value="0.24071250284006">
                <text:p>0.24071250284006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41360890400212">
                <text:p>0.241360890400212</text:p>
              </table:table-cell>
              <table:table-cell office:value-type="float" office:value="0.24375">
                <text:p>0.24375</text:p>
              </table:table-cell>
              <table:table-cell office:value-type="float" office:value="0.288487647263223">
                <text:p>0.288487647263223</text:p>
              </table:table-cell>
              <table:table-cell office:value-type="float" office:value="0.297916666666667">
                <text:p>0.29791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9665674029485">
                <text:p>0.319665674029485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53998036750594">
                <text:p>0.253998036750594</text:p>
              </table:table-cell>
              <table:table-cell office:value-type="float" office:value="0.229629629629629">
                <text:p>0.229629629629629</text:p>
              </table:table-cell>
              <table:table-cell office:value-type="float" office:value="0.250489234881818">
                <text:p>0.250489234881818</text:p>
              </table:table-cell>
              <table:table-cell office:value-type="float" office:value="0.227777777777777">
                <text:p>0.227777777777777</text:p>
              </table:table-cell>
              <table:table-cell office:value-type="float" office:value="0.294776678280514">
                <text:p>0.294776678280514</text:p>
              </table:table-cell>
              <table:table-cell office:value-type="float" office:value="0.274074074074074">
                <text:p>0.27407407407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009331579664">
                <text:p>0.324009331579664</text:p>
              </table:table-cell>
              <table:table-cell office:value-type="float" office:value="0.2675">
                <text:p>0.2675</text:p>
              </table:table-cell>
              <table:table-cell office:value-type="float" office:value="0.265593030808823">
                <text:p>0.265593030808823</text:p>
              </table:table-cell>
              <table:table-cell office:value-type="float" office:value="0.2175">
                <text:p>0.2175</text:p>
              </table:table-cell>
              <table:table-cell office:value-type="float" office:value="0.264024287791871">
                <text:p>0.264024287791871</text:p>
              </table:table-cell>
              <table:table-cell office:value-type="float" office:value="0.215">
                <text:p>0.215</text:p>
              </table:table-cell>
              <table:table-cell office:value-type="float" office:value="0.307880399237496">
                <text:p>0.307880399237496</text:p>
              </table:table-cell>
              <table:table-cell office:value-type="float" office:value="0.2575">
                <text:p>0.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2927982373315">
                <text:p>0.332927982373315</text:p>
              </table:table-cell>
              <table:table-cell office:value-type="float" office:value="0.252272727272728">
                <text:p>0.252272727272728</text:p>
              </table:table-cell>
              <table:table-cell office:value-type="float" office:value="0.281791989861043">
                <text:p>0.281791989861043</text:p>
              </table:table-cell>
              <table:table-cell office:value-type="float" office:value="0.209848484848485">
                <text:p>0.209848484848485</text:p>
              </table:table-cell>
              <table:table-cell office:value-type="float" office:value="0.274309457415276">
                <text:p>0.274309457415276</text:p>
              </table:table-cell>
              <table:table-cell office:value-type="float" office:value="0.203787878787879">
                <text:p>0.203787878787879</text:p>
              </table:table-cell>
              <table:table-cell office:value-type="float" office:value="0.316971007703105">
                <text:p>0.316971007703105</text:p>
              </table:table-cell>
              <table:table-cell office:value-type="float" office:value="0.241666666666667">
                <text:p>0.241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2049138994471">
                <text:p>0.342049138994471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291601994671048">
                <text:p>0.291601994671048</text:p>
              </table:table-cell>
              <table:table-cell office:value-type="float" office:value="0.199305555555556">
                <text:p>0.199305555555556</text:p>
              </table:table-cell>
              <table:table-cell office:value-type="float" office:value="0.283114171219989">
                <text:p>0.283114171219989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325109666548285">
                <text:p>0.325109666548285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0508911792479">
                <text:p>0.350508911792479</text:p>
              </table:table-cell>
              <table:table-cell office:value-type="float" office:value="0.228846153846153">
                <text:p>0.228846153846153</text:p>
              </table:table-cell>
              <table:table-cell office:value-type="float" office:value="0.299243118643694">
                <text:p>0.299243118643694</text:p>
              </table:table-cell>
              <table:table-cell office:value-type="float" office:value="0.189743589743589">
                <text:p>0.189743589743589</text:p>
              </table:table-cell>
              <table:table-cell office:value-type="float" office:value="0.289767467601547">
                <text:p>0.289767467601547</text:p>
              </table:table-cell>
              <table:table-cell office:value-type="float" office:value="0.18525641025641">
                <text:p>0.18525641025641</text:p>
              </table:table-cell>
              <table:table-cell office:value-type="float" office:value="0.330510164802044">
                <text:p>0.330510164802044</text:p>
              </table:table-cell>
              <table:table-cell office:value-type="float" office:value="0.217307692307692">
                <text:p>0.217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408124898214">
                <text:p>0.355408124898214</text:p>
              </table:table-cell>
              <table:table-cell office:value-type="float" office:value="0.217261904761905">
                <text:p>0.217261904761905</text:p>
              </table:table-cell>
              <table:table-cell office:value-type="float" office:value="0.309679927205502">
                <text:p>0.309679927205502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96772213944528">
                <text:p>0.296772213944528</text:p>
              </table:table-cell>
              <table:table-cell office:value-type="float" office:value="0.176190476190476">
                <text:p>0.176190476190476</text:p>
              </table:table-cell>
              <table:table-cell office:value-type="float" office:value="0.336686688441803">
                <text:p>0.336686688441803</text:p>
              </table:table-cell>
              <table:table-cell office:value-type="float" office:value="0.206547619047619">
                <text:p>0.2065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1881554849905">
                <text:p>0.361881554849905</text:p>
              </table:table-cell>
              <table:table-cell office:value-type="float" office:value="0.207777777777777">
                <text:p>0.207777777777777</text:p>
              </table:table-cell>
              <table:table-cell office:value-type="float" office:value="0.316826877477453">
                <text:p>0.316826877477453</text:p>
              </table:table-cell>
              <table:table-cell office:value-type="float" office:value="0.176111111111111">
                <text:p>0.176111111111111</text:p>
              </table:table-cell>
              <table:table-cell office:value-type="float" office:value="0.304976579023893">
                <text:p>0.304976579023893</text:p>
              </table:table-cell>
              <table:table-cell office:value-type="float" office:value="0.168888888888889">
                <text:p>0.168888888888889</text:p>
              </table:table-cell>
              <table:table-cell office:value-type="float" office:value="0.347748196378311">
                <text:p>0.347748196378311</text:p>
              </table:table-cell>
              <table:table-cell office:value-type="float" office:value="0.198888888888889">
                <text:p>0.19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76116007702">
                <text:p>0.368076116007702</text:p>
              </table:table-cell>
              <table:table-cell office:value-type="float" office:value="0.198958333333333">
                <text:p>0.198958333333333</text:p>
              </table:table-cell>
              <table:table-cell office:value-type="float" office:value="0.325040503507575">
                <text:p>0.32504050350757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310940749716325">
                <text:p>0.310940749716325</text:p>
              </table:table-cell>
              <table:table-cell office:value-type="float" office:value="0.1625">
                <text:p>0.1625</text:p>
              </table:table-cell>
              <table:table-cell office:value-type="float" office:value="0.356505176113552">
                <text:p>0.356505176113552</text:p>
              </table:table-cell>
              <table:table-cell office:value-type="float" office:value="0.192708333333333">
                <text:p>0.19270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9742782674368">
                <text:p>0.369742782674368</text:p>
              </table:table-cell>
              <table:table-cell office:value-type="float" office:value="0.188725490196078">
                <text:p>0.188725490196078</text:p>
              </table:table-cell>
              <table:table-cell office:value-type="float" office:value="0.329572070855638">
                <text:p>0.329572070855638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31372694500252">
                <text:p>0.31372694500252</text:p>
              </table:table-cell>
              <table:table-cell office:value-type="float" office:value="0.154901960784313">
                <text:p>0.154901960784313</text:p>
              </table:table-cell>
              <table:table-cell office:value-type="float" office:value="0.360245255478631">
                <text:p>0.360245255478631</text:p>
              </table:table-cell>
              <table:table-cell office:value-type="float" office:value="0.184313725490196">
                <text:p>0.184313725490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6583276118123">
                <text:p>0.376583276118123</text:p>
              </table:table-cell>
              <table:table-cell office:value-type="float" office:value="0.18287037037037">
                <text:p>0.18287037037037</text:p>
              </table:table-cell>
              <table:table-cell office:value-type="float" office:value="0.336494218756047">
                <text:p>0.336494218756047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0.323168448547285">
                <text:p>0.323168448547285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0.363822789056165">
                <text:p>0.363822789056165</text:p>
              </table:table-cell>
              <table:table-cell office:value-type="float" office:value="0.176851851851852">
                <text:p>0.1768518518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4444026478873">
                <text:p>0.384444026478873</text:p>
              </table:table-cell>
              <table:table-cell office:value-type="float" office:value="0.178070175438596">
                <text:p>0.178070175438596</text:p>
              </table:table-cell>
              <table:table-cell office:value-type="float" office:value="0.341724262464352">
                <text:p>0.341724262464352</text:p>
              </table:table-cell>
              <table:table-cell office:value-type="float" office:value="0.154385964912281">
                <text:p>0.154385964912281</text:p>
              </table:table-cell>
              <table:table-cell office:value-type="float" office:value="0.332004427383263">
                <text:p>0.332004427383263</text:p>
              </table:table-cell>
              <table:table-cell office:value-type="float" office:value="0.147368421052631">
                <text:p>0.147368421052631</text:p>
              </table:table-cell>
              <table:table-cell office:value-type="float" office:value="0.3659906634523">
                <text:p>0.3659906634523</text:p>
              </table:table-cell>
              <table:table-cell office:value-type="float" office:value="0.169298245614035">
                <text:p>0.169298245614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174561378046">
                <text:p>0.39174561378046</text:p>
              </table:table-cell>
              <table:table-cell office:value-type="float" office:value="0.1725">
                <text:p>0.1725</text:p>
              </table:table-cell>
              <table:table-cell office:value-type="float" office:value="0.348839161454251">
                <text:p>0.348839161454251</text:p>
              </table:table-cell>
              <table:table-cell office:value-type="float" office:value="0.15">
                <text:p>0.15</text:p>
              </table:table-cell>
              <table:table-cell office:value-type="float" office:value="0.335762844891681">
                <text:p>0.335762844891681</text:p>
              </table:table-cell>
              <table:table-cell office:value-type="float" office:value="0.142083333333333">
                <text:p>0.142083333333333</text:p>
              </table:table-cell>
              <table:table-cell office:value-type="float" office:value="0.367207594669231">
                <text:p>0.367207594669231</text:p>
              </table:table-cell>
              <table:table-cell office:value-type="float" office:value="0.162083333333333">
                <text:p>0.16208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7856216141063">
                <text:p>0.397856216141063</text:p>
              </table:table-cell>
              <table:table-cell office:value-type="float" office:value="0.167460317460317">
                <text:p>0.167460317460317</text:p>
              </table:table-cell>
              <table:table-cell office:value-type="float" office:value="0.351269717009807">
                <text:p>0.351269717009807</text:p>
              </table:table-cell>
              <table:table-cell office:value-type="float" office:value="0.143650793650793">
                <text:p>0.143650793650793</text:p>
              </table:table-cell>
              <table:table-cell office:value-type="float" office:value="0.346696463288535">
                <text:p>0.346696463288535</text:p>
              </table:table-cell>
              <table:table-cell office:value-type="float" office:value="0.141269841269841">
                <text:p>0.141269841269841</text:p>
              </table:table-cell>
              <table:table-cell office:value-type="float" office:value="0.372300187261824">
                <text:p>0.372300187261824</text:p>
              </table:table-cell>
              <table:table-cell office:value-type="float" office:value="0.155952380952381">
                <text:p>0.15595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473012122149">
                <text:p>0.40473012122149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359345113835203">
                <text:p>0.359345113835203</text:p>
              </table:table-cell>
              <table:table-cell office:value-type="float" office:value="0.140151515151515">
                <text:p>0.140151515151515</text:p>
              </table:table-cell>
              <table:table-cell office:value-type="float" office:value="0.353130210700543">
                <text:p>0.353130210700543</text:p>
              </table:table-cell>
              <table:table-cell office:value-type="float" office:value="0.138257575757576">
                <text:p>0.138257575757576</text:p>
              </table:table-cell>
              <table:table-cell office:value-type="float" office:value="0.375306139642776">
                <text:p>0.375306139642776</text:p>
              </table:table-cell>
              <table:table-cell office:value-type="float" office:value="0.151136363636364">
                <text:p>0.1511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598012122149">
                <text:p>0.40598012122149</text:p>
              </table:table-cell>
              <table:table-cell office:value-type="float" office:value="0.157246376811594">
                <text:p>0.157246376811594</text:p>
              </table:table-cell>
              <table:table-cell office:value-type="float" office:value="0.364054108544198">
                <text:p>0.364054108544198</text:p>
              </table:table-cell>
              <table:table-cell office:value-type="float" office:value="0.135869565217391">
                <text:p>0.135869565217391</text:p>
              </table:table-cell>
              <table:table-cell office:value-type="float" office:value="0.36363234745268">
                <text:p>0.36363234745268</text:p>
              </table:table-cell>
              <table:table-cell office:value-type="float" office:value="0.136231884057971">
                <text:p>0.136231884057971</text:p>
              </table:table-cell>
              <table:table-cell office:value-type="float" office:value="0.382525054986692">
                <text:p>0.382525054986692</text:p>
              </table:table-cell>
              <table:table-cell office:value-type="float" office:value="0.147463768115942">
                <text:p>0.147463768115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3634106728736">
                <text:p>0.413634106728736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368885457750547">
                <text:p>0.368885457750547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0.370658026081619">
                <text:p>0.37065802608161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388677652389289">
                <text:p>0.388677652389289</text:p>
              </table:table-cell>
              <table:table-cell office:value-type="float" office:value="0.14375">
                <text:p>0.1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600196194825">
                <text:p>0.415600196194825</text:p>
              </table:table-cell>
              <table:table-cell office:value-type="float" office:value="0.149">
                <text:p>0.149</text:p>
              </table:table-cell>
              <table:table-cell office:value-type="float" office:value="0.375425954291044">
                <text:p>0.375425954291044</text:p>
              </table:table-cell>
              <table:table-cell office:value-type="float" office:value="0.129666666666666">
                <text:p>0.129666666666666</text:p>
              </table:table-cell>
              <table:table-cell office:value-type="float" office:value="0.376605153632008">
                <text:p>0.376605153632008</text:p>
              </table:table-cell>
              <table:table-cell office:value-type="float" office:value="0.130666666666667">
                <text:p>0.130666666666667</text:p>
              </table:table-cell>
              <table:table-cell office:value-type="float" office:value="0.391257017468654">
                <text:p>0.391257017468654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80438089901">
                <text:p>0.42280438089901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380485478100568">
                <text:p>0.380485478100568</text:p>
              </table:table-cell>
              <table:table-cell office:value-type="float" office:value="0.126602564102564">
                <text:p>0.126602564102564</text:p>
              </table:table-cell>
              <table:table-cell office:value-type="float" office:value="0.379696359811449">
                <text:p>0.379696359811449</text:p>
              </table:table-cell>
              <table:table-cell office:value-type="float" office:value="0.126923076923077">
                <text:p>0.126923076923077</text:p>
              </table:table-cell>
              <table:table-cell office:value-type="float" office:value="0.393484415674313">
                <text:p>0.393484415674313</text:p>
              </table:table-cell>
              <table:table-cell office:value-type="float" office:value="0.13525641025641">
                <text:p>0.13525641025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9550412645042">
                <text:p>0.429550412645042</text:p>
              </table:table-cell>
              <table:table-cell office:value-type="float" office:value="0.141975308641975">
                <text:p>0.141975308641975</text:p>
              </table:table-cell>
              <table:table-cell office:value-type="float" office:value="0.387122683487773">
                <text:p>0.387122683487773</text:p>
              </table:table-cell>
              <table:table-cell office:value-type="float" office:value="0.124691358024691">
                <text:p>0.124691358024691</text:p>
              </table:table-cell>
              <table:table-cell office:value-type="float" office:value="0.382732343435668">
                <text:p>0.382732343435668</text:p>
              </table:table-cell>
              <table:table-cell office:value-type="float" office:value="0.123765432098765">
                <text:p>0.123765432098765</text:p>
              </table:table-cell>
              <table:table-cell office:value-type="float" office:value="0.398286002975901">
                <text:p>0.398286002975901</text:p>
              </table:table-cell>
              <table:table-cell office:value-type="float" office:value="0.131481481481481">
                <text:p>0.1314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1005439100068">
                <text:p>0.431005439100068</text:p>
              </table:table-cell>
              <table:table-cell office:value-type="float" office:value="0.138095238095238">
                <text:p>0.138095238095238</text:p>
              </table:table-cell>
              <table:table-cell office:value-type="float" office:value="0.391626651741741">
                <text:p>0.391626651741741</text:p>
              </table:table-cell>
              <table:table-cell office:value-type="float" office:value="0.12172619047619">
                <text:p>0.12172619047619</text:p>
              </table:table-cell>
              <table:table-cell office:value-type="float" office:value="0.383789106720692">
                <text:p>0.383789106720692</text:p>
              </table:table-cell>
              <table:table-cell office:value-type="float" office:value="0.119940476190476">
                <text:p>0.119940476190476</text:p>
              </table:table-cell>
              <table:table-cell office:value-type="float" office:value="0.402174383114281">
                <text:p>0.402174383114281</text:p>
              </table:table-cell>
              <table:table-cell office:value-type="float" office:value="0.12827380952381">
                <text:p>0.12827380952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2533216877846">
                <text:p>0.432533216877846</text:p>
              </table:table-cell>
              <table:table-cell office:value-type="float" office:value="0.133908045977012">
                <text:p>0.133908045977012</text:p>
              </table:table-cell>
              <table:table-cell office:value-type="float" office:value="0.396129960311546">
                <text:p>0.396129960311546</text:p>
              </table:table-cell>
              <table:table-cell office:value-type="float" office:value="0.119540229885058">
                <text:p>0.119540229885058</text:p>
              </table:table-cell>
              <table:table-cell office:value-type="float" office:value="0.388681783488369">
                <text:p>0.388681783488369</text:p>
              </table:table-cell>
              <table:table-cell office:value-type="float" office:value="0.117816091954023">
                <text:p>0.117816091954023</text:p>
              </table:table-cell>
              <table:table-cell office:value-type="float" office:value="0.403232075421973">
                <text:p>0.403232075421973</text:p>
              </table:table-cell>
              <table:table-cell office:value-type="float" office:value="0.124425287356322">
                <text:p>0.124425287356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9646312115941">
                <text:p>0.439646312115941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0.39947729924712">
                <text:p>0.39947729924712</text:p>
              </table:table-cell>
              <table:table-cell office:value-type="float" office:value="0.116388888888889">
                <text:p>0.116388888888889</text:p>
              </table:table-cell>
              <table:table-cell office:value-type="float" office:value="0.392735507542093">
                <text:p>0.392735507542093</text:p>
              </table:table-cell>
              <table:table-cell office:value-type="float" office:value="0.115">
                <text:p>0.115</text:p>
              </table:table-cell>
              <table:table-cell office:value-type="float" office:value="0.404303503993402">
                <text:p>0.404303503993402</text:p>
              </table:table-cell>
              <table:table-cell office:value-type="float" office:value="0.120833333333333">
                <text:p>0.1208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9.C8:Fold9.D37 Fold9.H8:Fold9.H37 Fold9.H40:Fold9.H69 Fold9.D40:Fold9.D69" svg:x="0.319cm" svg:y="0.18cm" svg:width="12.508cm" svg:height="8.646cm">
          <chartooo:coordinate-region svg:x="1.046cm" svg:y="0.379cm" svg:width="11.4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9.D8:Fold9.D37" chart:class="chart:scatter">
            <chart:domain table:cell-range-address="Fold9.C8:Fold9.C37"/>
            <chart:data-point chart:repeated="30"/>
          </chart:series>
          <chart:series chart:style-name="ch7" chart:values-cell-range-address="Fold9.H8:Fold9.H37" chart:class="chart:scatter">
            <chart:domain table:cell-range-address="Fold9.G8:Fold9.G37"/>
            <chart:data-point chart:repeated="30"/>
          </chart:series>
          <chart:series chart:style-name="ch8" chart:values-cell-range-address="Fold9.H40:Fold9.H69" chart:class="chart:scatter">
            <chart:domain table:cell-range-address="Fold9.G40:Fold9.G69"/>
            <chart:data-point chart:repeated="30"/>
          </chart:series>
          <chart:series chart:style-name="ch9" chart:values-cell-range-address="Fold9.D40:Fold9.D69" chart:class="chart:scatter">
            <chart:domain table:cell-range-address="Fold9.C40:Fold9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227512686859">
                <text:p>0.0909227512686859</text:p>
                <draw:g>
                  <svg:desc>Fold9.C8:Fold9.C37</svg:desc>
                </draw:g>
              </table:table-cell>
              <table:table-cell office:value-type="float" office:value="0.716666666666667">
                <text:p>0.716666666666667</text:p>
                <draw:g>
                  <svg:desc>Fold9.D8:Fold9.D37</svg:desc>
                </draw:g>
              </table:table-cell>
              <table:table-cell office:value-type="float" office:value="0.091445810385495">
                <text:p>0.091445810385495</text:p>
                <draw:g>
                  <svg:desc>Fold9.G8:Fold9.G37</svg:desc>
                </draw:g>
              </table:table-cell>
              <table:table-cell office:value-type="float" office:value="0.716666666666667">
                <text:p>0.716666666666667</text:p>
                <draw:g>
                  <svg:desc>Fold9.H8:Fold9.H37</svg:desc>
                </draw:g>
              </table:table-cell>
              <table:table-cell office:value-type="float" office:value="0.0828873549520396">
                <text:p>0.0828873549520396</text:p>
                <draw:g>
                  <svg:desc>Fold9.G40:Fold9.G69</svg:desc>
                </draw:g>
              </table:table-cell>
              <table:table-cell office:value-type="float" office:value="0.683333333333333">
                <text:p>0.683333333333333</text:p>
                <draw:g>
                  <svg:desc>Fold9.H40:Fold9.H69</svg:desc>
                </draw:g>
              </table:table-cell>
              <table:table-cell office:value-type="float" office:value="0.0846756650215997">
                <text:p>0.0846756650215997</text:p>
                <draw:g>
                  <svg:desc>Fold9.C40:Fold9.C69</svg:desc>
                </draw:g>
              </table:table-cell>
              <table:table-cell office:value-type="float" office:value="0.675">
                <text:p>0.675</text:p>
                <draw:g>
                  <svg:desc>Fold9.D40:Fold9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752906569191">
                <text:p>0.1275290656919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17655725095578">
                <text:p>0.11765572509557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14708940466808">
                <text:p>0.114708940466808</text:p>
              </table:table-cell>
              <table:table-cell office:value-type="float" office:value="0.4875">
                <text:p>0.4875</text:p>
              </table:table-cell>
              <table:table-cell office:value-type="float" office:value="0.124399116936961">
                <text:p>0.124399116936961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1840139635627">
                <text:p>0.17184013963562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44834460898306">
                <text:p>0.144834460898306</text:p>
              </table:table-cell>
              <table:table-cell office:value-type="float" office:value="0.4">
                <text:p>0.4</text:p>
              </table:table-cell>
              <table:table-cell office:value-type="float" office:value="0.142781226166319">
                <text:p>0.142781226166319</text:p>
              </table:table-cell>
              <table:table-cell office:value-type="float" office:value="0.394444444444444">
                <text:p>0.394444444444444</text:p>
              </table:table-cell>
              <table:table-cell office:value-type="float" office:value="0.160613880818907">
                <text:p>0.160613880818907</text:p>
              </table:table-cell>
              <table:table-cell office:value-type="float" office:value="0.452777777777778">
                <text:p>0.452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0414378323352">
                <text:p>0.200414378323352</text:p>
              </table:table-cell>
              <table:table-cell office:value-type="float" office:value="0.435416666666667">
                <text:p>0.435416666666667</text:p>
              </table:table-cell>
              <table:table-cell office:value-type="float" office:value="0.164964780969359">
                <text:p>0.164964780969359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164122988662049">
                <text:p>0.164122988662049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188600761316721">
                <text:p>0.188600761316721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985270087427">
                <text:p>0.217985270087427</text:p>
              </table:table-cell>
              <table:table-cell office:value-type="float" office:value="0.391666666666667">
                <text:p>0.391666666666667</text:p>
              </table:table-cell>
              <table:table-cell office:value-type="float" office:value="0.180823158078953">
                <text:p>0.180823158078953</text:p>
              </table:table-cell>
              <table:table-cell office:value-type="float" office:value="0.301666666666667">
                <text:p>0.301666666666667</text:p>
              </table:table-cell>
              <table:table-cell office:value-type="float" office:value="0.179820174696463">
                <text:p>0.179820174696463</text:p>
              </table:table-cell>
              <table:table-cell office:value-type="float" office:value="0.305">
                <text:p>0.305</text:p>
              </table:table-cell>
              <table:table-cell office:value-type="float" office:value="0.214263707898123">
                <text:p>0.2142637078981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5576432755312">
                <text:p>0.245576432755312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1991311706002">
                <text:p>0.1991311706002</text:p>
              </table:table-cell>
              <table:table-cell office:value-type="float" office:value="0.275">
                <text:p>0.275</text:p>
              </table:table-cell>
              <table:table-cell office:value-type="float" office:value="0.195695604130094">
                <text:p>0.195695604130094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235048980070601">
                <text:p>0.235048980070601</text:p>
              </table:table-cell>
              <table:table-cell office:value-type="float" office:value="0.355555555555555">
                <text:p>0.3555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160890668717">
                <text:p>0.26016089066871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212758559438543">
                <text:p>0.212758559438543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14278963137214">
                <text:p>0.214278963137214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249778606126949">
                <text:p>0.249778606126949</text:p>
              </table:table-cell>
              <table:table-cell office:value-type="float" office:value="0.329761904761905">
                <text:p>0.329761904761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62244041302">
                <text:p>0.2762244041302</text:p>
              </table:table-cell>
              <table:table-cell office:value-type="float" office:value="0.321875">
                <text:p>0.321875</text:p>
              </table:table-cell>
              <table:table-cell office:value-type="float" office:value="0.227585682904888">
                <text:p>0.227585682904888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21814020672272">
                <text:p>0.221814020672272</text:p>
              </table:table-cell>
              <table:table-cell office:value-type="float" office:value="0.236458333333333">
                <text:p>0.236458333333333</text:p>
              </table:table-cell>
              <table:table-cell office:value-type="float" office:value="0.269858228320059">
                <text:p>0.269858228320059</text:p>
              </table:table-cell>
              <table:table-cell office:value-type="float" office:value="0.314583333333333">
                <text:p>0.3145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1917658061941">
                <text:p>0.291917658061941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241472867411558">
                <text:p>0.241472867411558</text:p>
              </table:table-cell>
              <table:table-cell office:value-type="float" office:value="0.232407407407407">
                <text:p>0.232407407407407</text:p>
              </table:table-cell>
              <table:table-cell office:value-type="float" office:value="0.238899868973581">
                <text:p>0.238899868973581</text:p>
              </table:table-cell>
              <table:table-cell office:value-type="float" office:value="0.225925925925925">
                <text:p>0.225925925925925</text:p>
              </table:table-cell>
              <table:table-cell office:value-type="float" office:value="0.282502517327834">
                <text:p>0.282502517327834</text:p>
              </table:table-cell>
              <table:table-cell office:value-type="float" office:value="0.29537037037037">
                <text:p>0.295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9634314449069">
                <text:p>0.299634314449069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51757132965036">
                <text:p>0.251757132965036</text:p>
              </table:table-cell>
              <table:table-cell office:value-type="float" office:value="0.22">
                <text:p>0.22</text:p>
              </table:table-cell>
              <table:table-cell office:value-type="float" office:value="0.248917181454129">
                <text:p>0.248917181454129</text:p>
              </table:table-cell>
              <table:table-cell office:value-type="float" office:value="0.215">
                <text:p>0.215</text:p>
              </table:table-cell>
              <table:table-cell office:value-type="float" office:value="0.298829411856451">
                <text:p>0.298829411856451</text:p>
              </table:table-cell>
              <table:table-cell office:value-type="float" office:value="0.281666666666667">
                <text:p>0.28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498278389755">
                <text:p>0.306498278389755</text:p>
              </table:table-cell>
              <table:table-cell office:value-type="float" office:value="0.267424242424243">
                <text:p>0.267424242424243</text:p>
              </table:table-cell>
              <table:table-cell office:value-type="float" office:value="0.254324473032376">
                <text:p>0.254324473032376</text:p>
              </table:table-cell>
              <table:table-cell office:value-type="float" office:value="0.202272727272727">
                <text:p>0.202272727272727</text:p>
              </table:table-cell>
              <table:table-cell office:value-type="float" office:value="0.260883958943352">
                <text:p>0.260883958943352</text:p>
              </table:table-cell>
              <table:table-cell office:value-type="float" office:value="0.20530303030303">
                <text:p>0.20530303030303</text:p>
              </table:table-cell>
              <table:table-cell office:value-type="float" office:value="0.307618389508916">
                <text:p>0.30761838950891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956246895421">
                <text:p>0.314956246895421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266580322560671">
                <text:p>0.266580322560671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75833074885889">
                <text:p>0.275833074885889</text:p>
              </table:table-cell>
              <table:table-cell office:value-type="float" office:value="0.2">
                <text:p>0.2</text:p>
              </table:table-cell>
              <table:table-cell office:value-type="float" office:value="0.313772077614326">
                <text:p>0.313772077614326</text:p>
              </table:table-cell>
              <table:table-cell office:value-type="float" office:value="0.252083333333333">
                <text:p>0.252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9486940313321">
                <text:p>0.329486940313321</text:p>
              </table:table-cell>
              <table:table-cell office:value-type="float" office:value="0.249358974358974">
                <text:p>0.249358974358974</text:p>
              </table:table-cell>
              <table:table-cell office:value-type="float" office:value="0.279893575212159">
                <text:p>0.279893575212159</text:p>
              </table:table-cell>
              <table:table-cell office:value-type="float" office:value="0.190384615384615">
                <text:p>0.190384615384615</text:p>
              </table:table-cell>
              <table:table-cell office:value-type="float" office:value="0.285247171191916">
                <text:p>0.285247171191916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318270465374919">
                <text:p>0.318270465374919</text:p>
              </table:table-cell>
              <table:table-cell office:value-type="float" office:value="0.241666666666666">
                <text:p>0.241666666666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844442034309">
                <text:p>0.337844442034309</text:p>
              </table:table-cell>
              <table:table-cell office:value-type="float" office:value="0.239285714285714">
                <text:p>0.239285714285714</text:p>
              </table:table-cell>
              <table:table-cell office:value-type="float" office:value="0.292345301848096">
                <text:p>0.292345301848096</text:p>
              </table:table-cell>
              <table:table-cell office:value-type="float" office:value="0.18452380952381">
                <text:p>0.18452380952381</text:p>
              </table:table-cell>
              <table:table-cell office:value-type="float" office:value="0.29076495204565">
                <text:p>0.2907649520456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25625863966523">
                <text:p>0.325625863966523</text:p>
              </table:table-cell>
              <table:table-cell office:value-type="float" office:value="0.232738095238095">
                <text:p>0.232738095238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705431008785">
                <text:p>0.349705431008785</text:p>
              </table:table-cell>
              <table:table-cell office:value-type="float" office:value="0.232222222222222">
                <text:p>0.232222222222222</text:p>
              </table:table-cell>
              <table:table-cell office:value-type="float" office:value="0.299674900354166">
                <text:p>0.299674900354166</text:p>
              </table:table-cell>
              <table:table-cell office:value-type="float" office:value="0.177222222222222">
                <text:p>0.177222222222222</text:p>
              </table:table-cell>
              <table:table-cell office:value-type="float" office:value="0.303008191620546">
                <text:p>0.303008191620546</text:p>
              </table:table-cell>
              <table:table-cell office:value-type="float" office:value="0.179444444444444">
                <text:p>0.179444444444444</text:p>
              </table:table-cell>
              <table:table-cell office:value-type="float" office:value="0.331264343371715">
                <text:p>0.331264343371715</text:p>
              </table:table-cell>
              <table:table-cell office:value-type="float" office:value="0.223333333333333">
                <text:p>0.22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8495154375231">
                <text:p>0.358495154375231</text:p>
              </table:table-cell>
              <table:table-cell office:value-type="float" office:value="0.225520833333333">
                <text:p>0.225520833333333</text:p>
              </table:table-cell>
              <table:table-cell office:value-type="float" office:value="0.308302405084128">
                <text:p>0.308302405084128</text:p>
              </table:table-cell>
              <table:table-cell office:value-type="float" office:value="0.171875">
                <text:p>0.171875</text:p>
              </table:table-cell>
              <table:table-cell office:value-type="float" office:value="0.305071248135325">
                <text:p>0.305071248135325</text:p>
              </table:table-cell>
              <table:table-cell office:value-type="float" office:value="0.171875">
                <text:p>0.171875</text:p>
              </table:table-cell>
              <table:table-cell office:value-type="float" office:value="0.337310047283131">
                <text:p>0.337310047283131</text:p>
              </table:table-cell>
              <table:table-cell office:value-type="float" office:value="0.215625">
                <text:p>0.2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238448438128">
                <text:p>0.36238448438128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312381258130723">
                <text:p>0.312381258130723</text:p>
              </table:table-cell>
              <table:table-cell office:value-type="float" office:value="0.16421568627451">
                <text:p>0.16421568627451</text:p>
              </table:table-cell>
              <table:table-cell office:value-type="float" office:value="0.309987429176506">
                <text:p>0.309987429176506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345083225919796">
                <text:p>0.345083225919796</text:p>
              </table:table-cell>
              <table:table-cell office:value-type="float" office:value="0.209313725490196">
                <text:p>0.209313725490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6290581025864">
                <text:p>0.36629058102586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18365803663449">
                <text:p>0.318365803663449</text:p>
              </table:table-cell>
              <table:table-cell office:value-type="float" office:value="0.158796296296296">
                <text:p>0.158796296296296</text:p>
              </table:table-cell>
              <table:table-cell office:value-type="float" office:value="0.318591059342636">
                <text:p>0.31859105934263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0.348610971867006">
                <text:p>0.348610971867006</text:p>
              </table:table-cell>
              <table:table-cell office:value-type="float" office:value="0.201851851851852">
                <text:p>0.2018518518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9844922943692">
                <text:p>0.369844922943692</text:p>
              </table:table-cell>
              <table:table-cell office:value-type="float" office:value="0.200438596491228">
                <text:p>0.200438596491228</text:p>
              </table:table-cell>
              <table:table-cell office:value-type="float" office:value="0.323055648898767">
                <text:p>0.323055648898767</text:p>
              </table:table-cell>
              <table:table-cell office:value-type="float" office:value="0.154824561403509">
                <text:p>0.154824561403509</text:p>
              </table:table-cell>
              <table:table-cell office:value-type="float" office:value="0.325278687736977">
                <text:p>0.325278687736977</text:p>
              </table:table-cell>
              <table:table-cell office:value-type="float" office:value="0.155701754385965">
                <text:p>0.155701754385965</text:p>
              </table:table-cell>
              <table:table-cell office:value-type="float" office:value="0.356388998596755">
                <text:p>0.356388998596755</text:p>
              </table:table-cell>
              <table:table-cell office:value-type="float" office:value="0.196491228070175">
                <text:p>0.196491228070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666400740612">
                <text:p>0.378666400740612</text:p>
              </table:table-cell>
              <table:table-cell office:value-type="float" office:value="0.197083333333333">
                <text:p>0.197083333333333</text:p>
              </table:table-cell>
              <table:table-cell office:value-type="float" office:value="0.326420239169607">
                <text:p>0.326420239169607</text:p>
              </table:table-cell>
              <table:table-cell office:value-type="float" office:value="0.15">
                <text:p>0.15</text:p>
              </table:table-cell>
              <table:table-cell office:value-type="float" office:value="0.328784909951129">
                <text:p>0.328784909951129</text:p>
              </table:table-cell>
              <table:table-cell office:value-type="float" office:value="0.150833333333333">
                <text:p>0.150833333333333</text:p>
              </table:table-cell>
              <table:table-cell office:value-type="float" office:value="0.359122661353387">
                <text:p>0.359122661353387</text:p>
              </table:table-cell>
              <table:table-cell office:value-type="float" office:value="0.190416666666667">
                <text:p>0.1904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6349530537228">
                <text:p>0.386349530537228</text:p>
              </table:table-cell>
              <table:table-cell office:value-type="float" office:value="0.192460317460317">
                <text:p>0.192460317460317</text:p>
              </table:table-cell>
              <table:table-cell office:value-type="float" office:value="0.330995172460001">
                <text:p>0.330995172460001</text:p>
              </table:table-cell>
              <table:table-cell office:value-type="float" office:value="0.146031746031746">
                <text:p>0.146031746031746</text:p>
              </table:table-cell>
              <table:table-cell office:value-type="float" office:value="0.334146094400758">
                <text:p>0.334146094400758</text:p>
              </table:table-cell>
              <table:table-cell office:value-type="float" office:value="0.147619047619047">
                <text:p>0.147619047619047</text:p>
              </table:table-cell>
              <table:table-cell office:value-type="float" office:value="0.363136081230294">
                <text:p>0.363136081230294</text:p>
              </table:table-cell>
              <table:table-cell office:value-type="float" office:value="0.184523809523809">
                <text:p>0.18452380952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2562024488209">
                <text:p>0.392562024488209</text:p>
              </table:table-cell>
              <table:table-cell office:value-type="float" office:value="0.187878787878788">
                <text:p>0.187878787878788</text:p>
              </table:table-cell>
              <table:table-cell office:value-type="float" office:value="0.338685909392457">
                <text:p>0.338685909392457</text:p>
              </table:table-cell>
              <table:table-cell office:value-type="float" office:value="0.143939393939394">
                <text:p>0.143939393939394</text:p>
              </table:table-cell>
              <table:table-cell office:value-type="float" office:value="0.342133602567542">
                <text:p>0.342133602567542</text:p>
              </table:table-cell>
              <table:table-cell office:value-type="float" office:value="0.145075757575758">
                <text:p>0.145075757575758</text:p>
              </table:table-cell>
              <table:table-cell office:value-type="float" office:value="0.366546192378892">
                <text:p>0.366546192378892</text:p>
              </table:table-cell>
              <table:table-cell office:value-type="float" office:value="0.179545454545455">
                <text:p>0.179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9602467415858">
                <text:p>0.399602467415858</text:p>
              </table:table-cell>
              <table:table-cell office:value-type="float" office:value="0.184420289855072">
                <text:p>0.184420289855072</text:p>
              </table:table-cell>
              <table:table-cell office:value-type="float" office:value="0.347732060122819">
                <text:p>0.347732060122819</text:p>
              </table:table-cell>
              <table:table-cell office:value-type="float" office:value="0.141304347826087">
                <text:p>0.141304347826087</text:p>
              </table:table-cell>
              <table:table-cell office:value-type="float" office:value="0.350614870873517">
                <text:p>0.350614870873517</text:p>
              </table:table-cell>
              <table:table-cell office:value-type="float" office:value="0.144202898550725">
                <text:p>0.144202898550725</text:p>
              </table:table-cell>
              <table:table-cell office:value-type="float" office:value="0.373448112644299">
                <text:p>0.373448112644299</text:p>
              </table:table-cell>
              <table:table-cell office:value-type="float" office:value="0.175724637681159">
                <text:p>0.175724637681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2226573991687">
                <text:p>0.402226573991687</text:p>
              </table:table-cell>
              <table:table-cell office:value-type="float" office:value="0.179513888888889">
                <text:p>0.179513888888889</text:p>
              </table:table-cell>
              <table:table-cell office:value-type="float" office:value="0.353924617869653">
                <text:p>0.35392461786965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355360149101767">
                <text:p>0.355360149101767</text:p>
              </table:table-cell>
              <table:table-cell office:value-type="float" office:value="0.140625">
                <text:p>0.140625</text:p>
              </table:table-cell>
              <table:table-cell office:value-type="float" office:value="0.377654369708528">
                <text:p>0.377654369708528</text:p>
              </table:table-cell>
              <table:table-cell office:value-type="float" office:value="0.171180555555555">
                <text:p>0.171180555555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8345772813824">
                <text:p>0.408345772813824</text:p>
              </table:table-cell>
              <table:table-cell office:value-type="float" office:value="0.177">
                <text:p>0.177</text:p>
              </table:table-cell>
              <table:table-cell office:value-type="float" office:value="0.359539830257311">
                <text:p>0.359539830257311</text:p>
              </table:table-cell>
              <table:table-cell office:value-type="float" office:value="0.136333333333333">
                <text:p>0.136333333333333</text:p>
              </table:table-cell>
              <table:table-cell office:value-type="float" office:value="0.357444586959231">
                <text:p>0.357444586959231</text:p>
              </table:table-cell>
              <table:table-cell office:value-type="float" office:value="0.136666666666667">
                <text:p>0.136666666666667</text:p>
              </table:table-cell>
              <table:table-cell office:value-type="float" office:value="0.380630531636412">
                <text:p>0.38063053163641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1373719883954">
                <text:p>0.411373719883954</text:p>
              </table:table-cell>
              <table:table-cell office:value-type="float" office:value="0.173397435897436">
                <text:p>0.173397435897436</text:p>
              </table:table-cell>
              <table:table-cell office:value-type="float" office:value="0.365847104161568">
                <text:p>0.365847104161568</text:p>
              </table:table-cell>
              <table:table-cell office:value-type="float" office:value="0.133974358974359">
                <text:p>0.133974358974359</text:p>
              </table:table-cell>
              <table:table-cell office:value-type="float" office:value="0.360263891497286">
                <text:p>0.36026389149728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38688877881863">
                <text:p>0.38688877881863</text:p>
              </table:table-cell>
              <table:table-cell office:value-type="float" office:value="0.164423076923077">
                <text:p>0.164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124810586767">
                <text:p>0.413124810586767</text:p>
              </table:table-cell>
              <table:table-cell office:value-type="float" office:value="0.169135802469136">
                <text:p>0.169135802469136</text:p>
              </table:table-cell>
              <table:table-cell office:value-type="float" office:value="0.372233512891726">
                <text:p>0.372233512891726</text:p>
              </table:table-cell>
              <table:table-cell office:value-type="float" office:value="0.131481481481481">
                <text:p>0.131481481481481</text:p>
              </table:table-cell>
              <table:table-cell office:value-type="float" office:value="0.363665163105794">
                <text:p>0.363665163105794</text:p>
              </table:table-cell>
              <table:table-cell office:value-type="float" office:value="0.130864197530864">
                <text:p>0.130864197530864</text:p>
              </table:table-cell>
              <table:table-cell office:value-type="float" office:value="0.387866068159407">
                <text:p>0.387866068159407</text:p>
              </table:table-cell>
              <table:table-cell office:value-type="float" office:value="0.159876543209877">
                <text:p>0.159876543209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854308740236">
                <text:p>0.417854308740236</text:p>
              </table:table-cell>
              <table:table-cell office:value-type="float" office:value="0.165773809523809">
                <text:p>0.165773809523809</text:p>
              </table:table-cell>
              <table:table-cell office:value-type="float" office:value="0.374052382983623">
                <text:p>0.374052382983623</text:p>
              </table:table-cell>
              <table:table-cell office:value-type="float" office:value="0.12797619047619">
                <text:p>0.12797619047619</text:p>
              </table:table-cell>
              <table:table-cell office:value-type="float" office:value="0.369618899610518">
                <text:p>0.369618899610518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390540746133055">
                <text:p>0.390540746133055</text:p>
              </table:table-cell>
              <table:table-cell office:value-type="float" office:value="0.156547619047619">
                <text:p>0.15654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2743149492563">
                <text:p>0.422743149492563</text:p>
              </table:table-cell>
              <table:table-cell office:value-type="float" office:value="0.162931034482759">
                <text:p>0.162931034482759</text:p>
              </table:table-cell>
              <table:table-cell office:value-type="float" office:value="0.377834663439665">
                <text:p>0.377834663439665</text:p>
              </table:table-cell>
              <table:table-cell office:value-type="float" office:value="0.125287356321839">
                <text:p>0.125287356321839</text:p>
              </table:table-cell>
              <table:table-cell office:value-type="float" office:value="0.372414038499407">
                <text:p>0.372414038499407</text:p>
              </table:table-cell>
              <table:table-cell office:value-type="float" office:value="0.125862068965517">
                <text:p>0.125862068965517</text:p>
              </table:table-cell>
              <table:table-cell office:value-type="float" office:value="0.391881005836802">
                <text:p>0.391881005836802</text:p>
              </table:table-cell>
              <table:table-cell office:value-type="float" office:value="0.15316091954023">
                <text:p>0.15316091954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4773373354016">
                <text:p>0.424773373354016</text:p>
              </table:table-cell>
              <table:table-cell office:value-type="float" office:value="0.159444444444444">
                <text:p>0.159444444444444</text:p>
              </table:table-cell>
              <table:table-cell office:value-type="float" office:value="0.385283193223721">
                <text:p>0.385283193223721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0.373383766741581">
                <text:p>0.373383766741581</text:p>
              </table:table-cell>
              <table:table-cell office:value-type="float" office:value="0.1225">
                <text:p>0.1225</text:p>
              </table:table-cell>
              <table:table-cell office:value-type="float" office:value="0.398400661308179">
                <text:p>0.398400661308179</text:p>
              </table:table-cell>
              <table:table-cell office:value-type="float" office:value="0.151111111111111">
                <text:p>0.1511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8.C8:Fold8.D37 Fold8.H8:Fold8.H37 Fold8.H40:Fold8.H69 Fold8.D40:Fold8.D69" svg:x="0.319cm" svg:y="0.18cm" svg:width="12.508cm" svg:height="8.646cm">
          <chartooo:coordinate-region svg:x="1.046cm" svg:y="0.379cm" svg:width="11.54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8.D8:Fold8.D37" chart:class="chart:scatter">
            <chart:domain table:cell-range-address="Fold8.C8:Fold8.C37"/>
            <chart:data-point chart:repeated="30"/>
          </chart:series>
          <chart:series chart:style-name="ch7" chart:values-cell-range-address="Fold8.H8:Fold8.H37" chart:class="chart:scatter">
            <chart:domain table:cell-range-address="Fold8.G8:Fold8.G37"/>
            <chart:data-point chart:repeated="30"/>
          </chart:series>
          <chart:series chart:style-name="ch8" chart:values-cell-range-address="Fold8.H40:Fold8.H69" chart:class="chart:scatter">
            <chart:domain table:cell-range-address="Fold8.G40:Fold8.G69"/>
            <chart:data-point chart:repeated="30"/>
          </chart:series>
          <chart:series chart:style-name="ch9" chart:values-cell-range-address="Fold8.D40:Fold8.D69" chart:class="chart:scatter">
            <chart:domain table:cell-range-address="Fold8.C40:Fold8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7248964675095">
                <text:p>0.0707248964675095</text:p>
                <draw:g>
                  <svg:desc>Fold8.C8:Fold8.C37</svg:desc>
                </draw:g>
              </table:table-cell>
              <table:table-cell office:value-type="float" office:value="0.7">
                <text:p>0.7</text:p>
                <draw:g>
                  <svg:desc>Fold8.D8:Fold8.D37</svg:desc>
                </draw:g>
              </table:table-cell>
              <table:table-cell office:value-type="float" office:value="0.069655771600067">
                <text:p>0.069655771600067</text:p>
                <draw:g>
                  <svg:desc>Fold8.G8:Fold8.G37</svg:desc>
                </draw:g>
              </table:table-cell>
              <table:table-cell office:value-type="float" office:value="0.658333333333333">
                <text:p>0.658333333333333</text:p>
                <draw:g>
                  <svg:desc>Fold8.H8:Fold8.H37</svg:desc>
                </draw:g>
              </table:table-cell>
              <table:table-cell office:value-type="float" office:value="0.0691274491599799">
                <text:p>0.0691274491599799</text:p>
                <draw:g>
                  <svg:desc>Fold8.G40:Fold8.G69</svg:desc>
                </draw:g>
              </table:table-cell>
              <table:table-cell office:value-type="float" office:value="0.658333333333333">
                <text:p>0.658333333333333</text:p>
                <draw:g>
                  <svg:desc>Fold8.H40:Fold8.H69</svg:desc>
                </draw:g>
              </table:table-cell>
              <table:table-cell office:value-type="float" office:value="0.0658825280635996">
                <text:p>0.0658825280635996</text:p>
                <draw:g>
                  <svg:desc>Fold8.C40:Fold8.C69</svg:desc>
                </draw:g>
              </table:table-cell>
              <table:table-cell office:value-type="float" office:value="0.633333333333333">
                <text:p>0.633333333333333</text:p>
                <draw:g>
                  <svg:desc>Fold8.D40:Fold8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444681589965">
                <text:p>0.115444681589965</text:p>
              </table:table-cell>
              <table:table-cell office:value-type="float" office:value="0.575">
                <text:p>0.575</text:p>
              </table:table-cell>
              <table:table-cell office:value-type="float" office:value="0.0964119546087426">
                <text:p>0.0964119546087426</text:p>
              </table:table-cell>
              <table:table-cell office:value-type="float" office:value="0.475">
                <text:p>0.475</text:p>
              </table:table-cell>
              <table:table-cell office:value-type="float" office:value="0.103261773524308">
                <text:p>0.103261773524308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114306277805002">
                <text:p>0.114306277805002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097973320457">
                <text:p>0.14309797332045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2121310235371">
                <text:p>0.12121310235371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23116504220347">
                <text:p>0.123116504220347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0.138616711397432">
                <text:p>0.138616711397432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91928798768">
                <text:p>0.17091928798768</text:p>
              </table:table-cell>
              <table:table-cell office:value-type="float" office:value="0.45">
                <text:p>0.45</text:p>
              </table:table-cell>
              <table:table-cell office:value-type="float" office:value="0.144848573877749">
                <text:p>0.144848573877749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4217141733776">
                <text:p>0.14217141733776</text:p>
              </table:table-cell>
              <table:table-cell office:value-type="float" office:value="0.35625">
                <text:p>0.35625</text:p>
              </table:table-cell>
              <table:table-cell office:value-type="float" office:value="0.158491325723114">
                <text:p>0.158491325723114</text:p>
              </table:table-cell>
              <table:table-cell office:value-type="float" office:value="0.414583333333333">
                <text:p>0.41458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722232308748">
                <text:p>0.190722232308748</text:p>
              </table:table-cell>
              <table:table-cell office:value-type="float" office:value="0.415">
                <text:p>0.415</text:p>
              </table:table-cell>
              <table:table-cell office:value-type="float" office:value="0.165069274553624">
                <text:p>0.165069274553624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159764482407703">
                <text:p>0.159764482407703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182462614775205">
                <text:p>0.182462614775205</text:p>
              </table:table-cell>
              <table:table-cell office:value-type="float" office:value="0.388333333333333">
                <text:p>0.38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980216452838">
                <text:p>0.20980216452838</text:p>
              </table:table-cell>
              <table:table-cell office:value-type="float" office:value="0.3875">
                <text:p>0.3875</text:p>
              </table:table-cell>
              <table:table-cell office:value-type="float" office:value="0.175536630749398">
                <text:p>0.175536630749398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174292479061578">
                <text:p>0.174292479061578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193591681536441">
                <text:p>0.19359168153644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1882103667538">
                <text:p>0.22188210366753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183710664679246">
                <text:p>0.183710664679246</text:p>
              </table:table-cell>
              <table:table-cell office:value-type="float" office:value="0.26547619047619">
                <text:p>0.26547619047619</text:p>
              </table:table-cell>
              <table:table-cell office:value-type="float" office:value="0.181033514216992">
                <text:p>0.181033514216992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06660248407908">
                <text:p>0.206660248407908</text:p>
              </table:table-cell>
              <table:table-cell office:value-type="float" office:value="0.327380952380952">
                <text:p>0.327380952380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4766341979304">
                <text:p>0.234766341979304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188800296462191">
                <text:p>0.188800296462191</text:p>
              </table:table-cell>
              <table:table-cell office:value-type="float" office:value="0.240625">
                <text:p>0.240625</text:p>
              </table:table-cell>
              <table:table-cell office:value-type="float" office:value="0.185803239053369">
                <text:p>0.185803239053369</text:p>
              </table:table-cell>
              <table:table-cell office:value-type="float" office:value="0.240625">
                <text:p>0.240625</text:p>
              </table:table-cell>
              <table:table-cell office:value-type="float" office:value="0.223565398362432">
                <text:p>0.22356539836243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9986839357407">
                <text:p>0.249986839357407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199882009414269">
                <text:p>0.199882009414269</text:p>
              </table:table-cell>
              <table:table-cell office:value-type="float" office:value="0.228703703703703">
                <text:p>0.228703703703703</text:p>
              </table:table-cell>
              <table:table-cell office:value-type="float" office:value="0.197261197227757">
                <text:p>0.197261197227757</text:p>
              </table:table-cell>
              <table:table-cell office:value-type="float" office:value="0.229629629629629">
                <text:p>0.229629629629629</text:p>
              </table:table-cell>
              <table:table-cell office:value-type="float" office:value="0.240422187101894">
                <text:p>0.240422187101894</text:p>
              </table:table-cell>
              <table:table-cell office:value-type="float" office:value="0.303703703703704">
                <text:p>0.303703703703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969194350084">
                <text:p>0.26696919435008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11708207993662">
                <text:p>0.211708207993662</text:p>
              </table:table-cell>
              <table:table-cell office:value-type="float" office:value="0.218333333333333">
                <text:p>0.218333333333333</text:p>
              </table:table-cell>
              <table:table-cell office:value-type="float" office:value="0.206386692635382">
                <text:p>0.206386692635382</text:p>
              </table:table-cell>
              <table:table-cell office:value-type="float" office:value="0.218333333333333">
                <text:p>0.218333333333333</text:p>
              </table:table-cell>
              <table:table-cell office:value-type="float" office:value="0.252493305788919">
                <text:p>0.25249330578891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5854887847651">
                <text:p>0.275854887847651</text:p>
              </table:table-cell>
              <table:table-cell office:value-type="float" office:value="0.293181818181818">
                <text:p>0.293181818181818</text:p>
              </table:table-cell>
              <table:table-cell office:value-type="float" office:value="0.221275248696129">
                <text:p>0.221275248696129</text:p>
              </table:table-cell>
              <table:table-cell office:value-type="float" office:value="0.207575757575758">
                <text:p>0.207575757575758</text:p>
              </table:table-cell>
              <table:table-cell office:value-type="float" office:value="0.21817436098555">
                <text:p>0.21817436098555</text:p>
              </table:table-cell>
              <table:table-cell office:value-type="float" office:value="0.209848484848485">
                <text:p>0.209848484848485</text:p>
              </table:table-cell>
              <table:table-cell office:value-type="float" office:value="0.268509738503754">
                <text:p>0.268509738503754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006913264376">
                <text:p>0.285006913264376</text:p>
              </table:table-cell>
              <table:table-cell office:value-type="float" office:value="0.28125">
                <text:p>0.28125</text:p>
              </table:table-cell>
              <table:table-cell office:value-type="float" office:value="0.23252882491294">
                <text:p>0.23252882491294</text:p>
              </table:table-cell>
              <table:table-cell office:value-type="float" office:value="0.199305555555556">
                <text:p>0.199305555555556</text:p>
              </table:table-cell>
              <table:table-cell office:value-type="float" office:value="0.23027288064395">
                <text:p>0.23027288064395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0.273361821883507">
                <text:p>0.27336182188350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209142301543">
                <text:p>0.29209142301543</text:p>
              </table:table-cell>
              <table:table-cell office:value-type="float" office:value="0.27051282051282">
                <text:p>0.27051282051282</text:p>
              </table:table-cell>
              <table:table-cell office:value-type="float" office:value="0.239787642900175">
                <text:p>0.239787642900175</text:p>
              </table:table-cell>
              <table:table-cell office:value-type="float" office:value="0.190384615384615">
                <text:p>0.190384615384615</text:p>
              </table:table-cell>
              <table:table-cell office:value-type="float" office:value="0.241413360823809">
                <text:p>0.241413360823809</text:p>
              </table:table-cell>
              <table:table-cell office:value-type="float" office:value="0.197435897435897">
                <text:p>0.197435897435897</text:p>
              </table:table-cell>
              <table:table-cell office:value-type="float" office:value="0.280248639859617">
                <text:p>0.280248639859617</text:p>
              </table:table-cell>
              <table:table-cell office:value-type="float" office:value="0.25576923076923">
                <text:p>0.255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7994873593134">
                <text:p>0.297994873593134</text:p>
              </table:table-cell>
              <table:table-cell office:value-type="float" office:value="0.258928571428571">
                <text:p>0.258928571428571</text:p>
              </table:table-cell>
              <table:table-cell office:value-type="float" office:value="0.245652628094429">
                <text:p>0.245652628094429</text:p>
              </table:table-cell>
              <table:table-cell office:value-type="float" office:value="0.182142857142857">
                <text:p>0.182142857142857</text:p>
              </table:table-cell>
              <table:table-cell office:value-type="float" office:value="0.24774652822529">
                <text:p>0.24774652822529</text:p>
              </table:table-cell>
              <table:table-cell office:value-type="float" office:value="0.189285714285714">
                <text:p>0.189285714285714</text:p>
              </table:table-cell>
              <table:table-cell office:value-type="float" office:value="0.286550999491721">
                <text:p>0.286550999491721</text:p>
              </table:table-cell>
              <table:table-cell office:value-type="float" office:value="0.244642857142857">
                <text:p>0.2446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3120798344535">
                <text:p>0.303120798344535</text:p>
              </table:table-cell>
              <table:table-cell office:value-type="float" office:value="0.247777777777778">
                <text:p>0.247777777777778</text:p>
              </table:table-cell>
              <table:table-cell office:value-type="float" office:value="0.253089326188257">
                <text:p>0.253089326188257</text:p>
              </table:table-cell>
              <table:table-cell office:value-type="float" office:value="0.176111111111111">
                <text:p>0.176111111111111</text:p>
              </table:table-cell>
              <table:table-cell office:value-type="float" office:value="0.255849879314457">
                <text:p>0.255849879314457</text:p>
              </table:table-cell>
              <table:table-cell office:value-type="float" office:value="0.182777777777778">
                <text:p>0.182777777777778</text:p>
              </table:table-cell>
              <table:table-cell office:value-type="float" office:value="0.292840446360384">
                <text:p>0.292840446360384</text:p>
              </table:table-cell>
              <table:table-cell office:value-type="float" office:value="0.237777777777778">
                <text:p>0.23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000772251301">
                <text:p>0.310000772251301</text:p>
              </table:table-cell>
              <table:table-cell office:value-type="float" office:value="0.2390625">
                <text:p>0.2390625</text:p>
              </table:table-cell>
              <table:table-cell office:value-type="float" office:value="0.263759873840468">
                <text:p>0.263759873840468</text:p>
              </table:table-cell>
              <table:table-cell office:value-type="float" office:value="0.1734375">
                <text:p>0.1734375</text:p>
              </table:table-cell>
              <table:table-cell office:value-type="float" office:value="0.266364821713815">
                <text:p>0.26636482171381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98310166409848">
                <text:p>0.298310166409848</text:p>
              </table:table-cell>
              <table:table-cell office:value-type="float" office:value="0.230208333333333">
                <text:p>0.23020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6214493837402">
                <text:p>0.316214493837402</text:p>
              </table:table-cell>
              <table:table-cell office:value-type="float" office:value="0.230392156862745">
                <text:p>0.230392156862745</text:p>
              </table:table-cell>
              <table:table-cell office:value-type="float" office:value="0.272307718955546">
                <text:p>0.272307718955546</text:p>
              </table:table-cell>
              <table:table-cell office:value-type="float" office:value="0.171078431372549">
                <text:p>0.171078431372549</text:p>
              </table:table-cell>
              <table:table-cell office:value-type="float" office:value="0.273790289764283">
                <text:p>0.273790289764283</text:p>
              </table:table-cell>
              <table:table-cell office:value-type="float" office:value="0.174019607843137">
                <text:p>0.174019607843137</text:p>
              </table:table-cell>
              <table:table-cell office:value-type="float" office:value="0.30627780333223">
                <text:p>0.30627780333223</text:p>
              </table:table-cell>
              <table:table-cell office:value-type="float" office:value="0.224019607843137">
                <text:p>0.224019607843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5244892936591">
                <text:p>0.325244892936591</text:p>
              </table:table-cell>
              <table:table-cell office:value-type="float" office:value="0.225">
                <text:p>0.225</text:p>
              </table:table-cell>
              <table:table-cell office:value-type="float" office:value="0.278271409951367">
                <text:p>0.278271409951367</text:p>
              </table:table-cell>
              <table:table-cell office:value-type="float" office:value="0.166203703703704">
                <text:p>0.166203703703704</text:p>
              </table:table-cell>
              <table:table-cell office:value-type="float" office:value="0.280544145434683">
                <text:p>0.280544145434683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312848020480175">
                <text:p>0.312848020480175</text:p>
              </table:table-cell>
              <table:table-cell office:value-type="float" office:value="0.21712962962963">
                <text:p>0.21712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2835102027277">
                <text:p>0.332835102027277</text:p>
              </table:table-cell>
              <table:table-cell office:value-type="float" office:value="0.218421052631579">
                <text:p>0.218421052631579</text:p>
              </table:table-cell>
              <table:table-cell office:value-type="float" office:value="0.285879296512412">
                <text:p>0.285879296512412</text:p>
              </table:table-cell>
              <table:table-cell office:value-type="float" office:value="0.163157894736842">
                <text:p>0.163157894736842</text:p>
              </table:table-cell>
              <table:table-cell office:value-type="float" office:value="0.28825518532645">
                <text:p>0.2882551853264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19011934250149">
                <text:p>0.319011934250149</text:p>
              </table:table-cell>
              <table:table-cell office:value-type="float" office:value="0.210087719298246">
                <text:p>0.210087719298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289512337747">
                <text:p>0.339289512337747</text:p>
              </table:table-cell>
              <table:table-cell office:value-type="float" office:value="0.211666666666667">
                <text:p>0.211666666666667</text:p>
              </table:table-cell>
              <table:table-cell office:value-type="float" office:value="0.291945586234543">
                <text:p>0.291945586234543</text:p>
              </table:table-cell>
              <table:table-cell office:value-type="float" office:value="0.159166666666667">
                <text:p>0.159166666666667</text:p>
              </table:table-cell>
              <table:table-cell office:value-type="float" office:value="0.292729157911821">
                <text:p>0.292729157911821</text:p>
              </table:table-cell>
              <table:table-cell office:value-type="float" office:value="0.162083333333333">
                <text:p>0.162083333333333</text:p>
              </table:table-cell>
              <table:table-cell office:value-type="float" office:value="0.322963546432821">
                <text:p>0.322963546432821</text:p>
              </table:table-cell>
              <table:table-cell office:value-type="float" office:value="0.203333333333333">
                <text:p>0.20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1830047544826">
                <text:p>0.341830047544826</text:p>
              </table:table-cell>
              <table:table-cell office:value-type="float" office:value="0.20515873015873">
                <text:p>0.20515873015873</text:p>
              </table:table-cell>
              <table:table-cell office:value-type="float" office:value="0.300278030144514">
                <text:p>0.300278030144514</text:p>
              </table:table-cell>
              <table:table-cell office:value-type="float" office:value="0.157539682539682">
                <text:p>0.157539682539682</text:p>
              </table:table-cell>
              <table:table-cell office:value-type="float" office:value="0.298695966650131">
                <text:p>0.298695966650131</text:p>
              </table:table-cell>
              <table:table-cell office:value-type="float" office:value="0.159523809523809">
                <text:p>0.159523809523809</text:p>
              </table:table-cell>
              <table:table-cell office:value-type="float" office:value="0.326775233652114">
                <text:p>0.326775233652114</text:p>
              </table:table-cell>
              <table:table-cell office:value-type="float" office:value="0.197619047619047">
                <text:p>0.197619047619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8912681114334">
                <text:p>0.348912681114334</text:p>
              </table:table-cell>
              <table:table-cell office:value-type="float" office:value="0.201515151515152">
                <text:p>0.201515151515152</text:p>
              </table:table-cell>
              <table:table-cell office:value-type="float" office:value="0.301992057954606">
                <text:p>0.301992057954606</text:p>
              </table:table-cell>
              <table:table-cell office:value-type="float" office:value="0.153030303030303">
                <text:p>0.153030303030303</text:p>
              </table:table-cell>
              <table:table-cell office:value-type="float" office:value="0.306250967212961">
                <text:p>0.306250967212961</text:p>
              </table:table-cell>
              <table:table-cell office:value-type="float" office:value="0.155681818181818">
                <text:p>0.155681818181818</text:p>
              </table:table-cell>
              <table:table-cell office:value-type="float" office:value="0.331487337425178">
                <text:p>0.331487337425178</text:p>
              </table:table-cell>
              <table:table-cell office:value-type="float" office:value="0.192424242424243">
                <text:p>0.192424242424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1945217644699">
                <text:p>0.351945217644699</text:p>
              </table:table-cell>
              <table:table-cell office:value-type="float" office:value="0.196376811594203">
                <text:p>0.196376811594203</text:p>
              </table:table-cell>
              <table:table-cell office:value-type="float" office:value="0.309240883041788">
                <text:p>0.309240883041788</text:p>
              </table:table-cell>
              <table:table-cell office:value-type="float" office:value="0.151086956521739">
                <text:p>0.151086956521739</text:p>
              </table:table-cell>
              <table:table-cell office:value-type="float" office:value="0.310111274919913">
                <text:p>0.310111274919913</text:p>
              </table:table-cell>
              <table:table-cell office:value-type="float" office:value="0.151449275362319">
                <text:p>0.151449275362319</text:p>
              </table:table-cell>
              <table:table-cell office:value-type="float" office:value="0.333353962835364">
                <text:p>0.333353962835364</text:p>
              </table:table-cell>
              <table:table-cell office:value-type="float" office:value="0.18695652173913">
                <text:p>0.186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3657300232258">
                <text:p>0.353657300232258</text:p>
              </table:table-cell>
              <table:table-cell office:value-type="float" office:value="0.190625">
                <text:p>0.190625</text:p>
              </table:table-cell>
              <table:table-cell office:value-type="float" office:value="0.311950578030895">
                <text:p>0.311950578030895</text:p>
              </table:table-cell>
              <table:table-cell office:value-type="float" office:value="0.146527777777778">
                <text:p>0.146527777777778</text:p>
              </table:table-cell>
              <table:table-cell office:value-type="float" office:value="0.313333605837573">
                <text:p>0.313333605837573</text:p>
              </table:table-cell>
              <table:table-cell office:value-type="float" office:value="0.147916666666667">
                <text:p>0.147916666666667</text:p>
              </table:table-cell>
              <table:table-cell office:value-type="float" office:value="0.33794061663631">
                <text:p>0.33794061663631</text:p>
              </table:table-cell>
              <table:table-cell office:value-type="float" office:value="0.182638888888889">
                <text:p>0.18263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7695304017642">
                <text:p>0.357695304017642</text:p>
              </table:table-cell>
              <table:table-cell office:value-type="float" office:value="0.186">
                <text:p>0.186</text:p>
              </table:table-cell>
              <table:table-cell office:value-type="float" office:value="0.318446430436898">
                <text:p>0.318446430436898</text:p>
              </table:table-cell>
              <table:table-cell office:value-type="float" office:value="0.144">
                <text:p>0.144</text:p>
              </table:table-cell>
              <table:table-cell office:value-type="float" office:value="0.317245282569579">
                <text:p>0.317245282569579</text:p>
              </table:table-cell>
              <table:table-cell office:value-type="float" office:value="0.144666666666667">
                <text:p>0.144666666666667</text:p>
              </table:table-cell>
              <table:table-cell office:value-type="float" office:value="0.342214995522562">
                <text:p>0.342214995522562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4277889189519">
                <text:p>0.364277889189519</text:p>
              </table:table-cell>
              <table:table-cell office:value-type="float" office:value="0.183653846153846">
                <text:p>0.183653846153846</text:p>
              </table:table-cell>
              <table:table-cell office:value-type="float" office:value="0.323160503634651">
                <text:p>0.323160503634651</text:p>
              </table:table-cell>
              <table:table-cell office:value-type="float" office:value="0.141025641025641">
                <text:p>0.141025641025641</text:p>
              </table:table-cell>
              <table:table-cell office:value-type="float" office:value="0.321554305658893">
                <text:p>0.321554305658893</text:p>
              </table:table-cell>
              <table:table-cell office:value-type="float" office:value="0.141987179487179">
                <text:p>0.141987179487179</text:p>
              </table:table-cell>
              <table:table-cell office:value-type="float" office:value="0.343280433088476">
                <text:p>0.343280433088476</text:p>
              </table:table-cell>
              <table:table-cell office:value-type="float" office:value="0.173717948717949">
                <text:p>0.173717948717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6664326780701">
                <text:p>0.366664326780701</text:p>
              </table:table-cell>
              <table:table-cell office:value-type="float" office:value="0.179320987654321">
                <text:p>0.179320987654321</text:p>
              </table:table-cell>
              <table:table-cell office:value-type="float" office:value="0.328357629236188">
                <text:p>0.328357629236188</text:p>
              </table:table-cell>
              <table:table-cell office:value-type="float" office:value="0.138271604938272">
                <text:p>0.138271604938272</text:p>
              </table:table-cell>
              <table:table-cell office:value-type="float" office:value="0.328106620697082">
                <text:p>0.328106620697082</text:p>
              </table:table-cell>
              <table:table-cell office:value-type="float" office:value="0.139814814814815">
                <text:p>0.139814814814815</text:p>
              </table:table-cell>
              <table:table-cell office:value-type="float" office:value="0.346247987092668">
                <text:p>0.346247987092668</text:p>
              </table:table-cell>
              <table:table-cell office:value-type="float" office:value="0.170061728395062">
                <text:p>0.170061728395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9585730495084">
                <text:p>0.369585730495084</text:p>
              </table:table-cell>
              <table:table-cell office:value-type="float" office:value="0.175297619047619">
                <text:p>0.175297619047619</text:p>
              </table:table-cell>
              <table:table-cell office:value-type="float" office:value="0.334039760701884">
                <text:p>0.334039760701884</text:p>
              </table:table-cell>
              <table:table-cell office:value-type="float" office:value="0.136011904761905">
                <text:p>0.136011904761905</text:p>
              </table:table-cell>
              <table:table-cell office:value-type="float" office:value="0.332280453142974">
                <text:p>0.332280453142974</text:p>
              </table:table-cell>
              <table:table-cell office:value-type="float" office:value="0.137202380952381">
                <text:p>0.137202380952381</text:p>
              </table:table-cell>
              <table:table-cell office:value-type="float" office:value="0.350405283856025">
                <text:p>0.3504052838560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4101740124478">
                <text:p>0.374101740124478</text:p>
              </table:table-cell>
              <table:table-cell office:value-type="float" office:value="0.172126436781609">
                <text:p>0.172126436781609</text:p>
              </table:table-cell>
              <table:table-cell office:value-type="float" office:value="0.338357137774873">
                <text:p>0.338357137774873</text:p>
              </table:table-cell>
              <table:table-cell office:value-type="float" office:value="0.134195402298851">
                <text:p>0.134195402298851</text:p>
              </table:table-cell>
              <table:table-cell office:value-type="float" office:value="0.336748156682592">
                <text:p>0.336748156682592</text:p>
              </table:table-cell>
              <table:table-cell office:value-type="float" office:value="0.135057471264368">
                <text:p>0.135057471264368</text:p>
              </table:table-cell>
              <table:table-cell office:value-type="float" office:value="0.354862703214655">
                <text:p>0.354862703214655</text:p>
              </table:table-cell>
              <table:table-cell office:value-type="float" office:value="0.163505747126437">
                <text:p>0.1635057471264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9742480344962">
                <text:p>0.379742480344962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0.34125759367379">
                <text:p>0.34125759367379</text:p>
              </table:table-cell>
              <table:table-cell office:value-type="float" office:value="0.131111111111111">
                <text:p>0.131111111111111</text:p>
              </table:table-cell>
              <table:table-cell office:value-type="float" office:value="0.342319981480818">
                <text:p>0.342319981480818</text:p>
              </table:table-cell>
              <table:table-cell office:value-type="float" office:value="0.133611111111111">
                <text:p>0.133611111111111</text:p>
              </table:table-cell>
              <table:table-cell office:value-type="float" office:value="0.358207283503026">
                <text:p>0.358207283503026</text:p>
              </table:table-cell>
              <table:table-cell office:value-type="float" office:value="0.160277777777778">
                <text:p>0.16027777777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7.C8:Fold7.D37 Fold7.H8:Fold7.H37 Fold7.H40:Fold7.H69 Fold7.D40:Fold7.D69" svg:x="0.319cm" svg:y="0.18cm" svg:width="12.508cm" svg:height="8.646cm">
          <chartooo:coordinate-region svg:x="1.046cm" svg:y="0.379cm" svg:width="11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7.D8:Fold7.D37" chart:class="chart:scatter">
            <chart:domain table:cell-range-address="Fold7.C8:Fold7.C37"/>
            <chart:data-point chart:repeated="30"/>
          </chart:series>
          <chart:series chart:style-name="ch7" chart:values-cell-range-address="Fold7.H8:Fold7.H37" chart:class="chart:scatter">
            <chart:domain table:cell-range-address="Fold7.G8:Fold7.G37"/>
            <chart:data-point chart:repeated="30"/>
          </chart:series>
          <chart:series chart:style-name="ch8" chart:values-cell-range-address="Fold7.H40:Fold7.H69" chart:class="chart:scatter">
            <chart:domain table:cell-range-address="Fold7.G40:Fold7.G69"/>
            <chart:data-point chart:repeated="30"/>
          </chart:series>
          <chart:series chart:style-name="ch9" chart:values-cell-range-address="Fold7.D40:Fold7.D69" chart:class="chart:scatter">
            <chart:domain table:cell-range-address="Fold7.C40:Fold7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46989630737462">
                <text:p>0.0646989630737462</text:p>
                <draw:g>
                  <svg:desc>Fold7.C8:Fold7.C37</svg:desc>
                </draw:g>
              </table:table-cell>
              <table:table-cell office:value-type="float" office:value="0.666666666666667">
                <text:p>0.666666666666667</text:p>
                <draw:g>
                  <svg:desc>Fold7.D8:Fold7.D37</svg:desc>
                </draw:g>
              </table:table-cell>
              <table:table-cell office:value-type="float" office:value="0.0596185579572759">
                <text:p>0.0596185579572759</text:p>
                <draw:g>
                  <svg:desc>Fold7.G8:Fold7.G37</svg:desc>
                </draw:g>
              </table:table-cell>
              <table:table-cell office:value-type="float" office:value="0.616666666666667">
                <text:p>0.616666666666667</text:p>
                <draw:g>
                  <svg:desc>Fold7.H8:Fold7.H37</svg:desc>
                </draw:g>
              </table:table-cell>
              <table:table-cell office:value-type="float" office:value="0.0590183208673687">
                <text:p>0.0590183208673687</text:p>
                <draw:g>
                  <svg:desc>Fold7.G40:Fold7.G69</svg:desc>
                </draw:g>
              </table:table-cell>
              <table:table-cell office:value-type="float" office:value="0.616666666666667">
                <text:p>0.616666666666667</text:p>
                <draw:g>
                  <svg:desc>Fold7.H40:Fold7.H69</svg:desc>
                </draw:g>
              </table:table-cell>
              <table:table-cell office:value-type="float" office:value="0.0639046116702846">
                <text:p>0.0639046116702846</text:p>
                <draw:g>
                  <svg:desc>Fold7.C40:Fold7.C69</svg:desc>
                </draw:g>
              </table:table-cell>
              <table:table-cell office:value-type="float" office:value="0.641666666666667">
                <text:p>0.641666666666667</text:p>
                <draw:g>
                  <svg:desc>Fold7.D40:Fold7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3644396400788">
                <text:p>0.0983644396400788</text:p>
              </table:table-cell>
              <table:table-cell office:value-type="float" office:value="0.5375">
                <text:p>0.5375</text:p>
              </table:table-cell>
              <table:table-cell office:value-type="float" office:value="0.0795960023461168">
                <text:p>0.0795960023461168</text:p>
              </table:table-cell>
              <table:table-cell office:value-type="float" office:value="0.4375">
                <text:p>0.4375</text:p>
              </table:table-cell>
              <table:table-cell office:value-type="float" office:value="0.0808209396055368">
                <text:p>0.0808209396055368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0977908064673408">
                <text:p>0.0977908064673408</text:p>
              </table:table-cell>
              <table:table-cell office:value-type="float" office:value="0.529166666666667">
                <text:p>0.529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573535470225">
                <text:p>0.133573535470225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0985433969189347">
                <text:p>0.098543396918934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10200381394118">
                <text:p>0.10200381394118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130671946786159">
                <text:p>0.130671946786159</text:p>
              </table:table-cell>
              <table:table-cell office:value-type="float" office:value="0.469444444444444">
                <text:p>0.469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9174766670083">
                <text:p>0.159174766670083</text:p>
              </table:table-cell>
              <table:table-cell office:value-type="float" office:value="0.44375">
                <text:p>0.44375</text:p>
              </table:table-cell>
              <table:table-cell office:value-type="float" office:value="0.110344865088129">
                <text:p>0.110344865088129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16713269991016">
                <text:p>0.116713269991016</text:p>
              </table:table-cell>
              <table:table-cell office:value-type="float" office:value="0.314583333333333">
                <text:p>0.314583333333333</text:p>
              </table:table-cell>
              <table:table-cell office:value-type="float" office:value="0.146126080667044">
                <text:p>0.146126080667044</text:p>
              </table:table-cell>
              <table:table-cell office:value-type="float" office:value="0.41875">
                <text:p>0.4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847782707702">
                <text:p>0.17847782707702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127810465760886">
                <text:p>0.127810465760886</text:p>
              </table:table-cell>
              <table:table-cell office:value-type="float" office:value="0.278333333333333">
                <text:p>0.278333333333333</text:p>
              </table:table-cell>
              <table:table-cell office:value-type="float" office:value="0.130110785907672">
                <text:p>0.130110785907672</text:p>
              </table:table-cell>
              <table:table-cell office:value-type="float" office:value="0.288333333333333">
                <text:p>0.288333333333333</text:p>
              </table:table-cell>
              <table:table-cell office:value-type="float" office:value="0.173341018085862">
                <text:p>0.173341018085862</text:p>
              </table:table-cell>
              <table:table-cell office:value-type="float" office:value="0.398333333333333">
                <text:p>0.3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9201064874722">
                <text:p>0.199201064874722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0.140208532920497">
                <text:p>0.140208532920497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139515525914425">
                <text:p>0.139515525914425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85799751691301">
                <text:p>0.185799751691301</text:p>
              </table:table-cell>
              <table:table-cell office:value-type="float" office:value="0.363888888888889">
                <text:p>0.363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2286814823387">
                <text:p>0.21228681482338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151133286036393">
                <text:p>0.151133286036393</text:p>
              </table:table-cell>
              <table:table-cell office:value-type="float" office:value="0.236904761904762">
                <text:p>0.236904761904762</text:p>
              </table:table-cell>
              <table:table-cell office:value-type="float" office:value="0.157016830995314">
                <text:p>0.157016830995314</text:p>
              </table:table-cell>
              <table:table-cell office:value-type="float" office:value="0.248809523809523">
                <text:p>0.248809523809523</text:p>
              </table:table-cell>
              <table:table-cell office:value-type="float" office:value="0.198915646388322">
                <text:p>0.198915646388322</text:p>
              </table:table-cell>
              <table:table-cell office:value-type="float" office:value="0.344047619047619">
                <text:p>0.344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307414806068">
                <text:p>0.222307414806068</text:p>
              </table:table-cell>
              <table:table-cell office:value-type="float" office:value="0.334375">
                <text:p>0.334375</text:p>
              </table:table-cell>
              <table:table-cell office:value-type="float" office:value="0.165160550137103">
                <text:p>0.165160550137103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167860033550909">
                <text:p>0.167860033550909</text:p>
              </table:table-cell>
              <table:table-cell office:value-type="float" office:value="0.234375">
                <text:p>0.234375</text:p>
              </table:table-cell>
              <table:table-cell office:value-type="float" office:value="0.215941987500553">
                <text:p>0.215941987500553</text:p>
              </table:table-cell>
              <table:table-cell office:value-type="float" office:value="0.329166666666667">
                <text:p>0.329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2512883345112">
                <text:p>0.232512883345112</text:p>
              </table:table-cell>
              <table:table-cell office:value-type="float" office:value="0.317592592592592">
                <text:p>0.317592592592592</text:p>
              </table:table-cell>
              <table:table-cell office:value-type="float" office:value="0.176327620799875">
                <text:p>0.176327620799875</text:p>
              </table:table-cell>
              <table:table-cell office:value-type="float" office:value="0.21574074074074">
                <text:p>0.21574074074074</text:p>
              </table:table-cell>
              <table:table-cell office:value-type="float" office:value="0.179374583815459">
                <text:p>0.179374583815459</text:p>
              </table:table-cell>
              <table:table-cell office:value-type="float" office:value="0.221296296296296">
                <text:p>0.221296296296296</text:p>
              </table:table-cell>
              <table:table-cell office:value-type="float" office:value="0.223209790985279">
                <text:p>0.223209790985279</text:p>
              </table:table-cell>
              <table:table-cell office:value-type="float" office:value="0.311111111111111">
                <text:p>0.3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0735121124789">
                <text:p>0.240735121124789</text:p>
              </table:table-cell>
              <table:table-cell office:value-type="float" office:value="0.299166666666667">
                <text:p>0.299166666666667</text:p>
              </table:table-cell>
              <table:table-cell office:value-type="float" office:value="0.185317266150215">
                <text:p>0.185317266150215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8626976293974">
                <text:p>0.1862697629397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33127769324044">
                <text:p>0.2331277693240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176500074778">
                <text:p>0.250176500074778</text:p>
              </table:table-cell>
              <table:table-cell office:value-type="float" office:value="0.28939393939394">
                <text:p>0.28939393939394</text:p>
              </table:table-cell>
              <table:table-cell office:value-type="float" office:value="0.196186102601981">
                <text:p>0.196186102601981</text:p>
              </table:table-cell>
              <table:table-cell office:value-type="float" office:value="0.198484848484849">
                <text:p>0.198484848484849</text:p>
              </table:table-cell>
              <table:table-cell office:value-type="float" office:value="0.197169630213417">
                <text:p>0.197169630213417</text:p>
              </table:table-cell>
              <table:table-cell office:value-type="float" office:value="0.200757575757576">
                <text:p>0.200757575757576</text:p>
              </table:table-cell>
              <table:table-cell office:value-type="float" office:value="0.239100950049135">
                <text:p>0.239100950049135</text:p>
              </table:table-cell>
              <table:table-cell office:value-type="float" office:value="0.284090909090909">
                <text:p>0.284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8016781180167">
                <text:p>0.258016781180167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209658387632329">
                <text:p>0.209658387632329</text:p>
              </table:table-cell>
              <table:table-cell office:value-type="float" office:value="0.19375">
                <text:p>0.19375</text:p>
              </table:table-cell>
              <table:table-cell office:value-type="float" office:value="0.204701296554793">
                <text:p>0.204701296554793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252716965798963">
                <text:p>0.252716965798963</text:p>
              </table:table-cell>
              <table:table-cell office:value-type="float" office:value="0.276388888888889">
                <text:p>0.2763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5092726777368">
                <text:p>0.265092726777368</text:p>
              </table:table-cell>
              <table:table-cell office:value-type="float" office:value="0.27051282051282">
                <text:p>0.27051282051282</text:p>
              </table:table-cell>
              <table:table-cell office:value-type="float" office:value="0.220796371962568">
                <text:p>0.220796371962568</text:p>
              </table:table-cell>
              <table:table-cell office:value-type="float" office:value="0.188461538461538">
                <text:p>0.188461538461538</text:p>
              </table:table-cell>
              <table:table-cell office:value-type="float" office:value="0.207039003960312">
                <text:p>0.207039003960312</text:p>
              </table:table-cell>
              <table:table-cell office:value-type="float" office:value="0.18076923076923">
                <text:p>0.18076923076923</text:p>
              </table:table-cell>
              <table:table-cell office:value-type="float" office:value="0.260413860865798">
                <text:p>0.260413860865798</text:p>
              </table:table-cell>
              <table:table-cell office:value-type="float" office:value="0.267307692307692">
                <text:p>0.267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87817950028">
                <text:p>0.27587817950028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27704919337272">
                <text:p>0.227704919337272</text:p>
              </table:table-cell>
              <table:table-cell office:value-type="float" office:value="0.180357142857143">
                <text:p>0.180357142857143</text:p>
              </table:table-cell>
              <table:table-cell office:value-type="float" office:value="0.214528287905741">
                <text:p>0.214528287905741</text:p>
              </table:table-cell>
              <table:table-cell office:value-type="float" office:value="0.175">
                <text:p>0.175</text:p>
              </table:table-cell>
              <table:table-cell office:value-type="float" office:value="0.2652193619771">
                <text:p>0.2652193619771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8454331029252">
                <text:p>0.288454331029252</text:p>
              </table:table-cell>
              <table:table-cell office:value-type="float" office:value="0.256666666666666">
                <text:p>0.256666666666666</text:p>
              </table:table-cell>
              <table:table-cell office:value-type="float" office:value="0.234735484874122">
                <text:p>0.234735484874122</text:p>
              </table:table-cell>
              <table:table-cell office:value-type="float" office:value="0.175555555555555">
                <text:p>0.175555555555555</text:p>
              </table:table-cell>
              <table:table-cell office:value-type="float" office:value="0.220663033186416">
                <text:p>0.220663033186416</text:p>
              </table:table-cell>
              <table:table-cell office:value-type="float" office:value="0.170555555555555">
                <text:p>0.170555555555555</text:p>
              </table:table-cell>
              <table:table-cell office:value-type="float" office:value="0.273520614483639">
                <text:p>0.273520614483639</text:p>
              </table:table-cell>
              <table:table-cell office:value-type="float" office:value="0.248333333333333">
                <text:p>0.248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3588871775328">
                <text:p>0.293588871775328</text:p>
              </table:table-cell>
              <table:table-cell office:value-type="float" office:value="0.246875">
                <text:p>0.246875</text:p>
              </table:table-cell>
              <table:table-cell office:value-type="float" office:value="0.241958439430417">
                <text:p>0.241958439430417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29697947108186">
                <text:p>0.229697947108186</text:p>
              </table:table-cell>
              <table:table-cell office:value-type="float" office:value="0.168229166666667">
                <text:p>0.168229166666667</text:p>
              </table:table-cell>
              <table:table-cell office:value-type="float" office:value="0.283731515152714">
                <text:p>0.283731515152714</text:p>
              </table:table-cell>
              <table:table-cell office:value-type="float" office:value="0.242708333333333">
                <text:p>0.24270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67267391657">
                <text:p>0.30367267391657</text:p>
              </table:table-cell>
              <table:table-cell office:value-type="float" office:value="0.242156862745098">
                <text:p>0.242156862745098</text:p>
              </table:table-cell>
              <table:table-cell office:value-type="float" office:value="0.252772007400979">
                <text:p>0.252772007400979</text:p>
              </table:table-cell>
              <table:table-cell office:value-type="float" office:value="0.169607843137255">
                <text:p>0.169607843137255</text:p>
              </table:table-cell>
              <table:table-cell office:value-type="float" office:value="0.239970124571172">
                <text:p>0.239970124571172</text:p>
              </table:table-cell>
              <table:table-cell office:value-type="float" office:value="0.166176470588235">
                <text:p>0.166176470588235</text:p>
              </table:table-cell>
              <table:table-cell office:value-type="float" office:value="0.293641325940694">
                <text:p>0.293641325940694</text:p>
              </table:table-cell>
              <table:table-cell office:value-type="float" office:value="0.237254901960784">
                <text:p>0.237254901960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895044717582">
                <text:p>0.308895044717582</text:p>
              </table:table-cell>
              <table:table-cell office:value-type="float" office:value="0.235648148148148">
                <text:p>0.235648148148148</text:p>
              </table:table-cell>
              <table:table-cell office:value-type="float" office:value="0.256494255296871">
                <text:p>0.256494255296871</text:p>
              </table:table-cell>
              <table:table-cell office:value-type="float" office:value="0.164351851851852">
                <text:p>0.164351851851852</text:p>
              </table:table-cell>
              <table:table-cell office:value-type="float" office:value="0.246515173585895">
                <text:p>0.246515173585895</text:p>
              </table:table-cell>
              <table:table-cell office:value-type="float" office:value="0.162037037037037">
                <text:p>0.162037037037037</text:p>
              </table:table-cell>
              <table:table-cell office:value-type="float" office:value="0.30099265222446">
                <text:p>0.30099265222446</text:p>
              </table:table-cell>
              <table:table-cell office:value-type="float" office:value="0.231944444444444">
                <text:p>0.2319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7394887785111">
                <text:p>0.317394887785111</text:p>
              </table:table-cell>
              <table:table-cell office:value-type="float" office:value="0.230263157894737">
                <text:p>0.230263157894737</text:p>
              </table:table-cell>
              <table:table-cell office:value-type="float" office:value="0.260527230479471">
                <text:p>0.260527230479471</text:p>
              </table:table-cell>
              <table:table-cell office:value-type="float" office:value="0.160087719298246">
                <text:p>0.160087719298246</text:p>
              </table:table-cell>
              <table:table-cell office:value-type="float" office:value="0.252654392965612">
                <text:p>0.252654392965612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308134813784659">
                <text:p>0.308134813784659</text:p>
              </table:table-cell>
              <table:table-cell office:value-type="float" office:value="0.226315789473684">
                <text:p>0.2263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2333875283026">
                <text:p>0.322333875283026</text:p>
              </table:table-cell>
              <table:table-cell office:value-type="float" office:value="0.224166666666667">
                <text:p>0.224166666666667</text:p>
              </table:table-cell>
              <table:table-cell office:value-type="float" office:value="0.264581548946405">
                <text:p>0.264581548946405</text:p>
              </table:table-cell>
              <table:table-cell office:value-type="float" office:value="0.15625">
                <text:p>0.15625</text:p>
              </table:table-cell>
              <table:table-cell office:value-type="float" office:value="0.261616405311438">
                <text:p>0.261616405311438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314837344815422">
                <text:p>0.314837344815422</text:p>
              </table:table-cell>
              <table:table-cell office:value-type="float" office:value="0.220416666666667">
                <text:p>0.2204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6096937978528">
                <text:p>0.326096937978528</text:p>
              </table:table-cell>
              <table:table-cell office:value-type="float" office:value="0.218650793650793">
                <text:p>0.218650793650793</text:p>
              </table:table-cell>
              <table:table-cell office:value-type="float" office:value="0.272055146325509">
                <text:p>0.272055146325509</text:p>
              </table:table-cell>
              <table:table-cell office:value-type="float" office:value="0.15515873015873">
                <text:p>0.15515873015873</text:p>
              </table:table-cell>
              <table:table-cell office:value-type="float" office:value="0.268872448162194">
                <text:p>0.268872448162194</text:p>
              </table:table-cell>
              <table:table-cell office:value-type="float" office:value="0.154365079365079">
                <text:p>0.154365079365079</text:p>
              </table:table-cell>
              <table:table-cell office:value-type="float" office:value="0.318522887631511">
                <text:p>0.318522887631511</text:p>
              </table:table-cell>
              <table:table-cell office:value-type="float" office:value="0.214682539682539">
                <text:p>0.214682539682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2487336910612">
                <text:p>0.332487336910612</text:p>
              </table:table-cell>
              <table:table-cell office:value-type="float" office:value="0.215530303030303">
                <text:p>0.215530303030303</text:p>
              </table:table-cell>
              <table:table-cell office:value-type="float" office:value="0.280146684720096">
                <text:p>0.280146684720096</text:p>
              </table:table-cell>
              <table:table-cell office:value-type="float" office:value="0.153409090909091">
                <text:p>0.153409090909091</text:p>
              </table:table-cell>
              <table:table-cell office:value-type="float" office:value="0.271508565049852">
                <text:p>0.271508565049852</text:p>
              </table:table-cell>
              <table:table-cell office:value-type="float" office:value="0.151136363636364">
                <text:p>0.151136363636364</text:p>
              </table:table-cell>
              <table:table-cell office:value-type="float" office:value="0.323014871670306">
                <text:p>0.323014871670306</text:p>
              </table:table-cell>
              <table:table-cell office:value-type="float" office:value="0.210984848484849">
                <text:p>0.210984848484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9243369282823">
                <text:p>0.339243369282823</text:p>
              </table:table-cell>
              <table:table-cell office:value-type="float" office:value="0.211231884057971">
                <text:p>0.211231884057971</text:p>
              </table:table-cell>
              <table:table-cell office:value-type="float" office:value="0.28287141574265">
                <text:p>0.28287141574265</text:p>
              </table:table-cell>
              <table:table-cell office:value-type="float" office:value="0.14963768115942">
                <text:p>0.14963768115942</text:p>
              </table:table-cell>
              <table:table-cell office:value-type="float" office:value="0.273447215122722">
                <text:p>0.273447215122722</text:p>
              </table:table-cell>
              <table:table-cell office:value-type="float" office:value="0.147101449275362">
                <text:p>0.147101449275362</text:p>
              </table:table-cell>
              <table:table-cell office:value-type="float" office:value="0.328618338416204">
                <text:p>0.328618338416204</text:p>
              </table:table-cell>
              <table:table-cell office:value-type="float" office:value="0.205797101449275">
                <text:p>0.205797101449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2573441737855">
                <text:p>0.342573441737855</text:p>
              </table:table-cell>
              <table:table-cell office:value-type="float" office:value="0.206597222222222">
                <text:p>0.206597222222222</text:p>
              </table:table-cell>
              <table:table-cell office:value-type="float" office:value="0.288083720013017">
                <text:p>0.288083720013017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78636169156396">
                <text:p>0.278636169156396</text:p>
              </table:table-cell>
              <table:table-cell office:value-type="float" office:value="0.145138888888889">
                <text:p>0.145138888888889</text:p>
              </table:table-cell>
              <table:table-cell office:value-type="float" office:value="0.33530741499111">
                <text:p>0.33530741499111</text:p>
              </table:table-cell>
              <table:table-cell office:value-type="float" office:value="0.202083333333333">
                <text:p>0.2020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918332700669">
                <text:p>0.343918332700669</text:p>
              </table:table-cell>
              <table:table-cell office:value-type="float" office:value="0.201333333333333">
                <text:p>0.201333333333333</text:p>
              </table:table-cell>
              <table:table-cell office:value-type="float" office:value="0.293853975341122">
                <text:p>0.293853975341122</text:p>
              </table:table-cell>
              <table:table-cell office:value-type="float" office:value="0.144">
                <text:p>0.144</text:p>
              </table:table-cell>
              <table:table-cell office:value-type="float" office:value="0.281524960315668">
                <text:p>0.281524960315668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33700791532744">
                <text:p>0.33700791532744</text:p>
              </table:table-cell>
              <table:table-cell office:value-type="float" office:value="0.196333333333333">
                <text:p>0.196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5919389498392">
                <text:p>0.345919389498392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97517203637714">
                <text:p>0.29751720363771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286363788635033">
                <text:p>0.286363788635033</text:p>
              </table:table-cell>
              <table:table-cell office:value-type="float" office:value="0.13974358974359">
                <text:p>0.13974358974359</text:p>
              </table:table-cell>
              <table:table-cell office:value-type="float" office:value="0.339839243664292">
                <text:p>0.339839243664292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996672405125">
                <text:p>0.34996672405125</text:p>
              </table:table-cell>
              <table:table-cell office:value-type="float" office:value="0.191975308641975">
                <text:p>0.191975308641975</text:p>
              </table:table-cell>
              <table:table-cell office:value-type="float" office:value="0.305295599286639">
                <text:p>0.305295599286639</text:p>
              </table:table-cell>
              <table:table-cell office:value-type="float" office:value="0.140740740740741">
                <text:p>0.140740740740741</text:p>
              </table:table-cell>
              <table:table-cell office:value-type="float" office:value="0.29199424307289">
                <text:p>0.29199424307289</text:p>
              </table:table-cell>
              <table:table-cell office:value-type="float" office:value="0.13858024691358">
                <text:p>0.13858024691358</text:p>
              </table:table-cell>
              <table:table-cell office:value-type="float" office:value="0.344834320905797">
                <text:p>0.344834320905797</text:p>
              </table:table-cell>
              <table:table-cell office:value-type="float" office:value="0.18858024691358">
                <text:p>0.18858024691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2575119112561">
                <text:p>0.352575119112561</text:p>
              </table:table-cell>
              <table:table-cell office:value-type="float" office:value="0.187797619047619">
                <text:p>0.187797619047619</text:p>
              </table:table-cell>
              <table:table-cell office:value-type="float" office:value="0.308396457586759">
                <text:p>0.308396457586759</text:p>
              </table:table-cell>
              <table:table-cell office:value-type="float" office:value="0.138690476190476">
                <text:p>0.138690476190476</text:p>
              </table:table-cell>
              <table:table-cell office:value-type="float" office:value="0.294736733648326">
                <text:p>0.294736733648326</text:p>
              </table:table-cell>
              <table:table-cell office:value-type="float" office:value="0.136011904761905">
                <text:p>0.136011904761905</text:p>
              </table:table-cell>
              <table:table-cell office:value-type="float" office:value="0.346381472250339">
                <text:p>0.346381472250339</text:p>
              </table:table-cell>
              <table:table-cell office:value-type="float" office:value="0.184226190476191">
                <text:p>0.184226190476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6458937220443">
                <text:p>0.356458937220443</text:p>
              </table:table-cell>
              <table:table-cell office:value-type="float" office:value="0.18448275862069">
                <text:p>0.18448275862069</text:p>
              </table:table-cell>
              <table:table-cell office:value-type="float" office:value="0.313374862544754">
                <text:p>0.313374862544754</text:p>
              </table:table-cell>
              <table:table-cell office:value-type="float" office:value="0.137068965517241">
                <text:p>0.137068965517241</text:p>
              </table:table-cell>
              <table:table-cell office:value-type="float" office:value="0.299549777089125">
                <text:p>0.299549777089125</text:p>
              </table:table-cell>
              <table:table-cell office:value-type="float" office:value="0.134770114942529">
                <text:p>0.134770114942529</text:p>
              </table:table-cell>
              <table:table-cell office:value-type="float" office:value="0.347692084859633">
                <text:p>0.347692084859633</text:p>
              </table:table-cell>
              <table:table-cell office:value-type="float" office:value="0.179597701149425">
                <text:p>0.179597701149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1381297350492">
                <text:p>0.361381297350492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0.316486982020025">
                <text:p>0.316486982020025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0.301920543486077">
                <text:p>0.301920543486077</text:p>
              </table:table-cell>
              <table:table-cell office:value-type="float" office:value="0.132222222222222">
                <text:p>0.132222222222222</text:p>
              </table:table-cell>
              <table:table-cell office:value-type="float" office:value="0.350974926465804">
                <text:p>0.350974926465804</text:p>
              </table:table-cell>
              <table:table-cell office:value-type="float" office:value="0.176111111111111">
                <text:p>0.176111111111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6.C8:Fold6.D37 Fold6.H8:Fold6.H37 Fold6.H40:Fold6.H69 Fold6.D40:Fold6.D69" svg:x="0.319cm" svg:y="0.18cm" svg:width="12.508cm" svg:height="8.646cm">
          <chartooo:coordinate-region svg:x="1.046cm" svg:y="0.379cm" svg:width="11.44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6.D8:Fold6.D37" chart:class="chart:scatter">
            <chart:domain table:cell-range-address="Fold6.C8:Fold6.C37"/>
            <chart:data-point chart:repeated="30"/>
          </chart:series>
          <chart:series chart:style-name="ch7" chart:values-cell-range-address="Fold6.H8:Fold6.H37" chart:class="chart:scatter">
            <chart:domain table:cell-range-address="Fold6.G8:Fold6.G37"/>
            <chart:data-point chart:repeated="30"/>
          </chart:series>
          <chart:series chart:style-name="ch8" chart:values-cell-range-address="Fold6.H40:Fold6.H69" chart:class="chart:scatter">
            <chart:domain table:cell-range-address="Fold6.G40:Fold6.G69"/>
            <chart:data-point chart:repeated="30"/>
          </chart:series>
          <chart:series chart:style-name="ch9" chart:values-cell-range-address="Fold6.D40:Fold6.D69" chart:class="chart:scatter">
            <chart:domain table:cell-range-address="Fold6.C40:Fold6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9702263720828">
                <text:p>0.0469702263720828</text:p>
                <draw:g>
                  <svg:desc>Fold6.C8:Fold6.C37</svg:desc>
                </draw:g>
              </table:table-cell>
              <table:table-cell office:value-type="float" office:value="0.691666666666667">
                <text:p>0.691666666666667</text:p>
                <draw:g>
                  <svg:desc>Fold6.D8:Fold6.D37</svg:desc>
                </draw:g>
              </table:table-cell>
              <table:table-cell office:value-type="float" office:value="0.0439611550821191">
                <text:p>0.0439611550821191</text:p>
                <draw:g>
                  <svg:desc>Fold6.G8:Fold6.G37</svg:desc>
                </draw:g>
              </table:table-cell>
              <table:table-cell office:value-type="float" office:value="0.591666666666667">
                <text:p>0.591666666666667</text:p>
                <draw:g>
                  <svg:desc>Fold6.H8:Fold6.H37</svg:desc>
                </draw:g>
              </table:table-cell>
              <table:table-cell office:value-type="float" office:value="0.0432712396231818">
                <text:p>0.0432712396231818</text:p>
                <draw:g>
                  <svg:desc>Fold6.G40:Fold6.G69</svg:desc>
                </draw:g>
              </table:table-cell>
              <table:table-cell office:value-type="float" office:value="0.575">
                <text:p>0.575</text:p>
                <draw:g>
                  <svg:desc>Fold6.H40:Fold6.H69</svg:desc>
                </draw:g>
              </table:table-cell>
              <table:table-cell office:value-type="float" office:value="0.0454925605194169">
                <text:p>0.0454925605194169</text:p>
                <draw:g>
                  <svg:desc>Fold6.C40:Fold6.C69</svg:desc>
                </draw:g>
              </table:table-cell>
              <table:table-cell office:value-type="float" office:value="0.666666666666667">
                <text:p>0.666666666666667</text:p>
                <draw:g>
                  <svg:desc>Fold6.D40:Fold6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2684223096497">
                <text:p>0.0762684223096497</text:p>
              </table:table-cell>
              <table:table-cell office:value-type="float" office:value="0.575">
                <text:p>0.575</text:p>
              </table:table-cell>
              <table:table-cell office:value-type="float" office:value="0.0642241624644787">
                <text:p>0.0642241624644787</text:p>
              </table:table-cell>
              <table:table-cell office:value-type="float" office:value="0.45">
                <text:p>0.45</text:p>
              </table:table-cell>
              <table:table-cell office:value-type="float" office:value="0.0635610383896482">
                <text:p>0.0635610383896482</text:p>
              </table:table-cell>
              <table:table-cell office:value-type="float" office:value="0.4375">
                <text:p>0.4375</text:p>
              </table:table-cell>
              <table:table-cell office:value-type="float" office:value="0.0722005746569235">
                <text:p>0.072200574656923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1563918239623">
                <text:p>0.0991563918239623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0788655967978542">
                <text:p>0.0788655967978542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0769356028670234">
                <text:p>0.0769356028670234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0976151810262876">
                <text:p>0.0976151810262876</text:p>
              </table:table-cell>
              <table:table-cell office:value-type="float" office:value="0.480555555555555">
                <text:p>0.480555555555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025566498675">
                <text:p>0.121025566498675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0.0864110329537058">
                <text:p>0.086411032953705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82615836940815">
                <text:p>0.082615836940815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1835816452152">
                <text:p>0.1183581645215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5054419666808">
                <text:p>0.135054419666808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0971808385601596">
                <text:p>0.0971808385601596</text:p>
              </table:table-cell>
              <table:table-cell office:value-type="float" office:value="0.29">
                <text:p>0.29</text:p>
              </table:table-cell>
              <table:table-cell office:value-type="float" office:value="0.0977405937223701">
                <text:p>0.0977405937223701</text:p>
              </table:table-cell>
              <table:table-cell office:value-type="float" office:value="0.286666666666666">
                <text:p>0.286666666666666</text:p>
              </table:table-cell>
              <table:table-cell office:value-type="float" office:value="0.130688828920122">
                <text:p>0.130688828920122</text:p>
              </table:table-cell>
              <table:table-cell office:value-type="float" office:value="0.423333333333333">
                <text:p>0.42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260410671675">
                <text:p>0.145260410671675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0.103420072312137">
                <text:p>0.103420072312137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05554711498136">
                <text:p>0.105554711498136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41919538794675">
                <text:p>0.141919538794675</text:p>
              </table:table-cell>
              <table:table-cell office:value-type="float" office:value="0.397222222222222">
                <text:p>0.397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4320527744447">
                <text:p>0.154320527744447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114451477560161">
                <text:p>0.114451477560161</text:p>
              </table:table-cell>
              <table:table-cell office:value-type="float" office:value="0.244047619047619">
                <text:p>0.244047619047619</text:p>
              </table:table-cell>
              <table:table-cell office:value-type="float" office:value="0.115613272178744">
                <text:p>0.115613272178744</text:p>
              </table:table-cell>
              <table:table-cell office:value-type="float" office:value="0.247619047619047">
                <text:p>0.247619047619047</text:p>
              </table:table-cell>
              <table:table-cell office:value-type="float" office:value="0.150280352963842">
                <text:p>0.150280352963842</text:p>
              </table:table-cell>
              <table:table-cell office:value-type="float" office:value="0.367857142857143">
                <text:p>0.367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3820479594061">
                <text:p>0.163820479594061</text:p>
              </table:table-cell>
              <table:table-cell office:value-type="float" office:value="0.360416666666667">
                <text:p>0.360416666666667</text:p>
              </table:table-cell>
              <table:table-cell office:value-type="float" office:value="0.125334561256604">
                <text:p>0.125334561256604</text:p>
              </table:table-cell>
              <table:table-cell office:value-type="float" office:value="0.232291666666667">
                <text:p>0.232291666666667</text:p>
              </table:table-cell>
              <table:table-cell office:value-type="float" office:value="0.121768811739262">
                <text:p>0.121768811739262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158407014695414">
                <text:p>0.158407014695414</text:p>
              </table:table-cell>
              <table:table-cell office:value-type="float" office:value="0.346875">
                <text:p>0.34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337812992099">
                <text:p>0.177337812992099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129704840994487">
                <text:p>0.129704840994487</text:p>
              </table:table-cell>
              <table:table-cell office:value-type="float" office:value="0.21574074074074">
                <text:p>0.21574074074074</text:p>
              </table:table-cell>
              <table:table-cell office:value-type="float" office:value="0.126769327457264">
                <text:p>0.126769327457264</text:p>
              </table:table-cell>
              <table:table-cell office:value-type="float" office:value="0.21574074074074">
                <text:p>0.21574074074074</text:p>
              </table:table-cell>
              <table:table-cell office:value-type="float" office:value="0.166319248334326">
                <text:p>0.166319248334326</text:p>
              </table:table-cell>
              <table:table-cell office:value-type="float" office:value="0.326851851851852">
                <text:p>0.326851851851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6581072279279">
                <text:p>0.186581072279279</text:p>
              </table:table-cell>
              <table:table-cell office:value-type="float" office:value="0.33">
                <text:p>0.33</text:p>
              </table:table-cell>
              <table:table-cell office:value-type="float" office:value="0.133375701000429">
                <text:p>0.133375701000429</text:p>
              </table:table-cell>
              <table:table-cell office:value-type="float" office:value="0.2025">
                <text:p>0.2025</text:p>
              </table:table-cell>
              <table:table-cell office:value-type="float" office:value="0.130839784006887">
                <text:p>0.130839784006887</text:p>
              </table:table-cell>
              <table:table-cell office:value-type="float" office:value="0.2025">
                <text:p>0.2025</text:p>
              </table:table-cell>
              <table:table-cell office:value-type="float" office:value="0.177496574810879">
                <text:p>0.177496574810879</text:p>
              </table:table-cell>
              <table:table-cell office:value-type="float" office:value="0.318333333333333">
                <text:p>0.31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892592456116">
                <text:p>0.192892592456116</text:p>
              </table:table-cell>
              <table:table-cell office:value-type="float" office:value="0.315151515151515">
                <text:p>0.315151515151515</text:p>
              </table:table-cell>
              <table:table-cell office:value-type="float" office:value="0.137912696254192">
                <text:p>0.137912696254192</text:p>
              </table:table-cell>
              <table:table-cell office:value-type="float" office:value="0.192424242424242">
                <text:p>0.192424242424242</text:p>
              </table:table-cell>
              <table:table-cell office:value-type="float" office:value="0.137247558644489">
                <text:p>0.137247558644489</text:p>
              </table:table-cell>
              <table:table-cell office:value-type="float" office:value="0.196969696969697">
                <text:p>0.196969696969697</text:p>
              </table:table-cell>
              <table:table-cell office:value-type="float" office:value="0.184144178619532">
                <text:p>0.184144178619532</text:p>
              </table:table-cell>
              <table:table-cell office:value-type="float" office:value="0.303787878787879">
                <text:p>0.30378787878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9746855931266">
                <text:p>0.199746855931266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43800366335176">
                <text:p>0.143800366335176</text:p>
              </table:table-cell>
              <table:table-cell office:value-type="float" office:value="0.185416666666667">
                <text:p>0.185416666666667</text:p>
              </table:table-cell>
              <table:table-cell office:value-type="float" office:value="0.143198311995078">
                <text:p>0.143198311995078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0431833734902">
                <text:p>0.190431833734902</text:p>
              </table:table-cell>
              <table:table-cell office:value-type="float" office:value="0.290972222222222">
                <text:p>0.29097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7846826309988">
                <text:p>0.207846826309988</text:p>
              </table:table-cell>
              <table:table-cell office:value-type="float" office:value="0.294871794871795">
                <text:p>0.294871794871795</text:p>
              </table:table-cell>
              <table:table-cell office:value-type="float" office:value="0.151570684030766">
                <text:p>0.151570684030766</text:p>
              </table:table-cell>
              <table:table-cell office:value-type="float" office:value="0.181410256410256">
                <text:p>0.181410256410256</text:p>
              </table:table-cell>
              <table:table-cell office:value-type="float" office:value="0.147564048217758">
                <text:p>0.147564048217758</text:p>
              </table:table-cell>
              <table:table-cell office:value-type="float" office:value="0.183974358974359">
                <text:p>0.183974358974359</text:p>
              </table:table-cell>
              <table:table-cell office:value-type="float" office:value="0.198193132086743">
                <text:p>0.198193132086743</text:p>
              </table:table-cell>
              <table:table-cell office:value-type="float" office:value="0.280769230769231">
                <text:p>0.28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285845095539">
                <text:p>0.216285845095539</text:p>
              </table:table-cell>
              <table:table-cell office:value-type="float" office:value="0.2875">
                <text:p>0.2875</text:p>
              </table:table-cell>
              <table:table-cell office:value-type="float" office:value="0.158164644241423">
                <text:p>0.158164644241423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54304574340664">
                <text:p>0.154304574340664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0.205823562890315">
                <text:p>0.20582356289031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2401139838243">
                <text:p>0.222401139838243</text:p>
              </table:table-cell>
              <table:table-cell office:value-type="float" office:value="0.279444444444444">
                <text:p>0.279444444444444</text:p>
              </table:table-cell>
              <table:table-cell office:value-type="float" office:value="0.165788458877221">
                <text:p>0.165788458877221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161293029617749">
                <text:p>0.161293029617749</text:p>
              </table:table-cell>
              <table:table-cell office:value-type="float" office:value="0.179444444444444">
                <text:p>0.179444444444444</text:p>
              </table:table-cell>
              <table:table-cell office:value-type="float" office:value="0.210755359916147">
                <text:p>0.210755359916147</text:p>
              </table:table-cell>
              <table:table-cell office:value-type="float" office:value="0.264444444444444">
                <text:p>0.26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8214535221518">
                <text:p>0.228214535221518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71021438441722">
                <text:p>0.171021438441722</text:p>
              </table:table-cell>
              <table:table-cell office:value-type="float" office:value="0.171875">
                <text:p>0.171875</text:p>
              </table:table-cell>
              <table:table-cell office:value-type="float" office:value="0.167547035340055">
                <text:p>0.167547035340055</text:p>
              </table:table-cell>
              <table:table-cell office:value-type="float" office:value="0.176041666666667">
                <text:p>0.176041666666667</text:p>
              </table:table-cell>
              <table:table-cell office:value-type="float" office:value="0.216729008256492">
                <text:p>0.216729008256492</text:p>
              </table:table-cell>
              <table:table-cell office:value-type="float" office:value="0.256770833333333">
                <text:p>0.2567708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118937627486">
                <text:p>0.235118937627486</text:p>
              </table:table-cell>
              <table:table-cell office:value-type="float" office:value="0.264215686274509">
                <text:p>0.264215686274509</text:p>
              </table:table-cell>
              <table:table-cell office:value-type="float" office:value="0.174502152904075">
                <text:p>0.174502152904075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0.171732775890927">
                <text:p>0.171732775890927</text:p>
              </table:table-cell>
              <table:table-cell office:value-type="float" office:value="0.170588235294117">
                <text:p>0.170588235294117</text:p>
              </table:table-cell>
              <table:table-cell office:value-type="float" office:value="0.222026643510159">
                <text:p>0.222026643510159</text:p>
              </table:table-cell>
              <table:table-cell office:value-type="float" office:value="0.250980392156863">
                <text:p>0.250980392156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112819006163">
                <text:p>0.240112819006163</text:p>
              </table:table-cell>
              <table:table-cell office:value-type="float" office:value="0.256481481481482">
                <text:p>0.256481481481482</text:p>
              </table:table-cell>
              <table:table-cell office:value-type="float" office:value="0.182569985641351">
                <text:p>0.182569985641351</text:p>
              </table:table-cell>
              <table:table-cell office:value-type="float" office:value="0.16712962962963">
                <text:p>0.16712962962963</text:p>
              </table:table-cell>
              <table:table-cell office:value-type="float" office:value="0.177458416475642">
                <text:p>0.177458416475642</text:p>
              </table:table-cell>
              <table:table-cell office:value-type="float" office:value="0.168055555555555">
                <text:p>0.168055555555555</text:p>
              </table:table-cell>
              <table:table-cell office:value-type="float" office:value="0.22706499946288">
                <text:p>0.22706499946288</text:p>
              </table:table-cell>
              <table:table-cell office:value-type="float" office:value="0.242592592592593">
                <text:p>0.242592592592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7589444328105">
                <text:p>0.247589444328105</text:p>
              </table:table-cell>
              <table:table-cell office:value-type="float" office:value="0.250438596491228">
                <text:p>0.250438596491228</text:p>
              </table:table-cell>
              <table:table-cell office:value-type="float" office:value="0.188337313785246">
                <text:p>0.188337313785246</text:p>
              </table:table-cell>
              <table:table-cell office:value-type="float" office:value="0.16359649122807">
                <text:p>0.16359649122807</text:p>
              </table:table-cell>
              <table:table-cell office:value-type="float" office:value="0.182874221143013">
                <text:p>0.182874221143013</text:p>
              </table:table-cell>
              <table:table-cell office:value-type="float" office:value="0.164912280701754">
                <text:p>0.164912280701754</text:p>
              </table:table-cell>
              <table:table-cell office:value-type="float" office:value="0.233411396008589">
                <text:p>0.233411396008589</text:p>
              </table:table-cell>
              <table:table-cell office:value-type="float" office:value="0.235964912280702">
                <text:p>0.23596491228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89791811839">
                <text:p>0.254389791811839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92999499482364">
                <text:p>0.192999499482364</text:p>
              </table:table-cell>
              <table:table-cell office:value-type="float" office:value="0.161666666666667">
                <text:p>0.161666666666667</text:p>
              </table:table-cell>
              <table:table-cell office:value-type="float" office:value="0.187363898780995">
                <text:p>0.187363898780995</text:p>
              </table:table-cell>
              <table:table-cell office:value-type="float" office:value="0.161666666666667">
                <text:p>0.161666666666667</text:p>
              </table:table-cell>
              <table:table-cell office:value-type="float" office:value="0.238575154798913">
                <text:p>0.2385751547989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0779545463404">
                <text:p>0.260779545463404</text:p>
              </table:table-cell>
              <table:table-cell office:value-type="float" office:value="0.242857142857142">
                <text:p>0.242857142857142</text:p>
              </table:table-cell>
              <table:table-cell office:value-type="float" office:value="0.196973618604788">
                <text:p>0.196973618604788</text:p>
              </table:table-cell>
              <table:table-cell office:value-type="float" office:value="0.157539682539682">
                <text:p>0.157539682539682</text:p>
              </table:table-cell>
              <table:table-cell office:value-type="float" office:value="0.193303068288479">
                <text:p>0.193303068288479</text:p>
              </table:table-cell>
              <table:table-cell office:value-type="float" office:value="0.16031746031746">
                <text:p>0.16031746031746</text:p>
              </table:table-cell>
              <table:table-cell office:value-type="float" office:value="0.244126351547406">
                <text:p>0.244126351547406</text:p>
              </table:table-cell>
              <table:table-cell office:value-type="float" office:value="0.225396825396825">
                <text:p>0.225396825396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6491656472923">
                <text:p>0.266491656472923</text:p>
              </table:table-cell>
              <table:table-cell office:value-type="float" office:value="0.238636363636364">
                <text:p>0.238636363636364</text:p>
              </table:table-cell>
              <table:table-cell office:value-type="float" office:value="0.200783436338482">
                <text:p>0.200783436338482</text:p>
              </table:table-cell>
              <table:table-cell office:value-type="float" office:value="0.156439393939394">
                <text:p>0.156439393939394</text:p>
              </table:table-cell>
              <table:table-cell office:value-type="float" office:value="0.198342631491672">
                <text:p>0.198342631491672</text:p>
              </table:table-cell>
              <table:table-cell office:value-type="float" office:value="0.158712121212121">
                <text:p>0.158712121212121</text:p>
              </table:table-cell>
              <table:table-cell office:value-type="float" office:value="0.24833708819557">
                <text:p>0.24833708819557</text:p>
              </table:table-cell>
              <table:table-cell office:value-type="float" office:value="0.220454545454545">
                <text:p>0.2204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0828506193059">
                <text:p>0.270828506193059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04229177391902">
                <text:p>0.204229177391902</text:p>
              </table:table-cell>
              <table:table-cell office:value-type="float" office:value="0.153985507246377">
                <text:p>0.153985507246377</text:p>
              </table:table-cell>
              <table:table-cell office:value-type="float" office:value="0.202052981367319">
                <text:p>0.202052981367319</text:p>
              </table:table-cell>
              <table:table-cell office:value-type="float" office:value="0.156884057971014">
                <text:p>0.156884057971014</text:p>
              </table:table-cell>
              <table:table-cell office:value-type="float" office:value="0.252598127393659">
                <text:p>0.252598127393659</text:p>
              </table:table-cell>
              <table:table-cell office:value-type="float" office:value="0.215579710144927">
                <text:p>0.21557971014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5686367177486">
                <text:p>0.275686367177486</text:p>
              </table:table-cell>
              <table:table-cell office:value-type="float" office:value="0.228125">
                <text:p>0.228125</text:p>
              </table:table-cell>
              <table:table-cell office:value-type="float" office:value="0.210961683811551">
                <text:p>0.210961683811551</text:p>
              </table:table-cell>
              <table:table-cell office:value-type="float" office:value="0.153125">
                <text:p>0.153125</text:p>
              </table:table-cell>
              <table:table-cell office:value-type="float" office:value="0.204479130202018">
                <text:p>0.204479130202018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257315899695254">
                <text:p>0.257315899695254</text:p>
              </table:table-cell>
              <table:table-cell office:value-type="float" office:value="0.211805555555555">
                <text:p>0.211805555555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8104109602608">
                <text:p>0.278104109602608</text:p>
              </table:table-cell>
              <table:table-cell office:value-type="float" office:value="0.222666666666666">
                <text:p>0.222666666666666</text:p>
              </table:table-cell>
              <table:table-cell office:value-type="float" office:value="0.214124436359549">
                <text:p>0.214124436359549</text:p>
              </table:table-cell>
              <table:table-cell office:value-type="float" office:value="0.15">
                <text:p>0.15</text:p>
              </table:table-cell>
              <table:table-cell office:value-type="float" office:value="0.210516721478116">
                <text:p>0.210516721478116</text:p>
              </table:table-cell>
              <table:table-cell office:value-type="float" office:value="0.151666666666667">
                <text:p>0.151666666666667</text:p>
              </table:table-cell>
              <table:table-cell office:value-type="float" office:value="0.261198296120712">
                <text:p>0.26119829612071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1746489982581">
                <text:p>0.281746489982581</text:p>
              </table:table-cell>
              <table:table-cell office:value-type="float" office:value="0.218269230769231">
                <text:p>0.218269230769231</text:p>
              </table:table-cell>
              <table:table-cell office:value-type="float" office:value="0.221539226853608">
                <text:p>0.221539226853608</text:p>
              </table:table-cell>
              <table:table-cell office:value-type="float" office:value="0.149679487179487">
                <text:p>0.149679487179487</text:p>
              </table:table-cell>
              <table:table-cell office:value-type="float" office:value="0.212345977481363">
                <text:p>0.212345977481363</text:p>
              </table:table-cell>
              <table:table-cell office:value-type="float" office:value="0.14775641025641">
                <text:p>0.14775641025641</text:p>
              </table:table-cell>
              <table:table-cell office:value-type="float" office:value="0.265239317401907">
                <text:p>0.265239317401907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7189389562292">
                <text:p>0.287189389562292</text:p>
              </table:table-cell>
              <table:table-cell office:value-type="float" office:value="0.215123456790123">
                <text:p>0.215123456790123</text:p>
              </table:table-cell>
              <table:table-cell office:value-type="float" office:value="0.22566820615454">
                <text:p>0.2256682061545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214044521472029">
                <text:p>0.214044521472029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0.268558886431375">
                <text:p>0.268558886431375</text:p>
              </table:table-cell>
              <table:table-cell office:value-type="float" office:value="0.201234567901234">
                <text:p>0.201234567901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9743458393464">
                <text:p>0.289743458393464</text:p>
              </table:table-cell>
              <table:table-cell office:value-type="float" office:value="0.210714285714286">
                <text:p>0.210714285714286</text:p>
              </table:table-cell>
              <table:table-cell office:value-type="float" office:value="0.230141961926436">
                <text:p>0.230141961926436</text:p>
              </table:table-cell>
              <table:table-cell office:value-type="float" office:value="0.14702380952381">
                <text:p>0.14702380952381</text:p>
              </table:table-cell>
              <table:table-cell office:value-type="float" office:value="0.21783423334101">
                <text:p>0.21783423334101</text:p>
              </table:table-cell>
              <table:table-cell office:value-type="float" office:value="0.141964285714286">
                <text:p>0.141964285714286</text:p>
              </table:table-cell>
              <table:table-cell office:value-type="float" office:value="0.2711176057703">
                <text:p>0.2711176057703</text:p>
              </table:table-cell>
              <table:table-cell office:value-type="float" office:value="0.197321428571429">
                <text:p>0.19732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2648577071888">
                <text:p>0.292648577071888</text:p>
              </table:table-cell>
              <table:table-cell office:value-type="float" office:value="0.206609195402299">
                <text:p>0.206609195402299</text:p>
              </table:table-cell>
              <table:table-cell office:value-type="float" office:value="0.233875890704329">
                <text:p>0.233875890704329</text:p>
              </table:table-cell>
              <table:table-cell office:value-type="float" office:value="0.145114942528736">
                <text:p>0.145114942528736</text:p>
              </table:table-cell>
              <table:table-cell office:value-type="float" office:value="0.221258094613015">
                <text:p>0.221258094613015</text:p>
              </table:table-cell>
              <table:table-cell office:value-type="float" office:value="0.140804597701149">
                <text:p>0.140804597701149</text:p>
              </table:table-cell>
              <table:table-cell office:value-type="float" office:value="0.273491605264587">
                <text:p>0.273491605264587</text:p>
              </table:table-cell>
              <table:table-cell office:value-type="float" office:value="0.193103448275862">
                <text:p>0.193103448275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5949956105454">
                <text:p>0.295949956105454</text:p>
              </table:table-cell>
              <table:table-cell office:value-type="float" office:value="0.2025">
                <text:p>0.2025</text:p>
              </table:table-cell>
              <table:table-cell office:value-type="float" office:value="0.23878413734665">
                <text:p>0.23878413734665</text:p>
              </table:table-cell>
              <table:table-cell office:value-type="float" office:value="0.143611111111111">
                <text:p>0.143611111111111</text:p>
              </table:table-cell>
              <table:table-cell office:value-type="float" office:value="0.224407261269391">
                <text:p>0.224407261269391</text:p>
              </table:table-cell>
              <table:table-cell office:value-type="float" office:value="0.139444444444444">
                <text:p>0.139444444444444</text:p>
              </table:table-cell>
              <table:table-cell office:value-type="float" office:value="0.277475582380944">
                <text:p>0.277475582380944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5.C8:Fold5.D37 Fold5.H8:Fold5.H37 Fold5.H40:Fold5.H69 Fold5.D40:Fold5.D69" svg:x="0.319cm" svg:y="0.18cm" svg:width="12.508cm" svg:height="8.646cm">
          <chartooo:coordinate-region svg:x="1.046cm" svg:y="0.38cm" svg:width="11.4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5.D8:Fold5.D37" chart:class="chart:scatter">
            <chart:domain table:cell-range-address="Fold5.C8:Fold5.C37"/>
            <chart:data-point chart:repeated="30"/>
          </chart:series>
          <chart:series chart:style-name="ch7" chart:values-cell-range-address="Fold5.H8:Fold5.H37" chart:class="chart:scatter">
            <chart:domain table:cell-range-address="Fold5.G8:Fold5.G37"/>
            <chart:data-point chart:repeated="30"/>
          </chart:series>
          <chart:series chart:style-name="ch8" chart:values-cell-range-address="Fold5.H40:Fold5.H69" chart:class="chart:scatter">
            <chart:domain table:cell-range-address="Fold5.G40:Fold5.G69"/>
            <chart:data-point chart:repeated="30"/>
          </chart:series>
          <chart:series chart:style-name="ch9" chart:values-cell-range-address="Fold5.D40:Fold5.D69" chart:class="chart:scatter">
            <chart:domain table:cell-range-address="Fold5.C40:Fold5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178259712957">
                <text:p>0.0527178259712957</text:p>
                <draw:g>
                  <svg:desc>Fold5.C8:Fold5.C37</svg:desc>
                </draw:g>
              </table:table-cell>
              <table:table-cell office:value-type="float" office:value="0.775">
                <text:p>0.775</text:p>
                <draw:g>
                  <svg:desc>Fold5.D8:Fold5.D37</svg:desc>
                </draw:g>
              </table:table-cell>
              <table:table-cell office:value-type="float" office:value="0.0451379865011558">
                <text:p>0.0451379865011558</text:p>
                <draw:g>
                  <svg:desc>Fold5.G8:Fold5.G37</svg:desc>
                </draw:g>
              </table:table-cell>
              <table:table-cell office:value-type="float" office:value="0.675">
                <text:p>0.675</text:p>
                <draw:g>
                  <svg:desc>Fold5.H8:Fold5.H37</svg:desc>
                </draw:g>
              </table:table-cell>
              <table:table-cell office:value-type="float" office:value="0.0433728453719796">
                <text:p>0.0433728453719796</text:p>
                <draw:g>
                  <svg:desc>Fold5.G40:Fold5.G69</svg:desc>
                </draw:g>
              </table:table-cell>
              <table:table-cell office:value-type="float" office:value="0.675">
                <text:p>0.675</text:p>
                <draw:g>
                  <svg:desc>Fold5.H40:Fold5.H69</svg:desc>
                </draw:g>
              </table:table-cell>
              <table:table-cell office:value-type="float" office:value="0.0524904954314651">
                <text:p>0.0524904954314651</text:p>
                <draw:g>
                  <svg:desc>Fold5.C40:Fold5.C69</svg:desc>
                </draw:g>
              </table:table-cell>
              <table:table-cell office:value-type="float" office:value="0.775">
                <text:p>0.775</text:p>
                <draw:g>
                  <svg:desc>Fold5.D40:Fold5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9826056957377">
                <text:p>0.080982605695737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070916038964522">
                <text:p>0.070916038964522</text:p>
              </table:table-cell>
              <table:table-cell office:value-type="float" office:value="0.575">
                <text:p>0.575</text:p>
              </table:table-cell>
              <table:table-cell office:value-type="float" office:value="0.0631836835340791">
                <text:p>0.063183683534079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0787330406821213">
                <text:p>0.0787330406821213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500413073534">
                <text:p>0.104500413073534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0.0859259877667047">
                <text:p>0.085925987766704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0756744014265416">
                <text:p>0.0756744014265416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0.0978372890732348">
                <text:p>0.0978372890732348</text:p>
              </table:table-cell>
              <table:table-cell office:value-type="float" office:value="0.563888888888889">
                <text:p>0.563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768487406127">
                <text:p>0.117768487406127</text:p>
              </table:table-cell>
              <table:table-cell office:value-type="float" office:value="0.50625">
                <text:p>0.50625</text:p>
              </table:table-cell>
              <table:table-cell office:value-type="float" office:value="0.091481958207921">
                <text:p>0.091481958207921</text:p>
              </table:table-cell>
              <table:table-cell office:value-type="float" office:value="0.375">
                <text:p>0.375</text:p>
              </table:table-cell>
              <table:table-cell office:value-type="float" office:value="0.0862879640544848">
                <text:p>0.086287964054484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116338012090205">
                <text:p>0.11633801209020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2788256914704">
                <text:p>0.132788256914704</text:p>
              </table:table-cell>
              <table:table-cell office:value-type="float" office:value="0.471666666666667">
                <text:p>0.471666666666667</text:p>
              </table:table-cell>
              <table:table-cell office:value-type="float" office:value="0.0982781409766147">
                <text:p>0.0982781409766147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094390208702626">
                <text:p>0.094390208702626</text:p>
              </table:table-cell>
              <table:table-cell office:value-type="float" office:value="0.318333333333333">
                <text:p>0.318333333333333</text:p>
              </table:table-cell>
              <table:table-cell office:value-type="float" office:value="0.131902032015208">
                <text:p>0.131902032015208</text:p>
              </table:table-cell>
              <table:table-cell office:value-type="float" office:value="0.471666666666667">
                <text:p>0.47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4536900922366">
                <text:p>0.14453690092236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0.107237995317579">
                <text:p>0.107237995317579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107001445446741">
                <text:p>0.107001445446741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146367204848353">
                <text:p>0.146367204848353</text:p>
              </table:table-cell>
              <table:table-cell office:value-type="float" office:value="0.443055555555555">
                <text:p>0.4430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8349216813093">
                <text:p>0.158349216813093</text:p>
              </table:table-cell>
              <table:table-cell office:value-type="float" office:value="0.413095238095238">
                <text:p>0.413095238095238</text:p>
              </table:table-cell>
              <table:table-cell office:value-type="float" office:value="0.116446179874988">
                <text:p>0.116446179874988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1144639586817">
                <text:p>0.1144639586817</text:p>
              </table:table-cell>
              <table:table-cell office:value-type="float" office:value="0.272619047619047">
                <text:p>0.272619047619047</text:p>
              </table:table-cell>
              <table:table-cell office:value-type="float" office:value="0.156403054027612">
                <text:p>0.156403054027612</text:p>
              </table:table-cell>
              <table:table-cell office:value-type="float" office:value="0.411904761904762">
                <text:p>0.4119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252488554534">
                <text:p>0.169252488554534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0.126174071987748">
                <text:p>0.126174071987748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126794616561231">
                <text:p>0.126794616561231</text:p>
              </table:table-cell>
              <table:table-cell office:value-type="float" office:value="0.263541666666667">
                <text:p>0.263541666666667</text:p>
              </table:table-cell>
              <table:table-cell office:value-type="float" office:value="0.165243878624275">
                <text:p>0.165243878624275</text:p>
              </table:table-cell>
              <table:table-cell office:value-type="float" office:value="0.386458333333333">
                <text:p>0.38645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045462243228">
                <text:p>0.177045462243228</text:p>
              </table:table-cell>
              <table:table-cell office:value-type="float" office:value="0.371296296296296">
                <text:p>0.371296296296296</text:p>
              </table:table-cell>
              <table:table-cell office:value-type="float" office:value="0.134882569014744">
                <text:p>0.134882569014744</text:p>
              </table:table-cell>
              <table:table-cell office:value-type="float" office:value="0.253703703703703">
                <text:p>0.253703703703703</text:p>
              </table:table-cell>
              <table:table-cell office:value-type="float" office:value="0.13353120847835">
                <text:p>0.13353120847835</text:p>
              </table:table-cell>
              <table:table-cell office:value-type="float" office:value="0.248148148148148">
                <text:p>0.248148148148148</text:p>
              </table:table-cell>
              <table:table-cell office:value-type="float" office:value="0.176749964940752">
                <text:p>0.176749964940752</text:p>
              </table:table-cell>
              <table:table-cell office:value-type="float" office:value="0.371296296296296">
                <text:p>0.371296296296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774674046306">
                <text:p>0.185774674046306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14167327014368">
                <text:p>0.14167327014368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0.139869191123806">
                <text:p>0.139869191123806</text:p>
              </table:table-cell>
              <table:table-cell office:value-type="float" office:value="0.235">
                <text:p>0.235</text:p>
              </table:table-cell>
              <table:table-cell office:value-type="float" office:value="0.188610565163819">
                <text:p>0.188610565163819</text:p>
              </table:table-cell>
              <table:table-cell office:value-type="float" office:value="0.356666666666666">
                <text:p>0.356666666666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415682635129">
                <text:p>0.19415682635129</text:p>
              </table:table-cell>
              <table:table-cell office:value-type="float" office:value="0.340151515151515">
                <text:p>0.340151515151515</text:p>
              </table:table-cell>
              <table:table-cell office:value-type="float" office:value="0.146132529099252">
                <text:p>0.146132529099252</text:p>
              </table:table-cell>
              <table:table-cell office:value-type="float" office:value="0.226515151515152">
                <text:p>0.226515151515152</text:p>
              </table:table-cell>
              <table:table-cell office:value-type="float" office:value="0.146554687972373">
                <text:p>0.146554687972373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197537128540518">
                <text:p>0.197537128540518</text:p>
              </table:table-cell>
              <table:table-cell office:value-type="float" office:value="0.343181818181818">
                <text:p>0.3431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442386201652">
                <text:p>0.201442386201652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151846063496324">
                <text:p>0.151846063496324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151640437707717">
                <text:p>0.151640437707717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201488021359336">
                <text:p>0.201488021359336</text:p>
              </table:table-cell>
              <table:table-cell office:value-type="float" office:value="0.325694444444444">
                <text:p>0.32569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8719724427103">
                <text:p>0.208719724427103</text:p>
              </table:table-cell>
              <table:table-cell office:value-type="float" office:value="0.31025641025641">
                <text:p>0.31025641025641</text:p>
              </table:table-cell>
              <table:table-cell office:value-type="float" office:value="0.159726521216796">
                <text:p>0.159726521216796</text:p>
              </table:table-cell>
              <table:table-cell office:value-type="float" office:value="0.212820512820512">
                <text:p>0.212820512820512</text:p>
              </table:table-cell>
              <table:table-cell office:value-type="float" office:value="0.154934385955032">
                <text:p>0.154934385955032</text:p>
              </table:table-cell>
              <table:table-cell office:value-type="float" office:value="0.207692307692307">
                <text:p>0.207692307692307</text:p>
              </table:table-cell>
              <table:table-cell office:value-type="float" office:value="0.209242382184996">
                <text:p>0.209242382184996</text:p>
              </table:table-cell>
              <table:table-cell office:value-type="float" office:value="0.315384615384615">
                <text:p>0.31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257092932766">
                <text:p>0.216257092932766</text:p>
              </table:table-cell>
              <table:table-cell office:value-type="float" office:value="0.300595238095238">
                <text:p>0.300595238095238</text:p>
              </table:table-cell>
              <table:table-cell office:value-type="float" office:value="0.16506015113325">
                <text:p>0.16506015113325</text:p>
              </table:table-cell>
              <table:table-cell office:value-type="float" office:value="0.205357142857143">
                <text:p>0.205357142857143</text:p>
              </table:table-cell>
              <table:table-cell office:value-type="float" office:value="0.160478197904504">
                <text:p>0.160478197904504</text:p>
              </table:table-cell>
              <table:table-cell office:value-type="float" office:value="0.200595238095238">
                <text:p>0.200595238095238</text:p>
              </table:table-cell>
              <table:table-cell office:value-type="float" office:value="0.215501247172938">
                <text:p>0.215501247172938</text:p>
              </table:table-cell>
              <table:table-cell office:value-type="float" office:value="0.30297619047619">
                <text:p>0.3029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720561562687">
                <text:p>0.221720561562687</text:p>
              </table:table-cell>
              <table:table-cell office:value-type="float" office:value="0.29">
                <text:p>0.29</text:p>
              </table:table-cell>
              <table:table-cell office:value-type="float" office:value="0.174661283074763">
                <text:p>0.174661283074763</text:p>
              </table:table-cell>
              <table:table-cell office:value-type="float" office:value="0.203333333333333">
                <text:p>0.203333333333333</text:p>
              </table:table-cell>
              <table:table-cell office:value-type="float" office:value="0.166619873189058">
                <text:p>0.166619873189058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221821807933128">
                <text:p>0.221821807933128</text:p>
              </table:table-cell>
              <table:table-cell office:value-type="float" office:value="0.290555555555555">
                <text:p>0.290555555555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7424758038172">
                <text:p>0.227424758038172</text:p>
              </table:table-cell>
              <table:table-cell office:value-type="float" office:value="0.280729166666667">
                <text:p>0.280729166666667</text:p>
              </table:table-cell>
              <table:table-cell office:value-type="float" office:value="0.180444916629276">
                <text:p>0.180444916629276</text:p>
              </table:table-cell>
              <table:table-cell office:value-type="float" office:value="0.2">
                <text:p>0.2</text:p>
              </table:table-cell>
              <table:table-cell office:value-type="float" office:value="0.175382054313696">
                <text:p>0.175382054313696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27011812690354">
                <text:p>0.227011812690354</text:p>
              </table:table-cell>
              <table:table-cell office:value-type="float" office:value="0.280729166666667">
                <text:p>0.280729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3927893885545">
                <text:p>0.233927893885545</text:p>
              </table:table-cell>
              <table:table-cell office:value-type="float" office:value="0.271078431372549">
                <text:p>0.271078431372549</text:p>
              </table:table-cell>
              <table:table-cell office:value-type="float" office:value="0.186869290840397">
                <text:p>0.186869290840397</text:p>
              </table:table-cell>
              <table:table-cell office:value-type="float" office:value="0.197058823529411">
                <text:p>0.197058823529411</text:p>
              </table:table-cell>
              <table:table-cell office:value-type="float" office:value="0.179344706493693">
                <text:p>0.179344706493693</text:p>
              </table:table-cell>
              <table:table-cell office:value-type="float" office:value="0.190686274509804">
                <text:p>0.190686274509804</text:p>
              </table:table-cell>
              <table:table-cell office:value-type="float" office:value="0.234793705687368">
                <text:p>0.234793705687368</text:p>
              </table:table-cell>
              <table:table-cell office:value-type="float" office:value="0.273529411764706">
                <text:p>0.2735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9796002398529">
                <text:p>0.239796002398529</text:p>
              </table:table-cell>
              <table:table-cell office:value-type="float" office:value="0.264351851851852">
                <text:p>0.264351851851852</text:p>
              </table:table-cell>
              <table:table-cell office:value-type="float" office:value="0.192069519039893">
                <text:p>0.192069519039893</text:p>
              </table:table-cell>
              <table:table-cell office:value-type="float" office:value="0.193055555555555">
                <text:p>0.193055555555555</text:p>
              </table:table-cell>
              <table:table-cell office:value-type="float" office:value="0.183488258191593">
                <text:p>0.183488258191593</text:p>
              </table:table-cell>
              <table:table-cell office:value-type="float" office:value="0.184722222222222">
                <text:p>0.184722222222222</text:p>
              </table:table-cell>
              <table:table-cell office:value-type="float" office:value="0.240220075048451">
                <text:p>0.240220075048451</text:p>
              </table:table-cell>
              <table:table-cell office:value-type="float" office:value="0.265740740740741">
                <text:p>0.26574074074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6730297524431">
                <text:p>0.246730297524431</text:p>
              </table:table-cell>
              <table:table-cell office:value-type="float" office:value="0.259210526315789">
                <text:p>0.259210526315789</text:p>
              </table:table-cell>
              <table:table-cell office:value-type="float" office:value="0.19672093487552">
                <text:p>0.19672093487552</text:p>
              </table:table-cell>
              <table:table-cell office:value-type="float" office:value="0.187719298245614">
                <text:p>0.187719298245614</text:p>
              </table:table-cell>
              <table:table-cell office:value-type="float" office:value="0.190079439990022">
                <text:p>0.190079439990022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48803688116975">
                <text:p>0.248803688116975</text:p>
              </table:table-cell>
              <table:table-cell office:value-type="float" office:value="0.260964912280702">
                <text:p>0.26096491228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5493269939485">
                <text:p>0.255493269939485</text:p>
              </table:table-cell>
              <table:table-cell office:value-type="float" office:value="0.254583333333333">
                <text:p>0.254583333333333</text:p>
              </table:table-cell>
              <table:table-cell office:value-type="float" office:value="0.202842735684278">
                <text:p>0.202842735684278</text:p>
              </table:table-cell>
              <table:table-cell office:value-type="float" office:value="0.185833333333333">
                <text:p>0.185833333333333</text:p>
              </table:table-cell>
              <table:table-cell office:value-type="float" office:value="0.196381870069054">
                <text:p>0.196381870069054</text:p>
              </table:table-cell>
              <table:table-cell office:value-type="float" office:value="0.18">
                <text:p>0.18</text:p>
              </table:table-cell>
              <table:table-cell office:value-type="float" office:value="0.252093318537259">
                <text:p>0.252093318537259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4365086187242">
                <text:p>0.264365086187242</text:p>
              </table:table-cell>
              <table:table-cell office:value-type="float" office:value="0.251190476190476">
                <text:p>0.251190476190476</text:p>
              </table:table-cell>
              <table:table-cell office:value-type="float" office:value="0.206155659310888">
                <text:p>0.206155659310888</text:p>
              </table:table-cell>
              <table:table-cell office:value-type="float" office:value="0.181746031746031">
                <text:p>0.181746031746031</text:p>
              </table:table-cell>
              <table:table-cell office:value-type="float" office:value="0.200835047714251">
                <text:p>0.200835047714251</text:p>
              </table:table-cell>
              <table:table-cell office:value-type="float" office:value="0.176984126984127">
                <text:p>0.176984126984127</text:p>
              </table:table-cell>
              <table:table-cell office:value-type="float" office:value="0.25686201140864">
                <text:p>0.25686201140864</text:p>
              </table:table-cell>
              <table:table-cell office:value-type="float" office:value="0.246031746031746">
                <text:p>0.246031746031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636303421922">
                <text:p>0.272636303421922</text:p>
              </table:table-cell>
              <table:table-cell office:value-type="float" office:value="0.247727272727273">
                <text:p>0.247727272727273</text:p>
              </table:table-cell>
              <table:table-cell office:value-type="float" office:value="0.209758598221656">
                <text:p>0.209758598221656</text:p>
              </table:table-cell>
              <table:table-cell office:value-type="float" office:value="0.178409090909091">
                <text:p>0.178409090909091</text:p>
              </table:table-cell>
              <table:table-cell office:value-type="float" office:value="0.206335951139293">
                <text:p>0.206335951139293</text:p>
              </table:table-cell>
              <table:table-cell office:value-type="float" office:value="0.175757575757576">
                <text:p>0.175757575757576</text:p>
              </table:table-cell>
              <table:table-cell office:value-type="float" office:value="0.262351213090995">
                <text:p>0.262351213090995</text:p>
              </table:table-cell>
              <table:table-cell office:value-type="float" office:value="0.240909090909091">
                <text:p>0.2409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003910584616">
                <text:p>0.28003910584616</text:p>
              </table:table-cell>
              <table:table-cell office:value-type="float" office:value="0.244202898550725">
                <text:p>0.244202898550725</text:p>
              </table:table-cell>
              <table:table-cell office:value-type="float" office:value="0.215110565571621">
                <text:p>0.215110565571621</text:p>
              </table:table-cell>
              <table:table-cell office:value-type="float" office:value="0.17536231884058">
                <text:p>0.17536231884058</text:p>
              </table:table-cell>
              <table:table-cell office:value-type="float" office:value="0.212159797954519">
                <text:p>0.212159797954519</text:p>
              </table:table-cell>
              <table:table-cell office:value-type="float" office:value="0.17463768115942">
                <text:p>0.17463768115942</text:p>
              </table:table-cell>
              <table:table-cell office:value-type="float" office:value="0.266256310795435">
                <text:p>0.266256310795435</text:p>
              </table:table-cell>
              <table:table-cell office:value-type="float" office:value="0.234420289855073">
                <text:p>0.234420289855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3210998274051">
                <text:p>0.283210998274051</text:p>
              </table:table-cell>
              <table:table-cell office:value-type="float" office:value="0.237152777777778">
                <text:p>0.237152777777778</text:p>
              </table:table-cell>
              <table:table-cell office:value-type="float" office:value="0.219831677792733">
                <text:p>0.219831677792733</text:p>
              </table:table-cell>
              <table:table-cell office:value-type="float" office:value="0.171527777777778">
                <text:p>0.171527777777778</text:p>
              </table:table-cell>
              <table:table-cell office:value-type="float" office:value="0.217075304561203">
                <text:p>0.217075304561203</text:p>
              </table:table-cell>
              <table:table-cell office:value-type="float" office:value="0.171180555555556">
                <text:p>0.171180555555556</text:p>
              </table:table-cell>
              <table:table-cell office:value-type="float" office:value="0.271450496234328">
                <text:p>0.271450496234328</text:p>
              </table:table-cell>
              <table:table-cell office:value-type="float" office:value="0.228819444444444">
                <text:p>0.228819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6935319485242">
                <text:p>0.286935319485242</text:p>
              </table:table-cell>
              <table:table-cell office:value-type="float" office:value="0.232">
                <text:p>0.232</text:p>
              </table:table-cell>
              <table:table-cell office:value-type="float" office:value="0.222683756987856">
                <text:p>0.222683756987856</text:p>
              </table:table-cell>
              <table:table-cell office:value-type="float" office:value="0.167666666666666">
                <text:p>0.167666666666666</text:p>
              </table:table-cell>
              <table:table-cell office:value-type="float" office:value="0.220304583559638">
                <text:p>0.220304583559638</text:p>
              </table:table-cell>
              <table:table-cell office:value-type="float" office:value="0.168">
                <text:p>0.168</text:p>
              </table:table-cell>
              <table:table-cell office:value-type="float" office:value="0.277121283062612">
                <text:p>0.277121283062612</text:p>
              </table:table-cell>
              <table:table-cell office:value-type="float" office:value="0.224666666666667">
                <text:p>0.224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0750972680393">
                <text:p>0.290750972680393</text:p>
              </table:table-cell>
              <table:table-cell office:value-type="float" office:value="0.22724358974359">
                <text:p>0.22724358974359</text:p>
              </table:table-cell>
              <table:table-cell office:value-type="float" office:value="0.227724287744529">
                <text:p>0.227724287744529</text:p>
              </table:table-cell>
              <table:table-cell office:value-type="float" office:value="0.166346153846154">
                <text:p>0.166346153846154</text:p>
              </table:table-cell>
              <table:table-cell office:value-type="float" office:value="0.223888344270523">
                <text:p>0.223888344270523</text:p>
              </table:table-cell>
              <table:table-cell office:value-type="float" office:value="0.165384615384615">
                <text:p>0.165384615384615</text:p>
              </table:table-cell>
              <table:table-cell office:value-type="float" office:value="0.282999429775306">
                <text:p>0.282999429775306</text:p>
              </table:table-cell>
              <table:table-cell office:value-type="float" office:value="0.221153846153846">
                <text:p>0.221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501097334585">
                <text:p>0.29501097334585</text:p>
              </table:table-cell>
              <table:table-cell office:value-type="float" office:value="0.223148148148148">
                <text:p>0.223148148148148</text:p>
              </table:table-cell>
              <table:table-cell office:value-type="float" office:value="0.230188696021437">
                <text:p>0.230188696021437</text:p>
              </table:table-cell>
              <table:table-cell office:value-type="float" office:value="0.162654320987654">
                <text:p>0.162654320987654</text:p>
              </table:table-cell>
              <table:table-cell office:value-type="float" office:value="0.226645882300498">
                <text:p>0.226645882300498</text:p>
              </table:table-cell>
              <table:table-cell office:value-type="float" office:value="0.162037037037037">
                <text:p>0.162037037037037</text:p>
              </table:table-cell>
              <table:table-cell office:value-type="float" office:value="0.286043127899289">
                <text:p>0.286043127899289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8987416488804">
                <text:p>0.298987416488804</text:p>
              </table:table-cell>
              <table:table-cell office:value-type="float" office:value="0.219345238095238">
                <text:p>0.219345238095238</text:p>
              </table:table-cell>
              <table:table-cell office:value-type="float" office:value="0.233483232791759">
                <text:p>0.233483232791759</text:p>
              </table:table-cell>
              <table:table-cell office:value-type="float" office:value="0.160119047619048">
                <text:p>0.160119047619048</text:p>
              </table:table-cell>
              <table:table-cell office:value-type="float" office:value="0.229873934875807">
                <text:p>0.229873934875807</text:p>
              </table:table-cell>
              <table:table-cell office:value-type="float" office:value="0.158928571428571">
                <text:p>0.158928571428571</text:p>
              </table:table-cell>
              <table:table-cell office:value-type="float" office:value="0.289336434724952">
                <text:p>0.289336434724952</text:p>
              </table:table-cell>
              <table:table-cell office:value-type="float" office:value="0.212797619047619">
                <text:p>0.21279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1610444167753">
                <text:p>0.301610444167753</text:p>
              </table:table-cell>
              <table:table-cell office:value-type="float" office:value="0.214655172413793">
                <text:p>0.214655172413793</text:p>
              </table:table-cell>
              <table:table-cell office:value-type="float" office:value="0.238414335036682">
                <text:p>0.238414335036682</text:p>
              </table:table-cell>
              <table:table-cell office:value-type="float" office:value="0.157758620689655">
                <text:p>0.157758620689655</text:p>
              </table:table-cell>
              <table:table-cell office:value-type="float" office:value="0.233718198305016">
                <text:p>0.233718198305016</text:p>
              </table:table-cell>
              <table:table-cell office:value-type="float" office:value="0.15632183908046">
                <text:p>0.15632183908046</text:p>
              </table:table-cell>
              <table:table-cell office:value-type="float" office:value="0.291504130299427">
                <text:p>0.291504130299427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4818220546001">
                <text:p>0.304818220546001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0.241256361418385">
                <text:p>0.241256361418385</text:p>
              </table:table-cell>
              <table:table-cell office:value-type="float" office:value="0.155277777777778">
                <text:p>0.155277777777778</text:p>
              </table:table-cell>
              <table:table-cell office:value-type="float" office:value="0.23573265308191">
                <text:p>0.23573265308191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294202250098519">
                <text:p>0.294202250098519</text:p>
              </table:table-cell>
              <table:table-cell office:value-type="float" office:value="0.204166666666667">
                <text:p>0.2041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4.C8:Fold4.D37 Fold4.H8:Fold4.H37 Fold4.H40:Fold4.H69 Fold4.D40:Fold4.D69" svg:x="0.319cm" svg:y="0.18cm" svg:width="12.508cm" svg:height="8.646cm">
          <chartooo:coordinate-region svg:x="1.046cm" svg:y="0.379cm" svg:width="11.4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4.D8:Fold4.D37" chart:class="chart:scatter">
            <chart:domain table:cell-range-address="Fold4.C8:Fold4.C37"/>
            <chart:data-point chart:repeated="30"/>
          </chart:series>
          <chart:series chart:style-name="ch7" chart:values-cell-range-address="Fold4.H8:Fold4.H37" chart:class="chart:scatter">
            <chart:domain table:cell-range-address="Fold4.G8:Fold4.G37"/>
            <chart:data-point chart:repeated="30"/>
          </chart:series>
          <chart:series chart:style-name="ch8" chart:values-cell-range-address="Fold4.H40:Fold4.H69" chart:class="chart:scatter">
            <chart:domain table:cell-range-address="Fold4.G40:Fold4.G69"/>
            <chart:data-point chart:repeated="30"/>
          </chart:series>
          <chart:series chart:style-name="ch9" chart:values-cell-range-address="Fold4.D40:Fold4.D69" chart:class="chart:scatter">
            <chart:domain table:cell-range-address="Fold4.C40:Fold4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5013824577866">
                <text:p>0.0455013824577866</text:p>
                <draw:g>
                  <svg:desc>Fold4.C8:Fold4.C37</svg:desc>
                </draw:g>
              </table:table-cell>
              <table:table-cell office:value-type="float" office:value="0.666666666666667">
                <text:p>0.666666666666667</text:p>
                <draw:g>
                  <svg:desc>Fold4.D8:Fold4.D37</svg:desc>
                </draw:g>
              </table:table-cell>
              <table:table-cell office:value-type="float" office:value="0.0440870394816645">
                <text:p>0.0440870394816645</text:p>
                <draw:g>
                  <svg:desc>Fold4.G8:Fold4.G37</svg:desc>
                </draw:g>
              </table:table-cell>
              <table:table-cell office:value-type="float" office:value="0.65">
                <text:p>0.65</text:p>
                <draw:g>
                  <svg:desc>Fold4.H8:Fold4.H37</svg:desc>
                </draw:g>
              </table:table-cell>
              <table:table-cell office:value-type="float" office:value="0.0427248334214682">
                <text:p>0.0427248334214682</text:p>
                <draw:g>
                  <svg:desc>Fold4.G40:Fold4.G69</svg:desc>
                </draw:g>
              </table:table-cell>
              <table:table-cell office:value-type="float" office:value="0.641666666666667">
                <text:p>0.641666666666667</text:p>
                <draw:g>
                  <svg:desc>Fold4.H40:Fold4.H69</svg:desc>
                </draw:g>
              </table:table-cell>
              <table:table-cell office:value-type="float" office:value="0.0453848856587606">
                <text:p>0.0453848856587606</text:p>
                <draw:g>
                  <svg:desc>Fold4.C40:Fold4.C69</svg:desc>
                </draw:g>
              </table:table-cell>
              <table:table-cell office:value-type="float" office:value="0.658333333333333">
                <text:p>0.658333333333333</text:p>
                <draw:g>
                  <svg:desc>Fold4.D40:Fold4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2216475049467">
                <text:p>0.0772216475049467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0671387181467087">
                <text:p>0.0671387181467087</text:p>
              </table:table-cell>
              <table:table-cell office:value-type="float" office:value="0.525">
                <text:p>0.525</text:p>
              </table:table-cell>
              <table:table-cell office:value-type="float" office:value="0.0663912646967296">
                <text:p>0.0663912646967296</text:p>
              </table:table-cell>
              <table:table-cell office:value-type="float" office:value="0.525">
                <text:p>0.525</text:p>
              </table:table-cell>
              <table:table-cell office:value-type="float" office:value="0.0750283142402404">
                <text:p>0.0750283142402404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3597150713765">
                <text:p>0.0953597150713765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079095592635731">
                <text:p>0.079095592635731</text:p>
              </table:table-cell>
              <table:table-cell office:value-type="float" office:value="0.425">
                <text:p>0.425</text:p>
              </table:table-cell>
              <table:table-cell office:value-type="float" office:value="0.0788976994784466">
                <text:p>0.0788976994784466</text:p>
              </table:table-cell>
              <table:table-cell office:value-type="float" office:value="0.425">
                <text:p>0.425</text:p>
              </table:table-cell>
              <table:table-cell office:value-type="float" office:value="0.0933639159820485">
                <text:p>0.09336391598204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037876992298">
                <text:p>0.112037876992298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0893937137361081">
                <text:p>0.0893937137361081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0881488298750577">
                <text:p>0.0881488298750577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110663893840859">
                <text:p>0.110663893840859</text:p>
              </table:table-cell>
              <table:table-cell office:value-type="float" office:value="0.45625">
                <text:p>0.4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685007123845">
                <text:p>0.125685007123845</text:p>
              </table:table-cell>
              <table:table-cell office:value-type="float" office:value="0.425">
                <text:p>0.425</text:p>
              </table:table-cell>
              <table:table-cell office:value-type="float" office:value="0.0988214020376883">
                <text:p>0.0988214020376883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0954928214047746">
                <text:p>0.0954928214047746</text:p>
              </table:table-cell>
              <table:table-cell office:value-type="float" office:value="0.32">
                <text:p>0.32</text:p>
              </table:table-cell>
              <table:table-cell office:value-type="float" office:value="0.127290107667504">
                <text:p>0.127290107667504</text:p>
              </table:table-cell>
              <table:table-cell office:value-type="float" office:value="0.421666666666667">
                <text:p>0.42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583165552934">
                <text:p>0.140583165552934</text:p>
              </table:table-cell>
              <table:table-cell office:value-type="float" office:value="0.398611111111111">
                <text:p>0.398611111111111</text:p>
              </table:table-cell>
              <table:table-cell office:value-type="float" office:value="0.104097361266013">
                <text:p>0.104097361266013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107163645804786">
                <text:p>0.107163645804786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139987414326294">
                <text:p>0.139987414326294</text:p>
              </table:table-cell>
              <table:table-cell office:value-type="float" office:value="0.394444444444444">
                <text:p>0.39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753213528884">
                <text:p>0.150753213528884</text:p>
              </table:table-cell>
              <table:table-cell office:value-type="float" office:value="0.377380952380952">
                <text:p>0.377380952380952</text:p>
              </table:table-cell>
              <table:table-cell office:value-type="float" office:value="0.110310557620835">
                <text:p>0.110310557620835</text:p>
              </table:table-cell>
              <table:table-cell office:value-type="float" office:value="0.255952380952381">
                <text:p>0.255952380952381</text:p>
              </table:table-cell>
              <table:table-cell office:value-type="float" office:value="0.115159891918736">
                <text:p>0.115159891918736</text:p>
              </table:table-cell>
              <table:table-cell office:value-type="float" office:value="0.273809523809524">
                <text:p>0.273809523809524</text:p>
              </table:table-cell>
              <table:table-cell office:value-type="float" office:value="0.150036906515214">
                <text:p>0.150036906515214</text:p>
              </table:table-cell>
              <table:table-cell office:value-type="float" office:value="0.369047619047619">
                <text:p>0.369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9829628965091">
                <text:p>0.159829628965091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0.115791003612666">
                <text:p>0.115791003612666</text:p>
              </table:table-cell>
              <table:table-cell office:value-type="float" office:value="0.238541666666667">
                <text:p>0.238541666666667</text:p>
              </table:table-cell>
              <table:table-cell office:value-type="float" office:value="0.118400682601124">
                <text:p>0.118400682601124</text:p>
              </table:table-cell>
              <table:table-cell office:value-type="float" office:value="0.246875">
                <text:p>0.246875</text:p>
              </table:table-cell>
              <table:table-cell office:value-type="float" office:value="0.16144546082577">
                <text:p>0.16144546082577</text:p>
              </table:table-cell>
              <table:table-cell office:value-type="float" office:value="0.355208333333333">
                <text:p>0.355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8381717479708">
                <text:p>0.168381717479708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124473771171213">
                <text:p>0.12447377117121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24831021223815">
                <text:p>0.124831021223815</text:p>
              </table:table-cell>
              <table:table-cell office:value-type="float" office:value="0.234259259259259">
                <text:p>0.234259259259259</text:p>
              </table:table-cell>
              <table:table-cell office:value-type="float" office:value="0.172763592519735">
                <text:p>0.172763592519735</text:p>
              </table:table-cell>
              <table:table-cell office:value-type="float" office:value="0.343518518518518">
                <text:p>0.343518518518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9857750526204">
                <text:p>0.179857750526204</text:p>
              </table:table-cell>
              <table:table-cell office:value-type="float" office:value="0.335">
                <text:p>0.335</text:p>
              </table:table-cell>
              <table:table-cell office:value-type="float" office:value="0.129359505287475">
                <text:p>0.129359505287475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128046969065402">
                <text:p>0.128046969065402</text:p>
              </table:table-cell>
              <table:table-cell office:value-type="float" office:value="0.218333333333333">
                <text:p>0.218333333333333</text:p>
              </table:table-cell>
              <table:table-cell office:value-type="float" office:value="0.189355775425063">
                <text:p>0.189355775425063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566984336292">
                <text:p>0.191566984336292</text:p>
              </table:table-cell>
              <table:table-cell office:value-type="float" office:value="0.324242424242424">
                <text:p>0.324242424242424</text:p>
              </table:table-cell>
              <table:table-cell office:value-type="float" office:value="0.136152867618858">
                <text:p>0.136152867618858</text:p>
              </table:table-cell>
              <table:table-cell office:value-type="float" office:value="0.211363636363637">
                <text:p>0.211363636363637</text:p>
              </table:table-cell>
              <table:table-cell office:value-type="float" office:value="0.133993947567064">
                <text:p>0.133993947567064</text:p>
              </table:table-cell>
              <table:table-cell office:value-type="float" office:value="0.209848484848485">
                <text:p>0.209848484848485</text:p>
              </table:table-cell>
              <table:table-cell office:value-type="float" office:value="0.198303538869517">
                <text:p>0.198303538869517</text:p>
              </table:table-cell>
              <table:table-cell office:value-type="float" office:value="0.328030303030303">
                <text:p>0.328030303030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2624532724">
                <text:p>0.2012624532724</text:p>
              </table:table-cell>
              <table:table-cell office:value-type="float" office:value="0.315277777777778">
                <text:p>0.315277777777778</text:p>
              </table:table-cell>
              <table:table-cell office:value-type="float" office:value="0.142740619393458">
                <text:p>0.142740619393458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0.139645621719378">
                <text:p>0.139645621719378</text:p>
              </table:table-cell>
              <table:table-cell office:value-type="float" office:value="0.202083333333333">
                <text:p>0.202083333333333</text:p>
              </table:table-cell>
              <table:table-cell office:value-type="float" office:value="0.204390035325035">
                <text:p>0.204390035325035</text:p>
              </table:table-cell>
              <table:table-cell office:value-type="float" office:value="0.313888888888889">
                <text:p>0.313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9560549410505">
                <text:p>0.209560549410505</text:p>
              </table:table-cell>
              <table:table-cell office:value-type="float" office:value="0.302564102564102">
                <text:p>0.302564102564102</text:p>
              </table:table-cell>
              <table:table-cell office:value-type="float" office:value="0.15131715039318">
                <text:p>0.15131715039318</text:p>
              </table:table-cell>
              <table:table-cell office:value-type="float" office:value="0.200641025641025">
                <text:p>0.200641025641025</text:p>
              </table:table-cell>
              <table:table-cell office:value-type="float" office:value="0.148556173019726">
                <text:p>0.148556173019726</text:p>
              </table:table-cell>
              <table:table-cell office:value-type="float" office:value="0.196794871794871">
                <text:p>0.196794871794871</text:p>
              </table:table-cell>
              <table:table-cell office:value-type="float" office:value="0.211735283399786">
                <text:p>0.211735283399786</text:p>
              </table:table-cell>
              <table:table-cell office:value-type="float" office:value="0.301282051282051">
                <text:p>0.301282051282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5535030156361">
                <text:p>0.215535030156361</text:p>
              </table:table-cell>
              <table:table-cell office:value-type="float" office:value="0.290476190476191">
                <text:p>0.290476190476191</text:p>
              </table:table-cell>
              <table:table-cell office:value-type="float" office:value="0.156843219944269">
                <text:p>0.156843219944269</text:p>
              </table:table-cell>
              <table:table-cell office:value-type="float" office:value="0.193452380952381">
                <text:p>0.193452380952381</text:p>
              </table:table-cell>
              <table:table-cell office:value-type="float" office:value="0.155743573508269">
                <text:p>0.155743573508269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217192159179544">
                <text:p>0.217192159179544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531283655783">
                <text:p>0.221531283655783</text:p>
              </table:table-cell>
              <table:table-cell office:value-type="float" office:value="0.282222222222222">
                <text:p>0.282222222222222</text:p>
              </table:table-cell>
              <table:table-cell office:value-type="float" office:value="0.166418872603291">
                <text:p>0.166418872603291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164117432507615">
                <text:p>0.164117432507615</text:p>
              </table:table-cell>
              <table:table-cell office:value-type="float" office:value="0.19">
                <text:p>0.19</text:p>
              </table:table-cell>
              <table:table-cell office:value-type="float" office:value="0.224487394765858">
                <text:p>0.22448739476585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9898117505299">
                <text:p>0.229898117505299</text:p>
              </table:table-cell>
              <table:table-cell office:value-type="float" office:value="0.276041666666667">
                <text:p>0.276041666666667</text:p>
              </table:table-cell>
              <table:table-cell office:value-type="float" office:value="0.172144198655429">
                <text:p>0.172144198655429</text:p>
              </table:table-cell>
              <table:table-cell office:value-type="float" office:value="0.190104166666667">
                <text:p>0.190104166666667</text:p>
              </table:table-cell>
              <table:table-cell office:value-type="float" office:value="0.166135508632347">
                <text:p>0.166135508632347</text:p>
              </table:table-cell>
              <table:table-cell office:value-type="float" office:value="0.181770833333333">
                <text:p>0.181770833333333</text:p>
              </table:table-cell>
              <table:table-cell office:value-type="float" office:value="0.22970698314093">
                <text:p>0.22970698314093</text:p>
              </table:table-cell>
              <table:table-cell office:value-type="float" office:value="0.269791666666667">
                <text:p>0.26979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585602201137">
                <text:p>0.235585602201137</text:p>
              </table:table-cell>
              <table:table-cell office:value-type="float" office:value="0.269117647058823">
                <text:p>0.269117647058823</text:p>
              </table:table-cell>
              <table:table-cell office:value-type="float" office:value="0.176928484969481">
                <text:p>0.176928484969481</text:p>
              </table:table-cell>
              <table:table-cell office:value-type="float" office:value="0.186274509803921">
                <text:p>0.186274509803921</text:p>
              </table:table-cell>
              <table:table-cell office:value-type="float" office:value="0.174765005658219">
                <text:p>0.174765005658219</text:p>
              </table:table-cell>
              <table:table-cell office:value-type="float" office:value="0.180392156862745">
                <text:p>0.180392156862745</text:p>
              </table:table-cell>
              <table:table-cell office:value-type="float" office:value="0.236310114590611">
                <text:p>0.236310114590611</text:p>
              </table:table-cell>
              <table:table-cell office:value-type="float" office:value="0.263235294117647">
                <text:p>0.263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1649573573189">
                <text:p>0.241649573573189</text:p>
              </table:table-cell>
              <table:table-cell office:value-type="float" office:value="0.261574074074074">
                <text:p>0.261574074074074</text:p>
              </table:table-cell>
              <table:table-cell office:value-type="float" office:value="0.181641833437776">
                <text:p>0.181641833437776</text:p>
              </table:table-cell>
              <table:table-cell office:value-type="float" office:value="0.181481481481481">
                <text:p>0.181481481481481</text:p>
              </table:table-cell>
              <table:table-cell office:value-type="float" office:value="0.178310021516489">
                <text:p>0.178310021516489</text:p>
              </table:table-cell>
              <table:table-cell office:value-type="float" office:value="0.175">
                <text:p>0.175</text:p>
              </table:table-cell>
              <table:table-cell office:value-type="float" office:value="0.241109863263983">
                <text:p>0.241109863263983</text:p>
              </table:table-cell>
              <table:table-cell office:value-type="float" office:value="0.255092592592593">
                <text:p>0.255092592592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8276029633236">
                <text:p>0.248276029633236</text:p>
              </table:table-cell>
              <table:table-cell office:value-type="float" office:value="0.255701754385965">
                <text:p>0.255701754385965</text:p>
              </table:table-cell>
              <table:table-cell office:value-type="float" office:value="0.188932447073815">
                <text:p>0.188932447073815</text:p>
              </table:table-cell>
              <table:table-cell office:value-type="float" office:value="0.178508771929824">
                <text:p>0.178508771929824</text:p>
              </table:table-cell>
              <table:table-cell office:value-type="float" office:value="0.184487049300553">
                <text:p>0.184487049300553</text:p>
              </table:table-cell>
              <table:table-cell office:value-type="float" office:value="0.171929824561403">
                <text:p>0.171929824561403</text:p>
              </table:table-cell>
              <table:table-cell office:value-type="float" office:value="0.246264624875267">
                <text:p>0.246264624875267</text:p>
              </table:table-cell>
              <table:table-cell office:value-type="float" office:value="0.248684210526316">
                <text:p>0.248684210526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578774187516">
                <text:p>0.256578774187516</text:p>
              </table:table-cell>
              <table:table-cell office:value-type="float" office:value="0.2525">
                <text:p>0.2525</text:p>
              </table:table-cell>
              <table:table-cell office:value-type="float" office:value="0.195552541994696">
                <text:p>0.195552541994696</text:p>
              </table:table-cell>
              <table:table-cell office:value-type="float" office:value="0.175416666666667">
                <text:p>0.175416666666667</text:p>
              </table:table-cell>
              <table:table-cell office:value-type="float" office:value="0.193883056899565">
                <text:p>0.193883056899565</text:p>
              </table:table-cell>
              <table:table-cell office:value-type="float" office:value="0.17125">
                <text:p>0.17125</text:p>
              </table:table-cell>
              <table:table-cell office:value-type="float" office:value="0.249495219478872">
                <text:p>0.24949521947887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2606468583749">
                <text:p>0.262606468583749</text:p>
              </table:table-cell>
              <table:table-cell office:value-type="float" office:value="0.247222222222222">
                <text:p>0.247222222222222</text:p>
              </table:table-cell>
              <table:table-cell office:value-type="float" office:value="0.202097496024859">
                <text:p>0.202097496024859</text:p>
              </table:table-cell>
              <table:table-cell office:value-type="float" office:value="0.173015873015873">
                <text:p>0.173015873015873</text:p>
              </table:table-cell>
              <table:table-cell office:value-type="float" office:value="0.200902369866511">
                <text:p>0.200902369866511</text:p>
              </table:table-cell>
              <table:table-cell office:value-type="float" office:value="0.17063492063492">
                <text:p>0.17063492063492</text:p>
              </table:table-cell>
              <table:table-cell office:value-type="float" office:value="0.254946540810641">
                <text:p>0.254946540810641</text:p>
              </table:table-cell>
              <table:table-cell office:value-type="float" office:value="0.234523809523809">
                <text:p>0.23452380952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9158603450024">
                <text:p>0.269158603450024</text:p>
              </table:table-cell>
              <table:table-cell office:value-type="float" office:value="0.242045454545455">
                <text:p>0.242045454545455</text:p>
              </table:table-cell>
              <table:table-cell office:value-type="float" office:value="0.206287940248917">
                <text:p>0.206287940248917</text:p>
              </table:table-cell>
              <table:table-cell office:value-type="float" office:value="0.170454545454546">
                <text:p>0.170454545454546</text:p>
              </table:table-cell>
              <table:table-cell office:value-type="float" office:value="0.206627992913174">
                <text:p>0.206627992913174</text:p>
              </table:table-cell>
              <table:table-cell office:value-type="float" office:value="0.168560606060606">
                <text:p>0.168560606060606</text:p>
              </table:table-cell>
              <table:table-cell office:value-type="float" office:value="0.26000370639618">
                <text:p>0.26000370639618</text:p>
              </table:table-cell>
              <table:table-cell office:value-type="float" office:value="0.228787878787879">
                <text:p>0.228787878787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864679352145">
                <text:p>0.273864679352145</text:p>
              </table:table-cell>
              <table:table-cell office:value-type="float" office:value="0.235869565217391">
                <text:p>0.235869565217391</text:p>
              </table:table-cell>
              <table:table-cell office:value-type="float" office:value="0.213136577698688">
                <text:p>0.213136577698688</text:p>
              </table:table-cell>
              <table:table-cell office:value-type="float" office:value="0.169202898550725">
                <text:p>0.169202898550725</text:p>
              </table:table-cell>
              <table:table-cell office:value-type="float" office:value="0.210770214472899">
                <text:p>0.210770214472899</text:p>
              </table:table-cell>
              <table:table-cell office:value-type="float" office:value="0.164855072463768">
                <text:p>0.164855072463768</text:p>
              </table:table-cell>
              <table:table-cell office:value-type="float" office:value="0.263252435815688">
                <text:p>0.263252435815688</text:p>
              </table:table-cell>
              <table:table-cell office:value-type="float" office:value="0.223188405797101">
                <text:p>0.223188405797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9819720307048">
                <text:p>0.279819720307048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17581346093655">
                <text:p>0.21758134609365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15360402740436">
                <text:p>0.215360402740436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0.267223318371609">
                <text:p>0.267223318371609</text:p>
              </table:table-cell>
              <table:table-cell office:value-type="float" office:value="0.218402777777778">
                <text:p>0.218402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582135504668">
                <text:p>0.282582135504668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222589977281821">
                <text:p>0.222589977281821</text:p>
              </table:table-cell>
              <table:table-cell office:value-type="float" office:value="0.164333333333333">
                <text:p>0.164333333333333</text:p>
              </table:table-cell>
              <table:table-cell office:value-type="float" office:value="0.221256424127014">
                <text:p>0.221256424127014</text:p>
              </table:table-cell>
              <table:table-cell office:value-type="float" office:value="0.162333333333333">
                <text:p>0.162333333333333</text:p>
              </table:table-cell>
              <table:table-cell office:value-type="float" office:value="0.272267764967038">
                <text:p>0.272267764967038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6555842558876">
                <text:p>0.286555842558876</text:p>
              </table:table-cell>
              <table:table-cell office:value-type="float" office:value="0.222115384615385">
                <text:p>0.222115384615385</text:p>
              </table:table-cell>
              <table:table-cell office:value-type="float" office:value="0.227379123325969">
                <text:p>0.227379123325969</text:p>
              </table:table-cell>
              <table:table-cell office:value-type="float" office:value="0.161858974358974">
                <text:p>0.161858974358974</text:p>
              </table:table-cell>
              <table:table-cell office:value-type="float" office:value="0.225208927287369">
                <text:p>0.225208927287369</text:p>
              </table:table-cell>
              <table:table-cell office:value-type="float" office:value="0.16025641025641">
                <text:p>0.16025641025641</text:p>
              </table:table-cell>
              <table:table-cell office:value-type="float" office:value="0.279020560311171">
                <text:p>0.279020560311171</text:p>
              </table:table-cell>
              <table:table-cell office:value-type="float" office:value="0.213141025641026">
                <text:p>0.213141025641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1512742410278">
                <text:p>0.291512742410278</text:p>
              </table:table-cell>
              <table:table-cell office:value-type="float" office:value="0.21820987654321">
                <text:p>0.21820987654321</text:p>
              </table:table-cell>
              <table:table-cell office:value-type="float" office:value="0.229678605882351">
                <text:p>0.229678605882351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28204526142818">
                <text:p>0.228204526142818</text:p>
              </table:table-cell>
              <table:table-cell office:value-type="float" office:value="0.157716049382716">
                <text:p>0.157716049382716</text:p>
              </table:table-cell>
              <table:table-cell office:value-type="float" office:value="0.284227929261899">
                <text:p>0.284227929261899</text:p>
              </table:table-cell>
              <table:table-cell office:value-type="float" office:value="0.210185185185185">
                <text:p>0.210185185185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4579857100111">
                <text:p>0.294579857100111</text:p>
              </table:table-cell>
              <table:table-cell office:value-type="float" office:value="0.2125">
                <text:p>0.2125</text:p>
              </table:table-cell>
              <table:table-cell office:value-type="float" office:value="0.236628574543741">
                <text:p>0.236628574543741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30467767226616">
                <text:p>0.230467767226616</text:p>
              </table:table-cell>
              <table:table-cell office:value-type="float" office:value="0.155059523809524">
                <text:p>0.155059523809524</text:p>
              </table:table-cell>
              <table:table-cell office:value-type="float" office:value="0.288109413887498">
                <text:p>0.288109413887498</text:p>
              </table:table-cell>
              <table:table-cell office:value-type="float" office:value="0.206547619047619">
                <text:p>0.20654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0070684715396">
                <text:p>0.300070684715396</text:p>
              </table:table-cell>
              <table:table-cell office:value-type="float" office:value="0.210344827586207">
                <text:p>0.210344827586207</text:p>
              </table:table-cell>
              <table:table-cell office:value-type="float" office:value="0.24067809341657">
                <text:p>0.24067809341657</text:p>
              </table:table-cell>
              <table:table-cell office:value-type="float" office:value="0.155459770114943">
                <text:p>0.155459770114943</text:p>
              </table:table-cell>
              <table:table-cell office:value-type="float" office:value="0.23360287445301">
                <text:p>0.23360287445301</text:p>
              </table:table-cell>
              <table:table-cell office:value-type="float" office:value="0.152298850574713">
                <text:p>0.152298850574713</text:p>
              </table:table-cell>
              <table:table-cell office:value-type="float" office:value="0.291374574390723">
                <text:p>0.291374574390723</text:p>
              </table:table-cell>
              <table:table-cell office:value-type="float" office:value="0.202298850574713">
                <text:p>0.202298850574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6595769328676">
                <text:p>0.306595769328676</text:p>
              </table:table-cell>
              <table:table-cell office:value-type="float" office:value="0.208055555555556">
                <text:p>0.208055555555556</text:p>
              </table:table-cell>
              <table:table-cell office:value-type="float" office:value="0.243135042105136">
                <text:p>0.243135042105136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236583045132016">
                <text:p>0.236583045132016</text:p>
              </table:table-cell>
              <table:table-cell office:value-type="float" office:value="0.15">
                <text:p>0.15</text:p>
              </table:table-cell>
              <table:table-cell office:value-type="float" office:value="0.296429193199786">
                <text:p>0.296429193199786</text:p>
              </table:table-cell>
              <table:table-cell office:value-type="float" office:value="0.198888888888889">
                <text:p>0.1988888888888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3.C8:Fold3.D37 Fold3.H8:Fold3.H37 Fold3.H40:Fold3.H69 Fold3.D40:Fold3.D69" svg:x="0.319cm" svg:y="0.18cm" svg:width="12.508cm" svg:height="8.646cm">
          <chartooo:coordinate-region svg:x="1.046cm" svg:y="0.38cm" svg:width="11.5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3.D8:Fold3.D37" chart:class="chart:scatter">
            <chart:domain table:cell-range-address="Fold3.C8:Fold3.C37"/>
            <chart:data-point chart:repeated="30"/>
          </chart:series>
          <chart:series chart:style-name="ch7" chart:values-cell-range-address="Fold3.H8:Fold3.H37" chart:class="chart:scatter">
            <chart:domain table:cell-range-address="Fold3.G8:Fold3.G37"/>
            <chart:data-point chart:repeated="30"/>
          </chart:series>
          <chart:series chart:style-name="ch8" chart:values-cell-range-address="Fold3.H40:Fold3.H69" chart:class="chart:scatter">
            <chart:domain table:cell-range-address="Fold3.G40:Fold3.G69"/>
            <chart:data-point chart:repeated="30"/>
          </chart:series>
          <chart:series chart:style-name="ch9" chart:values-cell-range-address="Fold3.D40:Fold3.D69" chart:class="chart:scatter">
            <chart:domain table:cell-range-address="Fold3.C40:Fold3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691335509848">
                <text:p>0.105691335509848</text:p>
                <draw:g>
                  <svg:desc>Fold3.C8:Fold3.C37</svg:desc>
                </draw:g>
              </table:table-cell>
              <table:table-cell office:value-type="float" office:value="0.825">
                <text:p>0.825</text:p>
                <draw:g>
                  <svg:desc>Fold3.D8:Fold3.D37</svg:desc>
                </draw:g>
              </table:table-cell>
              <table:table-cell office:value-type="float" office:value="0.0957313029689513">
                <text:p>0.0957313029689513</text:p>
                <draw:g>
                  <svg:desc>Fold3.G8:Fold3.G37</svg:desc>
                </draw:g>
              </table:table-cell>
              <table:table-cell office:value-type="float" office:value="0.75">
                <text:p>0.75</text:p>
                <draw:g>
                  <svg:desc>Fold3.H8:Fold3.H37</svg:desc>
                </draw:g>
              </table:table-cell>
              <table:table-cell office:value-type="float" office:value="0.0893314242858065">
                <text:p>0.0893314242858065</text:p>
                <draw:g>
                  <svg:desc>Fold3.G40:Fold3.G69</svg:desc>
                </draw:g>
              </table:table-cell>
              <table:table-cell office:value-type="float" office:value="0.716666666666667">
                <text:p>0.716666666666667</text:p>
                <draw:g>
                  <svg:desc>Fold3.H40:Fold3.H69</svg:desc>
                </draw:g>
              </table:table-cell>
              <table:table-cell office:value-type="float" office:value="0.105889748208261">
                <text:p>0.105889748208261</text:p>
                <draw:g>
                  <svg:desc>Fold3.C40:Fold3.C69</svg:desc>
                </draw:g>
              </table:table-cell>
              <table:table-cell office:value-type="float" office:value="0.825">
                <text:p>0.825</text:p>
                <draw:g>
                  <svg:desc>Fold3.D40:Fold3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5887062295987">
                <text:p>0.155887062295987</text:p>
              </table:table-cell>
              <table:table-cell office:value-type="float" office:value="0.625">
                <text:p>0.625</text:p>
              </table:table-cell>
              <table:table-cell office:value-type="float" office:value="0.123698032760226">
                <text:p>0.123698032760226</text:p>
              </table:table-cell>
              <table:table-cell office:value-type="float" office:value="0.5">
                <text:p>0.5</text:p>
              </table:table-cell>
              <table:table-cell office:value-type="float" office:value="0.116698257438082">
                <text:p>0.116698257438082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154603993512918">
                <text:p>0.15460399351291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036007395912">
                <text:p>0.196036007395912</text:p>
              </table:table-cell>
              <table:table-cell office:value-type="float" office:value="0.525">
                <text:p>0.525</text:p>
              </table:table-cell>
              <table:table-cell office:value-type="float" office:value="0.140250497568141">
                <text:p>0.140250497568141</text:p>
              </table:table-cell>
              <table:table-cell office:value-type="float" office:value="0.386111111111112">
                <text:p>0.386111111111112</text:p>
              </table:table-cell>
              <table:table-cell office:value-type="float" office:value="0.146972344814868">
                <text:p>0.146972344814868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190856457631593">
                <text:p>0.19085645763159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808006357587">
                <text:p>0.22680800635758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59327352426246">
                <text:p>0.159327352426246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164420763997356">
                <text:p>0.164420763997356</text:p>
              </table:table-cell>
              <table:table-cell office:value-type="float" office:value="0.3375">
                <text:p>0.3375</text:p>
              </table:table-cell>
              <table:table-cell office:value-type="float" office:value="0.22343793731985">
                <text:p>0.22343793731985</text:p>
              </table:table-cell>
              <table:table-cell office:value-type="float" office:value="0.454166666666667">
                <text:p>0.4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574375499473">
                <text:p>0.253574375499473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176897607938016">
                <text:p>0.176897607938016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183857985523393">
                <text:p>0.183857985523393</text:p>
              </table:table-cell>
              <table:table-cell office:value-type="float" office:value="0.3">
                <text:p>0.3</text:p>
              </table:table-cell>
              <table:table-cell office:value-type="float" office:value="0.245848427105935">
                <text:p>0.245848427105935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19395507016">
                <text:p>0.26719395507016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202428613901007">
                <text:p>0.20242861390100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05700367678276">
                <text:p>0.20570036767827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63730115367364">
                <text:p>0.263730115367364</text:p>
              </table:table-cell>
              <table:table-cell office:value-type="float" office:value="0.373611111111111">
                <text:p>0.3736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274511164324">
                <text:p>0.283274511164324</text:p>
              </table:table-cell>
              <table:table-cell office:value-type="float" office:value="0.354761904761905">
                <text:p>0.354761904761905</text:p>
              </table:table-cell>
              <table:table-cell office:value-type="float" office:value="0.217887352287377">
                <text:p>0.217887352287377</text:p>
              </table:table-cell>
              <table:table-cell office:value-type="float" office:value="0.254761904761904">
                <text:p>0.254761904761904</text:p>
              </table:table-cell>
              <table:table-cell office:value-type="float" office:value="0.228708641994116">
                <text:p>0.228708641994116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76037964734969">
                <text:p>0.276037964734969</text:p>
              </table:table-cell>
              <table:table-cell office:value-type="float" office:value="0.34047619047619">
                <text:p>0.34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4278577107033">
                <text:p>0.304278577107033</text:p>
              </table:table-cell>
              <table:table-cell office:value-type="float" office:value="0.336458333333333">
                <text:p>0.336458333333333</text:p>
              </table:table-cell>
              <table:table-cell office:value-type="float" office:value="0.231066132099831">
                <text:p>0.231066132099831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249395940352983">
                <text:p>0.249395940352983</text:p>
              </table:table-cell>
              <table:table-cell office:value-type="float" office:value="0.251041666666667">
                <text:p>0.251041666666667</text:p>
              </table:table-cell>
              <table:table-cell office:value-type="float" office:value="0.298612380999464">
                <text:p>0.298612380999464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700590104574">
                <text:p>0.314700590104574</text:p>
              </table:table-cell>
              <table:table-cell office:value-type="float" office:value="0.312962962962963">
                <text:p>0.312962962962963</text:p>
              </table:table-cell>
              <table:table-cell office:value-type="float" office:value="0.24947943176313">
                <text:p>0.24947943176313</text:p>
              </table:table-cell>
              <table:table-cell office:value-type="float" office:value="0.227777777777777">
                <text:p>0.227777777777777</text:p>
              </table:table-cell>
              <table:table-cell office:value-type="float" office:value="0.260293009042234">
                <text:p>0.260293009042234</text:p>
              </table:table-cell>
              <table:table-cell office:value-type="float" office:value="0.235185185185185">
                <text:p>0.235185185185185</text:p>
              </table:table-cell>
              <table:table-cell office:value-type="float" office:value="0.315714854990546">
                <text:p>0.315714854990546</text:p>
              </table:table-cell>
              <table:table-cell office:value-type="float" office:value="0.307407407407407">
                <text:p>0.30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687351142128">
                <text:p>0.32687351142128</text:p>
              </table:table-cell>
              <table:table-cell office:value-type="float" office:value="0.294166666666667">
                <text:p>0.294166666666667</text:p>
              </table:table-cell>
              <table:table-cell office:value-type="float" office:value="0.265778712207632">
                <text:p>0.265778712207632</text:p>
              </table:table-cell>
              <table:table-cell office:value-type="float" office:value="0.221666666666667">
                <text:p>0.221666666666667</text:p>
              </table:table-cell>
              <table:table-cell office:value-type="float" office:value="0.269403854104608">
                <text:p>0.269403854104608</text:p>
              </table:table-cell>
              <table:table-cell office:value-type="float" office:value="0.2225">
                <text:p>0.2225</text:p>
              </table:table-cell>
              <table:table-cell office:value-type="float" office:value="0.323387679853432">
                <text:p>0.323387679853432</text:p>
              </table:table-cell>
              <table:table-cell office:value-type="float" office:value="0.289166666666667">
                <text:p>0.289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3962423418422">
                <text:p>0.343962423418422</text:p>
              </table:table-cell>
              <table:table-cell office:value-type="float" office:value="0.284090909090909">
                <text:p>0.284090909090909</text:p>
              </table:table-cell>
              <table:table-cell office:value-type="float" office:value="0.275794922240289">
                <text:p>0.275794922240289</text:p>
              </table:table-cell>
              <table:table-cell office:value-type="float" office:value="0.210606060606061">
                <text:p>0.210606060606061</text:p>
              </table:table-cell>
              <table:table-cell office:value-type="float" office:value="0.279696938433972">
                <text:p>0.279696938433972</text:p>
              </table:table-cell>
              <table:table-cell office:value-type="float" office:value="0.213636363636364">
                <text:p>0.213636363636364</text:p>
              </table:table-cell>
              <table:table-cell office:value-type="float" office:value="0.333781749604682">
                <text:p>0.333781749604682</text:p>
              </table:table-cell>
              <table:table-cell office:value-type="float" office:value="0.276515151515152">
                <text:p>0.276515151515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752618339648">
                <text:p>0.354752618339648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282359009466204">
                <text:p>0.282359009466204</text:p>
              </table:table-cell>
              <table:table-cell office:value-type="float" office:value="0.2">
                <text:p>0.2</text:p>
              </table:table-cell>
              <table:table-cell office:value-type="float" office:value="0.287585522820718">
                <text:p>0.287585522820718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0.342424628262879">
                <text:p>0.342424628262879</text:p>
              </table:table-cell>
              <table:table-cell office:value-type="float" office:value="0.263194444444444">
                <text:p>0.26319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951795693059">
                <text:p>0.360951795693059</text:p>
              </table:table-cell>
              <table:table-cell office:value-type="float" office:value="0.25576923076923">
                <text:p>0.25576923076923</text:p>
              </table:table-cell>
              <table:table-cell office:value-type="float" office:value="0.295144697102752">
                <text:p>0.295144697102752</text:p>
              </table:table-cell>
              <table:table-cell office:value-type="float" office:value="0.19551282051282">
                <text:p>0.19551282051282</text:p>
              </table:table-cell>
              <table:table-cell office:value-type="float" office:value="0.294693928180719">
                <text:p>0.294693928180719</text:p>
              </table:table-cell>
              <table:table-cell office:value-type="float" office:value="0.19551282051282">
                <text:p>0.19551282051282</text:p>
              </table:table-cell>
              <table:table-cell office:value-type="float" office:value="0.352171736783706">
                <text:p>0.352171736783706</text:p>
              </table:table-cell>
              <table:table-cell office:value-type="float" office:value="0.252564102564102">
                <text:p>0.252564102564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7179516496129">
                <text:p>0.367179516496129</text:p>
              </table:table-cell>
              <table:table-cell office:value-type="float" office:value="0.243452380952381">
                <text:p>0.243452380952381</text:p>
              </table:table-cell>
              <table:table-cell office:value-type="float" office:value="0.304954060873513">
                <text:p>0.304954060873513</text:p>
              </table:table-cell>
              <table:table-cell office:value-type="float" office:value="0.188690476190476">
                <text:p>0.188690476190476</text:p>
              </table:table-cell>
              <table:table-cell office:value-type="float" office:value="0.301992360235182">
                <text:p>0.301992360235182</text:p>
              </table:table-cell>
              <table:table-cell office:value-type="float" office:value="0.188095238095238">
                <text:p>0.188095238095238</text:p>
              </table:table-cell>
              <table:table-cell office:value-type="float" office:value="0.361657258488074">
                <text:p>0.361657258488074</text:p>
              </table:table-cell>
              <table:table-cell office:value-type="float" office:value="0.242857142857143">
                <text:p>0.2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0792783562215">
                <text:p>0.370792783562215</text:p>
              </table:table-cell>
              <table:table-cell office:value-type="float" office:value="0.231666666666666">
                <text:p>0.231666666666666</text:p>
              </table:table-cell>
              <table:table-cell office:value-type="float" office:value="0.318511568554004">
                <text:p>0.31851156855400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1207115966431">
                <text:p>0.31207115966431</text:p>
              </table:table-cell>
              <table:table-cell office:value-type="float" office:value="0.182777777777778">
                <text:p>0.182777777777778</text:p>
              </table:table-cell>
              <table:table-cell office:value-type="float" office:value="0.369317158354839">
                <text:p>0.369317158354839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7235769051316">
                <text:p>0.377235769051316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32576817317516">
                <text:p>0.32576817317516</text:p>
              </table:table-cell>
              <table:table-cell office:value-type="float" office:value="0.1765625">
                <text:p>0.1765625</text:p>
              </table:table-cell>
              <table:table-cell office:value-type="float" office:value="0.321045140762385">
                <text:p>0.321045140762385</text:p>
              </table:table-cell>
              <table:table-cell office:value-type="float" office:value="0.178645833333333">
                <text:p>0.178645833333333</text:p>
              </table:table-cell>
              <table:table-cell office:value-type="float" office:value="0.37542608993252">
                <text:p>0.37542608993252</text:p>
              </table:table-cell>
              <table:table-cell office:value-type="float" office:value="0.2234375">
                <text:p>0.22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6368314746362">
                <text:p>0.386368314746362</text:p>
              </table:table-cell>
              <table:table-cell office:value-type="float" office:value="0.215196078431372">
                <text:p>0.215196078431372</text:p>
              </table:table-cell>
              <table:table-cell office:value-type="float" office:value="0.334544845759399">
                <text:p>0.334544845759399</text:p>
              </table:table-cell>
              <table:table-cell office:value-type="float" office:value="0.17156862745098">
                <text:p>0.17156862745098</text:p>
              </table:table-cell>
              <table:table-cell office:value-type="float" office:value="0.326456153733882">
                <text:p>0.326456153733882</text:p>
              </table:table-cell>
              <table:table-cell office:value-type="float" office:value="0.171078431372549">
                <text:p>0.171078431372549</text:p>
              </table:table-cell>
              <table:table-cell office:value-type="float" office:value="0.381140784105095">
                <text:p>0.381140784105095</text:p>
              </table:table-cell>
              <table:table-cell office:value-type="float" office:value="0.214705882352941">
                <text:p>0.214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4111194146213">
                <text:p>0.394111194146213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0.344256746226329">
                <text:p>0.344256746226329</text:p>
              </table:table-cell>
              <table:table-cell office:value-type="float" office:value="0.168055555555555">
                <text:p>0.168055555555555</text:p>
              </table:table-cell>
              <table:table-cell office:value-type="float" office:value="0.329444009146352">
                <text:p>0.329444009146352</text:p>
              </table:table-cell>
              <table:table-cell office:value-type="float" office:value="0.164351851851852">
                <text:p>0.164351851851852</text:p>
              </table:table-cell>
              <table:table-cell office:value-type="float" office:value="0.387840848024425">
                <text:p>0.387840848024425</text:p>
              </table:table-cell>
              <table:table-cell office:value-type="float" office:value="0.20787037037037">
                <text:p>0.20787037037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2412802924698">
                <text:p>0.402412802924698</text:p>
              </table:table-cell>
              <table:table-cell office:value-type="float" office:value="0.205263157894737">
                <text:p>0.205263157894737</text:p>
              </table:table-cell>
              <table:table-cell office:value-type="float" office:value="0.352033104759345">
                <text:p>0.352033104759345</text:p>
              </table:table-cell>
              <table:table-cell office:value-type="float" office:value="0.164035087719298">
                <text:p>0.164035087719298</text:p>
              </table:table-cell>
              <table:table-cell office:value-type="float" office:value="0.34343664644062">
                <text:p>0.34343664644062</text:p>
              </table:table-cell>
              <table:table-cell office:value-type="float" office:value="0.160964912280702">
                <text:p>0.160964912280702</text:p>
              </table:table-cell>
              <table:table-cell office:value-type="float" office:value="0.392417084955876">
                <text:p>0.392417084955876</text:p>
              </table:table-cell>
              <table:table-cell office:value-type="float" office:value="0.200877192982456">
                <text:p>0.200877192982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8573342015787">
                <text:p>0.408573342015787</text:p>
              </table:table-cell>
              <table:table-cell office:value-type="float" office:value="0.199166666666667">
                <text:p>0.199166666666667</text:p>
              </table:table-cell>
              <table:table-cell office:value-type="float" office:value="0.354935668562644">
                <text:p>0.354935668562644</text:p>
              </table:table-cell>
              <table:table-cell office:value-type="float" office:value="0.157916666666667">
                <text:p>0.157916666666667</text:p>
              </table:table-cell>
              <table:table-cell office:value-type="float" office:value="0.35020087485926">
                <text:p>0.35020087485926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397445301254473">
                <text:p>0.397445301254473</text:p>
              </table:table-cell>
              <table:table-cell office:value-type="float" office:value="0.194166666666667">
                <text:p>0.194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2333170066828">
                <text:p>0.412333170066828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360241387065826">
                <text:p>0.360241387065826</text:p>
              </table:table-cell>
              <table:table-cell office:value-type="float" office:value="0.153174603174603">
                <text:p>0.153174603174603</text:p>
              </table:table-cell>
              <table:table-cell office:value-type="float" office:value="0.357904799021518">
                <text:p>0.357904799021518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0.401412018458482">
                <text:p>0.401412018458482</text:p>
              </table:table-cell>
              <table:table-cell office:value-type="float" office:value="0.188095238095238">
                <text:p>0.188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69141467803">
                <text:p>0.4169141467803</text:p>
              </table:table-cell>
              <table:table-cell office:value-type="float" office:value="0.1875">
                <text:p>0.1875</text:p>
              </table:table-cell>
              <table:table-cell office:value-type="float" office:value="0.369818114723871">
                <text:p>0.369818114723871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364344418429887">
                <text:p>0.364344418429887</text:p>
              </table:table-cell>
              <table:table-cell office:value-type="float" office:value="0.148484848484849">
                <text:p>0.148484848484849</text:p>
              </table:table-cell>
              <table:table-cell office:value-type="float" office:value="0.405832037097251">
                <text:p>0.405832037097251</text:p>
              </table:table-cell>
              <table:table-cell office:value-type="float" office:value="0.18219696969697">
                <text:p>0.18219696969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2065821086386">
                <text:p>0.422065821086386</text:p>
              </table:table-cell>
              <table:table-cell office:value-type="float" office:value="0.182971014492754">
                <text:p>0.182971014492754</text:p>
              </table:table-cell>
              <table:table-cell office:value-type="float" office:value="0.374321098407404">
                <text:p>0.374321098407404</text:p>
              </table:table-cell>
              <table:table-cell office:value-type="float" office:value="0.147463768115942">
                <text:p>0.147463768115942</text:p>
              </table:table-cell>
              <table:table-cell office:value-type="float" office:value="0.370091096403811">
                <text:p>0.370091096403811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0.409666077574656">
                <text:p>0.409666077574656</text:p>
              </table:table-cell>
              <table:table-cell office:value-type="float" office:value="0.177536231884058">
                <text:p>0.177536231884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5012357490803">
                <text:p>0.425012357490803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379042604821861">
                <text:p>0.379042604821861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0.373147586511931">
                <text:p>0.373147586511931</text:p>
              </table:table-cell>
              <table:table-cell office:value-type="float" office:value="0.140972222222222">
                <text:p>0.140972222222222</text:p>
              </table:table-cell>
              <table:table-cell office:value-type="float" office:value="0.414506955811916">
                <text:p>0.414506955811916</text:p>
              </table:table-cell>
              <table:table-cell office:value-type="float" office:value="0.172569444444444">
                <text:p>0.172569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1758691505922">
                <text:p>0.431758691505922</text:p>
              </table:table-cell>
              <table:table-cell office:value-type="float" office:value="0.174">
                <text:p>0.174</text:p>
              </table:table-cell>
              <table:table-cell office:value-type="float" office:value="0.382562484996153">
                <text:p>0.382562484996153</text:p>
              </table:table-cell>
              <table:table-cell office:value-type="float" office:value="0.140333333333333">
                <text:p>0.140333333333333</text:p>
              </table:table-cell>
              <table:table-cell office:value-type="float" office:value="0.378212823132895">
                <text:p>0.378212823132895</text:p>
              </table:table-cell>
              <table:table-cell office:value-type="float" office:value="0.137333333333333">
                <text:p>0.137333333333333</text:p>
              </table:table-cell>
              <table:table-cell office:value-type="float" office:value="0.415050369936825">
                <text:p>0.41505036993682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4159251946681">
                <text:p>0.434159251946681</text:p>
              </table:table-cell>
              <table:table-cell office:value-type="float" office:value="0.169551282051282">
                <text:p>0.169551282051282</text:p>
              </table:table-cell>
              <table:table-cell office:value-type="float" office:value="0.388967399526067">
                <text:p>0.388967399526067</text:p>
              </table:table-cell>
              <table:table-cell office:value-type="float" office:value="0.1375">
                <text:p>0.1375</text:p>
              </table:table-cell>
              <table:table-cell office:value-type="float" office:value="0.383692028704013">
                <text:p>0.383692028704013</text:p>
              </table:table-cell>
              <table:table-cell office:value-type="float" office:value="0.134935897435897">
                <text:p>0.134935897435897</text:p>
              </table:table-cell>
              <table:table-cell office:value-type="float" office:value="0.419452892857712">
                <text:p>0.419452892857712</text:p>
              </table:table-cell>
              <table:table-cell office:value-type="float" office:value="0.163461538461538">
                <text:p>0.1634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153221380592">
                <text:p>0.44153221380592</text:p>
              </table:table-cell>
              <table:table-cell office:value-type="float" office:value="0.167283950617284">
                <text:p>0.167283950617284</text:p>
              </table:table-cell>
              <table:table-cell office:value-type="float" office:value="0.39409514830805">
                <text:p>0.39409514830805</text:p>
              </table:table-cell>
              <table:table-cell office:value-type="float" office:value="0.134567901234568">
                <text:p>0.134567901234568</text:p>
              </table:table-cell>
              <table:table-cell office:value-type="float" office:value="0.389215943446677">
                <text:p>0.389215943446677</text:p>
              </table:table-cell>
              <table:table-cell office:value-type="float" office:value="0.132407407407407">
                <text:p>0.132407407407407</text:p>
              </table:table-cell>
              <table:table-cell office:value-type="float" office:value="0.422077451940605">
                <text:p>0.422077451940605</text:p>
              </table:table-cell>
              <table:table-cell office:value-type="float" office:value="0.159259259259259">
                <text:p>0.15925925925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0908341150797">
                <text:p>0.450908341150797</text:p>
              </table:table-cell>
              <table:table-cell office:value-type="float" office:value="0.164880952380952">
                <text:p>0.164880952380952</text:p>
              </table:table-cell>
              <table:table-cell office:value-type="float" office:value="0.396590991131711">
                <text:p>0.396590991131711</text:p>
              </table:table-cell>
              <table:table-cell office:value-type="float" office:value="0.13125">
                <text:p>0.13125</text:p>
              </table:table-cell>
              <table:table-cell office:value-type="float" office:value="0.394656035308338">
                <text:p>0.394656035308338</text:p>
              </table:table-cell>
              <table:table-cell office:value-type="float" office:value="0.130059523809524">
                <text:p>0.130059523809524</text:p>
              </table:table-cell>
              <table:table-cell office:value-type="float" office:value="0.42476150186972">
                <text:p>0.42476150186972</text:p>
              </table:table-cell>
              <table:table-cell office:value-type="float" office:value="0.155059523809524">
                <text:p>0.15505952380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5740173971761">
                <text:p>0.455740173971761</text:p>
              </table:table-cell>
              <table:table-cell office:value-type="float" office:value="0.161494252873563">
                <text:p>0.161494252873563</text:p>
              </table:table-cell>
              <table:table-cell office:value-type="float" office:value="0.399903922702591">
                <text:p>0.399903922702591</text:p>
              </table:table-cell>
              <table:table-cell office:value-type="float" office:value="0.128735632183908">
                <text:p>0.128735632183908</text:p>
              </table:table-cell>
              <table:table-cell office:value-type="float" office:value="0.397138674197227">
                <text:p>0.397138674197227</text:p>
              </table:table-cell>
              <table:table-cell office:value-type="float" office:value="0.126436781609196">
                <text:p>0.126436781609196</text:p>
              </table:table-cell>
              <table:table-cell office:value-type="float" office:value="0.426243810070778">
                <text:p>0.426243810070778</text:p>
              </table:table-cell>
              <table:table-cell office:value-type="float" office:value="0.150862068965517">
                <text:p>0.150862068965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1976553249354">
                <text:p>0.461976553249354</text:p>
              </table:table-cell>
              <table:table-cell office:value-type="float" office:value="0.159166666666667">
                <text:p>0.159166666666667</text:p>
              </table:table-cell>
              <table:table-cell office:value-type="float" office:value="0.403837162665242">
                <text:p>0.403837162665242</text:p>
              </table:table-cell>
              <table:table-cell office:value-type="float" office:value="0.125833333333333">
                <text:p>0.125833333333333</text:p>
              </table:table-cell>
              <table:table-cell office:value-type="float" office:value="0.399382416180552">
                <text:p>0.399382416180552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0.429582638657769">
                <text:p>0.429582638657769</text:p>
              </table:table-cell>
              <table:table-cell office:value-type="float" office:value="0.147222222222222">
                <text:p>0.147222222222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2.C8:Fold2.D37 Fold2.H8:Fold2.H37 Fold2.H40:Fold2.H69 Fold2.D40:Fold2.D69" svg:x="0.319cm" svg:y="0.18cm" svg:width="12.508cm" svg:height="8.646cm">
          <chartooo:coordinate-region svg:x="1.046cm" svg:y="0.38cm" svg:width="11.44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2.D8:Fold2.D37" chart:class="chart:scatter">
            <chart:domain table:cell-range-address="Fold2.C8:Fold2.C37"/>
            <chart:data-point chart:repeated="30"/>
          </chart:series>
          <chart:series chart:style-name="ch7" chart:values-cell-range-address="Fold2.H8:Fold2.H37" chart:class="chart:scatter">
            <chart:domain table:cell-range-address="Fold2.G8:Fold2.G37"/>
            <chart:data-point chart:repeated="30"/>
          </chart:series>
          <chart:series chart:style-name="ch8" chart:values-cell-range-address="Fold2.H40:Fold2.H69" chart:class="chart:scatter">
            <chart:domain table:cell-range-address="Fold2.G40:Fold2.G69"/>
            <chart:data-point chart:repeated="30"/>
          </chart:series>
          <chart:series chart:style-name="ch9" chart:values-cell-range-address="Fold2.D40:Fold2.D69" chart:class="chart:scatter">
            <chart:domain table:cell-range-address="Fold2.C40:Fold2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603937686826">
                <text:p>0.111603937686826</text:p>
                <draw:g>
                  <svg:desc>Fold2.C8:Fold2.C37</svg:desc>
                </draw:g>
              </table:table-cell>
              <table:table-cell office:value-type="float" office:value="0.808333333333333">
                <text:p>0.808333333333333</text:p>
                <draw:g>
                  <svg:desc>Fold2.D8:Fold2.D37</svg:desc>
                </draw:g>
              </table:table-cell>
              <table:table-cell office:value-type="float" office:value="0.108201653696307">
                <text:p>0.108201653696307</text:p>
                <draw:g>
                  <svg:desc>Fold2.G8:Fold2.G37</svg:desc>
                </draw:g>
              </table:table-cell>
              <table:table-cell office:value-type="float" office:value="0.775">
                <text:p>0.775</text:p>
                <draw:g>
                  <svg:desc>Fold2.H8:Fold2.H37</svg:desc>
                </draw:g>
              </table:table-cell>
              <table:table-cell office:value-type="float" office:value="0.0991121717496818">
                <text:p>0.0991121717496818</text:p>
                <draw:g>
                  <svg:desc>Fold2.G40:Fold2.G69</svg:desc>
                </draw:g>
              </table:table-cell>
              <table:table-cell office:value-type="float" office:value="0.725">
                <text:p>0.725</text:p>
                <draw:g>
                  <svg:desc>Fold2.H40:Fold2.H69</svg:desc>
                </draw:g>
              </table:table-cell>
              <table:table-cell office:value-type="float" office:value="0.107818833901722">
                <text:p>0.107818833901722</text:p>
                <draw:g>
                  <svg:desc>Fold2.C40:Fold2.C69</svg:desc>
                </draw:g>
              </table:table-cell>
              <table:table-cell office:value-type="float" office:value="0.775">
                <text:p>0.775</text:p>
                <draw:g>
                  <svg:desc>Fold2.D40:Fold2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2888666516198">
                <text:p>0.172888666516198</text:p>
              </table:table-cell>
              <table:table-cell office:value-type="float" office:value="0.620833333333333">
                <text:p>0.620833333333333</text:p>
              </table:table-cell>
              <table:table-cell office:value-type="float" office:value="0.153967299227819">
                <text:p>0.153967299227819</text:p>
              </table:table-cell>
              <table:table-cell office:value-type="float" office:value="0.55">
                <text:p>0.55</text:p>
              </table:table-cell>
              <table:table-cell office:value-type="float" office:value="0.14983572565822">
                <text:p>0.14983572565822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0.171973350895">
                <text:p>0.17197335089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784941751233">
                <text:p>0.207784941751233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176596255919276">
                <text:p>0.176596255919276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175280292665287">
                <text:p>0.175280292665287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0.205608044574336">
                <text:p>0.205608044574336</text:p>
              </table:table-cell>
              <table:table-cell office:value-type="float" office:value="0.511111111111111">
                <text:p>0.5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8269325967235">
                <text:p>0.238269325967235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201117783547421">
                <text:p>0.201117783547421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98735686477824">
                <text:p>0.198735686477824</text:p>
              </table:table-cell>
              <table:table-cell office:value-type="float" office:value="0.3625">
                <text:p>0.3625</text:p>
              </table:table-cell>
              <table:table-cell office:value-type="float" office:value="0.235397895926687">
                <text:p>0.235397895926687</text:p>
              </table:table-cell>
              <table:table-cell office:value-type="float" office:value="0.44375">
                <text:p>0.4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173535762837">
                <text:p>0.264173535762837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208481001561899">
                <text:p>0.208481001561899</text:p>
              </table:table-cell>
              <table:table-cell office:value-type="float" office:value="0.31">
                <text:p>0.31</text:p>
              </table:table-cell>
              <table:table-cell office:value-type="float" office:value="0.213825361236616">
                <text:p>0.213825361236616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262950347333305">
                <text:p>0.262950347333305</text:p>
              </table:table-cell>
              <table:table-cell office:value-type="float" office:value="0.401666666666667">
                <text:p>0.40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128716598445">
                <text:p>0.286128716598445</text:p>
              </table:table-cell>
              <table:table-cell office:value-type="float" office:value="0.373611111111111">
                <text:p>0.373611111111111</text:p>
              </table:table-cell>
              <table:table-cell office:value-type="float" office:value="0.219486187403395">
                <text:p>0.21948618740339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25917319102384">
                <text:p>0.225917319102384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282134180248756">
                <text:p>0.282134180248756</text:p>
              </table:table-cell>
              <table:table-cell office:value-type="float" office:value="0.363888888888889">
                <text:p>0.363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2181128119249">
                <text:p>0.302181128119249</text:p>
              </table:table-cell>
              <table:table-cell office:value-type="float" office:value="0.344047619047619">
                <text:p>0.344047619047619</text:p>
              </table:table-cell>
              <table:table-cell office:value-type="float" office:value="0.235015588557796">
                <text:p>0.235015588557796</text:p>
              </table:table-cell>
              <table:table-cell office:value-type="float" office:value="0.253571428571428">
                <text:p>0.253571428571428</text:p>
              </table:table-cell>
              <table:table-cell office:value-type="float" office:value="0.235283843781408">
                <text:p>0.235283843781408</text:p>
              </table:table-cell>
              <table:table-cell office:value-type="float" office:value="0.251190476190476">
                <text:p>0.251190476190476</text:p>
              </table:table-cell>
              <table:table-cell office:value-type="float" office:value="0.292934475405669">
                <text:p>0.292934475405669</text:p>
              </table:table-cell>
              <table:table-cell office:value-type="float" office:value="0.327380952380953">
                <text:p>0.327380952380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6996093246714">
                <text:p>0.316996093246714</text:p>
              </table:table-cell>
              <table:table-cell office:value-type="float" office:value="0.315625">
                <text:p>0.315625</text:p>
              </table:table-cell>
              <table:table-cell office:value-type="float" office:value="0.246489018509487">
                <text:p>0.246489018509487</text:p>
              </table:table-cell>
              <table:table-cell office:value-type="float" office:value="0.232291666666667">
                <text:p>0.232291666666667</text:p>
              </table:table-cell>
              <table:table-cell office:value-type="float" office:value="0.252298178652886">
                <text:p>0.252298178652886</text:p>
              </table:table-cell>
              <table:table-cell office:value-type="float" office:value="0.2375">
                <text:p>0.2375</text:p>
              </table:table-cell>
              <table:table-cell office:value-type="float" office:value="0.305724289352281">
                <text:p>0.305724289352281</text:p>
              </table:table-cell>
              <table:table-cell office:value-type="float" office:value="0.304166666666667">
                <text:p>0.304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8657630012418">
                <text:p>0.328657630012418</text:p>
              </table:table-cell>
              <table:table-cell office:value-type="float" office:value="0.291666666666666">
                <text:p>0.291666666666666</text:p>
              </table:table-cell>
              <table:table-cell office:value-type="float" office:value="0.264209376854845">
                <text:p>0.264209376854845</text:p>
              </table:table-cell>
              <table:table-cell office:value-type="float" office:value="0.221296296296296">
                <text:p>0.221296296296296</text:p>
              </table:table-cell>
              <table:table-cell office:value-type="float" office:value="0.267070096549804">
                <text:p>0.267070096549804</text:p>
              </table:table-cell>
              <table:table-cell office:value-type="float" office:value="0.225">
                <text:p>0.225</text:p>
              </table:table-cell>
              <table:table-cell office:value-type="float" office:value="0.318659143849636">
                <text:p>0.318659143849636</text:p>
              </table:table-cell>
              <table:table-cell office:value-type="float" office:value="0.281481481481481">
                <text:p>0.281481481481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048676465964">
                <text:p>0.341048676465964</text:p>
              </table:table-cell>
              <table:table-cell office:value-type="float" office:value="0.2725">
                <text:p>0.2725</text:p>
              </table:table-cell>
              <table:table-cell office:value-type="float" office:value="0.277851817416929">
                <text:p>0.277851817416929</text:p>
              </table:table-cell>
              <table:table-cell office:value-type="float" office:value="0.21">
                <text:p>0.21</text:p>
              </table:table-cell>
              <table:table-cell office:value-type="float" office:value="0.283293074960282">
                <text:p>0.283293074960282</text:p>
              </table:table-cell>
              <table:table-cell office:value-type="float" office:value="0.215833333333333">
                <text:p>0.215833333333333</text:p>
              </table:table-cell>
              <table:table-cell office:value-type="float" office:value="0.328266021857249">
                <text:p>0.328266021857249</text:p>
              </table:table-cell>
              <table:table-cell office:value-type="float" office:value="0.2625">
                <text:p>0.2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96434181913">
                <text:p>0.35296434181913</text:p>
              </table:table-cell>
              <table:table-cell office:value-type="float" office:value="0.256818181818182">
                <text:p>0.256818181818182</text:p>
              </table:table-cell>
              <table:table-cell office:value-type="float" office:value="0.289372657282067">
                <text:p>0.289372657282067</text:p>
              </table:table-cell>
              <table:table-cell office:value-type="float" office:value="0.201515151515152">
                <text:p>0.201515151515152</text:p>
              </table:table-cell>
              <table:table-cell office:value-type="float" office:value="0.295524593036099">
                <text:p>0.295524593036099</text:p>
              </table:table-cell>
              <table:table-cell office:value-type="float" office:value="0.20530303030303">
                <text:p>0.20530303030303</text:p>
              </table:table-cell>
              <table:table-cell office:value-type="float" office:value="0.339689467071455">
                <text:p>0.339689467071455</text:p>
              </table:table-cell>
              <table:table-cell office:value-type="float" office:value="0.249242424242424">
                <text:p>0.249242424242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85167655087">
                <text:p>0.366185167655087</text:p>
              </table:table-cell>
              <table:table-cell office:value-type="float" office:value="0.245138888888889">
                <text:p>0.245138888888889</text:p>
              </table:table-cell>
              <table:table-cell office:value-type="float" office:value="0.298439655099065">
                <text:p>0.298439655099065</text:p>
              </table:table-cell>
              <table:table-cell office:value-type="float" office:value="0.192361111111111">
                <text:p>0.192361111111111</text:p>
              </table:table-cell>
              <table:table-cell office:value-type="float" office:value="0.303943160249309">
                <text:p>0.303943160249309</text:p>
              </table:table-cell>
              <table:table-cell office:value-type="float" office:value="0.195138888888889">
                <text:p>0.195138888888889</text:p>
              </table:table-cell>
              <table:table-cell office:value-type="float" office:value="0.351615261184749">
                <text:p>0.351615261184749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0826941322596">
                <text:p>0.380826941322596</text:p>
              </table:table-cell>
              <table:table-cell office:value-type="float" office:value="0.236538461538461">
                <text:p>0.236538461538461</text:p>
              </table:table-cell>
              <table:table-cell office:value-type="float" office:value="0.31479878962396">
                <text:p>0.31479878962396</text:p>
              </table:table-cell>
              <table:table-cell office:value-type="float" office:value="0.188461538461538">
                <text:p>0.188461538461538</text:p>
              </table:table-cell>
              <table:table-cell office:value-type="float" office:value="0.315573647817296">
                <text:p>0.315573647817296</text:p>
              </table:table-cell>
              <table:table-cell office:value-type="float" office:value="0.188461538461538">
                <text:p>0.188461538461538</text:p>
              </table:table-cell>
              <table:table-cell office:value-type="float" office:value="0.367017347524336">
                <text:p>0.367017347524336</text:p>
              </table:table-cell>
              <table:table-cell office:value-type="float" office:value="0.228205128205128">
                <text:p>0.228205128205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1793740726895">
                <text:p>0.391793740726895</text:p>
              </table:table-cell>
              <table:table-cell office:value-type="float" office:value="0.227380952380952">
                <text:p>0.227380952380952</text:p>
              </table:table-cell>
              <table:table-cell office:value-type="float" office:value="0.327271739954053">
                <text:p>0.327271739954053</text:p>
              </table:table-cell>
              <table:table-cell office:value-type="float" office:value="0.182738095238095">
                <text:p>0.182738095238095</text:p>
              </table:table-cell>
              <table:table-cell office:value-type="float" office:value="0.32534052043743">
                <text:p>0.32534052043743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0.373750548283272">
                <text:p>0.373750548283272</text:p>
              </table:table-cell>
              <table:table-cell office:value-type="float" office:value="0.218452380952381">
                <text:p>0.218452380952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9831805483353">
                <text:p>0.399831805483353</text:p>
              </table:table-cell>
              <table:table-cell office:value-type="float" office:value="0.217777777777778">
                <text:p>0.217777777777778</text:p>
              </table:table-cell>
              <table:table-cell office:value-type="float" office:value="0.33655356497601">
                <text:p>0.33655356497601</text:p>
              </table:table-cell>
              <table:table-cell office:value-type="float" office:value="0.176111111111111">
                <text:p>0.176111111111111</text:p>
              </table:table-cell>
              <table:table-cell office:value-type="float" office:value="0.331669649311202">
                <text:p>0.331669649311202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383160716488083">
                <text:p>0.383160716488083</text:p>
              </table:table-cell>
              <table:table-cell office:value-type="float" office:value="0.209444444444444">
                <text:p>0.209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5918415632463">
                <text:p>0.405918415632463</text:p>
              </table:table-cell>
              <table:table-cell office:value-type="float" office:value="0.2078125">
                <text:p>0.2078125</text:p>
              </table:table-cell>
              <table:table-cell office:value-type="float" office:value="0.347035624252712">
                <text:p>0.347035624252712</text:p>
              </table:table-cell>
              <table:table-cell office:value-type="float" office:value="0.171354166666667">
                <text:p>0.171354166666667</text:p>
              </table:table-cell>
              <table:table-cell office:value-type="float" office:value="0.343118751679422">
                <text:p>0.343118751679422</text:p>
              </table:table-cell>
              <table:table-cell office:value-type="float" office:value="0.168229166666667">
                <text:p>0.168229166666667</text:p>
              </table:table-cell>
              <table:table-cell office:value-type="float" office:value="0.38949746593145">
                <text:p>0.38949746593145</text:p>
              </table:table-cell>
              <table:table-cell office:value-type="float" office:value="0.201041666666667">
                <text:p>0.20104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1591110992658">
                <text:p>0.411591110992658</text:p>
              </table:table-cell>
              <table:table-cell office:value-type="float" office:value="0.2">
                <text:p>0.2</text:p>
              </table:table-cell>
              <table:table-cell office:value-type="float" office:value="0.357914432944021">
                <text:p>0.357914432944021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0.350885197336734">
                <text:p>0.350885197336734</text:p>
              </table:table-cell>
              <table:table-cell office:value-type="float" office:value="0.162745098039215">
                <text:p>0.162745098039215</text:p>
              </table:table-cell>
              <table:table-cell office:value-type="float" office:value="0.390676668673153">
                <text:p>0.390676668673153</text:p>
              </table:table-cell>
              <table:table-cell office:value-type="float" office:value="0.190686274509804">
                <text:p>0.190686274509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6123379319569">
                <text:p>0.416123379319569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365171126867382">
                <text:p>0.365171126867382</text:p>
              </table:table-cell>
              <table:table-cell office:value-type="float" office:value="0.160648148148148">
                <text:p>0.160648148148148</text:p>
              </table:table-cell>
              <table:table-cell office:value-type="float" office:value="0.358121217035989">
                <text:p>0.358121217035989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0.397076892224112">
                <text:p>0.397076892224112</text:p>
              </table:table-cell>
              <table:table-cell office:value-type="float" office:value="0.184722222222222">
                <text:p>0.184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6445291203981">
                <text:p>0.426445291203981</text:p>
              </table:table-cell>
              <table:table-cell office:value-type="float" office:value="0.187280701754386">
                <text:p>0.187280701754386</text:p>
              </table:table-cell>
              <table:table-cell office:value-type="float" office:value="0.376408889649262">
                <text:p>0.376408889649262</text:p>
              </table:table-cell>
              <table:table-cell office:value-type="float" office:value="0.157017543859649">
                <text:p>0.157017543859649</text:p>
              </table:table-cell>
              <table:table-cell office:value-type="float" office:value="0.365017542161481">
                <text:p>0.365017542161481</text:p>
              </table:table-cell>
              <table:table-cell office:value-type="float" office:value="0.153070175438597">
                <text:p>0.153070175438597</text:p>
              </table:table-cell>
              <table:table-cell office:value-type="float" office:value="0.408594482570069">
                <text:p>0.408594482570069</text:p>
              </table:table-cell>
              <table:table-cell office:value-type="float" office:value="0.181140350877193">
                <text:p>0.181140350877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0744915191105">
                <text:p>0.430744915191105</text:p>
              </table:table-cell>
              <table:table-cell office:value-type="float" office:value="0.180416666666667">
                <text:p>0.180416666666667</text:p>
              </table:table-cell>
              <table:table-cell office:value-type="float" office:value="0.391195822988827">
                <text:p>0.39119582298882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371356072290772">
                <text:p>0.371356072290772</text:p>
              </table:table-cell>
              <table:table-cell office:value-type="float" office:value="0.149166666666667">
                <text:p>0.149166666666667</text:p>
              </table:table-cell>
              <table:table-cell office:value-type="float" office:value="0.412207247120334">
                <text:p>0.412207247120334</text:p>
              </table:table-cell>
              <table:table-cell office:value-type="float" office:value="0.174166666666667">
                <text:p>0.174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5530858414548">
                <text:p>0.435530858414548</text:p>
              </table:table-cell>
              <table:table-cell office:value-type="float" office:value="0.174206349206349">
                <text:p>0.174206349206349</text:p>
              </table:table-cell>
              <table:table-cell office:value-type="float" office:value="0.402321815052319">
                <text:p>0.402321815052319</text:p>
              </table:table-cell>
              <table:table-cell office:value-type="float" office:value="0.150396825396825">
                <text:p>0.150396825396825</text:p>
              </table:table-cell>
              <table:table-cell office:value-type="float" office:value="0.382889191948892">
                <text:p>0.382889191948892</text:p>
              </table:table-cell>
              <table:table-cell office:value-type="float" office:value="0.146031746031746">
                <text:p>0.146031746031746</text:p>
              </table:table-cell>
              <table:table-cell office:value-type="float" office:value="0.417432549960768">
                <text:p>0.417432549960768</text:p>
              </table:table-cell>
              <table:table-cell office:value-type="float" office:value="0.169047619047619">
                <text:p>0.16904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1140977462167">
                <text:p>0.441140977462167</text:p>
              </table:table-cell>
              <table:table-cell office:value-type="float" office:value="0.168560606060606">
                <text:p>0.168560606060606</text:p>
              </table:table-cell>
              <table:table-cell office:value-type="float" office:value="0.409234844152848">
                <text:p>0.409234844152848</text:p>
              </table:table-cell>
              <table:table-cell office:value-type="float" office:value="0.146590909090909">
                <text:p>0.146590909090909</text:p>
              </table:table-cell>
              <table:table-cell office:value-type="float" office:value="0.396715565738501">
                <text:p>0.396715565738501</text:p>
              </table:table-cell>
              <table:table-cell office:value-type="float" office:value="0.144318181818182">
                <text:p>0.144318181818182</text:p>
              </table:table-cell>
              <table:table-cell office:value-type="float" office:value="0.419358806574525">
                <text:p>0.419358806574525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985861313317">
                <text:p>0.44985861313317</text:p>
              </table:table-cell>
              <table:table-cell office:value-type="float" office:value="0.164855072463768">
                <text:p>0.164855072463768</text:p>
              </table:table-cell>
              <table:table-cell office:value-type="float" office:value="0.411265752437752">
                <text:p>0.411265752437752</text:p>
              </table:table-cell>
              <table:table-cell office:value-type="float" office:value="0.142028985507246">
                <text:p>0.142028985507246</text:p>
              </table:table-cell>
              <table:table-cell office:value-type="float" office:value="0.39998441494485">
                <text:p>0.39998441494485</text:p>
              </table:table-cell>
              <table:table-cell office:value-type="float" office:value="0.139492753623188">
                <text:p>0.139492753623188</text:p>
              </table:table-cell>
              <table:table-cell office:value-type="float" office:value="0.424915506818725">
                <text:p>0.424915506818725</text:p>
              </table:table-cell>
              <table:table-cell office:value-type="float" office:value="0.157608695652174">
                <text:p>0.157608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4166692716985">
                <text:p>0.454166692716985</text:p>
              </table:table-cell>
              <table:table-cell office:value-type="float" office:value="0.160416666666667">
                <text:p>0.160416666666667</text:p>
              </table:table-cell>
              <table:table-cell office:value-type="float" office:value="0.421259018975136">
                <text:p>0.421259018975136</text:p>
              </table:table-cell>
              <table:table-cell office:value-type="float" office:value="0.139583333333333">
                <text:p>0.139583333333333</text:p>
              </table:table-cell>
              <table:table-cell office:value-type="float" office:value="0.405141209856547">
                <text:p>0.405141209856547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0.42913322197394">
                <text:p>0.42913322197394</text:p>
              </table:table-cell>
              <table:table-cell office:value-type="float" office:value="0.153472222222222">
                <text:p>0.153472222222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0894536632329">
                <text:p>0.460894536632329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426401896930515">
                <text:p>0.426401896930515</text:p>
              </table:table-cell>
              <table:table-cell office:value-type="float" office:value="0.136">
                <text:p>0.136</text:p>
              </table:table-cell>
              <table:table-cell office:value-type="float" office:value="0.405898785614123">
                <text:p>0.405898785614123</text:p>
              </table:table-cell>
              <table:table-cell office:value-type="float" office:value="0.131">
                <text:p>0.131</text:p>
              </table:table-cell>
              <table:table-cell office:value-type="float" office:value="0.432205962822416">
                <text:p>0.432205962822416</text:p>
              </table:table-cell>
              <table:table-cell office:value-type="float" office:value="0.149333333333333">
                <text:p>0.149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7787470087762">
                <text:p>0.467787470087762</text:p>
              </table:table-cell>
              <table:table-cell office:value-type="float" office:value="0.153205128205128">
                <text:p>0.153205128205128</text:p>
              </table:table-cell>
              <table:table-cell office:value-type="float" office:value="0.430952161480779">
                <text:p>0.430952161480779</text:p>
              </table:table-cell>
              <table:table-cell office:value-type="float" office:value="0.132371794871795">
                <text:p>0.132371794871795</text:p>
              </table:table-cell>
              <table:table-cell office:value-type="float" office:value="0.413708833502538">
                <text:p>0.413708833502538</text:p>
              </table:table-cell>
              <table:table-cell office:value-type="float" office:value="0.129487179487179">
                <text:p>0.129487179487179</text:p>
              </table:table-cell>
              <table:table-cell office:value-type="float" office:value="0.434900193292382">
                <text:p>0.434900193292382</text:p>
              </table:table-cell>
              <table:table-cell office:value-type="float" office:value="0.144871794871795">
                <text:p>0.144871794871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4010440336468">
                <text:p>0.474010440336468</text:p>
              </table:table-cell>
              <table:table-cell office:value-type="float" office:value="0.15">
                <text:p>0.15</text:p>
              </table:table-cell>
              <table:table-cell office:value-type="float" office:value="0.432561346821582">
                <text:p>0.432561346821582</text:p>
              </table:table-cell>
              <table:table-cell office:value-type="float" office:value="0.128703703703704">
                <text:p>0.128703703703704</text:p>
              </table:table-cell>
              <table:table-cell office:value-type="float" office:value="0.415664343270547">
                <text:p>0.415664343270547</text:p>
              </table:table-cell>
              <table:table-cell office:value-type="float" office:value="0.125925925925926">
                <text:p>0.125925925925926</text:p>
              </table:table-cell>
              <table:table-cell office:value-type="float" office:value="0.43830793138762">
                <text:p>0.43830793138762</text:p>
              </table:table-cell>
              <table:table-cell office:value-type="float" office:value="0.140432098765432">
                <text:p>0.140432098765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765737596257">
                <text:p>0.47765737596257</text:p>
              </table:table-cell>
              <table:table-cell office:value-type="float" office:value="0.146130952380952">
                <text:p>0.146130952380952</text:p>
              </table:table-cell>
              <table:table-cell office:value-type="float" office:value="0.438257170605641">
                <text:p>0.438257170605641</text:p>
              </table:table-cell>
              <table:table-cell office:value-type="float" office:value="0.125892857142857">
                <text:p>0.125892857142857</text:p>
              </table:table-cell>
              <table:table-cell office:value-type="float" office:value="0.420105862399566">
                <text:p>0.420105862399566</text:p>
              </table:table-cell>
              <table:table-cell office:value-type="float" office:value="0.123214285714286">
                <text:p>0.123214285714286</text:p>
              </table:table-cell>
              <table:table-cell office:value-type="float" office:value="0.441090669482858">
                <text:p>0.441090669482858</text:p>
              </table:table-cell>
              <table:table-cell office:value-type="float" office:value="0.136309523809524">
                <text:p>0.13630952380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1015302757997">
                <text:p>0.481015302757997</text:p>
              </table:table-cell>
              <table:table-cell office:value-type="float" office:value="0.142528735632184">
                <text:p>0.142528735632184</text:p>
              </table:table-cell>
              <table:table-cell office:value-type="float" office:value="0.446072140723243">
                <text:p>0.446072140723243</text:p>
              </table:table-cell>
              <table:table-cell office:value-type="float" office:value="0.123850574712644">
                <text:p>0.123850574712644</text:p>
              </table:table-cell>
              <table:table-cell office:value-type="float" office:value="0.425693649977486">
                <text:p>0.425693649977486</text:p>
              </table:table-cell>
              <table:table-cell office:value-type="float" office:value="0.120977011494253">
                <text:p>0.120977011494253</text:p>
              </table:table-cell>
              <table:table-cell office:value-type="float" office:value="0.441165074244763">
                <text:p>0.441165074244763</text:p>
              </table:table-cell>
              <table:table-cell office:value-type="float" office:value="0.131896551724138">
                <text:p>0.13189655172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089707519902">
                <text:p>0.481089707519902</text:p>
              </table:table-cell>
              <table:table-cell office:value-type="float" office:value="0.138055555555555">
                <text:p>0.138055555555555</text:p>
              </table:table-cell>
              <table:table-cell office:value-type="float" office:value="0.447284261935364">
                <text:p>0.447284261935364</text:p>
              </table:table-cell>
              <table:table-cell office:value-type="float" office:value="0.120277777777778">
                <text:p>0.120277777777778</text:p>
              </table:table-cell>
              <table:table-cell office:value-type="float" office:value="0.427901164685">
                <text:p>0.427901164685</text:p>
              </table:table-cell>
              <table:table-cell office:value-type="float" office:value="0.118055555555555">
                <text:p>0.118055555555555</text:p>
              </table:table-cell>
              <table:table-cell office:value-type="float" office:value="0.441998588318408">
                <text:p>0.441998588318408</text:p>
              </table:table-cell>
              <table:table-cell office:value-type="float" office:value="0.128333333333333">
                <text:p>0.128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